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46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9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office:automatic-styles>
  <office:body>
    <office:spreadsheet>
      <table:table table:name="Sheet1" table:style-name="ta1">
        <table:table-column table:style-name="co1" table:number-columns-repeated="2" table:default-cell-style-name="Default"/>
        <table:table-row table:style-name="ro1">
          <table:table-cell office:value-type="string" calcext:value-type="string">
            <text:p>三</text:p>
          </table:table-cell>
          <table:table-cell office:value-type="string" calcext:value-type="string">
            <text:p>&lt;b&gt;San&lt;/b&gt; (see &lt;a href="https://en.wikisource.org/wiki/San_Tzu_Ching/San_Tzu_Ching#line49" title="San Tzu Ching/San Tzu Ching"&gt;line 49&lt;/a&gt;) is an ideogram, as also are 一 &lt;i&gt;i&lt;/i&gt; one (&lt;a href="https://en.wikisource.org/wiki/San_Tzu_Ching/San_Tzu_Ching#line45" title="San Tzu Ching/San Tzu Ching"&gt;line 45&lt;/a&gt;), 二 &lt;i&gt;êrh&lt;/i&gt; two (&lt;a href="https://en.wikisource.org/wiki/San_Tzu_Ching/San_Tzu_Ching#line116" title="San Tzu Ching/San Tzu Ching"&gt;line 116&lt;/a&gt;), and the archaic 亖 &lt;i&gt;ssŭ&lt;/i&gt; four, for which 四 (&lt;a href="https://en.wikisource.org/wiki/San_Tzu_Ching/San_Tzu_Ching#line114" title="San Tzu Ching/San Tzu Ching"&gt;line 114&lt;/a&gt;) was substituted at an early date. Odd numbers are regarded as male, even numbers as female.&lt;/p&gt;</text:p>
          </table:table-cell>
        </table:table-row>
        <table:table-row table:style-name="ro1">
          <table:table-cell office:value-type="string" calcext:value-type="string">
            <text:p>字</text:p>
          </table:table-cell>
          <table:table-cell office:value-type="string" calcext:value-type="string">
            <text:p>&lt;b&gt;Tzŭ&lt;/b&gt; is composed of 子 &lt;i&gt;tzŭ&lt;/i&gt; child and 宀 &lt;i&gt;mien&lt;/i&gt; an obsolete character meaning shelter, the former having here the double function of radical or indicator of sense, and of phonetic or indicator of sound. The word originally meant to suckle,—a child beneath a roof; later on, to betroth a girl. It came to be used in the sense of written character under the &lt;a href="https://en.wikipedia.org/wiki/Qin_Shi_Huang" class="extiw" title="w:Qin Shi Huang"&gt;First Emperor&lt;/a&gt; (lines &lt;a href="https://en.wikisource.org/wiki/San_Tzu_Ching/San_Tzu_Ching#line211" title="San Tzu Ching/San Tzu Ching"&gt;211&lt;/a&gt;, &lt;a href="https://en.wikisource.org/wiki/San_Tzu_Ching/San_Tzu_Ching#line212" title="San Tzu Ching/San Tzu Ching"&gt;212&lt;/a&gt;) according to some, and according to others about a century later in the famous history by 司馬遷 &lt;i&gt;&lt;a href="https://en.wikisource.org/w/index.php?title=Author:Sima_Qian&amp;amp;action=edit&amp;amp;redlink=1" class="new" title="Author:Sima Qian (page does not exist)"&gt;Ssŭ-ma Chi'en&lt;/a&gt;&lt;/i&gt;. Previous to that date the characters 名 &lt;i&gt;ming&lt;/i&gt; (&lt;a href="https://en.wikisource.org/wiki/San_Tzu_Ching/San_Tzu_Ching#line16" title="San Tzu Ching/San Tzu Ching"&gt;line 16&lt;/a&gt;) and 文 &lt;i&gt;wên&lt;/i&gt; (&lt;a href="https://en.wikisource.org/wiki/San_Tzu_Ching/San_Tzu_Ching#line44" title="San Tzu Ching/San Tzu Ching"&gt;line 44&lt;/a&gt;) had been used.&lt;/p&gt;</text:p>
          </table:table-cell>
        </table:table-row>
        <table:table-row table:style-name="ro1">
          <table:table-cell office:value-type="string" calcext:value-type="string">
            <text:p>经</text:p>
          </table:table-cell>
          <table:table-cell office:value-type="string" calcext:value-type="string">
            <text:p>&lt;b&gt;Ching&lt;/b&gt; is composed of radical 糸 &lt;i&gt;mi&lt;/i&gt; five strands of silk as spun by the silkworm, now generally read &lt;i&gt;ssŭ&lt;/i&gt; like the duplicated form in &lt;a href="https://en.wikisource.org/wiki/San_Tzu_Ching/San_Tzu_Ching#line87" title="San Tzu Ching/San Tzu Ching"&gt;line 87&lt;/a&gt;, and an obsolete phonetic. It originally meant to weave, the warp of a web, and came to be applied to canonical works or classics, thus offering a curious analogy with our own word &lt;i&gt;text&lt;/i&gt;. Strictly speaking the property of the Confucianists, it was borrowed by the Buddhists as a suitable equivalent for &lt;i&gt;sûtra&lt;/i&gt; (= threads) or that portion of the Canon which contains the actual utterances of Shâkyamuni Buddha. It was subsequently adopted by the Taoists (&lt;a href="https://en.wikisource.org/wiki/San_Tzu_Ching/San_Tzu_Ching#line7" title="San Tzu Ching/San Tzu Ching"&gt;line 7&lt;/a&gt;), and has also been employed by Roman Catholic missionaries in their dignified rendering of Bible.&lt;/p&gt;&lt;hr style="background-color: #000; color: #000; width: 10em; margin: 2px auto 2px auto;"&gt;</text:p>
          </table:table-cell>
        </table:table-row>
        <table:table-row table:style-name="ro2">
          <table:table-cell office:value-type="string" calcext:value-type="string">
            <text:p>人</text:p>
          </table:table-cell>
          <table:table-cell office:value-type="string" calcext:value-type="string">
            <text:p>&lt;b&gt;Jen&lt;/b&gt; is a picture of the object,—Shakespeare's forked radish. Like all Chinese characters, it is the expression of a root idea, humanity, collectively and individually; and its grammatical functions vary in accordance with its position in a sentence and the exigencies of logic. The context, lines &lt;a href="https://en.wikisource.org/wiki/San_Tzu_Ching/San_Tzu_Ching#line3" title="San Tzu Ching/San Tzu Ching"&gt;3&lt;/a&gt; and &lt;a href="https://en.wikisource.org/wiki/San_Tzu_Ching/San_Tzu_Ching#line4" title="San Tzu Ching/San Tzu Ching"&gt;4&lt;/a&gt;, here calls for a plural.&lt;/p&gt;</text:p>
          </table:table-cell>
        </table:table-row>
        <table:table-row table:style-name="ro2">
          <table:table-cell office:value-type="string" calcext:value-type="string">
            <text:p>之</text:p>
          </table:table-cell>
          <table:table-cell office:value-type="string" calcext:value-type="string">
            <text:p>&lt;b&gt;Chih&lt;/b&gt; originally meant to issue forth as grass from the ground; and by extension, to meet, to arrive at. It has come to be used conventionally as a sign of the possessive case, a particle of subtle influence, and a demonstrative pronoun; also, from its shape, = zigzag.&lt;/p&gt;</text:p>
          </table:table-cell>
        </table:table-row>
        <table:table-row table:style-name="ro1">
          <table:table-cell office:value-type="string" calcext:value-type="string">
            <text:p>初</text:p>
          </table:table-cell>
          <table:table-cell office:value-type="string" calcext:value-type="string">
            <text:p>&lt;b&gt;Ch'u&lt;/b&gt; is composed of 刀 &lt;i&gt;tao&lt;/i&gt; knife as radical, and 衣 &lt;i&gt;i&lt;/i&gt; clothes (衤 in combination), and is said to derive its meaning from the application of a knife or scissors to a piece of new cloth.&lt;/p&gt;</text:p>
          </table:table-cell>
        </table:table-row>
        <table:table-row table:style-name="ro1">
          <table:table-cell office:value-type="string" calcext:value-type="string">
            <text:p>性</text:p>
          </table:table-cell>
          <table:table-cell office:value-type="string" calcext:value-type="string">
            <text:p>&lt;b&gt;Hsing&lt;/b&gt; is composed of 心 &lt;i&gt;hsin&lt;/i&gt; heart as radical (忄 in combination) and 生 &lt;i&gt;shêng&lt;/i&gt; (&lt;a href="https://en.wikisource.org/wiki/San_Tzu_Ching/San_Tzu_Ching#line297" title="San Tzu Ching/San Tzu Ching"&gt;line 297&lt;/a&gt;) as phonetic. It means the moral nature, disposition, temperament, with which man is endowed at birth. Heart is used as being the seat of the moral and intellectual faculties.&lt;/p&gt;</text:p>
          </table:table-cell>
        </table:table-row>
        <table:table-row table:style-name="ro1">
          <table:table-cell office:value-type="string" calcext:value-type="string">
            <text:p>本</text:p>
          </table:table-cell>
          <table:table-cell office:value-type="string" calcext:value-type="string">
            <text:p>&lt;b&gt;Pên&lt;/b&gt; is composed of 木 &lt;i&gt;mu&lt;/i&gt; a tree (&lt;a href="https://en.wikisource.org/wiki/San_Tzu_Ching/San_Tzu_Ching#line66" title="San Tzu Ching/San Tzu Ching"&gt;line 66&lt;/a&gt;) as radical, and a horizontal line to indicate locality. It is much used in the sense of fundamental, original, native, etc. See &lt;a href="https://en.wikisource.org/wiki/San_Tzu_Ching/San_Tzu_Ching#line68" title="San Tzu Ching/San Tzu Ching"&gt;line 68&lt;/a&gt;.</text:p>
          </table:table-cell>
        </table:table-row>
        <table:table-row table:style-name="ro1">
          <table:table-cell office:value-type="string" calcext:value-type="string">
            <text:p>善</text:p>
          </table:table-cell>
          <table:table-cell office:value-type="string" calcext:value-type="string">
            <text:p>&lt;p&gt;&lt;br&gt;&lt;b&gt;Shan&lt;/b&gt; was originally composed of 羊 &lt;i&gt;yang&lt;/i&gt; sheep (&lt;a href="https://en.wikisource.org/wiki/San_Tzu_Ching/San_Tzu_Ching#line77" title="San Tzu Ching/San Tzu Ching"&gt;line 77&lt;/a&gt;) and 言 &lt;i&gt;yen&lt;/i&gt; words (&lt;a href="https://en.wikisource.org/wiki/San_Tzu_Ching/San_Tzu_Ching#line118" title="San Tzu Ching/San Tzu Ching"&gt;line 118&lt;/a&gt;) doubled. The latter portion has been corrupted, and the character is now classed under radical 口 &lt;i&gt;k'ou&lt;/i&gt; mouth (&lt;a href="https://en.wikisource.org/wiki/San_Tzu_Ching/San_Tzu_Ching#line263" title="San Tzu Ching/San Tzu Ching"&gt;line 263&lt;/a&gt;). It is noteworthy that sheep enters into several characters referring to excellence, duty, property, etc. See &lt;a href="https://en.wikisource.org/wiki/San_Tzu_Ching/San_Tzu_Ching#line14" title="San Tzu Ching/San Tzu Ching"&gt;line 14&lt;/a&gt;.&lt;/p&gt;</text:p>
          </table:table-cell>
        </table:table-row>
        <table:table-row table:style-name="ro2">
          <table:table-cell office:value-type="string" calcext:value-type="string">
            <text:p>性</text:p>
          </table:table-cell>
          <table:table-cell office:value-type="string" calcext:value-type="string">
            <text:p>&lt;b&gt;Hsing&lt;/b&gt; see &lt;a href="https://en.wikisource.org/wiki/San_Tzu_Ching/San_Tzu_Ching#line2" title="San Tzu Ching/San Tzu Ching"&gt;line 2&lt;/a&gt;.&lt;/p&gt;</text:p>
          </table:table-cell>
        </table:table-row>
        <table:table-row table:style-name="ro1">
          <table:table-cell office:value-type="string" calcext:value-type="string">
            <text:p>相</text:p>
          </table:table-cell>
          <table:table-cell office:value-type="string" calcext:value-type="string">
            <text:p>&lt;b&gt;Hsiang&lt;/b&gt; is composed of 目 &lt;i&gt;mu&lt;/i&gt; eye (&lt;a href="https://en.wikisource.org/wiki/San_Tzu_Ching/San_Tzu_Ching#line262" title="San Tzu Ching/San Tzu Ching"&gt;line 262&lt;/a&gt;) as radical and 木 &lt;i&gt;mu&lt;/i&gt; tree (&lt;a href="https://en.wikisource.org/wiki/San_Tzu_Ching/San_Tzu_Ching#line66" title="San Tzu Ching/San Tzu Ching"&gt;line 66&lt;/a&gt;), and originally meant to peer, to scrutinise. It is explained in the Canon of Changes (&lt;a href="https://en.wikisource.org/wiki/San_Tzu_Ching/San_Tzu_Ching#line135" title="San Tzu Ching/San Tzu Ching"&gt;line 135&lt;/a&gt;) as inability to see through trees, hence to look at; which may be compared with the derivation of &lt;i&gt;lucus a non lucendo&lt;/i&gt;. In this sense it is now read &lt;i&gt;hsiang&lt;/i&gt;&lt;sup&gt;&lt;small&gt;4&lt;/small&gt;&lt;/sup&gt;. Read &lt;i&gt;hsiang&lt;/i&gt;&lt;sup&gt;&lt;small&gt;1&lt;/small&gt;&lt;/sup&gt;, it means mutual, reciprocal; but it is often a complementary particle of very elusive value, signifying direction towards anybody or anything.&lt;/p&gt;</text:p>
          </table:table-cell>
        </table:table-row>
        <table:table-row table:style-name="ro1">
          <table:table-cell office:value-type="string" calcext:value-type="string">
            <text:p>近</text:p>
          </table:table-cell>
          <table:table-cell office:value-type="string" calcext:value-type="string">
            <text:p>&lt;b&gt;Chin&lt;/b&gt; is composed of 斤 &lt;i&gt;chin&lt;/i&gt; an axe-head, a Chinese pound weight (= 1⅓ &lt;i&gt;lb. av.&lt;/i&gt;, probably adopted from the weight of the axe-head) as phonetic, and the contraction of an obsolete word 辵 &lt;i&gt;cho&lt;/i&gt; (辶 in composition) meaning to go on and stop as radical. The latter is commonly seen in characters dealing with movement, and is popularly known as the walking radical.&lt;/p&gt;</text:p>
          </table:table-cell>
        </table:table-row>
        <table:table-row table:style-name="ro1">
          <table:table-cell office:value-type="string" calcext:value-type="string">
            <text:p>习</text:p>
          </table:table-cell>
          <table:table-cell office:value-type="string" calcext:value-type="string">
            <text:p>&lt;b&gt;Hsi&lt;/b&gt; is composed of 羽 &lt;i&gt;yü&lt;/i&gt; feathers as radical and 白 &lt;i&gt;pai&lt;/i&gt; white, and seems to have been associated with young birds practising flight.&lt;/p&gt;</text:p>
          </table:table-cell>
        </table:table-row>
        <table:table-row table:style-name="ro2">
          <table:table-cell office:value-type="string" calcext:value-type="string">
            <text:p>相</text:p>
          </table:table-cell>
          <table:table-cell office:value-type="string" calcext:value-type="string">
            <text:p>&lt;b&gt;Hsiang&lt;/b&gt; see &lt;a href="https://en.wikisource.org/wiki/San_Tzu_Ching/San_Tzu_Ching#line3" title="San Tzu Ching/San Tzu Ching"&gt;line 3&lt;/a&gt;.&lt;/p&gt;</text:p>
          </table:table-cell>
        </table:table-row>
        <table:table-row table:style-name="ro2">
          <table:table-cell office:value-type="string" calcext:value-type="string">
            <text:p>远</text:p>
          </table:table-cell>
          <table:table-cell office:value-type="string" calcext:value-type="string">
            <text:p>&lt;b&gt;Yüan&lt;/b&gt; is composed of the walking radical and a common phonetic. It is not an authorised rhyme to &lt;i&gt;shan&lt;/i&gt; in &lt;a href="https://en.wikisource.org/wiki/San_Tzu_Ching/San_Tzu_Ching#line2" title="San Tzu Ching/San Tzu Ching"&gt;line 2&lt;/a&gt;, but is sufficient to produce the jingle which is such an important aid to memory. [Lines &lt;a href="https://en.wikisource.org/wiki/San_Tzu_Ching/San_Tzu_Ching#line3" title="San Tzu Ching/San Tzu Ching"&gt;3&lt;/a&gt; and &lt;a href="https://en.wikisource.org/wiki/San_Tzu_Ching/San_Tzu_Ching#line4" title="San Tzu Ching/San Tzu Ching"&gt;4&lt;/a&gt; are the &lt;i&gt;ipsissima verba&lt;/i&gt; of Confucius, and form the chief dogma in Confucian ethics. It was vigorously upheld by &lt;a href="https://en.wikipedia.org/wiki/Mencius" class="extiw" title="w:Mencius"&gt;Mencius&lt;/a&gt; (&lt;a href="https://en.wikisource.org/wiki/San_Tzu_Ching/San_Tzu_Ching#line9" title="San Tzu Ching/San Tzu Ching"&gt;line 9&lt;/a&gt;), and opposed by &lt;a href="https://en.wikipedia.org/wiki/Xunzi" class="extiw" title="w:Xunzi"&gt;Hsün K'uang&lt;/a&gt; (&lt;a href="https://en.wikisource.org/wiki/San_Tzu_Ching/San_Tzu_Ching#line172" title="San Tzu Ching/San Tzu Ching"&gt;line 172&lt;/a&gt;) of the 3rd cent. B.C. who held that the nature of man is radically evil, and also by &lt;a href="https://en.wikipedia.org/wiki/Yang_Xiong_%28author%29" class="extiw" title="w:Yang Xiong (author)"&gt;Yang Hsiung&lt;/a&gt; (&lt;a href="https://en.wikisource.org/wiki/San_Tzu_Ching/San_Tzu_Ching#line172" title="San Tzu Ching/San Tzu Ching"&gt;line 172&lt;/a&gt;) who taught that it is neither one nor the other but a mixture of the two.]&lt;/p&gt;</text:p>
          </table:table-cell>
        </table:table-row>
        <table:table-row table:style-name="ro1">
          <table:table-cell office:value-type="string" calcext:value-type="string">
            <text:p>苟</text:p>
          </table:table-cell>
          <table:table-cell office:value-type="string" calcext:value-type="string">
            <text:p>&lt;b&gt;Kou&lt;/b&gt; is composed, under its modern form, of 艸 &lt;i&gt;ts'ao&lt;/i&gt; vegetation (艹 in composition) as radical, and 句 &lt;i&gt;chü&lt;/i&gt; crooked (&lt;a href="https://en.wikisource.org/wiki/San_Tzu_Ching/San_Tzu_Ching#line110" title="San Tzu Ching/San Tzu Ching"&gt;line 110&lt;/a&gt;) as phonetic. It commonly means if, if only, etc.&lt;/p&gt;</text:p>
          </table:table-cell>
        </table:table-row>
        <table:table-row table:style-name="ro2">
          <table:table-cell office:value-type="string" calcext:value-type="string">
            <text:p>不</text:p>
          </table:table-cell>
          <table:table-cell office:value-type="string" calcext:value-type="string">
            <text:p>&lt;b&gt;Pu&lt;/b&gt; is supposed to be a picture of a bird which is circling in the air and will &lt;i&gt;not&lt;/i&gt; come down, the upper line representing the sky.&lt;/p&gt;</text:p>
          </table:table-cell>
        </table:table-row>
        <table:table-row table:style-name="ro1">
          <table:table-cell office:value-type="string" calcext:value-type="string">
            <text:p>教</text:p>
          </table:table-cell>
          <table:table-cell office:value-type="string" calcext:value-type="string">
            <text:p>&lt;b&gt;Chiao&lt;/b&gt; is composed of 孝 &lt;i&gt;hsiao&lt;/i&gt; filial piety (&lt;a href="https://en.wikisource.org/wiki/San_Tzu_Ching/San_Tzu_Ching#line41" title="San Tzu Ching/San Tzu Ching"&gt;line 41&lt;/a&gt;) as phonetic and an obsolete radical meaning to tap (&lt;a href="https://en.wikisource.org/wiki/San_Tzu_Ching/San_Tzu_Ching#line43" title="San Tzu Ching/San Tzu Ching"&gt;line 43&lt;/a&gt;).&lt;/p&gt;</text:p>
          </table:table-cell>
        </table:table-row>
        <table:table-row table:style-name="ro2">
          <table:table-cell office:value-type="string" calcext:value-type="string">
            <text:p>性</text:p>
          </table:table-cell>
          <table:table-cell office:value-type="string" calcext:value-type="string">
            <text:p>&lt;b&gt;Hsing&lt;/b&gt; see &lt;a href="https://en.wikisource.org/wiki/San_Tzu_Ching/San_Tzu_Ching#line2" title="San Tzu Ching/San Tzu Ching"&gt;line 2&lt;/a&gt;.&lt;/p&gt;</text:p>
          </table:table-cell>
        </table:table-row>
        <table:table-row table:style-name="ro2">
          <table:table-cell office:value-type="string" calcext:value-type="string">
            <text:p>乃</text:p>
          </table:table-cell>
          <table:table-cell office:value-type="string" calcext:value-type="string">
            <text:p>&lt;b&gt;Nai&lt;/b&gt; was originally a picture of vapour struggling forth. It is now a conjunctive and disjunctive particle, with other and more unusual values, demonstrative (&lt;a href="https://en.wikisource.org/wiki/San_Tzu_Ching/San_Tzu_Ching#line95" title="San Tzu Ching/San Tzu Ching"&gt;line 95&lt;/a&gt;) and possessive.&lt;/p&gt;</text:p>
          </table:table-cell>
        </table:table-row>
        <table:table-row table:style-name="ro2">
          <table:table-cell office:value-type="string" calcext:value-type="string">
            <text:p>迁</text:p>
          </table:table-cell>
          <table:table-cell office:value-type="string" calcext:value-type="string">
            <text:p>&lt;b&gt;Ch'ien&lt;/b&gt; is composed of the walking radical (&lt;a href="https://en.wikisource.org/wiki/San_Tzu_Ching/San_Tzu_Ching#line3" title="San Tzu Ching/San Tzu Ching"&gt;line 3&lt;/a&gt;) and a phonetic which <text:s/>means to ascend. The whole character originally meant to ascend, then to move from a given position, a departure from the norm, etc.&lt;/p&gt;</text:p>
          </table:table-cell>
        </table:table-row>
        <table:table-row table:style-name="ro2">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 [It is unnecessary here to regard &lt;i&gt;chih&lt;/i&gt; as a sign of the possessive. The root idea may be developed as follows:—"In the matter of teaching, we reach the right method by, etc."]&lt;/p&gt;</text:p>
          </table:table-cell>
        </table:table-row>
        <table:table-row table:style-name="ro1">
          <table:table-cell office:value-type="string" calcext:value-type="string">
            <text:p>道</text:p>
          </table:table-cell>
          <table:table-cell office:value-type="string" calcext:value-type="string">
            <text:p>&lt;b&gt;Tao&lt;/b&gt; is composed of the walking radical and 首 &lt;i&gt;shou&lt;/i&gt; head (&lt;a href="https://en.wikisource.org/wiki/San_Tzu_Ching/San_Tzu_Ching#line41" title="San Tzu Ching/San Tzu Ching"&gt;line 41&lt;/a&gt;). It originally meant that which passes through, a road to be walked upon, and then by extension a road or method to be followed, as in philosophy, and even in stealing. Hence Taoism, the Doctrine of the Way, as taught by Lao Tzŭ (&lt;a href="https://en.wikisource.org/wiki/San_Tzu_Ching/San_Tzu_Ching#line174" title="San Tzu Ching/San Tzu Ching"&gt;line 174&lt;/a&gt;), in antagonism to the Way taught by Confucius (&lt;a href="https://en.wikisource.org/wiki/San_Tzu_Ching/San_Tzu_Ching#line121" title="San Tzu Ching/San Tzu Ching"&gt;line 121&lt;/a&gt;). 道人 &lt;i&gt;tao jen&lt;/i&gt; was a term for Buddhists down to the end of the 5th cent. A.D., and Mr. &lt;a href="https://en.wikisource.org/w/index.php?title=Author:Thomas_William_Kingsmill&amp;amp;action=edit&amp;amp;redlink=1" class="new" title="Author:Thomas William Kingsmill (page does not exist)"&gt;T. W. Kingsmill&lt;/a&gt; has identified &lt;i&gt;tao&lt;/i&gt; with the Buddhist &lt;i&gt;mârga&lt;/i&gt;, the path which leads to Nirvana.&lt;/p&gt;</text:p>
          </table:table-cell>
        </table:table-row>
        <table:table-row table:style-name="ro1">
          <table:table-cell office:value-type="string" calcext:value-type="string">
            <text:p>贵</text:p>
          </table:table-cell>
          <table:table-cell office:value-type="string" calcext:value-type="string">
            <text:p>&lt;b&gt;Kuei&lt;/b&gt; is composed of 貝 &lt;i&gt;pei&lt;/i&gt;, a picture under its old form of a pearl-oyster, once a circulating medium in China; hence, precious, honourable, as radical, with a corruption of 臾 &lt;i&gt;k'uei&lt;/i&gt;&lt;sup&gt;&lt;small&gt;4&lt;/small&gt;&lt;/sup&gt; a basket as phonetic.&lt;/p&gt;</text:p>
          </table:table-cell>
        </table:table-row>
        <table:table-row table:style-name="ro1">
          <table:table-cell office:value-type="string" calcext:value-type="string">
            <text:p>以</text:p>
          </table:table-cell>
          <table:table-cell office:value-type="string" calcext:value-type="string">
            <text:p>&lt;b&gt;I&lt;/b&gt; under its old form was the horary character 巳 &lt;i&gt;ssŭ&lt;/i&gt; turned back to front, and its original meaning was to use, to take.&lt;/p&gt;</text:p>
          </table:table-cell>
        </table:table-row>
        <table:table-row table:style-name="ro1">
          <table:table-cell office:value-type="string" calcext:value-type="string">
            <text:p>专</text:p>
          </table:table-cell>
          <table:table-cell office:value-type="string" calcext:value-type="string">
            <text:p>&lt;b&gt;Chuan&lt;/b&gt; is composed of 寸 &lt;i&gt;ts'un&lt;/i&gt; an inch as radical, and a phonetic which, with the &lt;i&gt;ts'un&lt;/i&gt; added, forms another important phonetic. Its <text:s/>original meaning is uncertain; but among its earliest senses is that of unity, singleness of purpose, special, etc.&lt;/p&gt;</text:p>
          </table:table-cell>
        </table:table-row>
        <table:table-row table:style-name="ro1">
          <table:table-cell office:value-type="string" calcext:value-type="string">
            <text:p>昔</text:p>
          </table:table-cell>
          <table:table-cell office:value-type="string" calcext:value-type="string">
            <text:p>&lt;b&gt;Hsi&lt;/b&gt; is composed of 日 &lt;i&gt;jih&lt;/i&gt; sun (&lt;a href="https://en.wikisource.org/wiki/San_Tzu_Ching/San_Tzu_Ching#line52" title="San Tzu Ching/San Tzu Ching"&gt;line 52&lt;/a&gt;) and the corruption of an obsolete character meaning stale meat. It originally meant dried meat, and is now used in the sense of formerly, of yore.&lt;/p&gt;</text:p>
          </table:table-cell>
        </table:table-row>
        <table:table-row table:style-name="ro1">
          <table:table-cell office:value-type="string" calcext:value-type="string">
            <text:p>孟</text:p>
          </table:table-cell>
          <table:table-cell office:value-type="string" calcext:value-type="string">
            <text:p>&lt;b&gt;Mêng&lt;/b&gt; is composed of 子 &lt;i&gt;tzŭ&lt;/i&gt; child as radical, with 皿 &lt;i&gt;min&lt;/i&gt; or &lt;i&gt;ming&lt;/i&gt; dishes as phonetic. It means chief, eldest, but is here the surname of the philosopher 孟子 &lt;i&gt;Mêng Tzŭ&lt;/i&gt; (&lt;a href="https://en.wikisource.org/wiki/San_Tzu_Ching/San_Tzu_Ching#line119" title="San Tzu Ching/San Tzu Ching"&gt;line 119&lt;/a&gt;), latinised by the Jesuit missionaries as above. He flourished B.C. 372—289, and his teachings are contained in the last of the Four Books (&lt;a href="https://en.wikisource.org/wiki/San_Tzu_Ching/San_Tzu_Ching#line119" title="San Tzu Ching/San Tzu Ching"&gt;line 119&lt;/a&gt;).&lt;/p&gt;</text:p>
          </table:table-cell>
        </table:table-row>
        <table:table-row table:style-name="ro1">
          <table:table-cell office:value-type="string" calcext:value-type="string">
            <text:p>母</text:p>
          </table:table-cell>
          <table:table-cell office:value-type="string" calcext:value-type="string">
            <text:p>&lt;b&gt;Mu&lt;/b&gt; has been regarded (1) as the picture of a woman embracing a child, or (2) as representing the breasts of a woman. It becomes 媽 &lt;i&gt;ma&lt;/i&gt; or &lt;i&gt;ma-ma&lt;/i&gt; to the child, as with us (&lt;a href="https://en.wikisource.org/wiki/San_Tzu_Ching/San_Tzu_Ching#line18" title="San Tzu Ching/San Tzu Ching"&gt;line 18&lt;/a&gt;).&lt;/p&gt;</text:p>
          </table:table-cell>
        </table:table-row>
        <table:table-row table:style-name="ro1">
          <table:table-cell office:value-type="string" calcext:value-type="string">
            <text:p>择</text:p>
          </table:table-cell>
          <table:table-cell office:value-type="string" calcext:value-type="string">
            <text:p>&lt;b&gt;Tsê&lt;/b&gt; is composed of 手 &lt;i&gt;shou&lt;/i&gt; hand (扌 in combination), and a phonetic for which see &lt;a href="https://en.wikisource.org/wiki/San_Tzu_Ching/San_Tzu_Ching#line344" title="San Tzu Ching/San Tzu Ching"&gt;line 344&lt;/a&gt;.&lt;/p&gt;</text:p>
          </table:table-cell>
        </table:table-row>
        <table:table-row table:style-name="ro1">
          <table:table-cell office:value-type="string" calcext:value-type="string">
            <text:p>邻</text:p>
          </table:table-cell>
          <table:table-cell office:value-type="string" calcext:value-type="string">
            <text:p>&lt;b&gt;Lin&lt;/b&gt; is composed of 邑 &lt;i&gt;i&lt;/i&gt; a town or district (⻏ in combination, always on the right) and 粦 &lt;i&gt;lin&lt;/i&gt; lights which flit over old battle-fields, will-o'-the-wisps, as phonetic.&lt;/p&gt;</text:p>
          </table:table-cell>
        </table:table-row>
        <table:table-row table:style-name="ro1">
          <table:table-cell office:value-type="string" calcext:value-type="string">
            <text:p>处</text:p>
          </table:table-cell>
          <table:table-cell office:value-type="string" calcext:value-type="string">
            <text:p>&lt;b&gt;Ch'u&lt;/b&gt; is composed of radical 虍 &lt;i&gt;hu&lt;/i&gt; a tiger and 処 as phonetic. This latter appears to have been the original character. It is explained as 夂 &lt;i&gt;sui&lt;/i&gt; to walk (obsolete) and 几 &lt;i&gt;chi&lt;/i&gt; a bench, = to walk to a bench, &lt;i&gt;q.d.&lt;/i&gt; to stop, to abide, which are still meanings of 處 when read &lt;i&gt;ch'u&lt;/i&gt;&lt;sup&gt;&lt;small&gt;3&lt;/small&gt;&lt;/sup&gt;, as also are to decide, to punish.&lt;/p&gt;</text:p>
          </table:table-cell>
        </table:table-row>
        <table:table-row table:style-name="ro2">
          <table:table-cell office:value-type="string" calcext:value-type="string">
            <text:p>子</text:p>
          </table:table-cell>
          <table:table-cell office:value-type="string" calcext:value-type="string">
            <text:p>&lt;b&gt;Tzŭ&lt;/b&gt;, under its original form, was a rude picture of a child. Except in special cases it refers to males. It came to be used as a term of respect, sir, philosopher, and is now colloquially employed as an enclitic.&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学</text:p>
          </table:table-cell>
          <table:table-cell office:value-type="string" calcext:value-type="string">
            <text:p>&lt;b&gt;Hsüeh&lt;/b&gt; is a corruption of 教 &lt;i&gt;chiao&lt;/i&gt; to teach (&lt;a href="https://en.wikisource.org/wiki/San_Tzu_Ching/San_Tzu_Ching#line5" title="San Tzu Ching/San Tzu Ching"&gt;line 5&lt;/a&gt;), the radical on the right being omitted and the left-hand portion modified by the addition of an obsolete word 冖 &lt;i&gt;mi&lt;/i&gt; to cover, imparting the idea of ignorance. It originally meant to awake to a sense of one's position.&lt;/p&gt;</text:p>
          </table:table-cell>
        </table:table-row>
        <table:table-row table:style-name="ro1">
          <table:table-cell office:value-type="string" calcext:value-type="string">
            <text:p>断</text:p>
          </table:table-cell>
          <table:table-cell office:value-type="string" calcext:value-type="string">
            <text:p>&lt;b&gt;Tuan&lt;/b&gt; has for its radical 斤 &lt;i&gt;chin&lt;/i&gt; to cut wood, an axe (&lt;a href="https://en.wikisource.org/wiki/San_Tzu_Ching/San_Tzu_Ching#line3" title="San Tzu Ching/San Tzu Ching"&gt;line 3&lt;/a&gt;), with a phonetic which was the old form of a word 絶 &lt;i&gt;chüeh&lt;/i&gt; to break, and is said to express pictorially the idea of dividing into halves.&lt;/p&gt;</text:p>
          </table:table-cell>
        </table:table-row>
        <table:table-row table:style-name="ro1">
          <table:table-cell office:value-type="string" calcext:value-type="string">
            <text:p>机</text:p>
          </table:table-cell>
          <table:table-cell office:value-type="string" calcext:value-type="string">
            <text:p>&lt;b&gt;Chi&lt;/b&gt; is composed of 木 &lt;i&gt;mu&lt;/i&gt; wood as radical (&lt;a href="https://en.wikisource.org/wiki/San_Tzu_Ching/San_Tzu_Ching#line66" title="San Tzu Ching/San Tzu Ching"&gt;line 66&lt;/a&gt;), with 幾 &lt;i&gt;chi&lt;/i&gt; how many? as phonetic, and is rather the motive power than the machine itself, which is an extended sense.&lt;/p&gt;</text:p>
          </table:table-cell>
        </table:table-row>
        <table:table-row table:style-name="ro1">
          <table:table-cell office:value-type="string" calcext:value-type="string">
            <text:p>杼</text:p>
          </table:table-cell>
          <table:table-cell office:value-type="string" calcext:value-type="string">
            <text:p>&lt;b&gt;Chu&lt;/b&gt; is composed of 木 &lt;i&gt;mu&lt;/i&gt; wood as radical, with 予 &lt;i&gt;yü&lt;/i&gt; I as phonetic, and is the shuttle for holding the thread of the woof (see &lt;a href="https://en.wikisource.org/wiki/San_Tzu_Ching/San_Tzu_Ching#line0" title="San Tzu Ching/San Tzu Ching"&gt;title&lt;/a&gt;). What Mencius' mother did was to exemplify to her son the disastrous effect of want of continuity in learning by snapping the thread of the woof. Eitel translates, "She &lt;i&gt;tore&lt;/i&gt; (in his presence) &lt;i&gt;loom&lt;/i&gt; and &lt;i&gt;shuttle.&lt;/i&gt;" Père Zottoli has "fregit textorium radium." But it was the thread which she broke, not the shuttle, the latter being put by synecdoche for its contents.&lt;/p&gt;</text:p>
          </table:table-cell>
        </table:table-row>
        <table:table-row table:style-name="ro1">
          <table:table-cell office:value-type="string" calcext:value-type="string">
            <text:p>窦</text:p>
          </table:table-cell>
          <table:table-cell office:value-type="string" calcext:value-type="string">
            <text:p>&lt;b&gt;Tou&lt;/b&gt; is composed of 穴 &lt;i&gt;hsüeh&lt;/i&gt; a hole as radical, with 賣 (see &lt;a href="https://en.wikisource.org/wiki/San_Tzu_Ching/San_Tzu_Ching#line134" title="San Tzu Ching/San Tzu Ching"&gt;line 134&lt;/a&gt;), here an abbreviation for 瀆 &lt;i&gt;tu&lt;/i&gt; a ditch, as phonetic. It was the surname of 竇禹鈞 Tou Yü-chün, a scholar of the 10th cent. A.D. He lived in 幽州 Yu-chou, a part of modern Chihli which fell under the jurisdiction of Yen; hence he received the sobriquet of Yen-shan, the name of the 順天 Shun-t'ien Prefecture under the 宋 Sung dynasty, A.D. 960–1260.&lt;/p&gt;</text:p>
          </table:table-cell>
        </table:table-row>
        <table:table-row table:style-name="ro1">
          <table:table-cell office:value-type="string" calcext:value-type="string">
            <text:p>燕</text:p>
          </table:table-cell>
          <table:table-cell office:value-type="string" calcext:value-type="string">
            <text:p>&lt;b&gt;Yen&lt;/b&gt; was under its old form a picture of a flying swallow, the two halves of 北 &lt;i&gt;pei&lt;/i&gt; north (&lt;a href="https://en.wikisource.org/wiki/San_Tzu_Ching/San_Tzu_Ching#line61" title="San Tzu Ching/San Tzu Ching"&gt;line 61&lt;/a&gt;), between which 口 &lt;i&gt;k'ou&lt;/i&gt; mouth (&lt;a href="https://en.wikisource.org/wiki/San_Tzu_Ching/San_Tzu_Ching#line263" title="San Tzu Ching/San Tzu Ching"&gt;line 263&lt;/a&gt;) is inserted, representing the wings, and 火 &lt;i&gt;huo&lt;/i&gt; fire (&lt;a href="https://en.wikisource.org/wiki/San_Tzu_Ching/San_Tzu_Ching#line65" title="San Tzu Ching/San Tzu Ching"&gt;line 65&lt;/a&gt;), under which radical it is now classed, giving a good idea of the forked tail.&lt;/p&gt;</text:p>
          </table:table-cell>
        </table:table-row>
        <table:table-row table:style-name="ro2">
          <table:table-cell office:value-type="string" calcext:value-type="string">
            <text:p>山</text:p>
          </table:table-cell>
          <table:table-cell office:value-type="string" calcext:value-type="string">
            <text:p>&lt;b&gt;Shan&lt;/b&gt; was originally a picture of mountain peaks.&lt;/p&gt;</text:p>
          </table:table-cell>
        </table:table-row>
        <table:table-row table:style-name="ro1">
          <table:table-cell office:value-type="string" calcext:value-type="string">
            <text:p>有</text:p>
          </table:table-cell>
          <table:table-cell office:value-type="string" calcext:value-type="string">
            <text:p>&lt;b&gt;Yu&lt;/b&gt; is composed of 月 &lt;i&gt;yüeh&lt;/i&gt; moon as radical, below 又 &lt;i&gt;yu&lt;/i&gt; a hand <text:s/>(&lt;a href="https://en.wikisource.org/wiki/San_Tzu_Ching/San_Tzu_Ching#line18" title="San Tzu Ching/San Tzu Ching"&gt;line 18&lt;/a&gt;) as phonetic. The latter portion is said to have been the original character, moon being added as a differentia when the written language began to grow. &lt;i&gt;Yu&lt;/i&gt; is the root idea of being and possession, &lt;i&gt;q.d.&lt;/i&gt; to exist, to have, which senses have been fancifully derived from the moon present, not eclipsed. Read &lt;i&gt;yu&lt;/i&gt;&lt;sup&gt;&lt;small&gt;4&lt;/small&gt;&lt;/sup&gt;, it means &lt;i&gt;plus&lt;/i&gt;.&lt;/p&gt;</text:p>
          </table:table-cell>
        </table:table-row>
        <table:table-row table:style-name="ro1">
          <table:table-cell office:value-type="string" calcext:value-type="string">
            <text:p>义</text:p>
          </table:table-cell>
          <table:table-cell office:value-type="string" calcext:value-type="string">
            <text:p>&lt;b&gt;I&lt;/b&gt; is composed of 羊 &lt;i&gt;yang&lt;/i&gt; sheep (&lt;a href="https://en.wikisource.org/wiki/San_Tzu_Ching/San_Tzu_Ching#line77" title="San Tzu Ching/San Tzu Ching"&gt;line 77&lt;/a&gt;) above 我 &lt;i&gt;wo&lt;/i&gt; I (&lt;a href="https://en.wikisource.org/wiki/San_Tzu_Ching/San_Tzu_Ching#line147" title="San Tzu Ching/San Tzu Ching"&gt;line 147&lt;/a&gt;) = my sheep, and points towards a great obligation in primitive ages. It can be best rendered in philosophy by duty towards one's neighbour (&lt;a href="https://en.wikisource.org/wiki/San_Tzu_Ching/San_Tzu_Ching#line69" title="San Tzu Ching/San Tzu Ching"&gt;line 69&lt;/a&gt;). Thus it came to mean something provided from a sense of duty, as a burying-ground for the poor, troops to defend the people's liberties (&lt;a href="https://en.wikisource.org/wiki/San_Tzu_Ching/San_Tzu_Ching#line240" title="San Tzu Ching/San Tzu Ching"&gt;line 240&lt;/a&gt;), etc. It also signifies meaning, purport.&lt;/p&gt;</text:p>
          </table:table-cell>
        </table:table-row>
        <table:table-row table:style-name="ro1">
          <table:table-cell office:value-type="string" calcext:value-type="string">
            <text:p>方</text:p>
          </table:table-cell>
          <table:table-cell office:value-type="string" calcext:value-type="string">
            <text:p>&lt;b&gt;Fang&lt;/b&gt; originally meant, and is supposed to be a picture of, two boats joined together. Then it came to mean square, and by extension a place. Here it stands for the colloquial 方法 &lt;i&gt;fang fa&lt;/i&gt; a means of doing. For an adverbial sense, see &lt;a href="https://en.wikisource.org/wiki/San_Tzu_Ching/San_Tzu_Ching#line30" title="San Tzu Ching/San Tzu Ching"&gt;line 30&lt;/a&gt;.&lt;/p&gt;</text:p>
          </table:table-cell>
        </table:table-row>
        <table:table-row table:style-name="ro2">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lt;/p&gt;</text:p>
          </table:table-cell>
        </table:table-row>
        <table:table-row table:style-name="ro1">
          <table:table-cell office:value-type="string" calcext:value-type="string">
            <text:p>五</text:p>
          </table:table-cell>
          <table:table-cell office:value-type="string" calcext:value-type="string">
            <text:p>&lt;b&gt;Wu&lt;/b&gt; was originally written &lt;span style="font-family:serif;"&gt;X&lt;/span&gt;, and for short &lt;span style="font-family: sans-serif;"&gt;X&lt;/span&gt;. It is now classed under radical 二 &lt;i&gt;êrh&lt;/i&gt; two (&lt;a href="https://en.wikisource.org/wiki/San_Tzu_Ching/San_Tzu_Ching#line116" title="San Tzu Ching/San Tzu Ching"&gt;line 116&lt;/a&gt;), representing heaven above and earth below, the cross lines shewing the interaction of the male and female principles of Chinese cosmogony.&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1">
          <table:table-cell office:value-type="string" calcext:value-type="string">
            <text:p>名</text:p>
          </table:table-cell>
          <table:table-cell office:value-type="string" calcext:value-type="string">
            <text:p>&lt;b&gt;Ming&lt;/b&gt; is composed of 夕 &lt;i&gt;hsi&lt;/i&gt; evening (&lt;a href="https://en.wikisource.org/wiki/San_Tzu_Ching/San_Tzu_Ching#line266" title="San Tzu Ching/San Tzu Ching"&gt;line 266&lt;/a&gt;) and 口 &lt;i&gt;k'ou&lt;/i&gt; mouth <text:s/>as radical. It is explained thus: "In the evening it is dark and one cannot see, so that it is necessary for a man to call out his name." The word &lt;i&gt;ming&lt;/i&gt; (see &lt;a href="https://en.wikisource.org/wiki/San_Tzu_Ching/San_Tzu_Ching#line0" title="San Tzu Ching/San Tzu Ching"&gt;title&lt;/a&gt;) is now mostly used of a man's personal name, which is taboo except to parents and to the sovereign. Tou's five sons all rose to high office.&lt;/p&gt;</text:p>
          </table:table-cell>
        </table:table-row>
        <table:table-row table:style-name="ro1">
          <table:table-cell office:value-type="string" calcext:value-type="string">
            <text:p>俱</text:p>
          </table:table-cell>
          <table:table-cell office:value-type="string" calcext:value-type="string">
            <text:p>&lt;b&gt;Chü&lt;/b&gt; is composed of 人 &lt;i&gt;jen&lt;/i&gt; man as radical, with 具 &lt;i&gt;chü&lt;/i&gt; (&lt;a href="https://en.wikisource.org/wiki/San_Tzu_Ching/San_Tzu_Ching#line84" title="San Tzu Ching/San Tzu Ching"&gt;line 84&lt;/a&gt;) as phonetic.&lt;/p&gt;</text:p>
          </table:table-cell>
        </table:table-row>
        <table:table-row table:style-name="ro1">
          <table:table-cell office:value-type="string" calcext:value-type="string">
            <text:p>扬</text:p>
          </table:table-cell>
          <table:table-cell office:value-type="string" calcext:value-type="string">
            <text:p>&lt;b&gt;Yang&lt;/b&gt; is composed of 手 &lt;i&gt;shou&lt;/i&gt; hand as radical, with a common phonetic which must be distinguished from 昜 &lt;i&gt;i&lt;/i&gt; (&lt;a href="https://en.wikisource.org/wiki/San_Tzu_Ching/San_Tzu_Ching#line126" title="San Tzu Ching/San Tzu Ching"&gt;line 126&lt;/a&gt;). [Zottoli and Eitel are both wrong in making &lt;i&gt;ming&lt;/i&gt; refer to the sons.]&lt;/p&gt;</text:p>
          </table:table-cell>
        </table:table-row>
        <table:table-row table:style-name="ro1">
          <table:table-cell office:value-type="string" calcext:value-type="string">
            <text:p>养</text:p>
          </table:table-cell>
          <table:table-cell office:value-type="string" calcext:value-type="string">
            <text:p>&lt;b&gt;Yang&lt;/b&gt; is composed of 羊 &lt;i&gt;yang&lt;/i&gt; sheep as phonetic and 食 &lt;i&gt;shih&lt;/i&gt; eat as radical, and means to bear children, to feed. Read &lt;i&gt;yang&lt;/i&gt;&lt;sup&gt;&lt;small&gt;4&lt;/small&gt;&lt;/sup&gt;, it means to minister to, to attend upon, especially one's parents.&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lt;/p&gt;</text:p>
          </table:table-cell>
        </table:table-row>
        <table:table-row table:style-name="ro1">
          <table:table-cell office:value-type="string" calcext:value-type="string">
            <text:p>父</text:p>
          </table:table-cell>
          <table:table-cell office:value-type="string" calcext:value-type="string">
            <text:p>&lt;b&gt;Fu&lt;/b&gt; was originally an ideogram, being composed of 又 &lt;i&gt;yu&lt;/i&gt; again, which anciently meant a hand with three fingers stretched out and was the original form of the more modern 右 &lt;i&gt;yu&lt;/i&gt; right hand, and a ferule. A common name for a father is 家嚴 &lt;i&gt;chia yen&lt;/i&gt; (lines &lt;a href="https://en.wikisource.org/wiki/San_Tzu_Ching/San_Tzu_Ching#line19" title="San Tzu Ching/San Tzu Ching"&gt;19&lt;/a&gt;, &lt;a href="https://en.wikisource.org/wiki/San_Tzu_Ching/San_Tzu_Ching#line192" title="San Tzu Ching/San Tzu Ching"&gt;192&lt;/a&gt;) the family severe one, while a mother is called 家慈 &lt;i&gt;chia tz'ŭ&lt;/i&gt; the family gentle one. In the mouth of the child &lt;i&gt;fu&lt;/i&gt; becomes 爹 &lt;i&gt;tieh&lt;/i&gt; daddy (&lt;a href="https://en.wikisource.org/wiki/San_Tzu_Ching/San_Tzu_Ching#line9" title="San Tzu Ching/San Tzu Ching"&gt;line 9&lt;/a&gt;). &lt;i&gt;Fu&lt;/i&gt; sometimes = male (&lt;a href="https://en.wikisource.org/wiki/San_Tzu_Ching/San_Tzu_Ching#line210" title="San Tzu Ching/San Tzu Ching"&gt;line 210&lt;/a&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lt;/p&gt;</text:p>
          </table:table-cell>
        </table:table-row>
        <table:table-row table:style-name="ro1">
          <table:table-cell office:value-type="string" calcext:value-type="string">
            <text:p>过</text:p>
          </table:table-cell>
          <table:table-cell office:value-type="string" calcext:value-type="string">
            <text:p>&lt;b&gt;Kuo&lt;/b&gt; is composed of the walking radical and a common phonetic. It means to pass by or over; hence, to transgress, an error, a fault. It is used colloquially to form the past tense, thus: 來 &lt;i&gt;lai&lt;/i&gt; come, 來過 came. See &lt;a href="https://en.wikisource.org/wiki/San_Tzu_Ching/San_Tzu_Ching#line162" title="San Tzu Ching/San Tzu Ching"&gt;line 162&lt;/a&gt;.&lt;/p&gt;</text:p>
          </table:table-cell>
        </table:table-row>
        <table:table-row table:style-name="ro2">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严</text:p>
          </table:table-cell>
          <table:table-cell office:value-type="string" calcext:value-type="string">
            <text:p>&lt;b&gt;Yen&lt;/b&gt; is composed of two 口 &lt;i&gt;k'ou&lt;/i&gt; mouths which formed the ancient radical (now a single &lt;i&gt;k'ou&lt;/i&gt;) and a phonetic. It originally meant a sharp order, hence severe; see &lt;a href="https://en.wikisource.org/wiki/San_Tzu_Ching/San_Tzu_Ching#line18" title="San Tzu Ching/San Tzu Ching"&gt;line 18&lt;/a&gt;.&lt;/p&gt;</text:p>
          </table:table-cell>
        </table:table-row>
        <table:table-row table:style-name="ro1">
          <table:table-cell office:value-type="string" calcext:value-type="string">
            <text:p>师</text:p>
          </table:table-cell>
          <table:table-cell office:value-type="string" calcext:value-type="string">
            <text:p>&lt;b&gt;Shih&lt;/b&gt; is composed of an old form of 堆 &lt;i&gt;tui&lt;/i&gt; a mound or bank on the left, with 帀 &lt;i&gt;tsa&lt;/i&gt; to encompass as ancient (帀 &lt;i&gt;chin&lt;/i&gt; napkin modern) radical on the right. It originally meant a body of 2500 soldiers (&lt;a href="https://en.wikisource.org/wiki/San_Tzu_Ching/San_Tzu_Ching#line240" title="San Tzu Ching/San Tzu Ching"&gt;line 240&lt;/a&gt;), and its composition may possibly have reference to a mud fortress; then it came to mean to take as a model, a teacher, a master workman. Confucius said 三人同行必有我師 &lt;i&gt;san jen t'ung hsing, pi yu wo shih&lt;/i&gt;, if three men are walking together, one will be my teacher, &lt;i&gt;i.e.&lt;/i&gt; able to teach me something (see &lt;a href="https://en.wikisource.org/wiki/San_Tzu_Ching/San_Tzu_Ching#line0" title="San Tzu Ching/San Tzu Ching"&gt;title&lt;/a&gt;, lines &lt;a href="https://en.wikisource.org/wiki/San_Tzu_Ching/San_Tzu_Ching#line1" title="San Tzu Ching/San Tzu Ching"&gt;1&lt;/a&gt;, &lt;a href="https://en.wikisource.org/wiki/San_Tzu_Ching/San_Tzu_Ching#line106" title="San Tzu Ching/San Tzu Ching"&gt;106&lt;/a&gt;, &lt;a href="https://en.wikisource.org/wiki/San_Tzu_Ching/San_Tzu_Ching#line67" title="San Tzu Ching/San Tzu Ching"&gt;67&lt;/a&gt;, &lt;a href="https://en.wikisource.org/wiki/San_Tzu_Ching/San_Tzu_Ching#line112" title="San Tzu Ching/San Tzu Ching"&gt;112&lt;/a&gt;, &lt;a href="https://en.wikisource.org/wiki/San_Tzu_Ching/San_Tzu_Ching#line14" title="San Tzu Ching/San Tzu Ching"&gt;14&lt;/a&gt;, &lt;a href="https://en.wikisource.org/wiki/San_Tzu_Ching/San_Tzu_Ching#line147" title="San Tzu Ching/San Tzu Ching"&gt;147&lt;/a&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lt;/p&gt;</text:p>
          </table:table-cell>
        </table:table-row>
        <table:table-row table:style-name="ro1">
          <table:table-cell office:value-type="string" calcext:value-type="string">
            <text:p>惰</text:p>
          </table:table-cell>
          <table:table-cell office:value-type="string" calcext:value-type="string">
            <text:p>&lt;b&gt;To&lt;/b&gt; is composed of 心 &lt;i&gt;hsin&lt;/i&gt; heart as radical and a phonetic (&lt;a href="https://en.wikisource.org/wiki/San_Tzu_Ching/San_Tzu_Ching#line235" title="San Tzu Ching/San Tzu Ching"&gt;line 235&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非</text:p>
          </table:table-cell>
          <table:table-cell office:value-type="string" calcext:value-type="string">
            <text:p>&lt;b&gt;Fei&lt;/b&gt; is supposed to resemble a pair of wings placed back to back; hence, to turn the back on, to negative.&lt;/p&gt;</text:p>
          </table:table-cell>
        </table:table-row>
        <table:table-row table:style-name="ro1">
          <table:table-cell office:value-type="string" calcext:value-type="string">
            <text:p>所</text:p>
          </table:table-cell>
          <table:table-cell office:value-type="string" calcext:value-type="string">
            <text:p>&lt;b&gt;So&lt;/b&gt; is composed of 戶 &lt;i&gt;hu&lt;/i&gt; a leaf of 門 &lt;i&gt;mên&lt;/i&gt; a door, and 斤 &lt;i&gt;chin&lt;/i&gt; (&lt;a href="https://en.wikisource.org/wiki/San_Tzu_Ching/San_Tzu_Ching#line3" title="San Tzu Ching/San Tzu Ching"&gt;line 3&lt;/a&gt;). Its original meaning was the sound of chopping. It then came to mean a place, &lt;i&gt;i.e&lt;/i&gt;. was probably adopted to express an idea the sound for which already existed. The next stage was to apply this word in the sense of a relative pronoun. It will be found under radical &lt;i&gt;hu&lt;/i&gt; in &lt;a href="https://en.wikipedia.org/wiki/Kangxi_Dictionary" class="extiw" title="w:Kangxi Dictionary"&gt;K'ang Hsi's dictionary&lt;/a&gt;, under &lt;i&gt;chin&lt;/i&gt; in the 說文 &lt;i&gt;&lt;a href="https://en.wikipedia.org/wiki/Shuowen_Jiezi" class="extiw" title="w:Shuowen Jiezi"&gt;Shuo Wên&lt;/a&gt;&lt;/i&gt; dictionary of the 1st cent. A.D.&lt;/p&gt;</text:p>
          </table:table-cell>
        </table:table-row>
        <table:table-row table:style-name="ro1">
          <table:table-cell office:value-type="string" calcext:value-type="string">
            <text:p>宜</text:p>
          </table:table-cell>
          <table:table-cell office:value-type="string" calcext:value-type="string">
            <text:p>&lt;b&gt;I&lt;/b&gt; is composed, under its old form, of 多 &lt;i&gt;to&lt;/i&gt; many (&lt;a href="https://en.wikisource.org/wiki/San_Tzu_Ching/San_Tzu_Ching#line302" title="San Tzu Ching/San Tzu Ching"&gt;line 302&lt;/a&gt;) contracted, below a roof and above a line = the ground. It originally meant in repose, sheltered, and now means to be right, fitting, proper.&lt;/p&gt;</text:p>
          </table:table-cell>
        </table:table-row>
        <table:table-row table:style-name="ro1">
          <table:table-cell office:value-type="string" calcext:value-type="string">
            <text:p>幼</text:p>
          </table:table-cell>
          <table:table-cell office:value-type="string" calcext:value-type="string">
            <text:p>&lt;b&gt;Yu&lt;/b&gt; is an ideogram composed of 幺 &lt;i&gt;yao&lt;/i&gt; small, said to be the picture of a new-born child, now the ace at dice, as radical, and 力 &lt;i&gt;li&lt;/i&gt; strength; &lt;i&gt;sc.&lt;/i&gt; youth.&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text:s/>&lt;/p&gt;&lt;table style="margin:auto; text-align:center;"&gt;&lt;tbody&gt;&lt;tr&gt;&lt;td style="width:1em"&gt;&lt;b&gt;24.&lt;/b&gt;&lt;/td&gt;&lt;td style="padding-bottom:1em;"&gt;&lt;span id="line24"&gt;&lt;/span&gt;</text:p>
          </table:table-cell>
        </table:table-row>
        <table:table-row table:style-name="ro1">
          <table:table-cell office:value-type="string" calcext:value-type="string">
            <text:p>老</text:p>
          </table:table-cell>
          <table:table-cell office:value-type="string" calcext:value-type="string">
            <text:p>&lt;b&gt;Lao&lt;/b&gt; was originally composed of 人 &lt;i&gt;jen&lt;/i&gt; man, 毛 &lt;i&gt;mao&lt;/i&gt; hair, and an obsolete character meaning to change; &lt;i&gt;q.d.&lt;/i&gt; the hair turning white, seventy years of age. See lines &lt;a href="https://en.wikisource.org/wiki/San_Tzu_Ching/San_Tzu_Ching#line41" title="San Tzu Ching/San Tzu Ching"&gt;41&lt;/a&gt;, &lt;a href="https://en.wikisource.org/wiki/San_Tzu_Ching/San_Tzu_Ching#line174" title="San Tzu Ching/San Tzu Ching"&gt;174&lt;/a&gt;.&lt;/p&gt;</text:p>
          </table:table-cell>
        </table:table-row>
        <table:table-row table:style-name="ro1">
          <table:table-cell office:value-type="string" calcext:value-type="string">
            <text:p>何</text:p>
          </table:table-cell>
          <table:table-cell office:value-type="string" calcext:value-type="string">
            <text:p>&lt;b&gt;Ho&lt;/b&gt; is composed of 人 &lt;i&gt;jen&lt;/i&gt; man as radical, with 可 &lt;i&gt;k'o&lt;/i&gt; possibility, can, as phonetic. It is a common interrogative particle.&lt;/p&gt;</text:p>
          </table:table-cell>
        </table:table-row>
        <table:table-row table:style-name="ro1">
          <table:table-cell office:value-type="string" calcext:value-type="string">
            <text:p>为</text:p>
          </table:table-cell>
          <table:table-cell office:value-type="string" calcext:value-type="string">
            <text:p>&lt;b&gt;Wei&lt;/b&gt; is composed of 爪 &lt;i&gt;chao&lt;/i&gt; claws as radical, over the alleged picture of a female monkey, which is said to be fond of scratching. It came to mean to be, to do. Read &lt;i&gt;wei&lt;/i&gt;&lt;sup&gt;&lt;small&gt;4&lt;/small&gt;&lt;/sup&gt;, it means on behalf, in place of; hence to pawn.&lt;/p&gt;</text:p>
          </table:table-cell>
        </table:table-row>
        <table:table-row table:style-name="ro1">
          <table:table-cell office:value-type="string" calcext:value-type="string">
            <text:p>玉</text:p>
          </table:table-cell>
          <table:table-cell office:value-type="string" calcext:value-type="string">
            <text:p>&lt;b&gt;Yü&lt;/b&gt; was originally composed of three equidistant horizontal lines joined by a vertical stroke. It is now written with a dot, which is omitted in composition, to distinguish it from 王 &lt;i&gt;wang&lt;/i&gt; (&lt;a href="https://en.wikisource.org/wiki/San_Tzu_Ching/San_Tzu_Ching#line190" title="San Tzu Ching/San Tzu Ching"&gt;line 190&lt;/a&gt;). It is the gem &lt;i&gt;par excellence&lt;/i&gt; of China, a species of nephrite or jade, and is held to possess five virtues. It is used for all kinds of ornaments, and is also put into the mouths of corpses to preserve them from decay.&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琢</text:p>
          </table:table-cell>
          <table:table-cell office:value-type="string" calcext:value-type="string">
            <text:p>&lt;b&gt;Cho&lt;/b&gt; is composed of 玉 &lt;i&gt;yü&lt;/i&gt; jade as radical, and a phonetic which is 豕 &lt;i&gt;shih&lt;/i&gt; pig (&lt;a href="https://en.wikisource.org/wiki/San_Tzu_Ching/San_Tzu_Ching#line78" title="San Tzu Ching/San Tzu Ching"&gt;line 78&lt;/a&gt;) with its feet tied together. It means to prepare jade.&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成</text:p>
          </table:table-cell>
          <table:table-cell office:value-type="string" calcext:value-type="string">
            <text:p>&lt;b&gt;Ch'êng&lt;/b&gt; is composed of 戊 &lt;i&gt;mou&lt;/i&gt; or &lt;i&gt;wu&lt;/i&gt; flourishing, and what under <text:s/>the old form was 丁 &lt;i&gt;ting&lt;/i&gt; a cyclical character, a man, a nail, etc. It means to accomplish, to complete.&lt;/p&gt;</text:p>
          </table:table-cell>
        </table:table-row>
        <table:table-row table:style-name="ro1">
          <table:table-cell office:value-type="string" calcext:value-type="string">
            <text:p>器</text:p>
          </table:table-cell>
          <table:table-cell office:value-type="string" calcext:value-type="string">
            <text:p>&lt;b&gt;Ch'i&lt;/b&gt; is composed of four 口 &lt;i&gt;k'ou&lt;/i&gt; mouths with 犬 &lt;i&gt;ch'üan&lt;/i&gt; dog (&lt;a href="https://en.wikisource.org/wiki/San_Tzu_Ching/San_Tzu_Ching#line78" title="San Tzu Ching/San Tzu Ching"&gt;line 78&lt;/a&gt;) in the middle. It originally meant receptacles for food etc., the mouths of which are represented as guarded by a dog. It also means anything which can be put to some definite use. Confucius said 君子不器 &lt;i&gt;chün tzŭ pu ch'i&lt;/i&gt; the superior man is not a thing, &lt;i&gt;i.e.&lt;/i&gt; of restricted use; mathematically, he is not a function of one variable but of many.&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知</text:p>
          </table:table-cell>
          <table:table-cell office:value-type="string" calcext:value-type="string">
            <text:p>&lt;b&gt;Chih&lt;/b&gt; is composed of 矢 &lt;i&gt;shih&lt;/i&gt; the arrow or bolt in a crossbow as radical and phonetic, and 口 &lt;i&gt;k'ou&lt;/i&gt; mouth. It is defined in the &lt;i&gt;&lt;a href="https://en.wikipedia.org/wiki/Shuowen" class="extiw" title="w:Shuowen"&gt;Shuo Wên&lt;/a&gt;&lt;/i&gt; (&lt;a href="https://en.wikisource.org/wiki/San_Tzu_Ching/San_Tzu_Ching#line22" title="San Tzu Ching/San Tzu Ching"&gt;line 22&lt;/a&gt;) as language, the outward expression of inward ideas; but from the earliest times it is found meaning to know, to perceive.&lt;/p&gt;</text:p>
          </table:table-cell>
        </table:table-row>
        <table:table-row table:style-name="ro1">
          <table:table-cell office:value-type="string" calcext:value-type="string">
            <text:p>义</text:p>
          </table:table-cell>
          <table:table-cell office:value-type="string" calcext:value-type="string">
            <text:p>&lt;b&gt;I&lt;/b&gt; see &lt;a href="https://en.wikisource.org/wiki/San_Tzu_Ching/San_Tzu_Ching#line14" title="San Tzu Ching/San Tzu Ching"&gt;line 14&lt;/a&gt;. It has here a variant, 理 &lt;i&gt;li&lt;/i&gt; eternal principles, found in inferior editions.&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2">
          <table:table-cell office:value-type="string" calcext:value-type="string">
            <text:p>人</text:p>
          </table:table-cell>
          <table:table-cell office:value-type="string" calcext:value-type="string">
            <text:p>&lt;b&gt;Jen&lt;/b&gt; is in the possessive case by position and by logical requirements.&lt;/p&gt;</text:p>
          </table:table-cell>
        </table:table-row>
        <table:table-row table:style-name="ro1">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lt;i&gt;Jen tzŭ&lt;/i&gt; is the same as 人之子 &lt;i&gt;jen chih tzŭ&lt;/i&gt;, which has been adopted by the translators of the Bible as rendering "the Son of Man" (&lt;a href="https://en.wikisource.org/wiki/Matthew" title="Matthew"&gt;Matt&lt;/a&gt;. VIII. 20 etc.). But these terms point rather to sons of men in general, and require the insertion of a demonstrative particle.]&lt;/p&gt;</text:p>
          </table:table-cell>
        </table:table-row>
        <table:table-row table:style-name="ro2">
          <table:table-cell office:value-type="string" calcext:value-type="string">
            <text:p>方</text:p>
          </table:table-cell>
          <table:table-cell office:value-type="string" calcext:value-type="string">
            <text:p>&lt;b&gt;Fang&lt;/b&gt; see &lt;a href="https://en.wikisource.org/wiki/San_Tzu_Ching/San_Tzu_Ching#line14" title="San Tzu Ching/San Tzu Ching"&gt;line 14&lt;/a&gt;. It is here used adverbially and signifies just now, then, when, a moment ago.&lt;/p&gt;</text:p>
          </table:table-cell>
        </table:table-row>
        <table:table-row table:style-name="ro1">
          <table:table-cell office:value-type="string" calcext:value-type="string">
            <text:p>少</text:p>
          </table:table-cell>
          <table:table-cell office:value-type="string" calcext:value-type="string">
            <text:p>&lt;b&gt;Shao&lt;/b&gt; is composed of 小 &lt;i&gt;hsiao&lt;/i&gt; small (&lt;a href="https://en.wikisource.org/wiki/San_Tzu_Ching/San_Tzu_Ching#line113" title="San Tzu Ching/San Tzu Ching"&gt;line 113&lt;/a&gt;) as opposed to 大 &lt;i&gt;ta&lt;/i&gt; great (lines &lt;a href="https://en.wikisource.org/wiki/San_Tzu_Ching/San_Tzu_Ching#line113" title="San Tzu Ching/San Tzu Ching"&gt;113&lt;/a&gt;, &lt;a href="https://en.wikisource.org/wiki/San_Tzu_Ching/San_Tzu_Ching#line127" title="San Tzu Ching/San Tzu Ching"&gt;127&lt;/a&gt;), and a sweeping stroke from right to left. It has come by extension to mean young, and when preceding a man's name is used in the sense of the Younger So-and-So, as opposed to 老 (&lt;a href="https://en.wikisource.org/wiki/San_Tzu_Ching/San_Tzu_Ching#line24" title="San Tzu Ching/San Tzu Ching"&gt;line 24&lt;/a&gt;) the Elder. Its original meaning was few as opposed to 多 &lt;i&gt;to&lt;/i&gt; many (&lt;a href="https://en.wikisource.org/wiki/San_Tzu_Ching/San_Tzu_Ching#line302" title="San Tzu Ching/San Tzu Ching"&gt;line 302&lt;/a&gt;), in which sense it is now read &lt;i&gt;shao&lt;/i&gt;&lt;sup&gt;&lt;small&gt;3&lt;/small&gt;&lt;/sup&gt;.&lt;/p&gt;</text:p>
          </table:table-cell>
        </table:table-row>
        <table:table-row table:style-name="ro1">
          <table:table-cell office:value-type="string" calcext:value-type="string">
            <text:p>时</text:p>
          </table:table-cell>
          <table:table-cell office:value-type="string" calcext:value-type="string">
            <text:p>&lt;b&gt;Shih&lt;/b&gt; has 日 &lt;i&gt;jih&lt;/i&gt; the sun (&lt;a href="https://en.wikisource.org/wiki/San_Tzu_Ching/San_Tzu_Ching#line52" title="San Tzu Ching/San Tzu Ching"&gt;line 52&lt;/a&gt;) as radical, pointing towards the meaning, and 寺 &lt;i&gt;ssŭ&lt;/i&gt; a temple as phonetic. The latter is composed of 寸 &lt;i&gt;ts'un&lt;/i&gt; inch as radical, which seems to refer to regulations, below an abbreviation of 之 &lt;i&gt;chih&lt;/i&gt; (&lt;a href="https://en.wikisource.org/wiki/San_Tzu_Ching/San_Tzu_Ching#line1" title="San Tzu Ching/San Tzu Ching"&gt;line 1&lt;/a&gt;) as phonetic, and is used in several important characters (&lt;a href="https://en.wikisource.org/wiki/San_Tzu_Ching/San_Tzu_Ching#line135" title="San Tzu Ching/San Tzu Ching"&gt;line 135&lt;/a&gt;).&lt;/p&gt;</text:p>
          </table:table-cell>
        </table:table-row>
        <table:table-row table:style-name="ro1">
          <table:table-cell office:value-type="string" calcext:value-type="string">
            <text:p>亲</text:p>
          </table:table-cell>
          <table:table-cell office:value-type="string" calcext:value-type="string">
            <text:p>&lt;b&gt;Ch'in&lt;/b&gt; is composed of 見 &lt;i&gt;chien&lt;/i&gt; to see (&lt;a href="https://en.wikisource.org/wiki/San_Tzu_Ching/San_Tzu_Ching#line42" title="San Tzu Ching/San Tzu Ching"&gt;line 42&lt;/a&gt;) and a phonetic. It is defined in the &lt;i&gt;&lt;a href="https://en.wikipedia.org/wiki/Shuowen" class="extiw" title="w:Shuowen"&gt;Shuo Wên&lt;/a&gt;&lt;/i&gt; by 至 &lt;i&gt;chih&lt;/i&gt; (&lt;a href="https://en.wikisource.org/wiki/San_Tzu_Ching/San_Tzu_Ching#line94" title="San Tzu Ching/San Tzu Ching"&gt;line 94&lt;/a&gt;), and one of its earliest meanings was to love, close attachment to; hence it comes to mean parents, relatives (&lt;a href="https://en.wikisource.org/wiki/San_Tzu_Ching/San_Tzu_Ching#line35" title="San Tzu Ching/San Tzu Ching"&gt;line 35&lt;/a&gt;).&lt;/p&gt;</text:p>
          </table:table-cell>
        </table:table-row>
        <table:table-row table:style-name="ro2">
          <table:table-cell office:value-type="string" calcext:value-type="string">
            <text:p>师</text:p>
          </table:table-cell>
          <table:table-cell office:value-type="string" calcext:value-type="string">
            <text:p>&lt;b&gt;Shih&lt;/b&gt; see &lt;a href="https://en.wikisource.org/wiki/San_Tzu_Ching/San_Tzu_Ching#line20" title="San Tzu Ching/San Tzu Ching"&gt;line 20&lt;/a&gt;.&lt;/p&gt;</text:p>
          </table:table-cell>
        </table:table-row>
        <table:table-row table:style-name="ro1">
          <table:table-cell office:value-type="string" calcext:value-type="string">
            <text:p>友</text:p>
          </table:table-cell>
          <table:table-cell office:value-type="string" calcext:value-type="string">
            <text:p>&lt;b&gt;Yu&lt;/b&gt; is composed of two 又 &lt;i&gt;yu&lt;/i&gt; hands (&lt;a href="https://en.wikisource.org/wiki/San_Tzu_Ching/San_Tzu_Ching#line18" title="San Tzu Ching/San Tzu Ching"&gt;line 18&lt;/a&gt;) entwined: hence its meaning. It is defined as "of the same class or kind." See also &lt;a href="https://en.wikisource.org/wiki/San_Tzu_Ching/San_Tzu_Ching#line102" title="San Tzu Ching/San Tzu Ching"&gt;line 102&lt;/a&gt;.&lt;/p&gt;</text:p>
          </table:table-cell>
        </table:table-row>
        <table:table-row table:style-name="ro2">
          <table:table-cell office:value-type="string" calcext:value-type="string">
            <text:p>习</text:p>
          </table:table-cell>
          <table:table-cell office:value-type="string" calcext:value-type="string">
            <text:p>&lt;b&gt;Hsi&lt;/b&gt; see &lt;a href="https://en.wikisource.org/wiki/San_Tzu_Ching/San_Tzu_Ching#line4" title="San Tzu Ching/San Tzu Ching"&gt;line 4&lt;/a&gt;.&lt;/p&gt;</text:p>
          </table:table-cell>
        </table:table-row>
        <table:table-row table:style-name="ro1">
          <table:table-cell office:value-type="string" calcext:value-type="string">
            <text:p>礼</text:p>
          </table:table-cell>
          <table:table-cell office:value-type="string" calcext:value-type="string">
            <text:p>&lt;b&gt;Li&lt;/b&gt; is composed of 示 &lt;i&gt;shih&lt;/i&gt; divine manifestation, to proclaim, etc., as radical, with a phonetic (&lt;a href="https://en.wikisource.org/wiki/San_Tzu_Ching/San_Tzu_Ching#line150" title="San Tzu Ching/San Tzu Ching"&gt;line 150&lt;/a&gt;) which meant a sacrificial vessel. It is defined as worship of the gods which brings happiness; hence, ritual. It bears also the varying meanings of etiquette, politeness, and propriety. It was coupled with music in the ancient educational system of China as an important factor in the art of government. &lt;a href="https://en.wikisource.org/wiki/Author:Laozi" title="Author:Laozi"&gt;Lao Tzŭ&lt;/a&gt; (&lt;a href="https://en.wikisource.org/wiki/San_Tzu_Ching/San_Tzu_Ching#line7" title="San Tzu Ching/San Tzu Ching"&gt;line 7&lt;/a&gt;) explained ceremonies as "the outward expression of inward feelings," while admitting in another utterance that they are but "the veneer of loyalty and good faith." For the &lt;a href="https://en.wikisource.org/w/index.php?title=Book_of_Rites&amp;amp;action=edit&amp;amp;redlink=1" class="new" title="Book of Rites (page does not exist)"&gt;Book of Rites&lt;/a&gt;, see &lt;a href="https://en.wikisource.org/wiki/San_Tzu_Ching/San_Tzu_Ching#line136" title="San Tzu Ching/San Tzu Ching"&gt;line 136&lt;/a&gt;.&lt;/p&gt;</text:p>
          </table:table-cell>
        </table:table-row>
        <table:table-row table:style-name="ro1">
          <table:table-cell office:value-type="string" calcext:value-type="string">
            <text:p>仪</text:p>
          </table:table-cell>
          <table:table-cell office:value-type="string" calcext:value-type="string">
            <text:p>&lt;b&gt;I&lt;/b&gt; is simply &lt;i&gt;i&lt;/i&gt; duty towards one's neighbour (&lt;a href="https://en.wikisource.org/wiki/San_Tzu_Ching/San_Tzu_Ching#line28" title="San Tzu Ching/San Tzu Ching"&gt;line 28&lt;/a&gt;) as phonetic, with 人 &lt;i&gt;jen&lt;/i&gt; man as radical. It originally meant a limit; then usages, observances, etc.&lt;/p&gt;</text:p>
          </table:table-cell>
        </table:table-row>
        <table:table-row table:style-name="ro1">
          <table:table-cell office:value-type="string" calcext:value-type="string">
            <text:p>香</text:p>
          </table:table-cell>
          <table:table-cell office:value-type="string" calcext:value-type="string">
            <text:p>&lt;b&gt;Hsiang&lt;/b&gt; is a corruption of 黍 &lt;i&gt;shu&lt;/i&gt; millet (&lt;a href="https://en.wikisource.org/wiki/San_Tzu_Ching/San_Tzu_Ching#line74" title="San Tzu Ching/San Tzu Ching"&gt;line 74&lt;/a&gt;) over 甘 &lt;i&gt;kan&lt;/i&gt; sweet. It means scented, fragrant, as in Hongkong (Cantonese pronunciation), the second syllable being 港 &lt;i&gt;chiang&lt;/i&gt; a lagoon. It is here the personal name of a man surnamed 黃 &lt;i&gt;Huang&lt;/i&gt; (&lt;a href="https://en.wikisource.org/wiki/San_Tzu_Ching/San_Tzu_Ching#line180" title="San Tzu Ching/San Tzu Ching"&gt;line 180&lt;/a&gt;), of the 2nd cent. A.D., famous as a model of filial piety&lt;/p&gt;</text:p>
          </table:table-cell>
        </table:table-row>
        <table:table-row table:style-name="ro1">
          <table:table-cell office:value-type="string" calcext:value-type="string">
            <text:p>九</text:p>
          </table:table-cell>
          <table:table-cell office:value-type="string" calcext:value-type="string">
            <text:p>&lt;b&gt;Chiu&lt;/b&gt; is supposed to represent the weakening of the male numbers (see &lt;a href="https://en.wikisource.org/wiki/San_Tzu_Ching/San_Tzu_Ching#line0" title="San Tzu Ching/San Tzu Ching"&gt;title&lt;/a&gt;), which reached their climacteric at 七 &lt;i&gt;ch'i&lt;/i&gt; seven (&lt;a href="https://en.wikisource.org/wiki/San_Tzu_Ching/San_Tzu_Ching#line84" title="San Tzu Ching/San Tzu Ching"&gt;line 84&lt;/a&gt;), before their individuality is lost in the completeness of 十 &lt;i&gt;shih&lt;/i&gt; ten (&lt;a href="https://en.wikisource.org/wiki/San_Tzu_Ching/San_Tzu_Ching#line45" title="San Tzu Ching/San Tzu Ching"&gt;line 45&lt;/a&gt;). 九九 nine nines is a term for arithmetic.&lt;/p&gt;</text:p>
          </table:table-cell>
        </table:table-row>
        <table:table-row table:style-name="ro1">
          <table:table-cell office:value-type="string" calcext:value-type="string">
            <text:p>龄</text:p>
          </table:table-cell>
          <table:table-cell office:value-type="string" calcext:value-type="string">
            <text:p>&lt;b&gt;Ling&lt;/b&gt; is composed of 齒 &lt;i&gt;ch'ih&lt;/i&gt; teeth as radical, with &lt;font xml:lang="ko" lang="ko"&gt;令&lt;/font&gt; or 令 &lt;i&gt;ling&lt;/i&gt; a command as phonetic. It means the front teeth, from which the sense of year, only found in the book-language, is probably derived.&lt;/p&gt;</text:p>
          </table:table-cell>
        </table:table-row>
        <table:table-row table:style-name="ro1">
          <table:table-cell office:value-type="string" calcext:value-type="string">
            <text:p>能</text:p>
          </table:table-cell>
          <table:table-cell office:value-type="string" calcext:value-type="string">
            <text:p>&lt;b&gt;Nêng&lt;/b&gt; originally meant a bear, now written 熊 and pronounced &lt;i&gt;hsiung&lt;/i&gt;. It is possible that the strength of the bear may have imparted the meaning of power to the character, which is now classed under radical 肉 &lt;i&gt;jou&lt;/i&gt; flesh.&lt;/p&gt;</text:p>
          </table:table-cell>
        </table:table-row>
        <table:table-row table:style-name="ro1">
          <table:table-cell office:value-type="string" calcext:value-type="string">
            <text:p>温</text:p>
          </table:table-cell>
          <table:table-cell office:value-type="string" calcext:value-type="string">
            <text:p>&lt;b&gt;Wên&lt;/b&gt; is composed of 水 &lt;i&gt;shui&lt;/i&gt; water (氵 in composition, see &lt;a href="https://en.wikisource.org/wiki/San_Tzu_Ching/San_Tzu_Ching#line65" title="San Tzu Ching/San Tzu Ching"&gt;line 65&lt;/a&gt;) as radical, and a phonetic, the value of which is sometimes &lt;i&gt;wên&lt;/i&gt; and sometimes &lt;i&gt;yün&lt;/i&gt;. 溫水 &lt;i&gt;wên shui&lt;/i&gt; is colloquial for warm water.&lt;/p&gt;</text:p>
          </table:table-cell>
        </table:table-row>
        <table:table-row table:style-name="ro1">
          <table:table-cell office:value-type="string" calcext:value-type="string">
            <text:p>席</text:p>
          </table:table-cell>
          <table:table-cell office:value-type="string" calcext:value-type="string">
            <text:p>&lt;b&gt;Hsi&lt;/b&gt; is composed of 庶 &lt;i&gt;shu&lt;/i&gt; many (contracted) and 巾 &lt;i&gt;chin&lt;/i&gt; napkin as radical. It refers to the mats on which the "many" guests sat, and although chairs and tables were used in very early ages, the term mat is still applied to a banquet. It here refers to the plaited grass mats laid on beds, fine ones for coolness in summer, coarse ones for warmth in winter.&lt;/p&gt;</text:p>
          </table:table-cell>
        </table:table-row>
        <table:table-row table:style-name="ro2">
          <table:table-cell office:value-type="string" calcext:value-type="string">
            <text:p>孝</text:p>
          </table:table-cell>
          <table:table-cell office:value-type="string" calcext:value-type="string">
            <text:p>&lt;b&gt;Hsiao&lt;/b&gt; see lines &lt;a href="https://en.wikisource.org/wiki/San_Tzu_Ching/San_Tzu_Ching#line5" title="San Tzu Ching/San Tzu Ching"&gt;5&lt;/a&gt;, &lt;a href="https://en.wikisource.org/wiki/San_Tzu_Ching/San_Tzu_Ching#line41" title="San Tzu Ching/San Tzu Ching"&gt;41&lt;/a&gt;.&lt;/p&gt;</text:p>
          </table:table-cell>
        </table:table-row>
        <table:table-row table:style-name="ro1">
          <table:table-cell office:value-type="string" calcext:value-type="string">
            <text:p>于</text:p>
          </table:table-cell>
          <table:table-cell office:value-type="string" calcext:value-type="string">
            <text:p>&lt;b&gt;Yü&lt;/b&gt; was originally the same as 于 &lt;i&gt;yü&lt;/i&gt; (lines &lt;a href="https://en.wikisource.org/wiki/San_Tzu_Ching/San_Tzu_Ching#line130" title="San Tzu Ching/San Tzu Ching"&gt;130&lt;/a&gt;, &lt;a href="https://en.wikisource.org/wiki/San_Tzu_Ching/San_Tzu_Ching#line233" title="San Tzu Ching/San Tzu Ching"&gt;233&lt;/a&gt;) which was <text:s/>developed from 亏 &lt;i&gt;yü&lt;/i&gt; a picture of vapour extending. It is defined by 居 &lt;i&gt;chü&lt;/i&gt; to be stationary, 往 &lt;i&gt;wang&lt;/i&gt; to move towards, and 代 &lt;i&gt;tai&lt;/i&gt; in place of. It is commonly used with such prepositional values as in, on, at, to, from, etc., all of which may be traced to one or other of the root-ideas.&lt;/p&gt;</text:p>
          </table:table-cell>
        </table:table-row>
        <table:table-row table:style-name="ro2">
          <table:table-cell office:value-type="string" calcext:value-type="string">
            <text:p>亲</text:p>
          </table:table-cell>
          <table:table-cell office:value-type="string" calcext:value-type="string">
            <text:p>&lt;b&gt;Ch'in&lt;/b&gt; see &lt;a href="https://en.wikisource.org/wiki/San_Tzu_Ching/San_Tzu_Ching#line31" title="San Tzu Ching/San Tzu Ching"&gt;line 31&lt;/a&gt;.&lt;/p&gt;</text:p>
          </table:table-cell>
        </table:table-row>
        <table:table-row table:style-name="ro2">
          <table:table-cell office:value-type="string" calcext:value-type="string">
            <text:p>所</text:p>
          </table:table-cell>
          <table:table-cell office:value-type="string" calcext:value-type="string">
            <text:p>&lt;b&gt;So&lt;/b&gt; see &lt;a href="https://en.wikisource.org/wiki/San_Tzu_Ching/San_Tzu_Ching#line22" title="San Tzu Ching/San Tzu Ching"&gt;line 22&lt;/a&gt;.&lt;/p&gt;</text:p>
          </table:table-cell>
        </table:table-row>
        <table:table-row table:style-name="ro1">
          <table:table-cell office:value-type="string" calcext:value-type="string">
            <text:p>当</text:p>
          </table:table-cell>
          <table:table-cell office:value-type="string" calcext:value-type="string">
            <text:p>&lt;b&gt;Tang&lt;/b&gt; is composed of 田 &lt;i&gt;t'ien&lt;/i&gt; cultivated fields as radical, with 商 &lt;i&gt;shang&lt;/i&gt; (&lt;a href="https://en.wikisource.org/wiki/San_Tzu_Ching/San_Tzu_Ching#line270" title="San Tzu Ching/San Tzu Ching"&gt;line 270&lt;/a&gt;) above it as phonetic. It is said to have derived its meaning of right or proper from the rectangular form in which fields are properly laid out. Read &lt;i&gt;tang&lt;/i&gt;&lt;sup&gt;&lt;small&gt;4&lt;/small&gt;&lt;/sup&gt;, it means to stand in place of, to pawn. In the latter sense it is often seen, of gigantic dimensions, on the blank walls of houses, and corresponds to the well-known sign of three balls in this country.&lt;/p&gt;</text:p>
          </table:table-cell>
        </table:table-row>
        <table:table-row table:style-name="ro1">
          <table:table-cell office:value-type="string" calcext:value-type="string">
            <text:p>执</text:p>
          </table:table-cell>
          <table:table-cell office:value-type="string" calcext:value-type="string">
            <text:p>&lt;b&gt;Chih&lt;/b&gt; is composed of an ancient radical, also its phonetic, on the left, and 丸 &lt;i&gt;wan&lt;/i&gt; balls on the right, the latter portion being a corruption of 手 &lt;i&gt;shou&lt;/i&gt; hand and a stroke to the right. It means to arrest prisoners, to seize, and is now classed under radical 土 &lt;i&gt;t'u&lt;/i&gt; earth (&lt;a href="https://en.wikisource.org/wiki/San_Tzu_Ching/San_Tzu_Ching#line66" title="San Tzu Ching/San Tzu Ching"&gt;line 66&lt;/a&gt;).&lt;/p&gt;</text:p>
          </table:table-cell>
        </table:table-row>
        <table:table-row table:style-name="ro1">
          <table:table-cell office:value-type="string" calcext:value-type="string">
            <text:p>融</text:p>
          </table:table-cell>
          <table:table-cell office:value-type="string" calcext:value-type="string">
            <text:p>&lt;b&gt;Jung&lt;/b&gt; is composed of 鬲 &lt;i&gt;li&lt;/i&gt; a cauldron and 虫 &lt;i&gt;ch'ung&lt;/i&gt; (short for 蟲) insect, reptile, as radical, and originally meant steam rising, its radical being associated in the Chinese mind with vaporous manifestations. The character now means clear, bright, intelligent, and is here the personal name of 孔融 &lt;a href="https://en.wikipedia.org/wiki/Kong_Rong" class="extiw" title="w:Kong Rong"&gt;K'ung Jung&lt;/a&gt;, died <text:s/>A.D. 208, a descendant of &lt;a href="https://en.wikisource.org/wiki/Author:Confucius" title="Author:Confucius"&gt;Confucius&lt;/a&gt; in the 20th generation.&lt;/p&gt;</text:p>
          </table:table-cell>
        </table:table-row>
        <table:table-row table:style-name="ro2">
          <table:table-cell office:value-type="string" calcext:value-type="string">
            <text:p>四</text:p>
          </table:table-cell>
          <table:table-cell office:value-type="string" calcext:value-type="string">
            <text:p>&lt;b&gt;Ssŭ&lt;/b&gt; is supposed to be a picture of quartering (see &lt;a href="https://en.wikisource.org/wiki/San_Tzu_Ching/San_Tzu_Ching#line0" title="San Tzu Ching/San Tzu Ching"&gt;title&lt;/a&gt;).&lt;/p&gt;</text:p>
          </table:table-cell>
        </table:table-row>
        <table:table-row table:style-name="ro1">
          <table:table-cell office:value-type="string" calcext:value-type="string">
            <text:p>岁</text:p>
          </table:table-cell>
          <table:table-cell office:value-type="string" calcext:value-type="string">
            <text:p>&lt;b&gt;Sui&lt;/b&gt; is composed of 步 &lt;i&gt;pu&lt;/i&gt; to step, to walk, and 戌 &lt;i&gt;hsü&lt;/i&gt; a horary character as phonetic. It originally meant 木星 &lt;i&gt;mu hsing&lt;/i&gt; wood-star (lines &lt;a href="https://en.wikisource.org/wiki/San_Tzu_Ching/San_Tzu_Ching#line66" title="San Tzu Ching/San Tzu Ching"&gt;66&lt;/a&gt;, &lt;a href="https://en.wikisource.org/wiki/San_Tzu_Ching/San_Tzu_Ching#line52" title="San Tzu Ching/San Tzu Ching"&gt;52&lt;/a&gt;), &lt;i&gt;i.e.&lt;/i&gt; the planet Jupiter, also known to the Chinese as the year-star from its revolution in twelve years which was reckoned as one great year. It is now colloquially used as a year of one's life or age (&lt;a href="https://en.wikisource.org/wiki/San_Tzu_Ching/San_Tzu_Ching#line33" title="San Tzu Ching/San Tzu Ching"&gt;line 33&lt;/a&gt;), and is classed under radical 止 &lt;i&gt;chih&lt;/i&gt; to stop.&lt;/p&gt;</text:p>
          </table:table-cell>
        </table:table-row>
        <table:table-row table:style-name="ro2">
          <table:table-cell office:value-type="string" calcext:value-type="string">
            <text:p>能</text:p>
          </table:table-cell>
          <table:table-cell office:value-type="string" calcext:value-type="string">
            <text:p>&lt;b&gt;Nêng&lt;/b&gt; see &lt;a href="https://en.wikisource.org/wiki/San_Tzu_Ching/San_Tzu_Ching#line34" title="San Tzu Ching/San Tzu Ching"&gt;line 34&lt;/a&gt;.&lt;/p&gt;</text:p>
          </table:table-cell>
        </table:table-row>
        <table:table-row table:style-name="ro1">
          <table:table-cell office:value-type="string" calcext:value-type="string">
            <text:p>让</text:p>
          </table:table-cell>
          <table:table-cell office:value-type="string" calcext:value-type="string">
            <text:p>&lt;b&gt;Jang&lt;/b&gt; is composed of 言 &lt;i&gt;yen&lt;/i&gt; words and 襄 &lt;i&gt;hsiang&lt;/i&gt; which is an important phonetic (see &lt;a href="https://en.wikisource.org/wiki/San_Tzu_Ching/San_Tzu_Ching#line82" title="San Tzu Ching/San Tzu Ching"&gt;line 82&lt;/a&gt;).&lt;/p&gt;</text:p>
          </table:table-cell>
        </table:table-row>
        <table:table-row table:style-name="ro1">
          <table:table-cell office:value-type="string" calcext:value-type="string">
            <text:p>梨</text:p>
          </table:table-cell>
          <table:table-cell office:value-type="string" calcext:value-type="string">
            <text:p>&lt;b&gt;Li&lt;/b&gt; is composed of 木 &lt;i&gt;mu&lt;/i&gt; wood (&lt;a href="https://en.wikisource.org/wiki/San_Tzu_Ching/San_Tzu_Ching#line66" title="San Tzu Ching/San Tzu Ching"&gt;line 66&lt;/a&gt;) as radical and 利 &lt;i&gt;li&lt;/i&gt; sharp as phonetic. [The story runs that when K'ung Jung at four years of age was asked why he chose all the small pears and left the bigger ones for the rest of the family he replied, "I am a small boy, so I take the small pears." Eitel wrongly translates "was &lt;i&gt;able&lt;/i&gt; to &lt;i&gt;yield&lt;/i&gt; up his &lt;i&gt;pears&lt;/i&gt; (to his brothers)."]&lt;/p&gt;</text:p>
          </table:table-cell>
        </table:table-row>
        <table:table-row table:style-name="ro1">
          <table:table-cell office:value-type="string" calcext:value-type="string">
            <text:p>弟</text:p>
          </table:table-cell>
          <table:table-cell office:value-type="string" calcext:value-type="string">
            <text:p>&lt;b&gt;T'i&lt;/b&gt; to behave as a younger brother is a verbal sense developed from the original sound and signification of the character read &lt;i&gt;ti&lt;/i&gt;&lt;sup&gt;&lt;small&gt;4&lt;/small&gt;&lt;/sup&gt; = younger brother (&lt;a href="https://en.wikisource.org/wiki/San_Tzu_Ching/San_Tzu_Ching#line100" title="San Tzu Ching/San Tzu Ching"&gt;line 100&lt;/a&gt;). For convenience' sake the former is sometimes written 悌, with 心 &lt;i&gt;hsin&lt;/i&gt; heart as radical.&lt;/p&gt;</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1">
          <table:table-cell office:value-type="string" calcext:value-type="string">
            <text:p>长</text:p>
          </table:table-cell>
          <table:table-cell office:value-type="string" calcext:value-type="string">
            <text:p>&lt;b&gt;Chang&lt;/b&gt; means to grow, one grown, an elder. The original word <text:s/>was &lt;i&gt;ch'ang&lt;/i&gt;&lt;sup&gt;&lt;small&gt;2&lt;/small&gt;&lt;/sup&gt;, composed of 兀 &lt;i&gt;wu&lt;/i&gt; lofty, far, 𠤎 &lt;i&gt;hua&lt;/i&gt; (the old form of 化, to be distinguished from 七 &lt;i&gt;ch'i&lt;/i&gt; seven, &lt;a href="https://en.wikisource.org/wiki/San_Tzu_Ching/San_Tzu_Ching#line84" title="San Tzu Ching/San Tzu Ching"&gt;line 84&lt;/a&gt;) to melt, to change, and 亡 &lt;i&gt;wang&lt;/i&gt; to perish (&lt;a href="https://en.wikisource.org/wiki/San_Tzu_Ching/San_Tzu_Ching#line159" title="San Tzu Ching/San Tzu Ching"&gt;line 159&lt;/a&gt;) turned upside down, showing that this last is to be taken in an opposite sense. It is consequently explained as that which will go far without change, lasting, long.&lt;/p&gt;</text:p>
          </table:table-cell>
        </table:table-row>
        <table:table-row table:style-name="ro2">
          <table:table-cell office:value-type="string" calcext:value-type="string">
            <text:p>宜</text:p>
          </table:table-cell>
          <table:table-cell office:value-type="string" calcext:value-type="string">
            <text:p>&lt;b&gt;I&lt;/b&gt; see &lt;a href="https://en.wikisource.org/wiki/San_Tzu_Ching/San_Tzu_Ching#line22" title="San Tzu Ching/San Tzu Ching"&gt;line 22&lt;/a&gt;.&lt;/p&gt;</text:p>
          </table:table-cell>
        </table:table-row>
        <table:table-row table:style-name="ro1">
          <table:table-cell office:value-type="string" calcext:value-type="string">
            <text:p>先</text:p>
          </table:table-cell>
          <table:table-cell office:value-type="string" calcext:value-type="string">
            <text:p>&lt;b&gt;Hsien&lt;/b&gt; is composed of 人 &lt;i&gt;jen&lt;/i&gt; man (under the form in which it appears when placed at the bottom of a character) as radical, and a corrupted 之 (&lt;a href="https://en.wikisource.org/wiki/San_Tzu_Ching/San_Tzu_Ching#line1" title="San Tzu Ching/San Tzu Ching"&gt;line 1&lt;/a&gt;). It used as a comparative adverb of time.&lt;/p&gt;</text:p>
          </table:table-cell>
        </table:table-row>
        <table:table-row table:style-name="ro2">
          <table:table-cell office:value-type="string" calcext:value-type="string">
            <text:p>知</text:p>
          </table:table-cell>
          <table:table-cell office:value-type="string" calcext:value-type="string">
            <text:p>&lt;b&gt;Chih&lt;/b&gt; see &lt;a href="https://en.wikisource.org/wiki/San_Tzu_Ching/San_Tzu_Ching#line28" title="San Tzu Ching/San Tzu Ching"&gt;line 28&lt;/a&gt;.&lt;/p&gt;</text:p>
          </table:table-cell>
        </table:table-row>
        <table:table-row table:style-name="ro2">
          <table:table-cell office:value-type="string" calcext:value-type="string">
            <text:p>首</text:p>
          </table:table-cell>
          <table:table-cell office:value-type="string" calcext:value-type="string">
            <text:p>&lt;b&gt;Shou&lt;/b&gt; was originally written with three wavy strokes at the top, said to represent hair, the lower portion being an obsolete word for head.&lt;/p&gt;</text:p>
          </table:table-cell>
        </table:table-row>
        <table:table-row table:style-name="ro1">
          <table:table-cell office:value-type="string" calcext:value-type="string">
            <text:p>孝</text:p>
          </table:table-cell>
          <table:table-cell office:value-type="string" calcext:value-type="string">
            <text:p>&lt;b&gt;Hsiao&lt;/b&gt; is composed of 老 &lt;i&gt;lao&lt;/i&gt; old (&lt;a href="https://en.wikisource.org/wiki/San_Tzu_Ching/San_Tzu_Ching#line24" title="San Tzu Ching/San Tzu Ching"&gt;line 24&lt;/a&gt;), as seen in combination, as phonetic, and 子 &lt;i&gt;tzŭ&lt;/i&gt; child underneath as radical, thus picturing the idea of the young taking care of the old.&lt;/p&gt;</text:p>
          </table:table-cell>
        </table:table-row>
        <table:table-row table:style-name="ro2">
          <table:table-cell office:value-type="string" calcext:value-type="string">
            <text:p>弟</text:p>
          </table:table-cell>
          <table:table-cell office:value-type="string" calcext:value-type="string">
            <text:p>&lt;b&gt;T'i&lt;/b&gt; see &lt;a href="https://en.wikisource.org/wiki/San_Tzu_Ching/San_Tzu_Ching#line39" title="San Tzu Ching/San Tzu Ching"&gt;line 39&lt;/a&gt;. The logic shows it cannot be &lt;i&gt;ti&lt;/i&gt;.&lt;/p&gt;</text:p>
          </table:table-cell>
        </table:table-row>
        <table:table-row table:style-name="ro1">
          <table:table-cell office:value-type="string" calcext:value-type="string">
            <text:p>次</text:p>
          </table:table-cell>
          <table:table-cell office:value-type="string" calcext:value-type="string">
            <text:p>&lt;b&gt;Tz'ŭ&lt;/b&gt; is composed of 二 &lt;i&gt;êrh&lt;/i&gt; two and 欠 &lt;i&gt;ch'ien&lt;/i&gt; as radical. The latter now means to owe, but was originally a picture of vapour issuing from a man's head, hence to yawn. &lt;i&gt;Tz'ŭ&lt;/i&gt; is explained as not in the front rank or of the best kind.&lt;/p&gt;</text:p>
          </table:table-cell>
        </table:table-row>
        <table:table-row table:style-name="ro1">
          <table:table-cell office:value-type="string" calcext:value-type="string">
            <text:p>见</text:p>
          </table:table-cell>
          <table:table-cell office:value-type="string" calcext:value-type="string">
            <text:p>&lt;b&gt;Chien&lt;/b&gt; is composed of 目 &lt;i&gt;mu&lt;/i&gt; eye (&lt;a href="https://en.wikisource.org/wiki/San_Tzu_Ching/San_Tzu_Ching#line262" title="San Tzu Ching/San Tzu Ching"&gt;line 262&lt;/a&gt;) as radical, and 人 &lt;i&gt;jen&lt;/i&gt; man (&lt;a href="https://en.wikisource.org/wiki/San_Tzu_Ching/San_Tzu_Ching#line40" title="San Tzu Ching/San Tzu Ching"&gt;line 40&lt;/a&gt;). It originally meant to look at, and has come to signify sense perception of any kind.&lt;/p&gt;</text:p>
          </table:table-cell>
        </table:table-row>
        <table:table-row table:style-name="ro1">
          <table:table-cell office:value-type="string" calcext:value-type="string">
            <text:p>闻</text:p>
          </table:table-cell>
          <table:table-cell office:value-type="string" calcext:value-type="string">
            <text:p>&lt;b&gt;Wên&lt;/b&gt; is composed of 門 &lt;i&gt;mên&lt;/i&gt; the two leaves of a door (&lt;a href="https://en.wikisource.org/wiki/San_Tzu_Ching/San_Tzu_Ching#line22" title="San Tzu Ching/San Tzu Ching"&gt;line 22&lt;/a&gt;) and 耳 &lt;i&gt;êrh&lt;/i&gt; ear, and means to hear, to smell. Seeing and hearing stand for the acquisition of knowledge in general.&lt;/p&gt;</text:p>
          </table:table-cell>
        </table:table-row>
        <table:table-row table:style-name="ro2">
          <table:table-cell office:value-type="string" calcext:value-type="string">
            <text:p>知</text:p>
          </table:table-cell>
          <table:table-cell office:value-type="string" calcext:value-type="string">
            <text:p>&lt;b&gt;Chih&lt;/b&gt; see &lt;a href="https://en.wikisource.org/wiki/San_Tzu_Ching/San_Tzu_Ching#line28" title="San Tzu Ching/San Tzu Ching"&gt;line 28&lt;/a&gt;.&lt;/p&gt;</text:p>
          </table:table-cell>
        </table:table-row>
        <table:table-row table:style-name="ro1">
          <table:table-cell office:value-type="string" calcext:value-type="string">
            <text:p>某</text:p>
          </table:table-cell>
          <table:table-cell office:value-type="string" calcext:value-type="string">
            <text:p>&lt;b&gt;Mou&lt;/b&gt; is composed of 木 &lt;i&gt;mu&lt;/i&gt; wood as radical, and 甘 &lt;i&gt;kan&lt;/i&gt; sweet. It originally meant sour plums, explained exactly as &lt;i&gt;lucus a non lucendo&lt;/i&gt;. An old dictionary says, "Things of which the names are not known are &lt;i&gt;mou&lt;/i&gt;." The term 某人 &lt;i&gt;mou jen&lt;/i&gt; a certain man, is used in reading as a substitute for the personal names of Confucius and Mencius, which may not be uttered.&lt;/p&gt;</text:p>
          </table:table-cell>
        </table:table-row>
        <table:table-row table:style-name="ro1">
          <table:table-cell office:value-type="string" calcext:value-type="string">
            <text:p>数</text:p>
          </table:table-cell>
          <table:table-cell office:value-type="string" calcext:value-type="string">
            <text:p>&lt;b&gt;Shu&lt;/b&gt; is composed of 攴 &lt;i&gt;p'u&lt;/i&gt; to tap (in composition 夊, see &lt;i&gt;chiao&lt;/i&gt; &lt;a href="https://en.wikisource.org/wiki/San_Tzu_Ching/San_Tzu_Ching#line5" title="San Tzu Ching/San Tzu Ching"&gt;line 5&lt;/a&gt;) as radical, with an important phonetic. It originally meant to count, probably based upon tapping, in which sense it is now read &lt;i&gt;shu&lt;/i&gt;&lt;sup&gt;&lt;small&gt;3&lt;/small&gt;&lt;/sup&gt;.&lt;/p&gt;</text:p>
          </table:table-cell>
        </table:table-row>
        <table:table-row table:style-name="ro1">
          <table:table-cell office:value-type="string" calcext:value-type="string">
            <text:p>识</text:p>
          </table:table-cell>
          <table:table-cell office:value-type="string" calcext:value-type="string">
            <text:p>&lt;b&gt;Shih&lt;/b&gt; is composed of 言 &lt;i&gt;yen&lt;/i&gt; words and an important phonetic. It answers more to &lt;i&gt;connaître&lt;/i&gt; than to &lt;i&gt;savoir&lt;/i&gt;.&lt;/p&gt;</text:p>
          </table:table-cell>
        </table:table-row>
        <table:table-row table:style-name="ro2">
          <table:table-cell office:value-type="string" calcext:value-type="string">
            <text:p>某</text:p>
          </table:table-cell>
          <table:table-cell office:value-type="string" calcext:value-type="string">
            <text:p>&lt;b&gt;Mou&lt;/b&gt; see &lt;a href="https://en.wikisource.org/wiki/San_Tzu_Ching/San_Tzu_Ching#line43" title="San Tzu Ching/San Tzu Ching"&gt;line 43&lt;/a&gt;.&lt;/p&gt;</text:p>
          </table:table-cell>
        </table:table-row>
        <table:table-row table:style-name="ro1">
          <table:table-cell office:value-type="string" calcext:value-type="string">
            <text:p>文</text:p>
          </table:table-cell>
          <table:table-cell office:value-type="string" calcext:value-type="string">
            <text:p>&lt;b&gt;Wên&lt;/b&gt; originally meant cross lines, any markings or veins, streaks on a tiger, etc.; hence the written character, in which sense it <text:s/>was used until the introduction of 字 &lt;i&gt;tzŭ&lt;/i&gt; (see &lt;a href="https://en.wikisource.org/wiki/San_Tzu_Ching/San_Tzu_Ching#line0" title="San Tzu Ching/San Tzu Ching"&gt;title&lt;/a&gt;), and literature, and by extension civilian (see &lt;a href="https://en.wikisource.org/wiki/San_Tzu_Ching/San_Tzu_Ching#line189" title="San Tzu Ching/San Tzu Ching"&gt;line 189&lt;/a&gt;). [Eitel and Père Zottoli have both missed the point of these two lines. For the latter Eitel has "and &lt;i&gt;understand&lt;/i&gt; the &lt;i&gt;several appellatives&lt;/i&gt;" whatever that may mean. P. Zottoli has "scias aliquot notiones," the &lt;i&gt;scias&lt;/i&gt; following an &lt;i&gt;ut&lt;/i&gt; erroneously inserted as a conjunction between lines &lt;a href="https://en.wikisource.org/wiki/San_Tzu_Ching/San_Tzu_Ching#line42" title="San Tzu Ching/San Tzu Ching"&gt;42&lt;/a&gt; and &lt;a href="https://en.wikisource.org/wiki/San_Tzu_Ching/San_Tzu_Ching#line43" title="San Tzu Ching/San Tzu Ching"&gt;43&lt;/a&gt;.]&lt;/p&gt;</text:p>
          </table:table-cell>
        </table:table-row>
        <table:table-row table:style-name="ro2">
          <table:table-cell office:value-type="string" calcext:value-type="string">
            <text:p>一</text:p>
          </table:table-cell>
          <table:table-cell office:value-type="string" calcext:value-type="string">
            <text:p>&lt;b&gt;I&lt;/b&gt; stands for Unity, the cosmogonical abstraction which was ultimately subdivided into two forces, the resultant being the visible material universe. It is the number of heaven; see &lt;a href="https://en.wikisource.org/wiki/San_Tzu_Ching/San_Tzu_Ching#line0" title="San Tzu Ching/San Tzu Ching"&gt;title&lt;/a&gt; and &lt;a href="https://en.wikisource.org/wiki/San_Tzu_Ching/San_Tzu_Ching#line49" title="San Tzu Ching/San Tzu Ching"&gt;line 49&lt;/a&gt;.&lt;/p&gt;</text:p>
          </table:table-cell>
        </table:table-row>
        <table:table-row table:style-name="ro2">
          <table:table-cell office:value-type="string" calcext:value-type="string">
            <text:p>而</text:p>
          </table:table-cell>
          <table:table-cell office:value-type="string" calcext:value-type="string">
            <text:p>&lt;b&gt;Erh&lt;/b&gt; originally meant whiskers. It is now used as a conjunction, sometimes disjunctive, and also as the pronoun you.&lt;/p&gt;</text:p>
          </table:table-cell>
        </table:table-row>
        <table:table-row table:style-name="ro2">
          <table:table-cell office:value-type="string" calcext:value-type="string">
            <text:p>十</text:p>
          </table:table-cell>
          <table:table-cell office:value-type="string" calcext:value-type="string">
            <text:p>&lt;b&gt;Shih&lt;/b&gt; is composed of one line pointing east and west and another pointing north and south; it therefore represents the hub of the universe, also numerical completeness, the Chinese system being decimal.&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百</text:p>
          </table:table-cell>
          <table:table-cell office:value-type="string" calcext:value-type="string">
            <text:p>&lt;b&gt;Pai&lt;/b&gt; (or &lt;i&gt;pŏ&lt;/i&gt;) was composed, according to the &lt;i&gt;&lt;a href="https://en.wikipedia.org/wiki/Shuowen_Jiezi" class="extiw" title="w:Shuowen Jiezi"&gt;Shuo Wên&lt;/a&gt;&lt;/i&gt;, of a contraction of 自 &lt;i&gt;tzŭ&lt;/i&gt; nose (&lt;a href="https://en.wikisource.org/wiki/San_Tzu_Ching/San_Tzu_Ching#line93" title="San Tzu Ching/San Tzu Ching"&gt;line 93&lt;/a&gt;) as radical, and 一 &lt;i&gt;i&lt;/i&gt; unity. In &lt;a href="https://en.wikipedia.org/wiki/Kangxi_Dictionary" class="extiw" title="w:Kangxi Dictionary"&gt;K'ang Hsi's dictionary&lt;/a&gt;, however, it is regarded as composed of 一 &lt;i&gt;i&lt;/i&gt; one and 白 &lt;i&gt;pai&lt;/i&gt; or &lt;i&gt;pŏ&lt;/i&gt; white as radical, though &lt;i&gt;i&lt;/i&gt; would be an intelligible radical and pai would be a perfect phonetic. The functions of radical and phonetic are often thus arbitrarily interchanged. &lt;i&gt;Pai&lt;/i&gt; is much used by synecdoche for all, every; &lt;i&gt;e.g&lt;/i&gt;. 百 姓 &lt;i&gt;pŏ hsing&lt;/i&gt; the hundred surnames, &lt;i&gt;i.e&lt;/i&gt;. all the surnames, of which no less than 4657 have been recorded; hence the people of China.&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千</text:p>
          </table:table-cell>
          <table:table-cell office:value-type="string" calcext:value-type="string">
            <text:p>&lt;b&gt;Ch'ien&lt;/b&gt; is composed of 十 &lt;i&gt;shih&lt;/i&gt; ten (&lt;a href="https://en.wikisource.org/wiki/San_Tzu_Ching/San_Tzu_Ching#line45" title="San Tzu Ching/San Tzu Ching"&gt;line 45&lt;/a&gt;) as radical, and a corruption of 人 &lt;i&gt;jen&lt;/i&gt; man. 千歲 &lt;i&gt;ch'ien sui&lt;/i&gt; a thousand years (&lt;a href="https://en.wikisource.org/wiki/San_Tzu_Ching/San_Tzu_Ching#line37" title="San Tzu Ching/San Tzu Ching"&gt;line 37&lt;/a&gt;) is a title of a prince.&lt;/p&gt;</text:p>
          </table:table-cell>
        </table:table-row>
        <table:table-row table:style-name="ro2">
          <table:table-cell office:value-type="string" calcext:value-type="string">
            <text:p>千</text:p>
          </table:table-cell>
          <table:table-cell office:value-type="string" calcext:value-type="string">
            <text:p>&lt;b&gt;Ch'ien&lt;/b&gt; see &lt;a href="https://en.wikisource.org/wiki/San_Tzu_Ching/San_Tzu_Ching#line47" title="San Tzu Ching/San Tzu Ching"&gt;line 47&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万</text:p>
          </table:table-cell>
          <table:table-cell office:value-type="string" calcext:value-type="string">
            <text:p>&lt;b&gt;Wan&lt;/b&gt; was originally classed under radical 禸 &lt;i&gt;jou&lt;/i&gt; the track of an animal, and meant insects; hence its primary meanings, myriad, all. It is now classed under radical 艸 &lt;i&gt;ts'ao&lt;/i&gt; vegetation. It is often written 万 for short; sometimes the Indian 卍 &lt;i&gt;sauvastika&lt;/i&gt; is employed. 萬歲 &lt;i&gt;wan sui&lt;/i&gt; ten thousand years (see &lt;a href="https://en.wikisource.org/wiki/San_Tzu_Ching/San_Tzu_Ching#line37" title="San Tzu Ching/San Tzu Ching"&gt;line 37&lt;/a&gt;) is a title of the Emperor.&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 The three lines of which this character is composed have been said to stand for heaven, earth, and man.&lt;/p&gt;</text:p>
          </table:table-cell>
        </table:table-row>
        <table:table-row table:style-name="ro1">
          <table:table-cell office:value-type="string" calcext:value-type="string">
            <text:p>才</text:p>
          </table:table-cell>
          <table:table-cell office:value-type="string" calcext:value-type="string">
            <text:p>&lt;b&gt;Ts'ai&lt;/b&gt; was originally written as a vertical line dividing two parallel horizontals, and meant vegetation sprouting. It came to mean force, power, talent, and is now classed under radical 手 &lt;i&gt;shou&lt;/i&gt; hand.&lt;/p&gt;</text:p>
          </table:table-cell>
        </table:table-row>
        <table:table-row table:style-name="ro1">
          <table:table-cell office:value-type="string" calcext:value-type="string">
            <text:p>者</text:p>
          </table:table-cell>
          <table:table-cell office:value-type="string" calcext:value-type="string">
            <text:p>&lt;b&gt;Chê&lt;/b&gt; is composed of 白 &lt;i&gt;tzŭ&lt;/i&gt; (= 自 see &lt;a href="https://en.wikisource.org/wiki/San_Tzu_Ching/San_Tzu_Ching#line46" title="San Tzu Ching/San Tzu Ching"&gt;line 46&lt;/a&gt;) as radical, and a contraction of 旅 &lt;i&gt;lü&lt;/i&gt; a body of 500 men (not a contraction of 老 &lt;i&gt;lao&lt;/i&gt; old as in &lt;a href="https://en.wikisource.org/wiki/San_Tzu_Ching/San_Tzu_Ching#line41" title="San Tzu Ching/San Tzu Ching"&gt;line 41&lt;/a&gt;). It is impossible to say what was its original meaning; perhaps a leader of 500 men. It is now a particle imparting various forces, substantival (as here), adjectival, adverbial, etc., to words and phrases, and is classed under radical 老 &lt;i&gt;lao&lt;/i&gt; old. For its phonetic value, based probably upon some older sound, see lines &lt;a href="https://en.wikisource.org/wiki/San_Tzu_Ching/San_Tzu_Ching#line149" title="San Tzu Ching/San Tzu Ching"&gt;149&lt;/a&gt;, &lt;a href="https://en.wikisource.org/wiki/San_Tzu_Ching/San_Tzu_Ching#line176" title="San Tzu Ching/San Tzu Ching"&gt;176&lt;/a&gt;, &lt;a href="https://en.wikisource.org/wiki/San_Tzu_Ching/San_Tzu_Ching#line230" title="San Tzu Ching/San Tzu Ching"&gt;230&lt;/a&gt;, &lt;a href="https://en.wikisource.org/wiki/San_Tzu_Ching/San_Tzu_Ching#line238" title="San Tzu Ching/San Tzu Ching"&gt;238&lt;/a&gt;.&lt;/p&gt;</text:p>
          </table:table-cell>
        </table:table-row>
        <table:table-row table:style-name="ro1">
          <table:table-cell office:value-type="string" calcext:value-type="string">
            <text:p>天</text:p>
          </table:table-cell>
          <table:table-cell office:value-type="string" calcext:value-type="string">
            <text:p>&lt;b&gt;T'ien&lt;/b&gt; is composed of 一 &lt;i&gt;i&lt;/i&gt; one, its original radical, and 大 &lt;i&gt;ta&lt;/i&gt; great, its present radical. Originally meaning the top, that which is above, the physical sky, it soon came to mean the invisible Power beyond, God; popularly, the old man in blue clothes. See &lt;a href="https://en.wikisource.org/wiki/San_Tzu_Ching/San_Tzu_Ching#line79" title="San Tzu Ching/San Tzu Ching"&gt;line 79&lt;/a&gt;.&lt;/p&gt;</text:p>
          </table:table-cell>
        </table:table-row>
        <table:table-row table:style-name="ro1">
          <table:table-cell office:value-type="string" calcext:value-type="string">
            <text:p>地</text:p>
          </table:table-cell>
          <table:table-cell office:value-type="string" calcext:value-type="string">
            <text:p>&lt;b&gt;Ti&lt;/b&gt; is composed of 土 &lt;i&gt;t'u&lt;/i&gt; earth, soil, as radical, and 也 &lt;i&gt;yeh&lt;/i&gt; female, heaven being regarded as male. See &lt;a href="https://en.wikisource.org/wiki/San_Tzu_Ching/San_Tzu_Ching#line79" title="San Tzu Ching/San Tzu Ching"&gt;line 79&lt;/a&gt;.&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 [When chaos resolved itself into the universe, the lighter gas rose and formed the sky, while the heavier congealed and formed the earth. From the interaction of these two, "the bridal of the earth and sky," all things were produced, of which the chief was man, endowed with reason.]&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1">
          <table:table-cell office:value-type="string" calcext:value-type="string">
            <text:p>光</text:p>
          </table:table-cell>
          <table:table-cell office:value-type="string" calcext:value-type="string">
            <text:p>&lt;b&gt;Kuang&lt;/b&gt; is composed of 火 &lt;i&gt;huo&lt;/i&gt; fire above 人 &lt;i&gt;jen&lt;/i&gt; man (&lt;a href="https://en.wikisource.org/wiki/San_Tzu_Ching/San_Tzu_Ching#line40" title="San Tzu Ching/San Tzu Ching"&gt;line 40&lt;/a&gt;). The former used to be, the latter is now, its radical.&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 <text:s/>&lt;/p&gt;&lt;table style="margin:auto; text-align:center;"&gt;&lt;tbody&gt;&lt;tr&gt;&lt;td style="width:1em"&gt;&lt;b&gt;52.&lt;/b&gt;&lt;/td&gt;&lt;td style="padding-bottom:1em;"&gt;&lt;span id="line52"&gt;&lt;/span&gt;</text:p>
          </table:table-cell>
        </table:table-row>
        <table:table-row table:style-name="ro2">
          <table:table-cell office:value-type="string" calcext:value-type="string">
            <text:p>日</text:p>
          </table:table-cell>
          <table:table-cell/>
        </table:table-row>
        <table:table-row table:style-name="ro2">
          <table:table-cell office:value-type="string" calcext:value-type="string">
            <text:p>月</text:p>
          </table:table-cell>
          <table:table-cell office:value-type="string" calcext:value-type="string">
            <text:p>&lt;b&gt;Yüeh&lt;/b&gt; was originally a picture of the crescent moon, which may be faintly traced even in its modern form. It came to be used for lunar month, twelve of which go to the year, the difference between the lunar and solar years being made up by seven intercalary months in nineteen years.&lt;/p&gt;</text:p>
          </table:table-cell>
        </table:table-row>
        <table:table-row table:style-name="ro1">
          <table:table-cell office:value-type="string" calcext:value-type="string">
            <text:p>星</text:p>
          </table:table-cell>
          <table:table-cell office:value-type="string" calcext:value-type="string">
            <text:p>&lt;b&gt;Hsing&lt;/b&gt; was originally 生 &lt;i&gt;shêng&lt;/i&gt; to produce as phonetic, with three circles at the points of its then trident-like form. Under a later form these circles became three 日 &lt;i&gt;jih&lt;/i&gt; suns, which combination was then the radical of the character. These were reduced to one, its modern radical. It is explained as the pure, ethereal portion of the universe, which rises to heaven and manifests itself as stars.&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1">
          <table:table-cell office:value-type="string" calcext:value-type="string">
            <text:p>纲</text:p>
          </table:table-cell>
          <table:table-cell office:value-type="string" calcext:value-type="string">
            <text:p>&lt;b&gt;Kang&lt;/b&gt; is composed of 糹&lt;i&gt;ssŭ&lt;/i&gt; silk as radical, with 岡 &lt;i&gt;kang&lt;/i&gt; a mountain ridge as phonetic. It originally meant a rope, together, and must be carefully distinguished from 網 &lt;i&gt;wang&lt;/i&gt; a ne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1">
          <table:table-cell office:value-type="string" calcext:value-type="string">
            <text:p>君</text:p>
          </table:table-cell>
          <table:table-cell office:value-type="string" calcext:value-type="string">
            <text:p>&lt;b&gt;Chün&lt;/b&gt; is composed of 尹 &lt;i&gt;yin&lt;/i&gt; to rule, with 口 &lt;i&gt;k'ou&lt;/i&gt; mouth as radical; hence one whose commands are respected, a ruler. 君子 &lt;i&gt;chün tzŭ&lt;/i&gt; is the superior or perfect man of Confucian ethics.&lt;/p&gt;</text:p>
          </table:table-cell>
        </table:table-row>
        <table:table-row table:style-name="ro2">
          <table:table-cell office:value-type="string" calcext:value-type="string">
            <text:p>臣</text:p>
          </table:table-cell>
          <table:table-cell office:value-type="string" calcext:value-type="string">
            <text:p>&lt;b&gt;Ch'ên&lt;/b&gt; under its original form, with curved outline, is supposed to represent a Minister bending before his Prince,&lt;/p&gt;&lt;table style="background:inherit; display:table; margin-right:auto; margin-left:auto; text-align:center;"&gt;&lt;tbody&gt;&lt;tr style="text-align:left;"&gt;&lt;td&gt;&lt;div style="line-height:1; font-size: 83%;"&gt;&lt;div class="poem"&gt;&lt;p&gt;As lofty lords before an Eastern throne&lt;br&gt;Bend the whole body, not the head alone.&lt;/p&gt;&lt;/div&gt;&lt;/div&gt;&lt;/td&gt;&lt;/tr&gt;&lt;/tbody&gt;&lt;/table&gt;&lt;p&gt;The term has been extended to include any one ruled, a subject, which is the meaning here.&lt;/p&gt;</text:p>
          </table:table-cell>
        </table:table-row>
        <table:table-row table:style-name="ro1">
          <table:table-cell office:value-type="string" calcext:value-type="string">
            <text:p>义</text:p>
          </table:table-cell>
          <table:table-cell office:value-type="string" calcext:value-type="string">
            <text:p>&lt;b&gt;I&lt;/b&gt; see &lt;a href="https://en.wikisource.org/wiki/San_Tzu_Ching/San_Tzu_Ching#line14" title="San Tzu Ching/San Tzu Ching"&gt;line 14&lt;/a&gt;. [The Rev. E. J. Eitel, evidently translating from an inaccurate text and reading 矣 &lt;i&gt;i&lt;/i&gt;, gives the following most forlorn rendering:—"As to the &lt;i&gt;three&lt;/i&gt; social &lt;i&gt;regulators&lt;/i&gt; or rather &lt;i&gt;that-which-constitutes them&lt;/i&gt; Consists of (the following relationships: There is first that of) the &lt;i&gt;prince&lt;/i&gt; with his &lt;i&gt;officials indeed&lt;/i&gt;."]&lt;/p&gt;</text:p>
          </table:table-cell>
        </table:table-row>
        <table:table-row table:style-name="ro2">
          <table:table-cell office:value-type="string" calcext:value-type="string">
            <text:p>父</text:p>
          </table:table-cell>
          <table:table-cell office:value-type="string" calcext:value-type="string">
            <text:p>&lt;b&gt;Fu&lt;/b&gt; see &lt;a href="https://en.wikisource.org/wiki/San_Tzu_Ching/San_Tzu_Ching#line18" title="San Tzu Ching/San Tzu Ching"&gt;line 18&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亲</text:p>
          </table:table-cell>
          <table:table-cell office:value-type="string" calcext:value-type="string">
            <text:p>&lt;b&gt;Ch'in&lt;/b&gt; see &lt;a href="https://en.wikisource.org/wiki/San_Tzu_Ching/San_Tzu_Ching#line31" title="San Tzu Ching/San Tzu Ching"&gt;line 31&lt;/a&gt;. Eitel translates by "intimacy," which is not adequate here.&lt;/p&gt;</text:p>
          </table:table-cell>
        </table:table-row>
        <table:table-row table:style-name="ro1">
          <table:table-cell office:value-type="string" calcext:value-type="string">
            <text:p>夫</text:p>
          </table:table-cell>
          <table:table-cell office:value-type="string" calcext:value-type="string">
            <text:p>&lt;b&gt;Fu&lt;/b&gt; is composed, like Heaven (&lt;a href="https://en.wikisource.org/wiki/San_Tzu_Ching/San_Tzu_Ching#line50" title="San Tzu Ching/San Tzu Ching"&gt;line 50&lt;/a&gt;) of 一 &lt;i&gt;i&lt;/i&gt; one and 大 &lt;i&gt;ta&lt;/i&gt; great, and seems to have formerly indicated men of exceptional character. It is now used for husband. Read &lt;i&gt;fu&lt;/i&gt;&lt;sup&gt;&lt;small&gt;2&lt;/small&gt;&lt;/sup&gt; = now, forasmuch as, etc.&lt;/p&gt;</text:p>
          </table:table-cell>
        </table:table-row>
        <table:table-row table:style-name="ro1">
          <table:table-cell office:value-type="string" calcext:value-type="string">
            <text:p>妇</text:p>
          </table:table-cell>
          <table:table-cell office:value-type="string" calcext:value-type="string">
            <text:p>&lt;b&gt;Fu&lt;/b&gt; is composed of 女 &lt;i&gt;nü&lt;/i&gt; woman as radical and 帚 &lt;i&gt;chou&lt;/i&gt; a broom, and is emblematical of the duties of a wife.&lt;/p&gt;</text:p>
          </table:table-cell>
        </table:table-row>
        <table:table-row table:style-name="ro1">
          <table:table-cell office:value-type="string" calcext:value-type="string">
            <text:p>顺</text:p>
          </table:table-cell>
          <table:table-cell office:value-type="string" calcext:value-type="string">
            <text:p>&lt;b&gt;Shun&lt;/b&gt; is composed of 頁 &lt;i&gt;yeh&lt;/i&gt; head as radical, with 川 &lt;i&gt;ch'uan&lt;/i&gt; flowing water as phonetic, and gives the idea of floating <text:s/>smoothly down the stream. [Eitel wrongly makes the bond one-sided, "And finally, there are &lt;i&gt;husband&lt;/i&gt; and &lt;i&gt;wife&lt;/i&gt;, the latter in &lt;i&gt;submission&lt;/i&gt;."]&lt;/p&gt;</text:p>
          </table:table-cell>
        </table:table-row>
        <table:table-row table:style-name="ro2">
          <table:table-cell office:value-type="string" calcext:value-type="string">
            <text:p>曰</text:p>
          </table:table-cell>
          <table:table-cell office:value-type="string" calcext:value-type="string">
            <text:p>&lt;b&gt;Yüeh&lt;/b&gt; under its old form was supposed to represent breath issuing from the mouth, &lt;i&gt;q.d&lt;/i&gt;. speech.&lt;/p&gt;</text:p>
          </table:table-cell>
        </table:table-row>
        <table:table-row table:style-name="ro1">
          <table:table-cell office:value-type="string" calcext:value-type="string">
            <text:p>春</text:p>
          </table:table-cell>
          <table:table-cell office:value-type="string" calcext:value-type="string">
            <text:p>&lt;b&gt;Ch'un&lt;/b&gt; is composed of 日 &lt;i&gt;jih&lt;/i&gt; sun as radical, and a contraction in which 艸 &lt;i&gt;ts'ao&lt;/i&gt; vegetation was once conspicuous. It is also used figuratively in the sense of joyous, pleasant.&lt;/p&gt;</text:p>
          </table:table-cell>
        </table:table-row>
        <table:table-row table:style-name="ro1">
          <table:table-cell office:value-type="string" calcext:value-type="string">
            <text:p>夏</text:p>
          </table:table-cell>
          <table:table-cell office:value-type="string" calcext:value-type="string">
            <text:p>&lt;b&gt;Hsia&lt;/b&gt; is a contraction of 頁 &lt;i&gt;yeh&lt;/i&gt; head, an obsolete word for hands, and an obsolete radical which is here said to refer to the feet. It originally meant an inhabitant of the Middle Kingdom, probably from the name of &lt;a href="https://en.wikipedia.org/wiki/Xia_Dynasty" class="extiw" title="w:Xia Dynasty"&gt;a dynasty&lt;/a&gt; which ruled China from B.C. 2205 to B.C. 1818.&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秋</text:p>
          </table:table-cell>
          <table:table-cell office:value-type="string" calcext:value-type="string">
            <text:p>&lt;b&gt;Ch'iu&lt;/b&gt; is composed of 禾 &lt;i&gt;ho&lt;/i&gt; grain, as radical, and 火 &lt;i&gt;huo&lt;/i&gt; fire, suggesting the sense of harvest-time.&lt;/p&gt;</text:p>
          </table:table-cell>
        </table:table-row>
        <table:table-row table:style-name="ro1">
          <table:table-cell office:value-type="string" calcext:value-type="string">
            <text:p>冬</text:p>
          </table:table-cell>
          <table:table-cell office:value-type="string" calcext:value-type="string">
            <text:p>&lt;b&gt;Tung&lt;/b&gt; is composed of 冫 &lt;i&gt;ping&lt;/i&gt; an old word for ice, now used as a radical, and a contraction of 終 &lt;i&gt;chung&lt;/i&gt; end, &lt;i&gt;sc&lt;/i&gt;. the end of the year when ice comes. The modern word for ice is 冰 &lt;i&gt;ping&lt;/i&gt;, formed by the simple addition of water (&lt;a href="https://en.wikisource.org/wiki/San_Tzu_Ching/San_Tzu_Ching#line65" title="San Tzu Ching/San Tzu Ching"&gt;line 65&lt;/a&gt;).&lt;/p&gt;</text:p>
          </table:table-cell>
        </table:table-row>
        <table:table-row table:style-name="ro1">
          <table:table-cell office:value-type="string" calcext:value-type="string">
            <text:p>此</text:p>
          </table:table-cell>
          <table:table-cell office:value-type="string" calcext:value-type="string">
            <text:p>&lt;b&gt;Tz'ŭ&lt;/b&gt; is composed of 止 &lt;i&gt;chih&lt;/i&gt; to stop, under which radical it is <text:s/>now classed, and 匕 &lt;i&gt;pi&lt;/i&gt; a spoon. It originally meant to stop; and from this sense of arrestation it is an easy transition to the modern demonstrative value of the character. See &lt;a href="https://en.wikisource.org/wiki/San_Tzu_Ching/San_Tzu_Ching#line273" title="San Tzu Ching/San Tzu Ching"&gt;line 273&lt;/a&gt;.&lt;/p&gt;</text:p>
          </table:table-cell>
        </table:table-row>
        <table:table-row table:style-name="ro2">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lt;/p&gt;</text:p>
          </table:table-cell>
        </table:table-row>
        <table:table-row table:style-name="ro2">
          <table:table-cell office:value-type="string" calcext:value-type="string">
            <text:p>时</text:p>
          </table:table-cell>
          <table:table-cell office:value-type="string" calcext:value-type="string">
            <text:p>&lt;b&gt;Shih&lt;/b&gt; see &lt;a href="https://en.wikisource.org/wiki/San_Tzu_Ching/San_Tzu_Ching#line30" title="San Tzu Ching/San Tzu Ching"&gt;line 30&lt;/a&gt;.&lt;/p&gt;</text:p>
          </table:table-cell>
        </table:table-row>
        <table:table-row table:style-name="ro1">
          <table:table-cell office:value-type="string" calcext:value-type="string">
            <text:p>运</text:p>
          </table:table-cell>
          <table:table-cell office:value-type="string" calcext:value-type="string">
            <text:p>&lt;b&gt;Yün&lt;/b&gt; is composed of the walking radical with 軍 &lt;i&gt;chün&lt;/i&gt; military as phonetic. The latter is a corruption of 車 &lt;i&gt;ch'ê&lt;/i&gt; or &lt;i&gt;chü&lt;/i&gt; a chariot, and 勹 &lt;i&gt;pao&lt;/i&gt; to enclose (under the old form it completely surrounds the chariot), suggesting a military encampment. &lt;i&gt;Yün&lt;/i&gt; was originally pronounced &lt;i&gt;wên&lt;/i&gt;, as still in the Canton dialect, and meant to change one's abode, to transport. Later on, from change it came to mean luck, fortune.&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穷</text:p>
          </table:table-cell>
          <table:table-cell office:value-type="string" calcext:value-type="string">
            <text:p>&lt;b&gt;Ch'iung&lt;/b&gt; is composed of 穴 &lt;i&gt;hsüeh&lt;/i&gt; a cave as radical, over 躬 &lt;i&gt;kung&lt;/i&gt; body as phonetic. It originally meant extreme, limit; and later, without resource, poor.&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南</text:p>
          </table:table-cell>
          <table:table-cell office:value-type="string" calcext:value-type="string">
            <text:p>&lt;b&gt;Nan&lt;/b&gt; is composed of an old word meaning abundant vegetation (&lt;i&gt;q.d&lt;/i&gt;. the south), with 羊 &lt;i&gt;yang&lt;/i&gt; sheep inserted as phonetic. It is now classed under radical 十 &lt;i&gt;shih&lt;/i&gt; ten (&lt;a href="https://en.wikisource.org/wiki/San_Tzu_Ching/San_Tzu_Ching#line45" title="San Tzu Ching/San Tzu Ching"&gt;line 45&lt;/a&gt;). The south is the standard point, as the north with us, of the mariner's compass, which has been known to the Chinese since the 12th cent. A.D., and is said to have been developed from a legendary "south-pointing chariot" given to tribute-bearing envoys from &lt;a href="https://en.wikipedia.org/wiki/Tongkin" class="extiw" title="w:Tongkin"&gt;Tongking&lt;/a&gt; <text:s/>more than a thousand years B.C. Chinese houses are as far as possible duly oriented, facing the south. See &lt;a href="https://en.wikisource.org/wiki/San_Tzu_Ching/San_Tzu_Ching#line230" title="San Tzu Ching/San Tzu Ching"&gt;line 230&lt;/a&gt;.&lt;/p&gt;</text:p>
          </table:table-cell>
        </table:table-row>
        <table:table-row table:style-name="ro1">
          <table:table-cell office:value-type="string" calcext:value-type="string">
            <text:p>北</text:p>
          </table:table-cell>
          <table:table-cell office:value-type="string" calcext:value-type="string">
            <text:p>&lt;b&gt;Pei&lt;/b&gt; was originally composed of two men, back to back. How it came to mean north is not clear. It is now classed under radical 匕 &lt;i&gt;pi&lt;/i&gt; a spoon.&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西</text:p>
          </table:table-cell>
          <table:table-cell office:value-type="string" calcext:value-type="string">
            <text:p>&lt;b&gt;Hsi&lt;/b&gt; was originally composed of a bird roosting on a tree, which was thought sufficient to suggest the time for roosting when the sun is in the western sky; hence, by an aphetic process on a gigantic scale, the west. It is now classed under radical 襾 &lt;i&gt;hsia&lt;/i&gt; to cover.&lt;/p&gt;</text:p>
          </table:table-cell>
        </table:table-row>
        <table:table-row table:style-name="ro1">
          <table:table-cell office:value-type="string" calcext:value-type="string">
            <text:p>东</text:p>
          </table:table-cell>
          <table:table-cell office:value-type="string" calcext:value-type="string">
            <text:p>&lt;b&gt;Tung&lt;/b&gt; is explained as 日 &lt;i&gt;jih&lt;/i&gt; the sun among the 木 &lt;i&gt;mu&lt;/i&gt; trees as radical (lines &lt;a href="https://en.wikisource.org/wiki/San_Tzu_Ching/San_Tzu_Ching#line52" title="San Tzu Ching/San Tzu Ching"&gt;52&lt;/a&gt;, &lt;a href="https://en.wikisource.org/wiki/San_Tzu_Ching/San_Tzu_Ching#line66" title="San Tzu Ching/San Tzu Ching"&gt;66&lt;/a&gt;). The east is the place of honour, and 東家 &lt;i&gt;tung chia&lt;/i&gt; is the master of a house (&lt;a href="https://en.wikisource.org/wiki/San_Tzu_Ching/San_Tzu_Ching#line192" title="San Tzu Ching/San Tzu Ching"&gt;line 192&lt;/a&gt;). The phrase 東西 &lt;i&gt;tung hsi&lt;/i&gt; east-west means a thing, and it is an insult to say that a man is not a thing, implying that he is only raw material.&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2">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lt;/p&gt;</text:p>
          </table:table-cell>
        </table:table-row>
        <table:table-row table:style-name="ro2">
          <table:table-cell office:value-type="string" calcext:value-type="string">
            <text:p>方</text:p>
          </table:table-cell>
          <table:table-cell office:value-type="string" calcext:value-type="string">
            <text:p>&lt;b&gt;Fang&lt;/b&gt; see &lt;a href="https://en.wikisource.org/wiki/San_Tzu_Ching/San_Tzu_Ching#line14" title="San Tzu Ching/San Tzu Ching"&gt;line 14&lt;/a&gt;.&lt;/p&gt;</text:p>
          </table:table-cell>
        </table:table-row>
        <table:table-row table:style-name="ro1">
          <table:table-cell office:value-type="string" calcext:value-type="string">
            <text:p>应</text:p>
          </table:table-cell>
          <table:table-cell office:value-type="string" calcext:value-type="string">
            <text:p>&lt;b&gt;Ying&lt;/b&gt; is composed of 心 &lt;i&gt;hsin&lt;/i&gt; heart as radical, with an old form <text:s/>of 鷹 &lt;i&gt;ying&lt;/i&gt; a falcon as phonetic. It means to respond, as to a call for services, etc. Read &lt;i&gt;ying&lt;/i&gt;&lt;sup&gt;&lt;small&gt;1&lt;/small&gt;&lt;/sup&gt; it means ought, proper.&lt;/p&gt;</text:p>
          </table:table-cell>
        </table:table-row>
        <table:table-row table:style-name="ro1">
          <table:table-cell office:value-type="string" calcext:value-type="string">
            <text:p>乎</text:p>
          </table:table-cell>
          <table:table-cell office:value-type="string" calcext:value-type="string">
            <text:p>&lt;b&gt;Hu&lt;/b&gt; is composed of 兮 &lt;i&gt;hsi&lt;/i&gt; an emphatic particle, with 丿 &lt;i&gt;p'ieh&lt;/i&gt; (obsolete) as radical. It is defined as "language surplus" or expletive, is an interrogative particle, and has also several prepositional values.&lt;/p&gt;</text:p>
          </table:table-cell>
        </table:table-row>
        <table:table-row table:style-name="ro1">
          <table:table-cell office:value-type="string" calcext:value-type="string">
            <text:p>中</text:p>
          </table:table-cell>
          <table:table-cell office:value-type="string" calcext:value-type="string">
            <text:p>&lt;b&gt;Chung&lt;/b&gt; is an obvious ideogram, classed under the obsolete radical 丨 &lt;i&gt;kun&lt;/i&gt; to pass through. Read &lt;i&gt;chung&lt;/i&gt;&lt;sup&gt;&lt;small&gt;4&lt;/small&gt;&lt;/sup&gt; it means to middle, &lt;i&gt;i.e&lt;/i&gt;. to hit the middle, to attain.&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水</text:p>
          </table:table-cell>
          <table:table-cell office:value-type="string" calcext:value-type="string">
            <text:p>&lt;b&gt;Shui&lt;/b&gt; originally meant level. It is a picture of flowing water; it influences the north, and is the name assigned to the planet Mercury. It usually appears in composition as 氵 on the left.&lt;/p&gt;</text:p>
          </table:table-cell>
        </table:table-row>
        <table:table-row table:style-name="ro2">
          <table:table-cell office:value-type="string" calcext:value-type="string">
            <text:p>火</text:p>
          </table:table-cell>
          <table:table-cell office:value-type="string" calcext:value-type="string">
            <text:p>&lt;b&gt;Huo&lt;/b&gt; is a picture of flames; it influences the south, and is the name assigned to Mars. When at the bottom of a character, in combination, it is expressed by four dots (lines &lt;a href="https://en.wikisource.org/wiki/San_Tzu_Ching/San_Tzu_Ching#line13" title="San Tzu Ching/San Tzu Ching"&gt;13&lt;/a&gt;, &lt;a href="https://en.wikisource.org/wiki/San_Tzu_Ching/San_Tzu_Ching#line77" title="San Tzu Ching/San Tzu Ching"&gt;77&lt;/a&gt;).&lt;/p&gt;</text:p>
          </table:table-cell>
        </table:table-row>
        <table:table-row table:style-name="ro2">
          <table:table-cell office:value-type="string" calcext:value-type="string">
            <text:p>木</text:p>
          </table:table-cell>
          <table:table-cell office:value-type="string" calcext:value-type="string">
            <text:p>&lt;b&gt;Mu&lt;/b&gt; was originally written with the horizontal line bent upwards at each end; it was thus a picture of branches in the air and roots in the ground. It influences the east, and is the name assigned to the planet Jupiter.&lt;/p&gt;</text:p>
          </table:table-cell>
        </table:table-row>
        <table:table-row table:style-name="ro1">
          <table:table-cell office:value-type="string" calcext:value-type="string">
            <text:p>金</text:p>
          </table:table-cell>
          <table:table-cell office:value-type="string" calcext:value-type="string">
            <text:p>&lt;b&gt;Chin&lt;/b&gt; is composed of 土 &lt;i&gt;t'u&lt;/i&gt; earth, with two lumps inserted to represent ore, and 今 &lt;i&gt;chin&lt;/i&gt; now, present, which gives the sound. It is specially the yellow metal, which knows no defilement and may be melted again and again without losing weight, &lt;i&gt;q.d.&lt;/i&gt; gold. It is also commonly used to mean silver, as in money calculations in which gold does not appear. It influences the west, and is the name assigned to the planet Venus.&lt;/p&gt;</text:p>
          </table:table-cell>
        </table:table-row>
        <table:table-row table:style-name="ro2">
          <table:table-cell office:value-type="string" calcext:value-type="string">
            <text:p>土</text:p>
          </table:table-cell>
          <table:table-cell office:value-type="string" calcext:value-type="string">
            <text:p>&lt;b&gt;T'u&lt;/b&gt; is supposed to be a picture of plants springing from the soil. It is the name assigned to the planet Saturn.&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2">
          <table:table-cell office:value-type="string" calcext:value-type="string">
            <text:p>五</text:p>
          </table:table-cell>
          <table:table-cell office:value-type="string" calcext:value-type="string">
            <text:p>&lt;b&gt;Wu&lt;/b&gt; see &lt;a href="https://en.wikisource.org/wiki/San_Tzu_Ching/San_Tzu_Ching#line15" title="San Tzu Ching/San Tzu Ching"&gt;line 15&lt;/a&gt;.&lt;/p&gt;</text:p>
          </table:table-cell>
        </table:table-row>
        <table:table-row table:style-name="ro2">
          <table:table-cell office:value-type="string" calcext:value-type="string">
            <text:p>行</text:p>
          </table:table-cell>
          <table:table-cell office:value-type="string" calcext:value-type="string">
            <text:p>&lt;b&gt;Hsing&lt;/b&gt; is supposed to represent two steps, the three strokes on the left being a step with the left foot, known as the double-man radical (&lt;a href="https://en.wikisource.org/wiki/San_Tzu_Ching/San_Tzu_Ching#line273" title="San Tzu Ching/San Tzu Ching"&gt;line 273&lt;/a&gt;), and those on the right a step with the right foot. It means to walk, to act, to operate. Read &lt;i&gt;hsing&lt;/i&gt;&lt;sup&gt;&lt;small&gt;4&lt;/small&gt;&lt;/sup&gt; it means conduct; and read &lt;i&gt;hang&lt;/i&gt;&lt;sup&gt;&lt;small&gt;2&lt;/small&gt;&lt;/sup&gt;, a row, a series, from which is taken the word &lt;i&gt;hong&lt;/i&gt;, a place of business. <text:s/>&lt;/p&gt;&lt;table style="margin:auto; text-align:center;"&gt;&lt;tbody&gt;&lt;tr&gt;&lt;td style="width:1em"&gt;&lt;b&gt;68.&lt;/b&gt;&lt;/td&gt;&lt;td style="padding-bottom:1em;"&gt;&lt;span id="line68"&gt;&lt;/span&gt;</text:p>
          </table:table-cell>
        </table:table-row>
        <table:table-row table:style-name="ro2">
          <table:table-cell office:value-type="string" calcext:value-type="string">
            <text:p>本</text:p>
          </table:table-cell>
          <table:table-cell office:value-type="string" calcext:value-type="string">
            <text:p>&lt;b&gt;Pên&lt;/b&gt; see &lt;a href="https://en.wikisource.org/wiki/San_Tzu_Ching/San_Tzu_Ching#line2" title="San Tzu Ching/San Tzu Ching"&gt;line 2&lt;/a&gt;.&lt;/p&gt;</text:p>
          </table:table-cell>
        </table:table-row>
        <table:table-row table:style-name="ro2">
          <table:table-cell office:value-type="string" calcext:value-type="string">
            <text:p>乎</text:p>
          </table:table-cell>
          <table:table-cell office:value-type="string" calcext:value-type="string">
            <text:p>&lt;b&gt;Hu&lt;/b&gt; see &lt;a href="https://en.wikisource.org/wiki/San_Tzu_Ching/San_Tzu_Ching#line64" title="San Tzu Ching/San Tzu Ching"&gt;line 64&lt;/a&gt;.&lt;/p&gt;</text:p>
          </table:table-cell>
        </table:table-row>
        <table:table-row table:style-name="ro2">
          <table:table-cell office:value-type="string" calcext:value-type="string">
            <text:p>数</text:p>
          </table:table-cell>
          <table:table-cell office:value-type="string" calcext:value-type="string">
            <text:p>&lt;b&gt;Shu&lt;/b&gt; see &lt;a href="https://en.wikisource.org/wiki/San_Tzu_Ching/San_Tzu_Ching#line43" title="San Tzu Ching/San Tzu Ching"&gt;line 43&lt;/a&gt;.&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仁</text:p>
          </table:table-cell>
          <table:table-cell office:value-type="string" calcext:value-type="string">
            <text:p>&lt;b&gt;Jen&lt;/b&gt; is composed of 人 &lt;i&gt;jen&lt;/i&gt; man and 二 &lt;i&gt;êrh&lt;/i&gt; two, and is defined as love. This was explained in the tenth century A.D. to mean love for one's two neighbours (&lt;a href="https://en.wikisource.org/wiki/San_Tzu_Ching/San_Tzu_Ching#line10" title="San Tzu Ching/San Tzu Ching"&gt;line 10&lt;/a&gt;). Its ethical sense is an inward and spiritual love for all mankind, of which 義 &lt;i&gt;i&lt;/i&gt; is the outward and visible manifestation. Charity, in the theological sense, seems to be the best rendering; love, which has been substituted for charity in the Revised Version of the New Testament, is wanted for more general purposes. Zottoli has "pietas."&lt;/p&gt;</text:p>
          </table:table-cell>
        </table:table-row>
        <table:table-row table:style-name="ro2">
          <table:table-cell office:value-type="string" calcext:value-type="string">
            <text:p>义</text:p>
          </table:table-cell>
          <table:table-cell office:value-type="string" calcext:value-type="string">
            <text:p>&lt;b&gt;I&lt;/b&gt; see lines &lt;a href="https://en.wikisource.org/wiki/San_Tzu_Ching/San_Tzu_Ching#line14" title="San Tzu Ching/San Tzu Ching"&gt;14&lt;/a&gt;, &lt;a href="https://en.wikisource.org/wiki/San_Tzu_Ching/San_Tzu_Ching#line240" title="San Tzu Ching/San Tzu Ching"&gt;240&lt;/a&gt;.&lt;/p&gt;</text:p>
          </table:table-cell>
        </table:table-row>
        <table:table-row table:style-name="ro2">
          <table:table-cell office:value-type="string" calcext:value-type="string">
            <text:p>礼</text:p>
          </table:table-cell>
          <table:table-cell office:value-type="string" calcext:value-type="string">
            <text:p>&lt;b&gt;Li&lt;/b&gt; see &lt;a href="https://en.wikisource.org/wiki/San_Tzu_Ching/San_Tzu_Ching#line32" title="San Tzu Ching/San Tzu Ching"&gt;line 32&lt;/a&gt;.&lt;/p&gt;</text:p>
          </table:table-cell>
        </table:table-row>
        <table:table-row table:style-name="ro1">
          <table:table-cell office:value-type="string" calcext:value-type="string">
            <text:p>智</text:p>
          </table:table-cell>
          <table:table-cell office:value-type="string" calcext:value-type="string">
            <text:p>&lt;b&gt;Chih&lt;/b&gt; is composed of 知 &lt;i&gt;chih&lt;/i&gt; to know (&lt;a href="https://en.wikisource.org/wiki/San_Tzu_Ching/San_Tzu_Ching#line28" title="San Tzu Ching/San Tzu Ching"&gt;line 28&lt;/a&gt;) as phonetic, above 日 &lt;i&gt;jih&lt;/i&gt; the sun as radical, being a corruption or contraction of an earlier and more complicated form which is explained as knowledge of language.&lt;/p&gt;</text:p>
          </table:table-cell>
        </table:table-row>
        <table:table-row table:style-name="ro1">
          <table:table-cell office:value-type="string" calcext:value-type="string">
            <text:p>信</text:p>
          </table:table-cell>
          <table:table-cell office:value-type="string" calcext:value-type="string">
            <text:p>&lt;b&gt;Hsin&lt;/b&gt; was originally composed of 言 &lt;i&gt;yen&lt;/i&gt; words as radical, with 心 &lt;i&gt;hsin&lt;/i&gt; heart on the right, giving a more satisfactory ideogram of truth than the modern form, which is classed under radical 人 &lt;i&gt;jen&lt;/i&gt; man.&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2">
          <table:table-cell office:value-type="string" calcext:value-type="string">
            <text:p>五</text:p>
          </table:table-cell>
          <table:table-cell office:value-type="string" calcext:value-type="string">
            <text:p>&lt;b&gt;Wu&lt;/b&gt; see &lt;a href="https://en.wikisource.org/wiki/San_Tzu_Ching/San_Tzu_Ching#line15" title="San Tzu Ching/San Tzu Ching"&gt;line 15&lt;/a&gt;.&lt;/p&gt;</text:p>
          </table:table-cell>
        </table:table-row>
        <table:table-row table:style-name="ro1">
          <table:table-cell office:value-type="string" calcext:value-type="string">
            <text:p>常</text:p>
          </table:table-cell>
          <table:table-cell office:value-type="string" calcext:value-type="string">
            <text:p>&lt;b&gt;Ch'ang&lt;/b&gt;, which is also read &lt;i&gt;shang&lt;/i&gt;, is composed of &lt;i&gt;shang&lt;/i&gt; (&lt;a href="https://en.wikisource.org/wiki/San_Tzu_Ching/San_Tzu_Ching#line270" title="San Tzu Ching/San Tzu Ching"&gt;line 270&lt;/a&gt;) as phonetic, and 巾 &lt;i&gt;chin&lt;/i&gt; a cloth, a towel, as radical. It means constant, long-enduring, something which is always present even though obscured by neglect. The term virtue is our nearest equivalent to the extended sense.&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容</text:p>
          </table:table-cell>
          <table:table-cell office:value-type="string" calcext:value-type="string">
            <text:p>&lt;b&gt;Jung&lt;/b&gt; is composed of radical 宀 &lt;i&gt;mien&lt;/i&gt; meaning a covered place, a room, and 谷 &lt;i&gt;ku&lt;/i&gt; a valley. It means to hold, to contain,—a property both of rooms and valleys, says a native philologer,—and by extension to tolerate.&lt;/p&gt;</text:p>
          </table:table-cell>
        </table:table-row>
        <table:table-row table:style-name="ro1">
          <table:table-cell office:value-type="string" calcext:value-type="string">
            <text:p>紊</text:p>
          </table:table-cell>
          <table:table-cell office:value-type="string" calcext:value-type="string">
            <text:p>&lt;b&gt;Wên&lt;/b&gt; is composed of 文 &lt;i&gt;wên&lt;/i&gt; streaks (&lt;a href="https://en.wikisource.org/wiki/San_Tzu_Ching/San_Tzu_Ching#line44" title="San Tzu Ching/San Tzu Ching"&gt;line 44&lt;/a&gt;) as phonetic, with 糹&lt;i&gt;ssŭ&lt;/i&gt;, silk as radical. It signifies confusion such as that of a tangled skein, but something more is required to bring out the sense, which is that no one can be allowed to shirk the practice of the five virtues in however trifling a degree. Julien has, "These cardinal virtues must not be confounded (disturbed in their order);" Père Zottoli, "ista quinque officia non patiuntur perturbari;" and Eitel, "&lt;i&gt;These&lt;/i&gt; are the &lt;i&gt;five constant&lt;/i&gt; factors of morality, which do &lt;i&gt;not admit&lt;/i&gt; of any &lt;i&gt;confusion&lt;/i&gt;." All three renderings are obviously inadequate.&lt;/p&gt;</text:p>
          </table:table-cell>
        </table:table-row>
        <table:table-row table:style-name="ro1">
          <table:table-cell office:value-type="string" calcext:value-type="string">
            <text:p>稻</text:p>
          </table:table-cell>
          <table:table-cell office:value-type="string" calcext:value-type="string">
            <text:p>&lt;b&gt;Tao&lt;/b&gt; is composed of 禾 &lt;i&gt;ho&lt;/i&gt; grain and a common phonetic. It was anciently applied to glutinous rice, but is now used of common rice.&lt;/p&gt;</text:p>
          </table:table-cell>
        </table:table-row>
        <table:table-row table:style-name="ro1">
          <table:table-cell office:value-type="string" calcext:value-type="string">
            <text:p>粱</text:p>
          </table:table-cell>
          <table:table-cell office:value-type="string" calcext:value-type="string">
            <text:p>&lt;b&gt;Liang&lt;/b&gt; is composed of 米 &lt;i&gt;mi&lt;/i&gt; rice as radical, below a contraction of 粱 &lt;i&gt;liang&lt;/i&gt; (&lt;a href="https://en.wikisource.org/wiki/San_Tzu_Ching/San_Tzu_Ching#line228" title="San Tzu Ching/San Tzu Ching"&gt;line 228&lt;/a&gt;) as phonetic. It is the millet of north China, <text:s/>"distinguished from the panicled millet by its long and dense compound spikes." &lt;i&gt;&lt;a href="https://en.wikisource.org/wiki/Author:Emil_Bretschneider" title="Author:Emil Bretschneider"&gt;Bretschneider&lt;/a&gt;.&lt;/i&gt;&lt;/p&gt;</text:p>
          </table:table-cell>
        </table:table-row>
        <table:table-row table:style-name="ro1">
          <table:table-cell office:value-type="string" calcext:value-type="string">
            <text:p>菽</text:p>
          </table:table-cell>
          <table:table-cell office:value-type="string" calcext:value-type="string">
            <text:p>&lt;b&gt;Shu&lt;/b&gt; is composed of 艸 &lt;i&gt;ts'ao&lt;/i&gt; vegetation, with 叔 &lt;i&gt;shu&lt;/i&gt;, originally to gather, now a father's younger brother, as phonetic. It is "a collective name for leguminous plants and their seeds." &lt;i&gt;Bretschneider&lt;/i&gt;.&lt;/p&gt;</text:p>
          </table:table-cell>
        </table:table-row>
        <table:table-row table:style-name="ro1">
          <table:table-cell office:value-type="string" calcext:value-type="string">
            <text:p>麦</text:p>
          </table:table-cell>
          <table:table-cell office:value-type="string" calcext:value-type="string">
            <text:p>&lt;b&gt;Mai&lt;/b&gt; is composed of 來 &lt;i&gt;lai&lt;/i&gt; to come, over an obsolete radical 夊 &lt;i&gt;sui&lt;/i&gt; to walk slowly, and is now itself a radical. It is subdivided into 大 &lt;i&gt;ta mai&lt;/i&gt; barley, and 小 &lt;i&gt;hsiao mai&lt;/i&gt; wheat.&lt;/p&gt;</text:p>
          </table:table-cell>
        </table:table-row>
        <table:table-row table:style-name="ro1">
          <table:table-cell office:value-type="string" calcext:value-type="string">
            <text:p>黍</text:p>
          </table:table-cell>
          <table:table-cell office:value-type="string" calcext:value-type="string">
            <text:p>&lt;b&gt;Shu&lt;/b&gt; is composed of 禾 &lt;i&gt;ho&lt;/i&gt; grain, with a contraction of 雨 &lt;i&gt;yü&lt;/i&gt; rain as phonetic. It is specially mentioned as being sticky, and is said to have been called &lt;i&gt;shu&lt;/i&gt; because it was planted during the 大暑 &lt;i&gt;ta shu&lt;/i&gt; great heat. It is now a radical.&lt;/p&gt;</text:p>
          </table:table-cell>
        </table:table-row>
        <table:table-row table:style-name="ro1">
          <table:table-cell office:value-type="string" calcext:value-type="string">
            <text:p>稷</text:p>
          </table:table-cell>
          <table:table-cell office:value-type="string" calcext:value-type="string">
            <text:p>&lt;b&gt;Chi&lt;/b&gt; is composed of 禾 &lt;i&gt;ho&lt;/i&gt; grain and a phonetic associated with husbandry, as might be inferred from its composition. It is called the chief of the five grains.&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1">
          <table:table-cell office:value-type="string" calcext:value-type="string">
            <text:p>六</text:p>
          </table:table-cell>
          <table:table-cell office:value-type="string" calcext:value-type="string">
            <text:p>&lt;b&gt;Liu&lt;/b&gt; is composed of 八 &lt;i&gt;pa&lt;/i&gt; eight (&lt;a href="https://en.wikisource.org/wiki/San_Tzu_Ching/San_Tzu_Ching#line88" title="San Tzu Ching/San Tzu Ching"&gt;line 88&lt;/a&gt;) below the old pictorial form of 上 &lt;i&gt;shang&lt;/i&gt; above, which was anciently represented by a line above a line (&lt;a href="https://en.wikisource.org/wiki/San_Tzu_Ching/San_Tzu_Ching#line192" title="San Tzu Ching/San Tzu Ching"&gt;line 192&lt;/a&gt;). It is the number of change, the female numbers (see &lt;a href="https://en.wikisource.org/wiki/San_Tzu_Ching/San_Tzu_Ching#line0" title="San Tzu Ching/San Tzu Ching"&gt;title&lt;/a&gt;) strengthening at six to reach their climacteric at eight， and is now classed under radical 一 &lt;i&gt;i&lt;/i&gt; one.&lt;/p&gt;</text:p>
          </table:table-cell>
        </table:table-row>
        <table:table-row table:style-name="ro1">
          <table:table-cell office:value-type="string" calcext:value-type="string">
            <text:p>谷</text:p>
          </table:table-cell>
          <table:table-cell office:value-type="string" calcext:value-type="string">
            <text:p>&lt;b&gt;Ku&lt;/b&gt; is composed of 禾 &lt;i&gt;ho&lt;/i&gt; grain as radical, and a phonetic. It stands for cereals in general, and comes to have such meanings as alive, happy, which are apparently based upon the possession of grain.&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所</text:p>
          </table:table-cell>
          <table:table-cell office:value-type="string" calcext:value-type="string">
            <text:p>&lt;b&gt;So&lt;/b&gt; see &lt;a href="https://en.wikisource.org/wiki/San_Tzu_Ching/San_Tzu_Ching#line22" title="San Tzu Ching/San Tzu Ching"&gt;line 22&lt;/a&gt;.&lt;/p&gt;</text:p>
          </table:table-cell>
        </table:table-row>
        <table:table-row table:style-name="ro2">
          <table:table-cell office:value-type="string" calcext:value-type="string">
            <text:p>食</text:p>
          </table:table-cell>
          <table:table-cell office:value-type="string" calcext:value-type="string">
            <text:p>&lt;b&gt;Shih&lt;/b&gt;, the composition of which is disputed, seems to have originally meant a grain of rice. It is now a radical, and read &lt;i&gt;ssŭ&lt;/i&gt;&lt;sup&gt;&lt;small&gt;4&lt;/small&gt;&lt;/sup&gt; it means food. [The commentary points out that the six grains mentioned must be held to include all the varieties which fall under each head.]&lt;/p&gt;</text:p>
          </table:table-cell>
        </table:table-row>
        <table:table-row table:style-name="ro1">
          <table:table-cell office:value-type="string" calcext:value-type="string">
            <text:p>马</text:p>
          </table:table-cell>
          <table:table-cell office:value-type="string" calcext:value-type="string">
            <text:p>&lt;b&gt;Ma&lt;/b&gt; is one of the stock pictures in the Chinese written language. The four dots, elsewhere used for 火 &lt;i&gt;huo&lt;/i&gt; fire (&lt;a href="https://en.wikisource.org/wiki/San_Tzu_Ching/San_Tzu_Ching#line65" title="San Tzu Ching/San Tzu Ching"&gt;line 65&lt;/a&gt;), are of course the legs. They also do duty for the legs and wings of 鳥 &lt;i&gt;niao&lt;/i&gt; a bird, and for the fins of 魚 &lt;i&gt;yü&lt;/i&gt; a fish. It is now a radical.&lt;/p&gt;</text:p>
          </table:table-cell>
        </table:table-row>
        <table:table-row table:style-name="ro2">
          <table:table-cell office:value-type="string" calcext:value-type="string">
            <text:p>牛</text:p>
          </table:table-cell>
          <table:table-cell office:value-type="string" calcext:value-type="string">
            <text:p>&lt;b&gt;Niu&lt;/b&gt; was also a picture character under its old form, which may be produced by removing the dash at the left-hand top corner and turning up the ends of the upper horizontal so as to resemble horns. See &lt;a href="https://en.wikisource.org/wiki/San_Tzu_Ching/San_Tzu_Ching#line340" title="San Tzu Ching/San Tzu Ching"&gt;line 340&lt;/a&gt;.&lt;/p&gt;</text:p>
          </table:table-cell>
        </table:table-row>
        <table:table-row table:style-name="ro1">
          <table:table-cell office:value-type="string" calcext:value-type="string">
            <text:p>羊</text:p>
          </table:table-cell>
          <table:table-cell office:value-type="string" calcext:value-type="string">
            <text:p>&lt;b&gt;Yang&lt;/b&gt; stands in the north for sheep; in the south it is more widely applied to the goat, also known as 山羊 &lt;i&gt;shan yang&lt;/i&gt; mountain sheep. Confucius declared that &lt;i&gt;niu&lt;/i&gt; and &lt;i&gt;yang&lt;/i&gt; were both words formed after the likeness of the object intended. See &lt;a href="https://en.wikisource.org/wiki/San_Tzu_Ching/San_Tzu_Ching#line14" title="San Tzu Ching/San Tzu Ching"&gt;line 14&lt;/a&gt;. <text:s/>&lt;/p&gt;&lt;table style="margin:auto; text-align:center;"&gt;&lt;tbody&gt;&lt;tr&gt;&lt;td style="width:1em"&gt;&lt;b&gt;78.&lt;/b&gt;&lt;/td&gt;&lt;td style="padding-bottom:1em;"&gt;&lt;span id="line78"&gt;&lt;/span&gt;</text:p>
          </table:table-cell>
        </table:table-row>
        <table:table-row table:style-name="ro1">
          <table:table-cell office:value-type="string" calcext:value-type="string">
            <text:p>鸡</text:p>
          </table:table-cell>
          <table:table-cell office:value-type="string" calcext:value-type="string">
            <text:p>&lt;b&gt;Chi&lt;/b&gt; is composed of 鳥 &lt;i&gt;niao&lt;/i&gt; bird as radical, with 奚 &lt;i&gt;hsi&lt;/i&gt; how? why? as phonetic. It is also written 雞, and is described as the bird which knows the time (&lt;a href="https://en.wikisource.org/wiki/San_Tzu_Ching/San_Tzu_Ching#line334" title="San Tzu Ching/San Tzu Ching"&gt;line 334&lt;/a&gt;).&lt;/p&gt;</text:p>
          </table:table-cell>
        </table:table-row>
        <table:table-row table:style-name="ro2">
          <table:table-cell office:value-type="string" calcext:value-type="string">
            <text:p>犬</text:p>
          </table:table-cell>
          <table:table-cell office:value-type="string" calcext:value-type="string">
            <text:p>&lt;b&gt;Ch'üan&lt;/b&gt; seems to have greatly impressed Confucius. He said it was a perfect picture of the animal, meaning of course the old form.&lt;/p&gt;</text:p>
          </table:table-cell>
        </table:table-row>
        <table:table-row table:style-name="ro2">
          <table:table-cell office:value-type="string" calcext:value-type="string">
            <text:p>豕</text:p>
          </table:table-cell>
          <table:table-cell office:value-type="string" calcext:value-type="string">
            <text:p>&lt;b&gt;Shih&lt;/b&gt; is another picture, which likewise leaves much to the imagination, although bristles, feet, and tail are said to stand out distinctly.&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2">
          <table:table-cell office:value-type="string" calcext:value-type="string">
            <text:p>六</text:p>
          </table:table-cell>
          <table:table-cell office:value-type="string" calcext:value-type="string">
            <text:p>&lt;b&gt;Liu&lt;/b&gt; see &lt;a href="https://en.wikisource.org/wiki/San_Tzu_Ching/San_Tzu_Ching#line75" title="San Tzu Ching/San Tzu Ching"&gt;line 75&lt;/a&gt;.&lt;/p&gt;</text:p>
          </table:table-cell>
        </table:table-row>
        <table:table-row table:style-name="ro1">
          <table:table-cell office:value-type="string" calcext:value-type="string">
            <text:p>畜</text:p>
          </table:table-cell>
          <table:table-cell office:value-type="string" calcext:value-type="string">
            <text:p>&lt;b&gt;Ch'u&lt;/b&gt; is composed of 玄 &lt;i&gt;hsüan&lt;/i&gt; black, dark, mysterious (&lt;a href="https://en.wikisource.org/wiki/San_Tzu_Ching/San_Tzu_Ching#line94" title="San Tzu Ching/San Tzu Ching"&gt;line 94&lt;/a&gt;), an epithet often applied to 天 &lt;i&gt;t'ien&lt;/i&gt; the sky, and 田 &lt;i&gt;t'ien&lt;/i&gt; cultivated fields, &lt;i&gt;i.e&lt;/i&gt;. the black fields which nourish us. [&lt;i&gt;Cf&lt;/i&gt;. &lt;a href="https://en.wikisource.org/wiki/Author:Euripides" title="Author:Euripides"&gt;Eurip&lt;/a&gt;. &lt;a href="https://en.wikisource.org/w/index.php?title=The_Bacchae&amp;amp;action=edit&amp;amp;redlink=1" class="new" title="The Bacchae (page does not exist)"&gt;Bacchæ&lt;/a&gt;, &lt;i&gt;μέλαν πέδον&lt;/i&gt; the black plain; &lt;a href="https://en.wikisource.org/wiki/Author:Homer" title="Author:Homer"&gt;Homer&lt;/a&gt; &lt;a href="https://en.wikisource.org/wiki/The_Iliad" title="The Iliad"&gt;Il&lt;/a&gt;. &lt;i&gt;ῥεε δ'αἵματι γαῖα μέλαινα&lt;/i&gt;, etc. In connection with the Greek &lt;i&gt;μέλας&lt;/i&gt;, comparison may also be made with the Chinese 青 &lt;i&gt;ch'ing&lt;/i&gt; (lines &lt;a href="https://en.wikisource.org/wiki/San_Tzu_Ching/San_Tzu_Ching#line84" title="San Tzu Ching/San Tzu Ching"&gt;84&lt;/a&gt;, &lt;a href="https://en.wikisource.org/wiki/San_Tzu_Ching/San_Tzu_Ching#line180" title="San Tzu Ching/San Tzu Ching"&gt;180&lt;/a&gt;), both being applied to the sky, water, etc.] It means to feed, to nourish, to keep as animals; hence, brute beasts.&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所</text:p>
          </table:table-cell>
          <table:table-cell office:value-type="string" calcext:value-type="string">
            <text:p>&lt;b&gt;So&lt;/b&gt; see &lt;a href="https://en.wikisource.org/wiki/San_Tzu_Ching/San_Tzu_Ching#line22" title="San Tzu Ching/San Tzu Ching"&gt;line 22&lt;/a&gt;.&lt;/p&gt;</text:p>
          </table:table-cell>
        </table:table-row>
        <table:table-row table:style-name="ro1">
          <table:table-cell office:value-type="string" calcext:value-type="string">
            <text:p>饲</text:p>
          </table:table-cell>
          <table:table-cell office:value-type="string" calcext:value-type="string">
            <text:p>&lt;b&gt;Ssŭ&lt;/b&gt; is composed of 食 &lt;i&gt;shih&lt;/i&gt; to eat (&lt;a href="https://en.wikisource.org/wiki/San_Tzu_Ching/San_Tzu_Ching#line76" title="San Tzu Ching/San Tzu Ching"&gt;line 76&lt;/a&gt;) as radical, and 司 &lt;i&gt;ssŭ&lt;/i&gt; to manage as phonetic (&lt;a href="https://en.wikisource.org/wiki/San_Tzu_Ching/San_Tzu_Ching#line334" title="San Tzu Ching/San Tzu Ching"&gt;line 334&lt;/a&gt;). [For eight extra lines which in some editions are inserted here, see &lt;i&gt;&lt;a href="https://en.wikisource.org/wiki/San_Tzu_Ching/Appendix_1" title="San Tzu Ching/Appendix 1"&gt;Appendix I.&lt;/a&gt;&lt;/i&gt;]&lt;/p&gt;</text:p>
          </table:table-cell>
        </table:table-row>
        <table:table-row table:style-name="ro2">
          <table:table-cell office:value-type="string" calcext:value-type="string">
            <text:p>惟</text:p>
          </table:table-cell>
          <table:table-cell/>
        </table:table-row>
        <table:table-row table:style-name="ro2">
          <table:table-cell office:value-type="string" calcext:value-type="string">
            <text:p>牛</text:p>
          </table:table-cell>
          <table:table-cell/>
        </table:table-row>
        <table:table-row table:style-name="ro2">
          <table:table-cell office:value-type="string" calcext:value-type="string">
            <text:p>犬</text:p>
          </table:table-cell>
          <table:table-cell/>
        </table:table-row>
        <table:table-row table:style-name="ro2">
          <table:table-cell office:value-type="string" calcext:value-type="string">
            <text:p>功</text:p>
          </table:table-cell>
          <table:table-cell/>
        </table:table-row>
        <table:table-row table:style-name="ro2">
          <table:table-cell office:value-type="string" calcext:value-type="string">
            <text:p>最</text:p>
          </table:table-cell>
          <table:table-cell/>
        </table:table-row>
        <table:table-row table:style-name="ro3">
          <table:table-cell office:value-type="string" calcext:value-type="string">
            <text:p>著</text:p>
          </table:table-cell>
          <table:table-cell/>
        </table:table-row>
        <table:table-row table:style-name="ro2">
          <table:table-cell office:value-type="string" calcext:value-type="string">
            <text:p>能</text:p>
          </table:table-cell>
          <table:table-cell/>
        </table:table-row>
        <table:table-row table:style-name="ro4">
          <table:table-cell office:value-type="string" calcext:value-type="string">
            <text:p>耕</text:p>
          </table:table-cell>
          <table:table-cell office:value-type="string" calcext:value-type="string">
            <text:p>Kêng is composed of 耒 lei a plough-handle (itself composed of 木 mu wood and 丰 chieh rank weeds) as radical, with 井 ching a well as phonetic. It has been alleged that the latter is really a corruption of 田, in which case the whole character would be an ideogram.</text:p>
          </table:table-cell>
        </table:table-row>
        <table:table-row table:style-name="ro3">
          <table:table-cell office:value-type="string" calcext:value-type="string">
            <text:p>田</text:p>
          </table:table-cell>
          <table:table-cell office:value-type="string" calcext:value-type="string">
            <text:p>T'ien is an obvious picture of fields laid out.</text:p>
          </table:table-cell>
        </table:table-row>
        <table:table-row table:style-name="ro3">
          <table:table-cell office:value-type="string" calcext:value-type="string">
            <text:p>能</text:p>
          </table:table-cell>
          <table:table-cell/>
        </table:table-row>
        <table:table-row table:style-name="ro2">
          <table:table-cell office:value-type="string" calcext:value-type="string">
            <text:p>守</text:p>
          </table:table-cell>
          <table:table-cell/>
        </table:table-row>
        <table:table-row table:style-name="ro1">
          <table:table-cell office:value-type="string" calcext:value-type="string">
            <text:p>户</text:p>
          </table:table-cell>
          <table:table-cell office:value-type="string" calcext:value-type="string">
            <text:p>Hu is a picture of a leaf of the 門 mên double door in use all over China. See line 22.</text:p>
          </table:table-cell>
        </table:table-row>
        <table:table-row table:style-name="ro1">
          <table:table-cell office:value-type="string" calcext:value-type="string">
            <text:p>昧</text:p>
          </table:table-cell>
          <table:table-cell office:value-type="string" calcext:value-type="string">
            <text:p>Mei is composed of 日 jih sun as radical, with 未 wei negation as phonetic. Or the character may be regarded as an ideogram,—the negation of light.</text:p>
          </table:table-cell>
        </table:table-row>
        <table:table-row table:style-name="ro1">
          <table:table-cell office:value-type="string" calcext:value-type="string">
            <text:p>天</text:p>
          </table:table-cell>
          <table:table-cell office:value-type="string" calcext:value-type="string">
            <text:p>T'ien see line 50. Here natural, as opposed to 人 jen artificial</text:p>
          </table:table-cell>
        </table:table-row>
        <table:table-row table:style-name="ro1">
          <table:table-cell office:value-type="string" calcext:value-type="string">
            <text:p>良</text:p>
          </table:table-cell>
          <table:table-cell office:value-type="string" calcext:value-type="string">
            <text:p>Liang is composed of a corruption of an obsolete word 畗 fu full, its old radical, with 亡 wang (line 159) as phonetic. It is now classed under radical 艮 kên a limit.</text:p>
          </table:table-cell>
        </table:table-row>
        <table:table-row table:style-name="ro1">
          <table:table-cell office:value-type="string" calcext:value-type="string">
            <text:p>屠</text:p>
          </table:table-cell>
          <table:table-cell office:value-type="string" calcext:value-type="string">
            <text:p>T'u is composed of 尸 shih corpse as radical, with 者 chê (or chu) as phonetic.</text:p>
          </table:table-cell>
        </table:table-row>
        <table:table-row table:style-name="ro1">
          <table:table-cell office:value-type="string" calcext:value-type="string">
            <text:p>市</text:p>
          </table:table-cell>
          <table:table-cell office:value-type="string" calcext:value-type="string">
            <text:p>Shih is composed, under its old form, of 冂 chiung boundary, enclosure, as radical, with 及 chi to arrive (q.d. goods arriving at an enclosed space), with 之 chih (line 1) abbreviated as phonetic. It is now classed under radical 巾 chin a towel.</text:p>
          </table:table-cell>
        </table:table-row>
        <table:table-row table:style-name="ro2">
          <table:table-cell office:value-type="string" calcext:value-type="string">
            <text:p>肆</text:p>
          </table:table-cell>
          <table:table-cell/>
        </table:table-row>
        <table:table-row table:style-name="ro2">
          <table:table-cell office:value-type="string" calcext:value-type="string">
            <text:p>戒</text:p>
          </table:table-cell>
          <table:table-cell/>
        </table:table-row>
        <table:table-row table:style-name="ro2">
          <table:table-cell office:value-type="string" calcext:value-type="string">
            <text:p>物</text:p>
          </table:table-cell>
          <table:table-cell office:value-type="string" calcext:value-type="string">
            <text:p>Wu is a picture of a signal staff with three streamers; hence the idea of a warning not to do something.</text:p>
          </table:table-cell>
        </table:table-row>
        <table:table-row table:style-name="ro2">
          <table:table-cell office:value-type="string" calcext:value-type="string">
            <text:p>食</text:p>
          </table:table-cell>
          <table:table-cell office:value-type="string" calcext:value-type="string">
            <text:p>Shih is composed of two obsolete characters meaning to bring together the fragrance of grain.</text:p>
          </table:table-cell>
        </table:table-row>
        <table:table-row table:style-name="ro2">
          <table:table-cell office:value-type="string" calcext:value-type="string">
            <text:p>免</text:p>
          </table:table-cell>
          <table:table-cell office:value-type="string" calcext:value-type="string">
            <text:p>Mien is not given in the Shuo Wên, and is supposed to be a contraction of an obsolete word with the same meaning.</text:p>
          </table:table-cell>
        </table:table-row>
        <table:table-row table:style-name="ro1">
          <table:table-cell office:value-type="string" calcext:value-type="string">
            <text:p>罪</text:p>
          </table:table-cell>
          <table:table-cell office:value-type="string" calcext:value-type="string">
            <text:p>Tsui was originally composed of 辛 hsin acrid and 自 tzŭ self. It has been suggested that the change was brought about by taboo, as in many other characters.</text:p>
          </table:table-cell>
        </table:table-row>
        <table:table-row table:style-name="ro2">
          <table:table-cell office:value-type="string" calcext:value-type="string">
            <text:p>处</text:p>
          </table:table-cell>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喜</text:p>
          </table:table-cell>
          <table:table-cell office:value-type="string" calcext:value-type="string">
            <text:p>&lt;b&gt;Hsi&lt;/b&gt; is composed of 口 &lt;i&gt;k'ou&lt;/i&gt; mouth as radical and an obsolete word associated with joy. It appears in the &lt;i&gt;&lt;a href="https://en.wikipedia.org/wiki/Shuowen_Jiezi" class="extiw" title="w:Shuowen Jiezi"&gt;Shuo Wên&lt;/a&gt;&lt;/i&gt; as a radical.&lt;/p&gt;</text:p>
          </table:table-cell>
        </table:table-row>
        <table:table-row table:style-name="ro1">
          <table:table-cell office:value-type="string" calcext:value-type="string">
            <text:p>怒</text:p>
          </table:table-cell>
          <table:table-cell office:value-type="string" calcext:value-type="string">
            <text:p>&lt;b&gt;Nu&lt;/b&gt; is composed of 心 &lt;i&gt;hsin&lt;/i&gt; heart as radical and 奴 &lt;i&gt;nu&lt;/i&gt; slave as phonetic.&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哀</text:p>
          </table:table-cell>
          <table:table-cell office:value-type="string" calcext:value-type="string">
            <text:p>&lt;b&gt;Ai&lt;/b&gt; is composed of 衣 &lt;i&gt;i&lt;/i&gt; clothes with 口 &lt;i&gt;k'ou&lt;/i&gt; mouth inserted in the middle as radical. This is a common arrangement (lines &lt;a href="https://en.wikisource.org/wiki/San_Tzu_Ching/San_Tzu_Ching#line38" title="San Tzu Ching/San Tzu Ching"&gt;38&lt;/a&gt;, &lt;a href="https://en.wikisource.org/wiki/San_Tzu_Ching/San_Tzu_Ching#line161" title="San Tzu Ching/San Tzu Ching"&gt;161&lt;/a&gt;). Eitel wrongly renders by "grief."&lt;/p&gt;</text:p>
          </table:table-cell>
        </table:table-row>
        <table:table-row table:style-name="ro1">
          <table:table-cell office:value-type="string" calcext:value-type="string">
            <text:p>惧</text:p>
          </table:table-cell>
          <table:table-cell office:value-type="string" calcext:value-type="string">
            <text:p>&lt;b&gt;Chü&lt;/b&gt; is composed of 心 &lt;i&gt;hsin&lt;/i&gt; heart as radical, with a phonetic made up of two 目 &lt;i&gt;mu&lt;/i&gt; eyes over 隹 &lt;i&gt;chui&lt;/i&gt; a short-tailed bird. The phonetic originally meant the glance of a kite, which would excite fear; hence it came to mean timid, and was probably used in early times without its present radical. One old form was two 目 &lt;i&gt;mu&lt;/i&gt; eyes over 心 &lt;i&gt;hsin&lt;/i&gt; heart. Some cheap editions erroneously read 樂 &lt;i&gt;lo&lt;/i&gt;; hence Eitel's rendering "pleasure."&lt;/p&gt;</text:p>
          </table:table-cell>
        </table:table-row>
        <table:table-row table:style-name="ro1">
          <table:table-cell office:value-type="string" calcext:value-type="string">
            <text:p>爱</text:p>
          </table:table-cell>
          <table:table-cell office:value-type="string" calcext:value-type="string">
            <text:p>&lt;b&gt;Ai&lt;/b&gt; was originally composed of 夊 &lt;i&gt;sui&lt;/i&gt; to walk slowly as radical, <text:s/>with a phonetic made up of 旡 above 心, which phonetic was an independent and still earlier word meaning to love. It is now classed under radical 心 &lt;i&gt;hsin&lt;/i&gt; heart, and answers to the French &lt;i&gt;aimer&lt;/i&gt;, being used either in the sense of to love or to like.&lt;/p&gt;</text:p>
          </table:table-cell>
        </table:table-row>
        <table:table-row table:style-name="ro1">
          <table:table-cell office:value-type="string" calcext:value-type="string">
            <text:p>恶</text:p>
          </table:table-cell>
          <table:table-cell office:value-type="string" calcext:value-type="string">
            <text:p>&lt;b&gt;Wu&lt;/b&gt; was originally written 亞 (now &lt;i&gt;ya&lt;/i&gt; ugly, etc.), which is said to be a picture of two men bending their backs in disgust. It has several other readings, the most important being &lt;i&gt;o&lt;/i&gt;&lt;sup&gt;&lt;small&gt;4&lt;/small&gt;&lt;/sup&gt; wicked, loathsome.&lt;/p&gt;</text:p>
          </table:table-cell>
        </table:table-row>
        <table:table-row table:style-name="ro1">
          <table:table-cell office:value-type="string" calcext:value-type="string">
            <text:p>欲</text:p>
          </table:table-cell>
          <table:table-cell office:value-type="string" calcext:value-type="string">
            <text:p>&lt;b&gt;Yü&lt;/b&gt; is composed of 谷 &lt;i&gt;ku&lt;/i&gt; a valley as phonetic, and 欠 &lt;i&gt;ch'ien&lt;/i&gt; to yawn, deficient, to owe.&lt;/p&gt;</text:p>
          </table:table-cell>
        </table:table-row>
        <table:table-row table:style-name="ro1">
          <table:table-cell office:value-type="string" calcext:value-type="string">
            <text:p>七</text:p>
          </table:table-cell>
          <table:table-cell office:value-type="string" calcext:value-type="string">
            <text:p>&lt;b&gt;Ch'i&lt;/b&gt; is composed of 一 &lt;i&gt;i&lt;/i&gt; one and 中 &lt;i&gt;chung&lt;/i&gt; middle (corrupted), &lt;i&gt;q.d&lt;/i&gt;. a slight trace of the Female Principle coming up in the middle and vitiating the Male Principle, seven being the numeral at which the male numbers (see &lt;a href="https://en.wikisource.org/wiki/San_Tzu_Ching/San_Tzu_Ching#line0" title="San Tzu Ching/San Tzu Ching"&gt;title&lt;/a&gt;) reach perfection (&lt;a href="https://en.wikisource.org/wiki/San_Tzu_Ching/San_Tzu_Ching#line75" title="San Tzu Ching/San Tzu Ching"&gt;line 75&lt;/a&gt;). It is now classed under radical 一 &lt;i&gt;i&lt;/i&gt; one.&lt;/p&gt;</text:p>
          </table:table-cell>
        </table:table-row>
        <table:table-row table:style-name="ro1">
          <table:table-cell office:value-type="string" calcext:value-type="string">
            <text:p>情</text:p>
          </table:table-cell>
          <table:table-cell office:value-type="string" calcext:value-type="string">
            <text:p>&lt;b&gt;Ch'ing&lt;/b&gt; is composed of 心 &lt;i&gt;hsin&lt;/i&gt; heart and an important phonetic 青 &lt;i&gt;ch'ing&lt;/i&gt;, which means the colour of nature in all its varying hues (&lt;a href="https://en.wikisource.org/wiki/San_Tzu_Ching/San_Tzu_Ching#line180" title="San Tzu Ching/San Tzu Ching"&gt;line 180&lt;/a&gt;). One of its common significations is circumstances or facts of a case.&lt;/p&gt;</text:p>
          </table:table-cell>
        </table:table-row>
        <table:table-row table:style-name="ro1">
          <table:table-cell office:value-type="string" calcext:value-type="string">
            <text:p>具</text:p>
          </table:table-cell>
          <table:table-cell office:value-type="string" calcext:value-type="string">
            <text:p>&lt;b&gt;Chü&lt;/b&gt; is composed of 貝 &lt;i&gt;pei&lt;/i&gt; the pearl-oyster in a contracted form, and an obsolete word meaning the hands folded. It has two important senses, &lt;i&gt;viz&lt;/i&gt;. to prepare, and all, every. For the latter, 俱 is now substituted (&lt;a href="https://en.wikisource.org/wiki/San_Tzu_Ching/San_Tzu_Ching#line16" title="San Tzu Ching/San Tzu Ching"&gt;line 16&lt;/a&gt;).&lt;/p&gt;</text:p>
          </table:table-cell>
        </table:table-row>
        <table:table-row table:style-name="ro1">
          <table:table-cell office:value-type="string" calcext:value-type="string">
            <text:p>匏</text:p>
          </table:table-cell>
          <table:table-cell office:value-type="string" calcext:value-type="string">
            <text:p>&lt;b&gt;P'ao&lt;/b&gt; is composed of 夸 &lt;i&gt;k'ua&lt;/i&gt; extravagant as phonetic, with 包 &lt;i&gt;pao&lt;/i&gt; to enclose as radical. The latter, which was originally a picture of the fœtus, is no longer a radical. Its place has been taken by 勹 &lt;i&gt;pao&lt;/i&gt;, which was the picture of a man bending forward as if enfolding something. 瓜 &lt;i&gt;kua&lt;/i&gt; melon is sometimes substituted for 夸 and takes the place of radical, the phonetic being in that case 包 &lt;i&gt;pao&lt;/i&gt; to enclose.&lt;/p&gt;</text:p>
          </table:table-cell>
        </table:table-row>
        <table:table-row table:style-name="ro2">
          <table:table-cell office:value-type="string" calcext:value-type="string">
            <text:p>土</text:p>
          </table:table-cell>
          <table:table-cell office:value-type="string" calcext:value-type="string">
            <text:p>&lt;b&gt;T'u&lt;/b&gt; see &lt;a href="https://en.wikisource.org/wiki/San_Tzu_Ching/San_Tzu_Ching#line66" title="San Tzu Ching/San Tzu Ching"&gt;line 66&lt;/a&gt;.&lt;/p&gt;</text:p>
          </table:table-cell>
        </table:table-row>
        <table:table-row table:style-name="ro1">
          <table:table-cell office:value-type="string" calcext:value-type="string">
            <text:p>革</text:p>
          </table:table-cell>
          <table:table-cell office:value-type="string" calcext:value-type="string">
            <text:p>&lt;b&gt;Ko&lt;/b&gt; means hides or skins without the hair on, parchment. The old form is said to be composed of 三十三 &lt;i&gt;san shih san&lt;/i&gt; thirty-three, which is the number of years in a generation and the time required for a complete change of skin.&lt;/p&gt;</text:p>
          </table:table-cell>
        </table:table-row>
        <table:table-row table:style-name="ro2">
          <table:table-cell office:value-type="string" calcext:value-type="string">
            <text:p>木</text:p>
          </table:table-cell>
          <table:table-cell office:value-type="string" calcext:value-type="string">
            <text:p>&lt;b&gt;Mu&lt;/b&gt; see &lt;a href="https://en.wikisource.org/wiki/San_Tzu_Ching/San_Tzu_Ching#line66" title="San Tzu Ching/San Tzu Ching"&gt;line 66&lt;/a&gt;.&lt;/p&gt;</text:p>
          </table:table-cell>
        </table:table-row>
        <table:table-row table:style-name="ro1">
          <table:table-cell office:value-type="string" calcext:value-type="string">
            <text:p>石</text:p>
          </table:table-cell>
          <table:table-cell office:value-type="string" calcext:value-type="string">
            <text:p>&lt;b&gt;Shih&lt;/b&gt; is regarded as the picture of an overhanging cliff, apparently with a boulder beneath it. It is used as a liquid and dry measure, representing in the latter a weight of 120 斤 catties (&lt;a href="https://en.wikisource.org/wiki/San_Tzu_Ching/San_Tzu_Ching#line3" title="San Tzu Ching/San Tzu Ching"&gt;line 3&lt;/a&gt;).&lt;/p&gt;</text:p>
          </table:table-cell>
        </table:table-row>
        <table:table-row table:style-name="ro2">
          <table:table-cell office:value-type="string" calcext:value-type="string">
            <text:p>金</text:p>
          </table:table-cell>
          <table:table-cell office:value-type="string" calcext:value-type="string">
            <text:p>&lt;b&gt;Chin&lt;/b&gt; see &lt;a href="https://en.wikisource.org/wiki/San_Tzu_Ching/San_Tzu_Ching#line66" title="San Tzu Ching/San Tzu Ching"&gt;line 66&lt;/a&gt;.&lt;/p&gt;</text:p>
          </table:table-cell>
        </table:table-row>
        <table:table-row table:style-name="ro1">
          <table:table-cell office:value-type="string" calcext:value-type="string">
            <text:p>与</text:p>
          </table:table-cell>
          <table:table-cell office:value-type="string" calcext:value-type="string">
            <text:p>&lt;b&gt;Ssŭ&lt;/b&gt; is a duplicated form of 糸 &lt;i&gt;mi&lt;/i&gt; or &lt;i&gt;ssŭ&lt;/i&gt;, and originally meant ten strands of silk as spun by the silkworm (see &lt;a href="https://en.wikisource.org/wiki/San_Tzu_Ching/San_Tzu_Ching#line0" title="San Tzu Ching/San Tzu Ching"&gt;title&lt;/a&gt;).&lt;/p&gt;</text:p>
          </table:table-cell>
        </table:table-row>
        <table:table-row table:style-name="ro1">
          <table:table-cell office:value-type="string" calcext:value-type="string">
            <text:p>丝</text:p>
          </table:table-cell>
          <table:table-cell office:value-type="string" calcext:value-type="string">
            <text:p>&lt;b&gt;Yü&lt;/b&gt; is composed of 舁 &lt;i&gt;yü&lt;/i&gt; to raise and 与 &lt;i&gt;yü&lt;/i&gt; to give, and originally meant several; hence, together, with, and, etc. It also means to give, to bestow, and is now classed under 臼 &lt;i&gt;chiu&lt;/i&gt; a mortar as radical (&lt;a href="https://en.wikisource.org/wiki/San_Tzu_Ching/San_Tzu_Ching#line215" title="San Tzu Ching/San Tzu Ching"&gt;line 215&lt;/a&gt;).&lt;/p&gt;</text:p>
          </table:table-cell>
        </table:table-row>
        <table:table-row table:style-name="ro2">
          <table:table-cell office:value-type="string" calcext:value-type="string">
            <text:p>竹</text:p>
          </table:table-cell>
          <table:table-cell office:value-type="string" calcext:value-type="string">
            <text:p>&lt;b&gt;Chu&lt;/b&gt; is described as a grass which grows in winter, and under its old form is regarded as a picture of the object intended. <text:s/>&lt;/p&gt;&lt;table style="margin:auto; text-align:center;"&gt;&lt;tbody&gt;&lt;tr&gt;&lt;td style="width:1em"&gt;&lt;b&gt;88.&lt;/b&gt;&lt;/td&gt;&lt;td style="padding-bottom:1em;"&gt;&lt;span id="line88"&gt;&lt;/span&gt;</text:p>
          </table:table-cell>
        </table:table-row>
        <table:table-row table:style-name="ro2">
          <table:table-cell office:value-type="string" calcext:value-type="string">
            <text:p>乃</text:p>
          </table:table-cell>
          <table:table-cell/>
        </table:table-row>
        <table:table-row table:style-name="ro2">
          <table:table-cell office:value-type="string" calcext:value-type="string">
            <text:p>八</text:p>
          </table:table-cell>
          <table:table-cell office:value-type="string" calcext:value-type="string">
            <text:p>&lt;b&gt;Pa&lt;/b&gt; is explained as to separate, to divide, being a picture of two persons separating, turned back to back (&lt;a href="https://en.wikisource.org/wiki/San_Tzu_Ching/San_Tzu_Ching#line162" title="San Tzu Ching/San Tzu Ching"&gt;line 162&lt;/a&gt;). It may well have been adopted as the symbol for 8 in reference to the obvious and easy divisibility of that unit; the Chinese however occupy themselves less with its origin as a numeral than with its fanciful position, a climacteric of the female numbers (&lt;a href="https://en.wikisource.org/wiki/San_Tzu_Ching/San_Tzu_Ching#line75" title="San Tzu Ching/San Tzu Ching"&gt;line 75&lt;/a&gt;).&lt;/p&gt;</text:p>
          </table:table-cell>
        </table:table-row>
        <table:table-row table:style-name="ro1">
          <table:table-cell office:value-type="string" calcext:value-type="string">
            <text:p>音</text:p>
          </table:table-cell>
          <table:table-cell office:value-type="string" calcext:value-type="string">
            <text:p>&lt;b&gt;Yin&lt;/b&gt; is a corruption of 言 &lt;i&gt;yen&lt;/i&gt; words (&lt;a href="https://en.wikisource.org/wiki/San_Tzu_Ching/San_Tzu_Ching#line118" title="San Tzu Ching/San Tzu Ching"&gt;line 118&lt;/a&gt;) with a stroke inserted, and means regulated noise, &lt;i&gt;i.e.&lt;/i&gt; musical sounds. These are arranged under eight heads. The gourd furnishes such instruments as the mouth-organ, earth the ocarina, skin the drum, wood the Castanet, stone the hanging musical-stone, metal the gong, silk the guitar, and bamboo the flute. [Eitel wrongly renders this line "By these &lt;i&gt;then&lt;/i&gt; we produce the &lt;i&gt;eight tones&lt;/i&gt; of the scala."]&lt;/p&gt;</text:p>
          </table:table-cell>
        </table:table-row>
        <table:table-row table:style-name="ro2">
          <table:table-cell office:value-type="string" calcext:value-type="string">
            <text:p>高</text:p>
          </table:table-cell>
          <table:table-cell office:value-type="string" calcext:value-type="string">
            <text:p>&lt;b&gt;Kao&lt;/b&gt; is used of height in both material and immaterial senses. It is supposed to present to the eye the semblance of looking up from a terrace or belvidere, and is here an adjective qualifying &lt;i&gt;tsu&lt;/i&gt; ancestor understood. See &lt;a href="https://en.wikisource.org/wiki/San_Tzu_Ching/San_Tzu_Ching#line215" title="San Tzu Ching/San Tzu Ching"&gt;line 215&lt;/a&gt;.&lt;/p&gt;</text:p>
          </table:table-cell>
        </table:table-row>
        <table:table-row table:style-name="ro1">
          <table:table-cell office:value-type="string" calcext:value-type="string">
            <text:p>曾</text:p>
          </table:table-cell>
          <table:table-cell office:value-type="string" calcext:value-type="string">
            <text:p>&lt;b&gt;Tsêng&lt;/b&gt; is composed of 八 &lt;i&gt;pa&lt;/i&gt; to divide (&lt;a href="https://en.wikisource.org/wiki/San_Tzu_Ching/San_Tzu_Ching#line88" title="San Tzu Ching/San Tzu Ching"&gt;line 88&lt;/a&gt;) above, and 曰 &lt;i&gt;yüeh&lt;/i&gt; to speak (&lt;a href="https://en.wikisource.org/wiki/San_Tzu_Ching/San_Tzu_Ching#line57" title="San Tzu Ching/San Tzu Ching"&gt;line 57&lt;/a&gt;) below, a middle portion which is said to be the phonetic. It is defined as a stretcher-out of language, from which we can understand its sense of past, finished, especially as applied to time, thus imparting a tense-value to verbs. With this meaning it is now read &lt;i&gt;ts'êng&lt;/i&gt;&lt;sup&gt;&lt;small&gt;2&lt;/small&gt;&lt;/sup&gt;, while read &lt;i&gt;tsêng&lt;/i&gt;&lt;sup&gt;&lt;small&gt;1&lt;/small&gt;&lt;/sup&gt; as above it means to add to, and here qualifies another &lt;i&gt;tsu&lt;/i&gt;, understood. It is also a common surname (&lt;a href="https://en.wikisource.org/wiki/San_Tzu_Ching/San_Tzu_Ching#line128" title="San Tzu Ching/San Tzu Ching"&gt;line 128&lt;/a&gt;), and is now classed under radical 曰 &lt;i&gt;yüeh&lt;/i&gt;.&lt;/p&gt;</text:p>
          </table:table-cell>
        </table:table-row>
        <table:table-row table:style-name="ro1">
          <table:table-cell office:value-type="string" calcext:value-type="string">
            <text:p>祖</text:p>
          </table:table-cell>
          <table:table-cell office:value-type="string" calcext:value-type="string">
            <text:p>&lt;b&gt;Tsu&lt;/b&gt; is composed of 示 &lt;i&gt;shih&lt;/i&gt;, which is supposed to represent divine commands sent down from heaven, and 且 &lt;i&gt;ch'ieh&lt;/i&gt;, which originally meant to set forth in sacrifice, &lt;i&gt;q.d.&lt;/i&gt; worship of ancestors (see &lt;a href="https://en.wikisource.org/wiki/San_Tzu_Ching/San_Tzu_Ching#line274" title="San Tzu Ching/San Tzu Ching"&gt;line 274&lt;/a&gt;). [The line runs, High-ancestor, add-ancestor, and ancestor, the last of which is here narrowed down to grandfather, in colloquial 祖父 &lt;i&gt;tsu fu&lt;/i&gt;.&lt;/p&gt;</text:p>
          </table:table-cell>
        </table:table-row>
        <table:table-row table:style-name="ro2">
          <table:table-cell office:value-type="string" calcext:value-type="string">
            <text:p>父</text:p>
          </table:table-cell>
          <table:table-cell office:value-type="string" calcext:value-type="string">
            <text:p>&lt;b&gt;Fu&lt;/b&gt; see &lt;a href="https://en.wikisource.org/wiki/San_Tzu_Ching/San_Tzu_Ching#line18" title="San Tzu Ching/San Tzu Ching"&gt;line 18&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2">
          <table:table-cell office:value-type="string" calcext:value-type="string">
            <text:p>身</text:p>
          </table:table-cell>
          <table:table-cell office:value-type="string" calcext:value-type="string">
            <text:p>&lt;b&gt;Shên&lt;/b&gt; is regarded as a picture of the human body. It is also used in the senses of I, self.&lt;/p&gt;</text:p>
          </table:table-cell>
        </table:table-row>
        <table:table-row table:style-name="ro2">
          <table:table-cell office:value-type="string" calcext:value-type="string">
            <text:p>身</text:p>
          </table:table-cell>
          <table:table-cell office:value-type="string" calcext:value-type="string">
            <text:p>&lt;b&gt;Shên&lt;/b&gt; see &lt;a href="https://en.wikisource.org/wiki/San_Tzu_Ching/San_Tzu_Ching#line90" title="San Tzu Ching/San Tzu Ching"&gt;line 90&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孙</text:p>
          </table:table-cell>
          <table:table-cell office:value-type="string" calcext:value-type="string">
            <text:p>&lt;b&gt;Sun&lt;/b&gt; is composed of 子 &lt;i&gt;tzŭ&lt;/i&gt; son and 系 &lt;i&gt;hsi&lt;/i&gt; connected, from which <text:s/>the meaning may be obtained. It was originally classed under the latter as radical, but is now under the former, and is also a common surname.&lt;/p&gt;</text:p>
          </table:table-cell>
        </table:table-row>
        <table:table-row table:style-name="ro1">
          <table:table-cell office:value-type="string" calcext:value-type="string">
            <text:p>自</text:p>
          </table:table-cell>
          <table:table-cell office:value-type="string" calcext:value-type="string">
            <text:p>&lt;b&gt;Tzŭ&lt;/b&gt; was originally a picture of the human nose, and it is still found in the ordinary word 鼻 &lt;i&gt;pi&lt;/i&gt; a nose. Its earliest known sense seems to have been to follow; hence, from. Its later sense of self may have grown up by attraction, &lt;i&gt;i.e&lt;/i&gt;. attraction of the self in 自己 &lt;i&gt;tzŭ chi&lt;/i&gt; (= from self) from the &lt;i&gt;chi&lt;/i&gt; to the &lt;i&gt;tzŭ&lt;/i&gt;, the former being gradually dropped.&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孙</text:p>
          </table:table-cell>
          <table:table-cell office:value-type="string" calcext:value-type="string">
            <text:p>&lt;b&gt;Sun&lt;/b&gt; see &lt;a href="https://en.wikisource.org/wiki/San_Tzu_Ching/San_Tzu_Ching#line92" title="San Tzu Ching/San Tzu Ching"&gt;line 92&lt;/a&gt;.&lt;/p&gt;</text:p>
          </table:table-cell>
        </table:table-row>
        <table:table-row table:style-name="ro2">
          <table:table-cell office:value-type="string" calcext:value-type="string">
            <text:p>至</text:p>
          </table:table-cell>
          <table:table-cell office:value-type="string" calcext:value-type="string">
            <text:p>&lt;b&gt;Chih&lt;/b&gt; under its old form was supposed to resemble birds flying downwards and reaching the earth. It is often used as a superlative = very, extreme.&lt;/p&gt;</text:p>
          </table:table-cell>
        </table:table-row>
        <table:table-row table:style-name="ro1">
          <table:table-cell office:value-type="string" calcext:value-type="string">
            <text:p>元</text:p>
          </table:table-cell>
          <table:table-cell office:value-type="string" calcext:value-type="string">
            <text:p>&lt;b&gt;Yüan&lt;/b&gt; (&lt;a href="https://en.wikisource.org/wiki/San_Tzu_Ching/Appendix_3#line254E" title="San Tzu Ching/Appendix 3"&gt;line 254&lt;span style="font-size: 83%;"&gt;E&lt;/span&gt;&lt;/a&gt;) is here used for 玄 &lt;i&gt;hsüan&lt;/i&gt; black (&lt;a href="https://en.wikisource.org/wiki/San_Tzu_Ching/San_Tzu_Ching#line79" title="San Tzu Ching/San Tzu Ching"&gt;line 79&lt;/a&gt;), a character which is taboo under the present dynasty, having been part of the personal name of the &lt;a href="https://en.wikipedia.org/wiki/Kangxi_Emperor" class="extiw" title="w:Kangxi Emperor"&gt;Emperor K'ang Hsi&lt;/a&gt;, A.D. 1662—1723. It means great great grandson, preceding &lt;i&gt;tsêng&lt;/i&gt; merely for the jingle's sake. The son of this descendant is called 耳孫 &lt;i&gt;êrh sun&lt;/i&gt; ear grandson, being one who can only have heard of his ancestor, not seen him.&lt;/p&gt;</text:p>
          </table:table-cell>
        </table:table-row>
        <table:table-row table:style-name="ro2">
          <table:table-cell office:value-type="string" calcext:value-type="string">
            <text:p>曾</text:p>
          </table:table-cell>
          <table:table-cell office:value-type="string" calcext:value-type="string">
            <text:p>&lt;b&gt;Tsêng&lt;/b&gt; see &lt;a href="https://en.wikisource.org/wiki/San_Tzu_Ching/San_Tzu_Ching#line89" title="San Tzu Ching/San Tzu Ching"&gt;line 89&lt;/a&gt;. <text:s/>&lt;/p&gt;&lt;table style="margin:auto; text-align:center;"&gt;&lt;tbody&gt;&lt;tr&gt;&lt;td style="width:1em"&gt;&lt;b&gt;95.&lt;/b&gt;&lt;/td&gt;&lt;td style="padding-bottom:1em;"&gt;&lt;span id="line95"&gt;&lt;/span&gt;</text:p>
          </table:table-cell>
        </table:table-row>
        <table:table-row table:style-name="ro2">
          <table:table-cell office:value-type="string" calcext:value-type="string">
            <text:p>乃</text:p>
          </table:table-cell>
          <table:table-cell office:value-type="string" calcext:value-type="string">
            <text:p>&lt;b&gt;Nai&lt;/b&gt; see &lt;a href="https://en.wikisource.org/wiki/San_Tzu_Ching/San_Tzu_Ching#line6" title="San Tzu Ching/San Tzu Ching"&gt;line 6&lt;/a&gt;.&lt;/p&gt;</text:p>
          </table:table-cell>
        </table:table-row>
        <table:table-row table:style-name="ro2">
          <table:table-cell office:value-type="string" calcext:value-type="string">
            <text:p>九</text:p>
          </table:table-cell>
          <table:table-cell office:value-type="string" calcext:value-type="string">
            <text:p>&lt;b&gt;Chiu&lt;/b&gt; see &lt;a href="https://en.wikisource.org/wiki/San_Tzu_Ching/San_Tzu_Ching#line33" title="San Tzu Ching/San Tzu Ching"&gt;line 33&lt;/a&gt;.&lt;/p&gt;</text:p>
          </table:table-cell>
        </table:table-row>
        <table:table-row table:style-name="ro1">
          <table:table-cell office:value-type="string" calcext:value-type="string">
            <text:p>族</text:p>
          </table:table-cell>
          <table:table-cell office:value-type="string" calcext:value-type="string">
            <text:p>&lt;b&gt;Tsu&lt;/b&gt; is composed of an obsolete word meaning to bend, to wave, and 矢 &lt;i&gt;shih&lt;/i&gt; an arrow, but is now classed under radical 方 &lt;i&gt;fang&lt;/i&gt; square (&lt;a href="https://en.wikisource.org/wiki/San_Tzu_Ching/San_Tzu_Ching#line14" title="San Tzu Ching/San Tzu Ching"&gt;line 14&lt;/a&gt;). It seems to have originally meant a bundle of arrow-heads, from which it is easy to reach such meanings as clan, family. It came to be used in the sense of agnatic relatives, especially of these nine degrees, as early as the 書經 &lt;i&gt;&lt;a href="https://en.wikipedia.org/wiki/Book_of_Documents" class="extiw" title="w:Book of Documents"&gt;Shu Ching&lt;/a&gt;&lt;/i&gt; Canon of History (lines &lt;a href="https://en.wikisource.org/wiki/San_Tzu_Ching/San_Tzu_Ching#line135" title="San Tzu Ching/San Tzu Ching"&gt;135&lt;/a&gt;, &lt;a href="https://en.wikisource.org/wiki/San_Tzu_Ching/San_Tzu_Ching#line146" title="San Tzu Ching/San Tzu Ching"&gt;146&lt;/a&gt;).&lt;/p&gt;</text:p>
          </table:table-cell>
        </table:table-row>
        <table:table-row table:style-name="ro2">
          <table:table-cell office:value-type="string" calcext:value-type="string">
            <text:p>而</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 Here obviously of possessive influence.&lt;/p&gt;</text:p>
          </table:table-cell>
        </table:table-row>
        <table:table-row table:style-name="ro1">
          <table:table-cell office:value-type="string" calcext:value-type="string">
            <text:p>伦</text:p>
          </table:table-cell>
          <table:table-cell office:value-type="string" calcext:value-type="string">
            <text:p>&lt;b&gt;Lun&lt;/b&gt; is composed of &lt;i&gt;jen&lt;/i&gt; man as radical, and an important phonetic (see &lt;a href="https://en.wikisource.org/wiki/San_Tzu_Ching/San_Tzu_Ching#line115" title="San Tzu Ching/San Tzu Ching"&gt;line 115&lt;/a&gt;) made up of an old radical 亼, now used for 集 &lt;i&gt;chi&lt;/i&gt; collected together, and 册 &lt;i&gt;ts'ê&lt;/i&gt; (see &lt;a href="https://en.wikisource.org/wiki/San_Tzu_Ching/San_Tzu_Ching#line116" title="San Tzu Ching/San Tzu Ching"&gt;line 116&lt;/a&gt;), which phonetic means to think, to arrange. The primary sense of &lt;i&gt;lun&lt;/i&gt; was constant, invariable; then it came to mean classes, relationships (see &lt;a href="https://en.wikisource.org/wiki/San_Tzu_Ching/San_Tzu_Ching#line105" title="San Tzu Ching/San Tzu Ching"&gt;line 105&lt;/a&gt;), obligations, etc. [Eitel strangely renders this line by "which constitute &lt;i&gt;mankind's&lt;/i&gt; determined &lt;i&gt;order&lt;/i&gt;."]&lt;/p&gt;</text:p>
          </table:table-cell>
        </table:table-row>
        <table:table-row table:style-name="ro2">
          <table:table-cell office:value-type="string" calcext:value-type="string">
            <text:p>父</text:p>
          </table:table-cell>
          <table:table-cell office:value-type="string" calcext:value-type="string">
            <text:p>&lt;b&gt;Fu&lt;/b&gt; see &lt;a href="https://en.wikisource.org/wiki/San_Tzu_Ching/San_Tzu_Ching#line18" title="San Tzu Ching/San Tzu Ching"&gt;line 18&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text:p>
          </table:table-cell>
        </table:table-row>
        <table:table-row table:style-name="ro1">
          <table:table-cell office:value-type="string" calcext:value-type="string">
            <text:p>恩</text:p>
          </table:table-cell>
          <table:table-cell office:value-type="string" calcext:value-type="string">
            <text:p>&lt;b&gt;En&lt;/b&gt; is composed of 心 &lt;i&gt;hsin&lt;/i&gt; heart as radical and 因 &lt;i&gt;yin&lt;/i&gt; cause as phonetic. It here covers the kindness of the father and the dutifulness of the child. Eitel renders it by "kindliness," which leaves out the obligation of the child.&lt;/p&gt;</text:p>
          </table:table-cell>
        </table:table-row>
        <table:table-row table:style-name="ro2">
          <table:table-cell office:value-type="string" calcext:value-type="string">
            <text:p>夫</text:p>
          </table:table-cell>
          <table:table-cell office:value-type="string" calcext:value-type="string">
            <text:p>&lt;b&gt;Fu&lt;/b&gt; see &lt;a href="https://en.wikisource.org/wiki/San_Tzu_Ching/San_Tzu_Ching#line56" title="San Tzu Ching/San Tzu Ching"&gt;line 56&lt;/a&gt;.&lt;/p&gt;</text:p>
          </table:table-cell>
        </table:table-row>
        <table:table-row table:style-name="ro2">
          <table:table-cell office:value-type="string" calcext:value-type="string">
            <text:p>妇</text:p>
          </table:table-cell>
          <table:table-cell office:value-type="string" calcext:value-type="string">
            <text:p>&lt;b&gt;Fu&lt;/b&gt; see &lt;a href="https://en.wikisource.org/wiki/San_Tzu_Ching/San_Tzu_Ching#line56" title="San Tzu Ching/San Tzu Ching"&gt;line 56&lt;/a&gt;.&lt;/p&gt;</text:p>
          </table:table-cell>
        </table:table-row>
        <table:table-row table:style-name="ro1">
          <table:table-cell office:value-type="string" calcext:value-type="string">
            <text:p>从</text:p>
          </table:table-cell>
          <table:table-cell office:value-type="string" calcext:value-type="string">
            <text:p>&lt;b&gt;Ts'ung&lt;/b&gt; was originally 从 two men side by side. It meant to listen to; hence its modern significations to follow, to agree with. [Eitel again makes the blunder of applying the word &lt;i&gt;ts'ung&lt;/i&gt; only to the wife's conduct,—"the relationship of &lt;i&gt;husband&lt;/i&gt; and &lt;i&gt;wife&lt;/i&gt; demanding of the latter &lt;i&gt;obedience&lt;/i&gt;"—leaving all obligation of the husband out of the question. See &lt;a href="https://en.wikisource.org/wiki/San_Tzu_Ching/San_Tzu_Ching#line56" title="San Tzu Ching/San Tzu Ching"&gt;line 56&lt;/a&gt;.]&lt;/p&gt;</text:p>
          </table:table-cell>
        </table:table-row>
        <table:table-row table:style-name="ro1">
          <table:table-cell office:value-type="string" calcext:value-type="string">
            <text:p>兄</text:p>
          </table:table-cell>
          <table:table-cell office:value-type="string" calcext:value-type="string">
            <text:p>&lt;b&gt;Hsiung&lt;/b&gt; is composed of 口 &lt;i&gt;k'ou&lt;/i&gt; mouth over 人 &lt;i&gt;jen&lt;/i&gt; man, and originally meant to grow.&lt;/p&gt;</text:p>
          </table:table-cell>
        </table:table-row>
        <table:table-row table:style-name="ro1">
          <table:table-cell office:value-type="string" calcext:value-type="string">
            <text:p>则</text:p>
          </table:table-cell>
          <table:table-cell office:value-type="string" calcext:value-type="string">
            <text:p>&lt;b&gt;Tsê&lt;/b&gt; is composed of 貝 &lt;i&gt;pei&lt;/i&gt; the pearl-oyster and 刀 &lt;i&gt;tao&lt;/i&gt; knife (刂 in combination). It originally meant to classify, a sense said to be derived from the shells which were used as money in early days. Thence came the meaning of rule, method, to which must be added the conjunctional senses of then, in that case, etc.&lt;/p&gt;</text:p>
          </table:table-cell>
        </table:table-row>
        <table:table-row table:style-name="ro2">
          <table:table-cell office:value-type="string" calcext:value-type="string">
            <text:p>友</text:p>
          </table:table-cell>
          <table:table-cell/>
        </table:table-row>
        <table:table-row table:style-name="ro1">
          <table:table-cell office:value-type="string" calcext:value-type="string">
            <text:p>弟</text:p>
          </table:table-cell>
          <table:table-cell office:value-type="string" calcext:value-type="string">
            <text:p>&lt;b&gt;Ti&lt;/b&gt; has been regarded as an altered form of 第 &lt;i&gt;ti&lt;/i&gt; order, series, from <text:s/>which the sense of younger brother has been developed. It is also said to be the picture of a thong encircling a faggot. In colloquial, 兄弟 &lt;i&gt;hsiung ti&lt;/i&gt; means younger brother, and 弟兄 &lt;i&gt;ti hsiung&lt;/i&gt; means brothers. Read &lt;i&gt;t'i&lt;/i&gt;&lt;sup&gt;&lt;small&gt;4&lt;/small&gt;&lt;/sup&gt;, see &lt;a href="https://en.wikisource.org/wiki/San_Tzu_Ching/San_Tzu_Ching#line39" title="San Tzu Ching/San Tzu Ching"&gt;line 39&lt;/a&gt;.&lt;/p&gt;</text:p>
          </table:table-cell>
        </table:table-row>
        <table:table-row table:style-name="ro2">
          <table:table-cell office:value-type="string" calcext:value-type="string">
            <text:p>则</text:p>
          </table:table-cell>
          <table:table-cell/>
        </table:table-row>
        <table:table-row table:style-name="ro1">
          <table:table-cell office:value-type="string" calcext:value-type="string">
            <text:p>恭</text:p>
          </table:table-cell>
          <table:table-cell office:value-type="string" calcext:value-type="string">
            <text:p>&lt;b&gt;Kung&lt;/b&gt; is composed of 共 &lt;i&gt;kung&lt;/i&gt; all, collectively, as phonetic, with 心 &lt;i&gt;hsin&lt;/i&gt; heart as radical.&lt;/p&gt;</text:p>
          </table:table-cell>
        </table:table-row>
        <table:table-row table:style-name="ro2">
          <table:table-cell office:value-type="string" calcext:value-type="string">
            <text:p>长</text:p>
          </table:table-cell>
          <table:table-cell office:value-type="string" calcext:value-type="string">
            <text:p>&lt;b&gt;Chang&lt;/b&gt; see &lt;a href="https://en.wikisource.org/wiki/San_Tzu_Ching/San_Tzu_Ching#line39" title="San Tzu Ching/San Tzu Ching"&gt;line 39&lt;/a&gt;.&lt;/p&gt;</text:p>
          </table:table-cell>
        </table:table-row>
        <table:table-row table:style-name="ro2">
          <table:table-cell office:value-type="string" calcext:value-type="string">
            <text:p>幼</text:p>
          </table:table-cell>
          <table:table-cell office:value-type="string" calcext:value-type="string">
            <text:p>&lt;b&gt;Yu&lt;/b&gt; see &lt;a href="https://en.wikisource.org/wiki/San_Tzu_Ching/San_Tzu_Ching#line23" title="San Tzu Ching/San Tzu Ching"&gt;line 23&lt;/a&gt;.&lt;/p&gt;</text:p>
          </table:table-cell>
        </table:table-row>
        <table:table-row table:style-name="ro1">
          <table:table-cell office:value-type="string" calcext:value-type="string">
            <text:p>序</text:p>
          </table:table-cell>
          <table:table-cell office:value-type="string" calcext:value-type="string">
            <text:p>&lt;b&gt;Hsü&lt;/b&gt; is composed of 广 &lt;i&gt;yen&lt;/i&gt; a shelter, a house, as radical, with 予 &lt;i&gt;yü&lt;/i&gt; to give, to yield, as phonetic. It originally meant the eastern and western walls in a house, which separated the inner from the outer portions. It then came to mean a school or asylum, and also the preface to a book.&lt;/p&gt;</text:p>
          </table:table-cell>
        </table:table-row>
        <table:table-row table:style-name="ro2">
          <table:table-cell office:value-type="string" calcext:value-type="string">
            <text:p>友</text:p>
          </table:table-cell>
          <table:table-cell office:value-type="string" calcext:value-type="string">
            <text:p>&lt;b&gt;Yu&lt;/b&gt; see &lt;a href="https://en.wikisource.org/wiki/San_Tzu_Ching/San_Tzu_Ching#line31" title="San Tzu Ching/San Tzu Ching"&gt;line 31&lt;/a&gt;.&lt;/p&gt;</text:p>
          </table:table-cell>
        </table:table-row>
        <table:table-row table:style-name="ro2">
          <table:table-cell office:value-type="string" calcext:value-type="string">
            <text:p>与</text:p>
          </table:table-cell>
          <table:table-cell office:value-type="string" calcext:value-type="string">
            <text:p>&lt;b&gt;Yü&lt;/b&gt; see &lt;a href="https://en.wikisource.org/wiki/San_Tzu_Ching/San_Tzu_Ching#line87" title="San Tzu Ching/San Tzu Ching"&gt;line 87&lt;/a&gt;.&lt;/p&gt;</text:p>
          </table:table-cell>
        </table:table-row>
        <table:table-row table:style-name="ro1">
          <table:table-cell office:value-type="string" calcext:value-type="string">
            <text:p>朋</text:p>
          </table:table-cell>
          <table:table-cell office:value-type="string" calcext:value-type="string">
            <text:p>&lt;b&gt;P'êng&lt;/b&gt; is composed of two 月 &lt;i&gt;yüeh&lt;/i&gt; moons, and is explained as "those who have the same principles in conduct" (&lt;a href="https://en.wikisource.org/wiki/San_Tzu_Ching/San_Tzu_Ching#line31" title="San Tzu Ching/San Tzu Ching"&gt;line 31&lt;/a&gt;). According to the &lt;a href="https://en.wikipedia.org/wiki/Shuowen_Jiezi" class="extiw" title="w:Shuowen Jiezi"&gt;Shuo Wên&lt;/a&gt; it is said to have been a form of 鳳 &lt;i&gt;fêng&lt;/i&gt; phoenix, because the latter is the leader which all other birds follow. It is defined as "of the same bent," recalling the "idem velle atque idem nolle" of Cicero. The &lt;i&gt;p'êng&lt;/i&gt;, who is here regarded as the elder, should be kindly, and the &lt;i&gt;yu&lt;/i&gt; should be trustful. The colloquial for friend is 朋友 &lt;i&gt;p'êng yu&lt;/i&gt;. [For the above two lines Eitel gives 長則惠, 幼則順 &lt;i&gt;chang&lt;/i&gt;&lt;sup&gt;&lt;small&gt;2&lt;/small&gt;&lt;/sup&gt; &lt;i&gt;tsê&lt;/i&gt;&lt;sup&gt;&lt;small&gt;2&lt;/small&gt;&lt;/sup&gt; &lt;i&gt;hui&lt;/i&gt;&lt;sup&gt;&lt;small&gt;4&lt;/small&gt;&lt;/sup&gt;, &lt;i&gt;yu&lt;/i&gt;&lt;sup&gt;&lt;small&gt;4&lt;/small&gt;&lt;/sup&gt; &lt;i&gt;tsê&lt;/i&gt;&lt;sup&gt;&lt;small&gt;2&lt;/small&gt;&lt;/sup&gt; &lt;i&gt;shun&lt;/i&gt;&lt;sup&gt;&lt;small&gt;4&lt;/small&gt;&lt;/sup&gt;, kindliness on the part of elders, submissiveness on the part of youngers, which words he rightly says are omitted in ordinary editions. But he himself omits the lines here given, which will be found in the &lt;i&gt;textus receptus&lt;/i&gt; of 王相 Wang Hsiang and also in that of 賀興思 Ho Hsing-ssŭ.]&lt;/p&gt;</text:p>
          </table:table-cell>
        </table:table-row>
        <table:table-row table:style-name="ro2">
          <table:table-cell office:value-type="string" calcext:value-type="string">
            <text:p>君</text:p>
          </table:table-cell>
          <table:table-cell office:value-type="string" calcext:value-type="string">
            <text:p>&lt;b&gt;Chün&lt;/b&gt; see &lt;a href="https://en.wikisource.org/wiki/San_Tzu_Ching/San_Tzu_Ching#line54" title="San Tzu Ching/San Tzu Ching"&gt;line 54&lt;/a&gt;.&lt;/p&gt;</text:p>
          </table:table-cell>
        </table:table-row>
        <table:table-row table:style-name="ro2">
          <table:table-cell office:value-type="string" calcext:value-type="string">
            <text:p>则</text:p>
          </table:table-cell>
          <table:table-cell office:value-type="string" calcext:value-type="string">
            <text:p>&lt;b&gt;Tsê&lt;/b&gt; see &lt;a href="https://en.wikisource.org/wiki/San_Tzu_Ching/San_Tzu_Ching#line99" title="San Tzu Ching/San Tzu Ching"&gt;line 99&lt;/a&gt;.&lt;/p&gt;</text:p>
          </table:table-cell>
        </table:table-row>
        <table:table-row table:style-name="ro1">
          <table:table-cell office:value-type="string" calcext:value-type="string">
            <text:p>敬</text:p>
          </table:table-cell>
          <table:table-cell office:value-type="string" calcext:value-type="string">
            <text:p>&lt;b&gt;Ching&lt;/b&gt; is composed of the obsolete radical 攴 &lt;i&gt;p'u&lt;/i&gt; to tap, and an obsolete character which looks like 苟 &lt;i&gt;kou&lt;/i&gt; (&lt;a href="https://en.wikisource.org/wiki/San_Tzu_Ching/San_Tzu_Ching#line5" title="San Tzu Ching/San Tzu Ching"&gt;line 5&lt;/a&gt;) but is really distinct. It means reverent; hence, the respectful attention which is due from a Prince to the representations of his Ministers and to the wishes of his subjects.&lt;/p&gt;</text:p>
          </table:table-cell>
        </table:table-row>
        <table:table-row table:style-name="ro2">
          <table:table-cell office:value-type="string" calcext:value-type="string">
            <text:p>臣</text:p>
          </table:table-cell>
          <table:table-cell office:value-type="string" calcext:value-type="string">
            <text:p>&lt;b&gt;Ch'ên&lt;/b&gt; see &lt;a href="https://en.wikisource.org/wiki/San_Tzu_Ching/San_Tzu_Ching#line54" title="San Tzu Ching/San Tzu Ching"&gt;line 54&lt;/a&gt;. The scope of this character need not be restricted here, as by Eitel, to officials.&lt;/p&gt;</text:p>
          </table:table-cell>
        </table:table-row>
        <table:table-row table:style-name="ro2">
          <table:table-cell office:value-type="string" calcext:value-type="string">
            <text:p>则</text:p>
          </table:table-cell>
          <table:table-cell office:value-type="string" calcext:value-type="string">
            <text:p>&lt;b&gt;Tsê&lt;/b&gt; see &lt;a href="https://en.wikisource.org/wiki/San_Tzu_Ching/San_Tzu_Ching#line99" title="San Tzu Ching/San Tzu Ching"&gt;line 99&lt;/a&gt;.&lt;/p&gt;</text:p>
          </table:table-cell>
        </table:table-row>
        <table:table-row table:style-name="ro1">
          <table:table-cell office:value-type="string" calcext:value-type="string">
            <text:p>忠</text:p>
          </table:table-cell>
          <table:table-cell office:value-type="string" calcext:value-type="string">
            <text:p>&lt;b&gt;Chung&lt;/b&gt; is composed of 中 (&lt;a href="https://en.wikisource.org/wiki/San_Tzu_Ching/San_Tzu_Ching#line64" title="San Tzu Ching/San Tzu Ching"&gt;line 64&lt;/a&gt;) as phonetic and 心 &lt;i&gt;hsin&lt;/i&gt; heart as radical, from which an idea of the sense may be deduced.&lt;/p&gt;</text:p>
          </table:table-cell>
        </table:table-row>
        <table:table-row table:style-name="ro2">
          <table:table-cell office:value-type="string" calcext:value-type="string">
            <text:p>此</text:p>
          </table:table-cell>
          <table:table-cell office:value-type="string" calcext:value-type="string">
            <text:p>&lt;b&gt;Tz'ŭ&lt;/b&gt; see &lt;a href="https://en.wikisource.org/wiki/San_Tzu_Ching/San_Tzu_Ching#line59" title="San Tzu Ching/San Tzu Ching"&gt;line 59&lt;/a&gt;.&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1">
          <table:table-cell office:value-type="string" calcext:value-type="string">
            <text:p>义</text:p>
          </table:table-cell>
          <table:table-cell office:value-type="string" calcext:value-type="string">
            <text:p>&lt;b&gt;I&lt;/b&gt; see &lt;a href="https://en.wikisource.org/wiki/San_Tzu_Ching/San_Tzu_Ching#line14" title="San Tzu Ching/San Tzu Ching"&gt;line 14&lt;/a&gt;. Père Zottoli here translates &lt;i&gt;i&lt;/i&gt; by "relationes," which <text:s/>word he had already used for 倫 &lt;i&gt;lun&lt;/i&gt; in &lt;a href="https://en.wikisource.org/wiki/San_Tzu_Ching/San_Tzu_Ching#line96" title="San Tzu Ching/San Tzu Ching"&gt;line 96&lt;/a&gt;. [The difficulty is to make out the ten. Wang Hsiang in his commentary enumerates them as follows:—2 in line &lt;a href="https://en.wikisource.org/wiki/San_Tzu_Ching/San_Tzu_Ching#line97" title="San Tzu Ching/San Tzu Ching"&gt;97&lt;/a&gt;, 2 in &lt;a href="https://en.wikisource.org/wiki/San_Tzu_Ching/San_Tzu_Ching#line98" title="San Tzu Ching/San Tzu Ching"&gt;98&lt;/a&gt;, 1 in &lt;a href="https://en.wikisource.org/wiki/San_Tzu_Ching/San_Tzu_Ching#line99" title="San Tzu Ching/San Tzu Ching"&gt;99&lt;/a&gt;, 1 in &lt;a href="https://en.wikisource.org/wiki/San_Tzu_Ching/San_Tzu_Ching#line100" title="San Tzu Ching/San Tzu Ching"&gt;100&lt;/a&gt;, 2 in &lt;a href="https://en.wikisource.org/wiki/San_Tzu_Ching/San_Tzu_Ching#line101" title="San Tzu Ching/San Tzu Ching"&gt;101&lt;/a&gt;, &lt;a href="https://en.wikisource.org/wiki/San_Tzu_Ching/San_Tzu_Ching#line102" title="San Tzu Ching/San Tzu Ching"&gt;102&lt;/a&gt;, 1 in &lt;a href="https://en.wikisource.org/wiki/San_Tzu_Ching/San_Tzu_Ching#line103" title="San Tzu Ching/San Tzu Ching"&gt;103&lt;/a&gt;, 1 in &lt;a href="https://en.wikisource.org/wiki/San_Tzu_Ching/San_Tzu_Ching#line104" title="San Tzu Ching/San Tzu Ching"&gt;104&lt;/a&gt;, which taken in groups of two are known as the 五倫 &lt;i&gt;wu lun&lt;/i&gt; five moral relationships of man. That is to say, he blends lines &lt;a href="https://en.wikisource.org/wiki/San_Tzu_Ching/San_Tzu_Ching#line101" title="San Tzu Ching/San Tzu Ching"&gt;101&lt;/a&gt;, &lt;a href="https://en.wikisource.org/wiki/San_Tzu_Ching/San_Tzu_Ching#line102" title="San Tzu Ching/San Tzu Ching"&gt;102&lt;/a&gt;, and extracts two obligations therefrom. Any other course is fatal. Père Zottoli assigns one obligation to elders and youngers (&lt;a href="https://en.wikisource.org/wiki/San_Tzu_Ching/San_Tzu_Ching#line101" title="San Tzu Ching/San Tzu Ching"&gt;line 101&lt;/a&gt;) and one to friends (&lt;a href="https://en.wikisource.org/wiki/San_Tzu_Ching/San_Tzu_Ching#line102" title="San Tzu Ching/San Tzu Ching"&gt;line 102&lt;/a&gt;). But "friends" is one of the &lt;i&gt;wu lun&lt;/i&gt;, and requires two obligations all to itself. Eitel has only eight obligations to show, including the two spurious ones mentioned under &lt;a href="https://en.wikisource.org/wiki/San_Tzu_Ching/San_Tzu_Ching#line102" title="San Tzu Ching/San Tzu Ching"&gt;line 102&lt;/a&gt;.]&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所</text:p>
          </table:table-cell>
          <table:table-cell office:value-type="string" calcext:value-type="string">
            <text:p>&lt;b&gt;So&lt;/b&gt; see &lt;a href="https://en.wikisource.org/wiki/San_Tzu_Ching/San_Tzu_Ching#line22" title="San Tzu Ching/San Tzu Ching"&gt;line 22&lt;/a&gt;.&lt;/p&gt;</text:p>
          </table:table-cell>
        </table:table-row>
        <table:table-row table:style-name="ro1">
          <table:table-cell office:value-type="string" calcext:value-type="string">
            <text:p>同</text:p>
          </table:table-cell>
          <table:table-cell office:value-type="string" calcext:value-type="string">
            <text:p>&lt;b&gt;T'ung&lt;/b&gt; is composed of 口 &lt;i&gt;k'ou&lt;/i&gt; mouth, now its radical, and an obsolete word which formerly played that part. It originally meant to come together; hence, with, same, identical, etc.&lt;/p&gt;</text:p>
          </table:table-cell>
        </table:table-row>
        <table:table-row table:style-name="ro1">
          <table:table-cell office:value-type="string" calcext:value-type="string">
            <text:p>凡</text:p>
          </table:table-cell>
          <table:table-cell office:value-type="string" calcext:value-type="string">
            <text:p>&lt;b&gt;Fan&lt;/b&gt; is composed of 二 &lt;i&gt;êrh&lt;/i&gt; two, a pair, and an old form of 及 &lt;i&gt;chi&lt;/i&gt; to reach, to arrive. It originally meant to embrace fully, hence all, mankind, the world, earthly, etc.; and it is now classed under radical 几 &lt;i&gt;chi&lt;/i&gt; a table or bench. Its literal sense may be allowed to vanish here, though of course its influence remains.&lt;/p&gt;</text:p>
          </table:table-cell>
        </table:table-row>
        <table:table-row table:style-name="ro1">
          <table:table-cell office:value-type="string" calcext:value-type="string">
            <text:p>训</text:p>
          </table:table-cell>
          <table:table-cell office:value-type="string" calcext:value-type="string">
            <text:p>&lt;b&gt;Hsün&lt;/b&gt; is composed of 言 &lt;i&gt;yen&lt;/i&gt; words as radical, and 川 &lt;i&gt;ch'uan&lt;/i&gt; streams (四川 &lt;i&gt;ssŭ ch'uan&lt;/i&gt; the province of that name) as phonetic.</text:p>
          </table:table-cell>
        </table:table-row>
        <table:table-row table:style-name="ro1">
          <table:table-cell office:value-type="string" calcext:value-type="string">
            <text:p>蒙</text:p>
          </table:table-cell>
          <table:table-cell office:value-type="string" calcext:value-type="string">
            <text:p>&lt;b&gt;Mêng&lt;/b&gt; is composed of 艸 &lt;i&gt;ts'ao&lt;/i&gt; vegetation and an important phonetic. It was originally defined as 王女 &lt;i&gt;wang nü&lt;/i&gt; prince's daughter, a name for wistaria, and came to mean in the dark, dull, stupid, the young, and then to teach. [Père Zottoli wrongly renders by "Quicumque instruit rudes." For Eitel, see &lt;a href="https://en.wikisource.org/wiki/San_Tzu_Ching/San_Tzu_Ching#line110" title="San Tzu Ching/San Tzu Ching"&gt;line 110&lt;/a&gt;.]&lt;/p&gt;</text:p>
          </table:table-cell>
        </table:table-row>
        <table:table-row table:style-name="ro1">
          <table:table-cell office:value-type="string" calcext:value-type="string">
            <text:p>须</text:p>
          </table:table-cell>
          <table:table-cell office:value-type="string" calcext:value-type="string">
            <text:p>&lt;b&gt;Hsü&lt;/b&gt; is composed of 頁 &lt;i&gt;yeh&lt;/i&gt; head as radical and 彡 &lt;i&gt;shan&lt;/i&gt; hair, feathers. It was formerly a radical and a picture of whiskers or beard, which was its original meaning; hence the modern 鬚 &lt;i&gt;hsü&lt;/i&gt; a beard. It appears to have been phonetically borrowed to express a word &lt;i&gt;hsü&lt;/i&gt; to want, need, etc., and has now given up its sense of hair on the face to the more complicated modern character. Is often incorrectly written 湏.&lt;/p&gt;</text:p>
          </table:table-cell>
        </table:table-row>
        <table:table-row table:style-name="ro1">
          <table:table-cell office:value-type="string" calcext:value-type="string">
            <text:p>讲</text:p>
          </table:table-cell>
          <table:table-cell office:value-type="string" calcext:value-type="string">
            <text:p>&lt;b&gt;Chiang&lt;/b&gt; is composed of 言 &lt;i&gt;yen&lt;/i&gt; words with a phonetic which governs a larger group of characters pronounced like itself &lt;i&gt;kou&lt;/i&gt;.&lt;/p&gt;</text:p>
          </table:table-cell>
        </table:table-row>
        <table:table-row table:style-name="ro1">
          <table:table-cell office:value-type="string" calcext:value-type="string">
            <text:p>究</text:p>
          </table:table-cell>
          <table:table-cell office:value-type="string" calcext:value-type="string">
            <text:p>&lt;b&gt;Chiu&lt;/b&gt; is composed of 穴 &lt;i&gt;hsüeh&lt;/i&gt; a cave as radical with 九 &lt;i&gt;chiu&lt;/i&gt; nine as phonetic. It is also used in the sense of judicial examination. [The phrase &lt;i&gt;chiang chiu&lt;/i&gt; further means to analyse; to reject the coarse and take the fine; to be particular about, etc.]&lt;/p&gt;</text:p>
          </table:table-cell>
        </table:table-row>
        <table:table-row table:style-name="ro1">
          <table:table-cell office:value-type="string" calcext:value-type="string">
            <text:p>详</text:p>
          </table:table-cell>
          <table:table-cell office:value-type="string" calcext:value-type="string">
            <text:p>&lt;b&gt;Hsiang&lt;/b&gt; is composed of 言 &lt;i&gt;yen&lt;/i&gt; words as radical and 羊 &lt;i&gt;yang&lt;/i&gt; sheep as phonetic. It means to go into small details, to describe.&lt;/p&gt;</text:p>
          </table:table-cell>
        </table:table-row>
        <table:table-row table:style-name="ro2">
          <table:table-cell office:value-type="string" calcext:value-type="string">
            <text:p>训</text:p>
          </table:table-cell>
          <table:table-cell office:value-type="string" calcext:value-type="string">
            <text:p>&lt;b&gt;Hsün&lt;/b&gt; see &lt;a href="https://en.wikisource.org/wiki/San_Tzu_Ching/San_Tzu_Ching#line107" title="San Tzu Ching/San Tzu Ching"&gt;line 107&lt;/a&gt;.&lt;/p&gt;</text:p>
          </table:table-cell>
        </table:table-row>
        <table:table-row table:style-name="ro1">
          <table:table-cell office:value-type="string" calcext:value-type="string">
            <text:p>诂</text:p>
          </table:table-cell>
          <table:table-cell office:value-type="string" calcext:value-type="string">
            <text:p>&lt;b&gt;Ku&lt;/b&gt; is composed of 言 &lt;i&gt;yen&lt;/i&gt; words as radical and 古 &lt;i&gt;ku&lt;/i&gt; ancient (see &lt;a href="https://en.wikisource.org/wiki/San_Tzu_Ching/San_Tzu_Ching#line261" title="San Tzu Ching/San Tzu Ching"&gt;line 261&lt;/a&gt;) as phonetic. It means to trace out original sources; hence, to adduce evidence in support of an interpretation, etc. <text:s/>&lt;/p&gt;&lt;table style="margin:auto; text-align:center;"&gt;&lt;tbody&gt;&lt;tr&gt;&lt;td style="width:1em"&gt;&lt;b&gt;110.&lt;/b&gt;&lt;/td&gt;&lt;td style="padding-bottom:1em;"&gt;&lt;span id="line110"&gt;&lt;/span&gt;</text:p>
          </table:table-cell>
        </table:table-row>
        <table:table-row table:style-name="ro1">
          <table:table-cell office:value-type="string" calcext:value-type="string">
            <text:p>名</text:p>
          </table:table-cell>
          <table:table-cell office:value-type="string" calcext:value-type="string">
            <text:p>&lt;b&gt;Ming&lt;/b&gt; is an ideogram formed by juxtaposition of 日 &lt;i&gt;jih&lt;/i&gt; the sun, its modern radical, and 月 &lt;i&gt;yüeh&lt;/i&gt; the moon (&lt;a href="https://en.wikisource.org/wiki/San_Tzu_Ching/San_Tzu_Ching#line52" title="San Tzu Ching/San Tzu Ching"&gt;line 52&lt;/a&gt;), and means bright.&lt;/p&gt;</text:p>
          </table:table-cell>
        </table:table-row>
        <table:table-row table:style-name="ro1">
          <table:table-cell office:value-type="string" calcext:value-type="string">
            <text:p>句</text:p>
          </table:table-cell>
          <table:table-cell office:value-type="string" calcext:value-type="string">
            <text:p>&lt;b&gt;Chü&lt;/b&gt; was originally composed of 口 &lt;i&gt;k'ou&lt;/i&gt; mouth and 丩 &lt;i&gt;chiu&lt;/i&gt; to connect as phonetic, and meant crooked. It was pronounced &lt;i&gt;chü&lt;/i&gt; and &lt;i&gt;kou&lt;/i&gt;, for the latter sound 勾 being substituted later on, with diverging meanings. It is now classed under radical 勹 (&lt;a href="https://en.wikisource.org/wiki/San_Tzu_Ching/San_Tzu_Ching#line85" title="San Tzu Ching/San Tzu Ching"&gt;line 85&lt;/a&gt;).&lt;/p&gt;</text:p>
          </table:table-cell>
        </table:table-row>
        <table:table-row table:style-name="ro2">
          <table:table-cell office:value-type="string" calcext:value-type="string">
            <text:p>读</text:p>
          </table:table-cell>
          <table:table-cell office:value-type="string" calcext:value-type="string">
            <text:p>&lt;b&gt;Tou&lt;/b&gt; is more commonly &lt;i&gt;tu&lt;/i&gt;&lt;sup&gt;&lt;small&gt;2&lt;/small&gt;&lt;/sup&gt; to read, to study. See &lt;a href="https://en.wikisource.org/wiki/San_Tzu_Ching/San_Tzu_Ching#line134" title="San Tzu Ching/San Tzu Ching"&gt;line 134&lt;/a&gt;. [To mark off the proper paragraphs and sentences is one of the functions of a teacher in China, all punctuation being usually omitted from classical works such as the Canon. Eitel has a strange rendering of the above four lines. "Now in &lt;i&gt;all&lt;/i&gt; cases, when &lt;i&gt;instruction&lt;/i&gt; is given to the &lt;i&gt;ignorant, Although&lt;/i&gt; it is well to explain characters &lt;i&gt;orally&lt;/i&gt; and &lt;i&gt;exhaustively&lt;/i&gt;, Yet, &lt;i&gt;detailed&lt;/i&gt; moral &lt;i&gt;instruction&lt;/i&gt; in the sayings of the &lt;i&gt;ancients&lt;/i&gt; is just as necessary as &lt;i&gt;precision&lt;/i&gt; regarding &lt;i&gt;syntactic punctuation&lt;/i&gt;."]&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1">
          <table:table-cell office:value-type="string" calcext:value-type="string">
            <text:p>必</text:p>
          </table:table-cell>
          <table:table-cell office:value-type="string" calcext:value-type="string">
            <text:p>&lt;b&gt;Pi&lt;/b&gt; is composed of 八 &lt;i&gt;pa&lt;/i&gt; to divide (&lt;a href="https://en.wikisource.org/wiki/San_Tzu_Ching/San_Tzu_Ching#line88" title="San Tzu Ching/San Tzu Ching"&gt;line 88&lt;/a&gt;), its old radical, and 弋 &lt;i&gt;i&lt;/i&gt; a sharpened stake, to shoot with a bow, as phonetic. It originally meant division to the uttermost limit, from which it is possible to obtain a glimmering of the modern sense of necessity.&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2">
          <table:table-cell office:value-type="string" calcext:value-type="string">
            <text:p>初</text:p>
          </table:table-cell>
          <table:table-cell office:value-type="string" calcext:value-type="string">
            <text:p>&lt;b&gt;Ch'u&lt;/b&gt; see &lt;a href="https://en.wikisource.org/wiki/San_Tzu_Ching/San_Tzu_Ching#line1" title="San Tzu Ching/San Tzu Ching"&gt;line 1&lt;/a&gt;.&lt;/p&gt;</text:p>
          </table:table-cell>
        </table:table-row>
        <table:table-row table:style-name="ro1">
          <table:table-cell office:value-type="string" calcext:value-type="string">
            <text:p>小</text:p>
          </table:table-cell>
          <table:table-cell office:value-type="string" calcext:value-type="string">
            <text:p>&lt;b&gt;Hsiao&lt;/b&gt; is said to be composed of 八 &lt;i&gt;pa&lt;/i&gt; to divide (&lt;a href="https://en.wikisource.org/wiki/San_Tzu_Ching/San_Tzu_Ching#line88" title="San Tzu Ching/San Tzu Ching"&gt;line 88&lt;/a&gt;), with a vertical line in the middle representing unity (&lt;a href="https://en.wikisource.org/wiki/San_Tzu_Ching/San_Tzu_Ching#line30" title="San Tzu Ching/San Tzu Ching"&gt;line 30&lt;/a&gt;); hence, minute.&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1">
          <table:table-cell office:value-type="string" calcext:value-type="string">
            <text:p>终</text:p>
          </table:table-cell>
          <table:table-cell office:value-type="string" calcext:value-type="string">
            <text:p>&lt;b&gt;Chung&lt;/b&gt; is composed of 系 &lt;i&gt;ssŭ&lt;/i&gt; silk as radical and 冬 &lt;i&gt;tung&lt;/i&gt; winter (lines &lt;a href="https://en.wikisource.org/wiki/San_Tzu_Ching/San_Tzu_Ching#line58" title="San Tzu Ching/San Tzu Ching"&gt;58&lt;/a&gt;, &lt;a href="https://en.wikisource.org/wiki/San_Tzu_Ching/San_Tzu_Ching#line178" title="San Tzu Ching/San Tzu Ching"&gt;178&lt;/a&gt;) as phonetic. It was originally written without the radical silk; in other words, &lt;i&gt;tung&lt;/i&gt; winter, the end of the year, was made to do duty for &lt;i&gt;chung&lt;/i&gt; end. The latter character, as it stands, is explained in the &lt;i&gt;&lt;a href="https://en.wikipedia.org/wiki/Shuowen" class="extiw" title="w:Shuowen"&gt;Shuo Wên&lt;/a&gt;&lt;/i&gt; as 絿絲, and the point is further obscured by the definition of 絿 in the same work, namely = 急 &lt;i&gt;chi&lt;/i&gt; flurried, wrongly rendered "remiss" by Dr. Legge in his translation of the &lt;i&gt;Odes&lt;/i&gt;, p. 641. [The &lt;i&gt;Little Learning&lt;/i&gt; is the name of an elementary treatise compiled by the famous classical commentator 朱熙 Chu Hsi, A.D. 1130—1200 (&lt;a href="https://en.wikisource.org/wiki/San_Tzu_Ching/San_Tzu_Ching#line127" title="San Tzu Ching/San Tzu Ching"&gt;line 127&lt;/a&gt;). Eitel has here the "Filial Piety Classic" (&lt;a href="https://en.wikisource.org/wiki/San_Tzu_Ching/San_Tzu_Ching#line131" title="San Tzu Ching/San Tzu Ching"&gt;line 131&lt;/a&gt;) instead of the &lt;i&gt;Little Learning&lt;/i&gt;, as given in the best editions. The latter title is now in general use among foreigners, though the Chinese really means "Learning for the Young."]&lt;/p&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1">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 and &lt;a href="https://en.wikisource.org/wiki/San_Tzu_Ching/San_Tzu_Ching#line37" title="San Tzu Ching/San Tzu Ching"&gt;line 37&lt;/a&gt;. <text:s/>&lt;br&gt;&lt;b&gt;Shu&lt;/b&gt; was originally composed of 聿 &lt;i&gt;lü&lt;/i&gt; or &lt;i&gt;yü&lt;/i&gt; a stylus (&lt;a href="https://en.wikisource.org/wiki/San_Tzu_Ching/San_Tzu_Ching#line124" title="San Tzu Ching/San Tzu Ching"&gt;line 124&lt;/a&gt;), with 者 &lt;i&gt;chê&lt;/i&gt; (&lt;a href="https://en.wikisource.org/wiki/San_Tzu_Ching/San_Tzu_Ching#line49" title="San Tzu Ching/San Tzu Ching"&gt;line 49&lt;/a&gt;) as phonetic, and meant to make known. This was subsequently contracted to the modern character and classed under 曰 &lt;i&gt;yüeh&lt;/i&gt; to speak as radical. [The &lt;i&gt;Four Books&lt;/i&gt; form the first portion of the Confucian Canon and are learnt by heart by all candidates who hope to do anything at the public examinations. They are enumerated in lines &lt;a href="https://en.wikisource.org/wiki/San_Tzu_Ching/San_Tzu_Ching#line115" title="San Tzu Ching/San Tzu Ching"&gt;115&lt;/a&gt;—&lt;a href="https://en.wikisource.org/wiki/San_Tzu_Ching/San_Tzu_Ching#line130" title="San Tzu Ching/San Tzu Ching"&gt;130&lt;/a&gt;. See also &lt;a href="https://en.wikisource.org/wiki/San_Tzu_Ching/San_Tzu_Ching#line135" title="San Tzu Ching/San Tzu Ching"&gt;line 135&lt;/a&gt;.]&lt;/p&gt;</text:p>
          </table:table-cell>
        </table:table-row>
        <table:table-row table:style-name="ro1">
          <table:table-cell office:value-type="string" calcext:value-type="string">
            <text:p>书</text:p>
          </table:table-cell>
          <table:table-cell office:value-type="string" calcext:value-type="string">
            <text:p>Shu was originally composed of 聿 lü or yü a stylus (line 124), with 者 chê (line 49) as phonetic, and meant to make known. This was subsequently contracted to the modern character and classed under 曰 yüeh to speak as radical. [The Four Books form the first portion of the Confucian Canon and are learnt by heart by all candidates who hope to do anything at the public examinations. They are enumerated in lines 115—130. See also line 135.]</text:p>
          </table:table-cell>
        </table:table-row>
        <table:table-row table:style-name="ro1">
          <table:table-cell office:value-type="string" calcext:value-type="string">
            <text:p>论</text:p>
          </table:table-cell>
          <table:table-cell office:value-type="string" calcext:value-type="string">
            <text:p>&lt;b&gt;Lun&lt;/b&gt; is composed of 言 &lt;i&gt;yen&lt;/i&gt; words and an important phonetic (lines &lt;a href="https://en.wikisource.org/wiki/San_Tzu_Ching/San_Tzu_Ching#line96" title="San Tzu Ching/San Tzu Ching"&gt;96&lt;/a&gt;, &lt;a href="https://en.wikisource.org/wiki/San_Tzu_Ching/San_Tzu_Ching#line116" title="San Tzu Ching/San Tzu Ching"&gt;116&lt;/a&gt;).&lt;/p&gt;</text:p>
          </table:table-cell>
        </table:table-row>
        <table:table-row table:style-name="ro1">
          <table:table-cell office:value-type="string" calcext:value-type="string">
            <text:p>语</text:p>
          </table:table-cell>
          <table:table-cell office:value-type="string" calcext:value-type="string">
            <text:p>&lt;b&gt;Yü&lt;/b&gt; is composed of 言 &lt;i&gt;yen&lt;/i&gt; words as radical, and 吾 &lt;i&gt;wu&lt;/i&gt; I (吾 &lt;i&gt;wu&lt;/i&gt; five and 口 &lt;i&gt;k'ou&lt;/i&gt; mouth) as phonetic, and means talk.&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 [The &lt;i&gt;Lun Yü, Discourses&lt;/i&gt; or &lt;i&gt;Analects&lt;/i&gt;, contains practically all we really know of the sayings and doings of Confucius. It is ascribed by the Chinese to the immediate disciples of the Sage.]&lt;/p&gt;</text:p>
          </table:table-cell>
        </table:table-row>
        <table:table-row table:style-name="ro1">
          <table:table-cell office:value-type="string" calcext:value-type="string">
            <text:p>二</text:p>
          </table:table-cell>
          <table:table-cell office:value-type="string" calcext:value-type="string">
            <text:p>&lt;b&gt;Erh&lt;/b&gt; is the number of earth, though in 五 &lt;i&gt;wu&lt;/i&gt; five (&lt;a href="https://en.wikisource.org/wiki/San_Tzu_Ching/San_Tzu_Ching#line15" title="San Tzu Ching/San Tzu Ching"&gt;line 15&lt;/a&gt;) it is made to do duty for heaven and earth. It is the first of the female numbers, and represents the mating of 一 &lt;i&gt;i&lt;/i&gt; one. See &lt;a href="https://en.wikisource.org/wiki/San_Tzu_Ching/San_Tzu_Ching#line0" title="San Tzu Ching/San Tzu Ching"&gt;title&lt;/a&gt; and &lt;a href="https://en.wikisource.org/wiki/San_Tzu_Ching/San_Tzu_Ching#line45" title="San Tzu Ching/San Tzu Ching"&gt;line 45&lt;/a&gt;.&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1">
          <table:table-cell office:value-type="string" calcext:value-type="string">
            <text:p>篇</text:p>
          </table:table-cell>
          <table:table-cell office:value-type="string" calcext:value-type="string">
            <text:p>&lt;b&gt;P'ien&lt;/b&gt; is composed of 竹 &lt;i&gt;chu&lt;/i&gt; bamboo (&lt;a href="https://en.wikisource.org/wiki/San_Tzu_Ching/San_Tzu_Ching#line87" title="San Tzu Ching/San Tzu Ching"&gt;line 87&lt;/a&gt;) as radical, with 扁 &lt;i&gt;pien&lt;/i&gt; flat as phonetic. It means the flat bamboo tablet on which books were written with a stylus (&lt;a href="https://en.wikisource.org/wiki/San_Tzu_Ching/San_Tzu_Ching#line124" title="San Tzu Ching/San Tzu Ching"&gt;line 124&lt;/a&gt;) before the invention of the hair brush, and is now used either of a section or of a single leaf of a book. [&lt;i&gt;Pien&lt;/i&gt; flat is composed of 戶 &lt;i&gt;hu&lt;/i&gt; the leaf of a door (&lt;a href="https://en.wikisource.org/wiki/San_Tzu_Ching/San_Tzu_Ching#line22" title="San Tzu Ching/San Tzu Ching"&gt;line 22&lt;/a&gt;), and 册 &lt;i&gt;ts'ê&lt;/i&gt; the tablets of authority granted to the feudal nobles, formerly written with five verticals, here regarded as tablets bearing inscriptions such as are seen at the entrance to a public office. It originally meant a public office, which idea can be readily deduced from gate and tablets as above. Of course there must have been a sound &lt;i&gt;pien&lt;/i&gt; meaning flat long before there was a character meaning office; so that the gate-and-tablets must have been called &lt;i&gt;pien&lt;/i&gt; because of flatness, rather than that &lt;i&gt;pien&lt;/i&gt; could have extended its meaning from gates and tablets to anything flat.]&lt;/p&gt;</text:p>
          </table:table-cell>
        </table:table-row>
        <table:table-row table:style-name="ro1">
          <table:table-cell office:value-type="string" calcext:value-type="string">
            <text:p>群</text:p>
          </table:table-cell>
          <table:table-cell office:value-type="string" calcext:value-type="string">
            <text:p>&lt;b&gt;Ch'ün&lt;/b&gt; is composed of 羊 &lt;i&gt;yang&lt;/i&gt; sheep as radical, with 君 &lt;i&gt;chün&lt;/i&gt; prince (&lt;a href="https://en.wikisource.org/wiki/San_Tzu_Ching/San_Tzu_Ching#line54" title="San Tzu Ching/San Tzu Ching"&gt;line 54&lt;/a&gt;) as phonetic. It is the common term for a flock of sheep, a crowd of people, etc.&lt;/p&gt;</text:p>
          </table:table-cell>
        </table:table-row>
        <table:table-row table:style-name="ro2">
          <table:table-cell office:value-type="string" calcext:value-type="string">
            <text:p>弟</text:p>
          </table:table-cell>
          <table:table-cell office:value-type="string" calcext:value-type="string">
            <text:p>&lt;b&gt;Ti&lt;/b&gt; see &lt;a href="https://en.wikisource.org/wiki/San_Tzu_Ching/San_Tzu_Ching#line100" title="San Tzu Ching/San Tzu Ching"&gt;line 100&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lt;i&gt;Ti tzŭ&lt;/i&gt; is a compound term meaning disciples. [Eitel strangely translates, "Wherein, however, the &lt;i&gt;whole&lt;/i&gt; of the &lt;i&gt;disciples&lt;/i&gt; and &lt;i&gt;philosophers&lt;/i&gt;." But &lt;i&gt;ch'ün&lt;/i&gt; cannot be pressed to mean whole (= all), and &lt;i&gt;tzŭ&lt;/i&gt; has here nothing to do with philosophers. Père Zottoli too has "omnes discipuli."]&lt;/p&gt;</text:p>
          </table:table-cell>
        </table:table-row>
        <table:table-row table:style-name="ro1">
          <table:table-cell office:value-type="string" calcext:value-type="string">
            <text:p>记</text:p>
          </table:table-cell>
          <table:table-cell office:value-type="string" calcext:value-type="string">
            <text:p>&lt;b&gt;Chi&lt;/b&gt; is composed of 言 &lt;i&gt;yen&lt;/i&gt; words as radical with 己 &lt;i&gt;i&lt;/i&gt; already (&lt;a href="https://en.wikisource.org/wiki/San_Tzu_Ching/San_Tzu_Ching#line328" title="San Tzu Ching/San Tzu Ching"&gt;line 328&lt;/a&gt;) as phonetic. It originally meant to state, and now means to record, to remember.</text:p>
          </table:table-cell>
        </table:table-row>
        <table:table-row table:style-name="ro2">
          <table:table-cell office:value-type="string" calcext:value-type="string">
            <text:p>善</text:p>
          </table:table-cell>
          <table:table-cell/>
        </table:table-row>
        <table:table-row table:style-name="ro1">
          <table:table-cell office:value-type="string" calcext:value-type="string">
            <text:p>言</text:p>
          </table:table-cell>
          <table:table-cell office:value-type="string" calcext:value-type="string">
            <text:p>&lt;b&gt;Yen&lt;/b&gt; is a common radical, attached to characters connected in any way with speech. Under its old form, the upper lines seem to issue from 口 &lt;i&gt;k'ou&lt;/i&gt; mouth. [Confucius is of course understood.]&lt;/p&gt;</text:p>
          </table:table-cell>
        </table:table-row>
        <table:table-row table:style-name="ro2">
          <table:table-cell office:value-type="string" calcext:value-type="string">
            <text:p>孟</text:p>
          </table:table-cell>
          <table:table-cell office:value-type="string" calcext:value-type="string">
            <text:p>&lt;b&gt;Mêng&lt;/b&gt; see &lt;a href="https://en.wikisource.org/wiki/San_Tzu_Ching/San_Tzu_Ching#line9" title="San Tzu Ching/San Tzu Ching"&gt;line 9&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2">
          <table:table-cell office:value-type="string" calcext:value-type="string">
            <text:p>七</text:p>
          </table:table-cell>
          <table:table-cell office:value-type="string" calcext:value-type="string">
            <text:p>&lt;b&gt;Ch'i&lt;/b&gt; see &lt;a href="https://en.wikisource.org/wiki/San_Tzu_Ching/San_Tzu_Ching#line84" title="San Tzu Ching/San Tzu Ching"&gt;line 84&lt;/a&gt;.&lt;/p&gt;</text:p>
          </table:table-cell>
        </table:table-row>
        <table:table-row table:style-name="ro2">
          <table:table-cell office:value-type="string" calcext:value-type="string">
            <text:p>篇</text:p>
          </table:table-cell>
          <table:table-cell office:value-type="string" calcext:value-type="string">
            <text:p>&lt;b&gt;P'ien&lt;/b&gt; see &lt;a href="https://en.wikisource.org/wiki/San_Tzu_Ching/San_Tzu_Ching#line116" title="San Tzu Ching/San Tzu Ching"&gt;line 116&lt;/a&gt;.&lt;/p&gt;</text:p>
          </table:table-cell>
        </table:table-row>
        <table:table-row table:style-name="ro2">
          <table:table-cell office:value-type="string" calcext:value-type="string">
            <text:p>止</text:p>
          </table:table-cell>
          <table:table-cell office:value-type="string" calcext:value-type="string">
            <text:p>&lt;b&gt;Chih&lt;/b&gt; originally meant a base or foundation, and later the foot. It is now commonly used in the sense of only, derived from to stop.&lt;/p&gt;</text:p>
          </table:table-cell>
        </table:table-row>
        <table:table-row table:style-name="ro2">
          <table:table-cell office:value-type="string" calcext:value-type="string">
            <text:p>讲</text:p>
          </table:table-cell>
          <table:table-cell office:value-type="string" calcext:value-type="string">
            <text:p>&lt;b&gt;Chiang&lt;/b&gt; see &lt;a href="https://en.wikisource.org/wiki/San_Tzu_Ching/San_Tzu_Ching#line108" title="San Tzu Ching/San Tzu Ching"&gt;line 108&lt;/a&gt;.&lt;/p&gt;</text:p>
          </table:table-cell>
        </table:table-row>
        <table:table-row table:style-name="ro1">
          <table:table-cell office:value-type="string" calcext:value-type="string">
            <text:p>道</text:p>
          </table:table-cell>
          <table:table-cell office:value-type="string" calcext:value-type="string">
            <text:p>&lt;b&gt;Tao&lt;/b&gt; see &lt;a href="https://en.wikisource.org/wiki/San_Tzu_Ching/San_Tzu_Ching#line7" title="San Tzu Ching/San Tzu Ching"&gt;line 7&lt;/a&gt;. The WAY here is of course that of Confucius. <text:s/>&lt;br&gt;&lt;b&gt;Tê&lt;/b&gt; is composed of the double-man radical (&lt;a href="https://en.wikisource.org/wiki/San_Tzu_Ching/San_Tzu_Ching#line67" title="San Tzu Ching/San Tzu Ching"&gt;line 67&lt;/a&gt;), with a phonetic. It seems to have originally meant a dry measure holding about a pint. It was used for 得 &lt;i&gt;tê&lt;/i&gt; to get, to attain; and it is just possible that from the sense of attainment, achievement, it came to mean the exemplification of virtue in good works. [Its phonetic is a corruption of 直 &lt;i&gt;chih&lt;/i&gt; upright and 心 &lt;i&gt;hsin&lt;/i&gt; heart, and is explained by "the external is obtained from others, the internal from oneself."]&lt;/p&gt;</text:p>
          </table:table-cell>
        </table:table-row>
        <table:table-row table:style-name="ro1">
          <table:table-cell office:value-type="string" calcext:value-type="string">
            <text:p>德</text:p>
          </table:table-cell>
          <table:table-cell office:value-type="string" calcext:value-type="string">
            <text:p>&lt;b&gt;Shuo&lt;/b&gt; is composed of 言 &lt;i&gt;yen&lt;/i&gt; words as radical, and 兌 &lt;i&gt;tui&lt;/i&gt; which originally meant to speak, and now means to weigh, as phonetic. Its earliest meaning was to expound; now it is the common colloquial word for speak. Also read &lt;i&gt;shui&lt;/i&gt;&lt;sup&gt;&lt;small&gt;4&lt;/small&gt;&lt;/sup&gt; and &lt;i&gt;yüeh&lt;/i&gt;; see &lt;a href="https://en.wikisource.org/wiki/San_Tzu_Ching/San_Tzu_Ching#line206" title="San Tzu Ching/San Tzu Ching"&gt;line 206&lt;/a&gt;.&lt;/p&gt;</text:p>
          </table:table-cell>
        </table:table-row>
        <table:table-row table:style-name="ro2">
          <table:table-cell office:value-type="string" calcext:value-type="string">
            <text:p>说</text:p>
          </table:table-cell>
          <table:table-cell office:value-type="string" calcext:value-type="string">
            <text:p>&lt;b&gt;Jen&lt;/b&gt; see &lt;a href="https://en.wikisource.org/wiki/San_Tzu_Ching/San_Tzu_Ching#line69" title="San Tzu Ching/San Tzu Ching"&gt;line 69&lt;/a&gt;.&lt;/p&gt;</text:p>
          </table:table-cell>
        </table:table-row>
        <table:table-row table:style-name="ro2">
          <table:table-cell office:value-type="string" calcext:value-type="string">
            <text:p>仁</text:p>
          </table:table-cell>
          <table:table-cell office:value-type="string" calcext:value-type="string">
            <text:p>&lt;b&gt;I&lt;/b&gt; see &lt;a href="https://en.wikisource.org/wiki/San_Tzu_Ching/San_Tzu_Ching#line14" title="San Tzu Ching/San Tzu Ching"&gt;line 14&lt;/a&gt;.&lt;/p&gt;</text:p>
          </table:table-cell>
        </table:table-row>
        <table:table-row table:style-name="ro1">
          <table:table-cell office:value-type="string" calcext:value-type="string">
            <text:p>义</text:p>
          </table:table-cell>
          <table:table-cell office:value-type="string" calcext:value-type="string">
            <text:p>&lt;b&gt;Tso&lt;/b&gt; is composed of 人 &lt;i&gt;jen&lt;/i&gt; man as radical, and 乍 &lt;i&gt;cha&lt;/i&gt; which originally meant to stop, and now means suddenly, etc. It covers all kinds of doing and making, even to writing a book (lines &lt;a href="https://en.wikisource.org/wiki/San_Tzu_Ching/San_Tzu_Ching#line153" title="San Tzu Ching/San Tzu Ching"&gt;153&lt;/a&gt;, &lt;a href="https://en.wikisource.org/wiki/San_Tzu_Ching/San_Tzu_Ching#line326" title="San Tzu Ching/San Tzu Ching"&gt;326&lt;/a&gt;). [The Peking dialect, here as elsewhere, fails to exhibit the true phonetic. &lt;i&gt;Cha&lt;/i&gt; should be &lt;i&gt;tsa&lt;/i&gt;.]&lt;/p&gt;</text:p>
          </table:table-cell>
        </table:table-row>
        <table:table-row table:style-name="ro2">
          <table:table-cell office:value-type="string" calcext:value-type="string">
            <text:p>作</text:p>
          </table:table-cell>
          <table:table-cell office:value-type="string" calcext:value-type="string">
            <text:p>&lt;b&gt;Chung&lt;/b&gt; see &lt;a href="https://en.wikisource.org/wiki/San_Tzu_Ching/San_Tzu_Ching#line64" title="San Tzu Ching/San Tzu Ching"&gt;line 64&lt;/a&gt;.&lt;/p&gt;</text:p>
          </table:table-cell>
        </table:table-row>
        <table:table-row table:style-name="ro1">
          <table:table-cell office:value-type="string" calcext:value-type="string">
            <text:p>中</text:p>
          </table:table-cell>
          <table:table-cell office:value-type="string" calcext:value-type="string">
            <text:p>&lt;b&gt;Yung&lt;/b&gt; is composed of 庚 &lt;i&gt;kêng&lt;/i&gt; to change, as phonetic, with 用 &lt;i&gt;yung&lt;/i&gt; to use, as radical, which in turn was composed of 卜 &lt;i&gt;pu&lt;/i&gt; to divine and 中 &lt;i&gt;chung&lt;/i&gt; the middle. "Get your middle," says one luminary of the 1st cent. A.D., a not unworthy prototype of the famous Mrs. Glasse, "and then you can use it." It originally meant to use; hence the method to be used or followed, a course. [The &lt;i&gt;Chung Yung&lt;/i&gt; is a short philosophical treatise in one section of thirty-three chapters. Its title has been rendered by Legge as &lt;i&gt;The Doctrine of the Mean&lt;/i&gt;, by Julien as &lt;i&gt;L'Invariable Milieu&lt;/i&gt;.]&lt;/p&gt;</text:p>
          </table:table-cell>
        </table:table-row>
        <table:table-row table:style-name="ro2">
          <table:table-cell office:value-type="string" calcext:value-type="string">
            <text:p>庸</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1">
          <table:table-cell office:value-type="string" calcext:value-type="string">
            <text:p>子</text:p>
          </table:table-cell>
          <table:table-cell office:value-type="string" calcext:value-type="string">
            <text:p>&lt;b&gt;Ssŭ&lt;/b&gt; is composed of 心 &lt;i&gt;hsin&lt;/i&gt; heart, the seat of intelligence, as radical, below an old word (not 田 &lt;i&gt;t'ien&lt;/i&gt; fields) for the crown of the head, the fontanelle, and originally meant perspicacity. Read &lt;i&gt;ssŭ&lt;/i&gt;&lt;sup&gt;&lt;small&gt;4&lt;/small&gt;&lt;/sup&gt; it means thoughts; read &lt;i&gt;sai&lt;/i&gt;&lt;sup&gt;&lt;small&gt;1&lt;/small&gt;&lt;/sup&gt; the jowl. [Tzŭ-ssŭ was the style of 孔伋 K'ung Chi, grandson of Confucius.]&lt;/p&gt;</text:p>
          </table:table-cell>
        </table:table-row>
        <table:table-row table:style-name="ro1">
          <table:table-cell office:value-type="string" calcext:value-type="string">
            <text:p>思</text:p>
          </table:table-cell>
          <table:table-cell office:value-type="string" calcext:value-type="string">
            <text:p>&lt;b&gt;Pi&lt;/b&gt; is composed of 竹 &lt;i&gt;chu&lt;/i&gt; bamboo, its modern radical, and 聿 &lt;i&gt;lü&lt;/i&gt; or &lt;i&gt;yü&lt;/i&gt; a stylus, the old radical, the latter being used to scratch characters on bamboo tablets until the invention of the brush which has been assigned to the 3rd cent. B.C. [In some editions this line reads 乃孔伋, &lt;i&gt;nai k'ung chi&lt;/i&gt;, with the same meaning.]&lt;/p&gt;</text:p>
          </table:table-cell>
        </table:table-row>
        <table:table-row table:style-name="ro2">
          <table:table-cell office:value-type="string" calcext:value-type="string">
            <text:p>笔</text:p>
          </table:table-cell>
          <table:table-cell office:value-type="string" calcext:value-type="string">
            <text:p>&lt;b&gt;Chung&lt;/b&gt; see &lt;a href="https://en.wikisource.org/wiki/San_Tzu_Ching/San_Tzu_Ching#line64" title="San Tzu Ching/San Tzu Ching"&gt;line 64&lt;/a&gt;.&lt;/p&gt;</text:p>
          </table:table-cell>
        </table:table-row>
        <table:table-row table:style-name="ro2">
          <table:table-cell office:value-type="string" calcext:value-type="string">
            <text:p>中</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不</text:p>
          </table:table-cell>
          <table:table-cell office:value-type="string" calcext:value-type="string">
            <text:p>&lt;b&gt;P'ien&lt;/b&gt; is composed of 人 &lt;i&gt;jen&lt;/i&gt; man as radical, with 扁 &lt;i&gt;pien&lt;/i&gt; flat as phonetic. See &lt;a href="https://en.wikisource.org/wiki/San_Tzu_Ching/San_Tzu_Ching#line116" title="San Tzu Ching/San Tzu Ching"&gt;line 116&lt;/a&gt;.&lt;/p&gt;</text:p>
          </table:table-cell>
        </table:table-row>
        <table:table-row table:style-name="ro2">
          <table:table-cell office:value-type="string" calcext:value-type="string">
            <text:p>偏</text:p>
          </table:table-cell>
          <table:table-cell office:value-type="string" calcext:value-type="string">
            <text:p>&lt;b&gt;Yung&lt;/b&gt; see &lt;a href="https://en.wikisource.org/wiki/San_Tzu_Ching/San_Tzu_Ching#line123" title="San Tzu Ching/San Tzu Ching"&gt;line 123&lt;/a&gt;. &lt;br&gt;&lt;b&gt;Pu&lt;/b&gt; see &lt;a href="https://en.wikisource.org/wiki/San_Tzu_Ching/San_Tzu_Ching#line5" title="San Tzu Ching/San Tzu Ching"&gt;line 5&lt;/a&gt;.&lt;/p&gt;</text:p>
          </table:table-cell>
        </table:table-row>
        <table:table-row table:style-name="ro1">
          <table:table-cell office:value-type="string" calcext:value-type="string">
            <text:p>庸</text:p>
          </table:table-cell>
          <table:table-cell office:value-type="string" calcext:value-type="string">
            <text:p>&lt;b&gt;I&lt;/b&gt; is composed of 日 &lt;i&gt;jih&lt;/i&gt; sun as radical and 勿 &lt;i&gt;wu&lt;/i&gt;,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t;a href="https://en.wikisource.org/wiki/San_Tzu_Ching/San_Tzu_Ching#line116" title="San Tzu Ching/San Tzu Ching"&gt;line 116&lt;/a&gt; arises. Was the word &lt;i&gt;i&lt;/i&gt; change developed from the idea suggested by &lt;i&gt;i&lt;/i&gt; a chameleon, or was the animal so called from a pre-existing word &lt;i&gt;i&lt;/i&gt; to change? It would seem that the spoken word change must have preceded chameleon, and that the written character may well have been applied first to the animal and then to the idea. See also &lt;a href="https://en.wikisource.org/wiki/San_Tzu_Ching/San_Tzu_Ching#line135" title="San Tzu Ching/San Tzu Ching"&gt;line 135&lt;/a&gt;. [The aim of the &lt;i&gt;Chung Yung&lt;/i&gt; is to trace the ruling motives of human conduct from their psychological source. It originally formed § 31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calcext:value-type="string">
            <text:p>不</text:p>
          </table:table-cell>
          <table:table-cell/>
        </table:table-row>
        <table:table-row table:style-name="ro1">
          <table:table-cell office:value-type="string" calcext:value-type="string">
            <text:p>易</text:p>
          </table:table-cell>
          <table:table-cell office:value-type="string" calcext:value-type="string">
            <text:p>I is composed of 日 jih sun as radical and 勿 wu,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ine 116 arises. Was the word i change developed from the idea suggested by i a chameleon, or was the animal so called from a pre-existing word i to change? It would seem that the spoken word change must have preceded chameleon, and that the written character may well have been applied first to the animal and then to the idea. See also line 135. [The aim of the Chung Yung is to trace the ruling motives of human conduct from their psychological source. It originally formed § 31 of the Book of Rites (line 136), being taken thence to form one of the Four Books by Chu Hsi (line 113).]</text:p>
          </table:table-cell>
        </table:table-row>
        <table:table-row table:style-name="ro2">
          <table:table-cell office:value-type="string" calcext:value-type="string">
            <text:p>作</text:p>
          </table:table-cell>
          <table:table-cell office:value-type="string" calcext:value-type="string">
            <text:p>&lt;b&gt;Tso&lt;/b&gt; see &lt;a href="https://en.wikisource.org/wiki/San_Tzu_Ching/San_Tzu_Ching#line123" title="San Tzu Ching/San Tzu Ching"&gt;line 123&lt;/a&gt;.&lt;/p&gt;</text:p>
          </table:table-cell>
        </table:table-row>
        <table:table-row table:style-name="ro2">
          <table:table-cell office:value-type="string" calcext:value-type="string">
            <text:p>大</text:p>
          </table:table-cell>
          <table:table-cell office:value-type="string" calcext:value-type="string">
            <text:p>&lt;b&gt;Ta&lt;/b&gt; under one of its old forms looked very like the rude picture of a man. This gave rise to the following explanation:—Heaven is great, earth is great, and man too is great; therefore great is a picture of man.&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lt;i&gt;The Great Learning&lt;/i&gt; is Legge's translation of the title of a short treatise which teaches us "to illustrate virtue, to renovate the people, and to rest in the highest excellence." It is now the recognised rendering (Père Zottoli "magna scientia," <text:s/>Eitel “Great Learning”), although the term really means “Learning for Adults,” in which sense it was understood by the author of &lt;i&gt;The Little Learning&lt;/i&gt; (&lt;a href="https://en.wikisource.org/wiki/San_Tzu_Ching/San_Tzu_Ching#line113" title="San Tzu Ching/San Tzu Ching"&gt;line 113&lt;/a&gt;).]&lt;/p&gt;</text:p>
          </table:table-cell>
        </table:table-row>
        <table:table-row table:style-name="ro2">
          <table:table-cell office:value-type="string" calcext:value-type="string">
            <text:p>乃</text:p>
          </table:table-cell>
          <table:table-cell office:value-type="string" calcext:value-type="string">
            <text:p>&lt;b&gt;Nai&lt;/b&gt; see &lt;a href="https://en.wikisource.org/wiki/San_Tzu_Ching/San_Tzu_Ching#line6" title="San Tzu Ching/San Tzu Ching"&gt;line 6&lt;/a&gt;.&lt;/p&gt;</text:p>
          </table:table-cell>
        </table:table-row>
        <table:table-row table:style-name="ro2">
          <table:table-cell office:value-type="string" calcext:value-type="string">
            <text:p>曾</text:p>
          </table:table-cell>
          <table:table-cell office:value-type="string" calcext:value-type="string">
            <text:p>&lt;b&gt;Tsêng&lt;/b&gt; see &lt;a href="https://en.wikisource.org/wiki/San_Tzu_Ching/San_Tzu_Ching#line89" title="San Tzu Ching/San Tzu Ching"&gt;line 89&lt;/a&gt;.&lt;/p&gt;</text:p>
          </table:table-cell>
        </table:table-row>
        <table:table-row table:style-name="ro1">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This philosopher was 曾參 Tsêng Ts'an, &lt;i&gt;vulg.&lt;/i&gt; Tsêng Shên, one of the most famous of the disciples of Confucius, B.C. 505—437. But it is by no means certain that he wrote &lt;i&gt;The Great Learning&lt;/i&gt;, which was originally § 42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calcext:value-type="string">
            <text:p>自</text:p>
          </table:table-cell>
          <table:table-cell office:value-type="string" calcext:value-type="string">
            <text:p>&lt;b&gt;Tzŭ&lt;/b&gt; see &lt;a href="https://en.wikisource.org/wiki/San_Tzu_Ching/San_Tzu_Ching#line93" title="San Tzu Ching/San Tzu Ching"&gt;line 93&lt;/a&gt;.&lt;/p&gt;</text:p>
          </table:table-cell>
        </table:table-row>
        <table:table-row table:style-name="ro1">
          <table:table-cell office:value-type="string" calcext:value-type="string">
            <text:p>修</text:p>
          </table:table-cell>
          <table:table-cell office:value-type="string" calcext:value-type="string">
            <text:p>&lt;b&gt;Hsiu&lt;/b&gt; is composed of 彡 &lt;i&gt;shan&lt;/i&gt; feather ornamentation as radical, with 攸 &lt;i&gt;yu&lt;/i&gt; to move in water, as phonetic. It means to embellish, to repair, and has been classed by K'ang Hsi under radical 人 &lt;i&gt;jen&lt;/i&gt; man, though its congener 脩 &lt;i&gt;hsiu&lt;/i&gt; dried meat, salary of teachers, appears correctly under radical 肉 (月 in combination) &lt;i&gt;jou&lt;/i&gt; meat. The character 身 &lt;i&gt;shên&lt;/i&gt; (&lt;a href="https://en.wikisource.org/wiki/San_Tzu_Ching/San_Tzu_Ching#line90" title="San Tzu Ching/San Tzu Ching"&gt;line 90&lt;/a&gt;) is here understood from the text of &lt;i&gt;The Great Learning&lt;/i&gt;, which Dr. Legge renders by "the person;" but this is ambiguous, and destroys the numerical climax.&lt;/p&gt;</text:p>
          </table:table-cell>
        </table:table-row>
        <table:table-row table:style-name="ro1">
          <table:table-cell office:value-type="string" calcext:value-type="string">
            <text:p>齐</text:p>
          </table:table-cell>
          <table:table-cell office:value-type="string" calcext:value-type="string">
            <text:p>&lt;b&gt;Ch'i&lt;/b&gt; originally meant the level of growing corn, of which the old form was a picture; hence to level, to regulate. The word 家 &lt;i&gt;chia&lt;/i&gt; family (&lt;a href="https://en.wikisource.org/wiki/San_Tzu_Ching/San_Tzu_Ching#line192" title="San Tzu Ching/San Tzu Ching"&gt;line 192&lt;/a&gt;) is here understood as above. <text:s/>&lt;/p&gt;&lt;table style="margin:auto; text-align:center;"&gt;&lt;tbody&gt;&lt;tr&gt;&lt;td style="width:1em"&gt;&lt;b&gt;130.&lt;/b&gt;&lt;/td&gt;&lt;td style="padding-bottom:1em;"&gt;&lt;span id="line130"&gt;&lt;/span&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1">
          <table:table-cell office:value-type="string" calcext:value-type="string">
            <text:p>平</text:p>
          </table:table-cell>
          <table:table-cell office:value-type="string" calcext:value-type="string">
            <text:p>&lt;b&gt;P'ing&lt;/b&gt; is composed of 于 &lt;i&gt;yü&lt;/i&gt; (used for 於 &lt;a href="https://en.wikisource.org/wiki/San_Tzu_Ching/San_Tzu_Ching#line35" title="San Tzu Ching/San Tzu Ching"&gt;line 35&lt;/a&gt;) and 八 &lt;i&gt;pa&lt;/i&gt; to divide (&lt;a href="https://en.wikisource.org/wiki/San_Tzu_Ching/San_Tzu_Ching#line88" title="San Tzu Ching/San Tzu Ching"&gt;line 88&lt;/a&gt;). It means even, smooth, etc., and with it is understood 天下 &lt;i&gt;t'ien hsia&lt;/i&gt; beneath the canopy of heaven, the empire. The order of &lt;i&gt;p'ing&lt;/i&gt; and &lt;i&gt;chih&lt;/i&gt; is transposed for the jingle's sake.&lt;/p&gt;</text:p>
          </table:table-cell>
        </table:table-row>
        <table:table-row table:style-name="ro1">
          <table:table-cell office:value-type="string" calcext:value-type="string">
            <text:p>治</text:p>
          </table:table-cell>
          <table:table-cell office:value-type="string" calcext:value-type="string">
            <text:p>&lt;b&gt;Chih&lt;/b&gt; is composed of 水 &lt;i&gt;shui&lt;/i&gt; water as radical, and 台 &lt;i&gt;i&lt;/i&gt; to speak, I, to give (also read &lt;i&gt;t'ai&lt;/i&gt; exalted) as phonetic, the latter being originally composed of 以 (&lt;a href="https://en.wikisource.org/wiki/San_Tzu_Ching/San_Tzu_Ching#line8" title="San Tzu Ching/San Tzu Ching"&gt;line 8&lt;/a&gt;) over 口 &lt;i&gt;k'ou&lt;/i&gt; mouth. How it comes to mean to govern, to cure, is somewhat obscure. With it is understood 國 &lt;i&gt;kuo&lt;/i&gt; a State (&lt;a href="https://en.wikisource.org/wiki/San_Tzu_Ching/San_Tzu_Ching#line155" title="San Tzu Ching/San Tzu Ching"&gt;line 155&lt;/a&gt;), in reference to which term it must be remembered that the work in question was written during the Feudal Age of China, when the country was split up into vassal States owning a nominal allegiance to a suzerain State. See also &lt;a href="https://en.wikisource.org/wiki/San_Tzu_Ching/San_Tzu_Ching#line257" title="San Tzu Ching/San Tzu Ching"&gt;line 257&lt;/a&gt;.&lt;/p&gt;</text:p>
          </table:table-cell>
        </table:table-row>
        <table:table-row table:style-name="ro2">
          <table:table-cell office:value-type="string" calcext:value-type="string">
            <text:p>孝</text:p>
          </table:table-cell>
          <table:table-cell office:value-type="string" calcext:value-type="string">
            <text:p>&lt;b&gt;Hsiao&lt;/b&gt; see &lt;a href="https://en.wikisource.org/wiki/San_Tzu_Ching/San_Tzu_Ching#line41" title="San Tzu Ching/San Tzu Ching"&gt;line 41&lt;/a&gt;.&lt;/p&gt;</text:p>
          </table:table-cell>
        </table:table-row>
        <table:table-row table:style-name="ro2">
          <table:table-cell office:value-type="string" calcext:value-type="string">
            <text:p>经</text:p>
          </table:table-cell>
          <table:table-cell office:value-type="string" calcext:value-type="string">
            <text:p>&lt;b&gt;Ching&lt;/b&gt; see title. This work is ascribed to Tsêng Ts'an (&lt;a href="https://en.wikisource.org/wiki/San_Tzu_Ching/San_Tzu_Ching#line128" title="San Tzu Ching/San Tzu Ching"&gt;line 128&lt;/a&gt;).&lt;/p&gt;</text:p>
          </table:table-cell>
        </table:table-row>
        <table:table-row table:style-name="ro1">
          <table:table-cell office:value-type="string" calcext:value-type="string">
            <text:p>通</text:p>
          </table:table-cell>
          <table:table-cell office:value-type="string" calcext:value-type="string">
            <text:p>&lt;b&gt;T'ung&lt;/b&gt; is composed of the walking radical and 甬 &lt;i&gt;yung&lt;/i&gt; bursting vegetation as phonetic. It means to go through, free, not obstructed, to understand, etc.&lt;/p&gt;</text:p>
          </table:table-cell>
        </table:table-row>
        <table:table-row table:style-name="ro2">
          <table:table-cell office:value-type="string" calcext:value-type="string">
            <text:p>四</text:p>
          </table:table-cell>
          <table:table-cell office:value-type="string" calcext:value-type="string">
            <text:p>&lt;b&gt;Ssŭ&lt;/b&gt; see title and &lt;a href="https://en.wikisource.org/wiki/San_Tzu_Ching/San_Tzu_Ching#line37" title="San Tzu Ching/San Tzu Ching"&gt;line 37&lt;/a&gt;.&lt;/p&gt;</text:p>
          </table:table-cell>
        </table:table-row>
        <table:table-row table:style-name="ro2">
          <table:table-cell office:value-type="string" calcext:value-type="string">
            <text:p>书</text:p>
          </table:table-cell>
          <table:table-cell office:value-type="string" calcext:value-type="string">
            <text:p>&lt;b&gt;Shu&lt;/b&gt; see &lt;a href="https://en.wikisource.org/wiki/San_Tzu_Ching/San_Tzu_Ching#line114" title="San Tzu Ching/San Tzu Ching"&gt;line 114&lt;/a&gt;.</text:p>
          </table:table-cell>
        </table:table-row>
        <table:table-row table:style-name="ro1">
          <table:table-cell office:value-type="string" calcext:value-type="string">
            <text:p>熟</text:p>
          </table:table-cell>
          <table:table-cell office:value-type="string" calcext:value-type="string">
            <text:p>&lt;b&gt;Shu&lt;/b&gt; is composed of 孰 &lt;i&gt;shu&lt;/i&gt;, as phonetic, with 火 &lt;i&gt;huo&lt;/i&gt; fire underneath as radical. This phonetic &lt;i&gt;shu&lt;/i&gt; was the original character for cooked, ripe; but inasmuch as it was also used for another sound &lt;i&gt;shu&lt;/i&gt; meaning who? what? the two senses were separated as time went on by the insertion of the radical fire whenever &lt;i&gt;shu&lt;/i&gt; meant cooked or ripe, to distinguish it from &lt;i&gt;shu&lt;/i&gt; who? what? Thus it was that the growing exigencies of the language called into existence new characters to divide the burden of meanings. &lt;/p&gt;</text:p>
          </table:table-cell>
        </table:table-row>
        <table:table-row table:style-name="ro1">
          <table:table-cell office:value-type="string" calcext:value-type="string">
            <text:p>如</text:p>
          </table:table-cell>
          <table:table-cell office:value-type="string" calcext:value-type="string">
            <text:p>&lt;b&gt;Ju&lt;/b&gt; is composed of 女 &lt;i&gt;nü&lt;/i&gt; woman as radical, and 口 &lt;i&gt;k'ou&lt;/i&gt; mouth. It is explained as a woman following the injunctions of her father and husband; hence, to go towards, to arrive. In later times it came to be used in the senses of like, as, if, and also in an introductory sense "with regard to," etc.&lt;/p&gt;</text:p>
          </table:table-cell>
        </table:table-row>
        <table:table-row table:style-name="ro2">
          <table:table-cell office:value-type="string" calcext:value-type="string">
            <text:p>六</text:p>
          </table:table-cell>
          <table:table-cell office:value-type="string" calcext:value-type="string">
            <text:p>&lt;b&gt;Liu&lt;/b&gt; see &lt;a href="https://en.wikisource.org/wiki/San_Tzu_Ching/San_Tzu_Ching#line75" title="San Tzu Ching/San Tzu Ching"&gt;line 75&lt;/a&gt;.&lt;/p&gt;</text:p>
          </table:table-cell>
        </table:table-row>
        <table:table-row table:style-name="ro2">
          <table:table-cell office:value-type="string" calcext:value-type="string">
            <text:p>经</text:p>
          </table:table-cell>
          <table:table-cell office:value-type="string" calcext:value-type="string">
            <text:p>&lt;b&gt;Ching&lt;/b&gt; see &lt;a href="https://en.wikisource.org/wiki/San_Tzu_Ching/San_Tzu_Ching#line0" title="San Tzu Ching/San Tzu Ching"&gt;title&lt;/a&gt;.&lt;/p&gt;</text:p>
          </table:table-cell>
        </table:table-row>
        <table:table-row table:style-name="ro1">
          <table:table-cell office:value-type="string" calcext:value-type="string">
            <text:p>始</text:p>
          </table:table-cell>
          <table:table-cell office:value-type="string" calcext:value-type="string">
            <text:p>&lt;b&gt;Shih&lt;/b&gt; is composed of 女 &lt;i&gt;nü&lt;/i&gt; woman as radical, with 台 &lt;i&gt;i&lt;/i&gt; (&lt;a href="https://en.wikisource.org/wiki/San_Tzu_Ching/San_Tzu_Ching#line130" title="San Tzu Ching/San Tzu Ching"&gt;line 130&lt;/a&gt;) as phonetic. It is defined as "the beginning or birth of woman," and is the opposite of 終 &lt;i&gt;chung&lt;/i&gt; (&lt;a href="https://en.wikisource.org/wiki/San_Tzu_Ching/San_Tzu_Ching#line113" title="San Tzu Ching/San Tzu Ching"&gt;line 113&lt;/a&gt;). See also lines &lt;a href="https://en.wikisource.org/wiki/San_Tzu_Ching/San_Tzu_Ching#line200" title="San Tzu Ching/San Tzu Ching"&gt;200&lt;/a&gt;, &lt;a href="https://en.wikisource.org/wiki/San_Tzu_Ching/San_Tzu_Ching#line212" title="San Tzu Ching/San Tzu Ching"&gt;212&lt;/a&gt;, &lt;a href="https://en.wikisource.org/wiki/San_Tzu_Ching/San_Tzu_Ching#line293" title="San Tzu Ching/San Tzu Ching"&gt;293&lt;/a&gt;.&lt;/p&gt;</text:p>
          </table:table-cell>
        </table:table-row>
        <table:table-row table:style-name="ro1">
          <table:table-cell office:value-type="string" calcext:value-type="string">
            <text:p>可</text:p>
          </table:table-cell>
          <table:table-cell office:value-type="string" calcext:value-type="string">
            <text:p>&lt;b&gt;K'o&lt;/b&gt; is composed of 口 &lt;i&gt;k'ou&lt;/i&gt; mouth as radical, and an obsolete word meaning vapour striving to free itself. It originally meant to be willing. <text:s/>&lt;br&gt;</text:p>
          </table:table-cell>
        </table:table-row>
        <table:table-row table:style-name="ro1">
          <table:table-cell office:value-type="string" calcext:value-type="string">
            <text:p>读</text:p>
          </table:table-cell>
          <table:table-cell office:value-type="string" calcext:value-type="string">
            <text:p>&lt;b&gt;Tu&lt;/b&gt; is composed of 言 &lt;i&gt;yen&lt;/i&gt; words as radical, and a phonetic which under its modern form is identical with 賣 &lt;i&gt;mai&lt;/i&gt;&lt;sup&gt;&lt;small&gt;4&lt;/small&gt;&lt;/sup&gt; to sell, but is really the corruption of an obsolete word pronounced &lt;i&gt;yü&lt;/i&gt;. It means to hum over books, to study; with another reading &lt;i&gt;tou&lt;/i&gt;&lt;sup&gt;&lt;small&gt;4&lt;/small&gt;&lt;/sup&gt; (&lt;a href="https://en.wikisource.org/wiki/San_Tzu_Ching/San_Tzu_Ching#line110" title="San Tzu Ching/San Tzu Ching"&gt;line 110&lt;/a&gt;) it means the completion of a sentence, in which sense it is said to be used for 逗 &lt;i&gt;tou&lt;/i&gt;&lt;sup&gt;&lt;small&gt;4&lt;/small&gt;&lt;/sup&gt; to stop. &lt;i&gt;Mai&lt;/i&gt; to sell was originally composed of 出 &lt;i&gt;ch'u&lt;/i&gt; to dispose of (&lt;a href="https://en.wikisource.org/wiki/San_Tzu_Ching/San_Tzu_Ching#line210" title="San Tzu Ching/San Tzu Ching"&gt;line 210&lt;/a&gt;) and 貝 &lt;i&gt;pei&lt;/i&gt; valuables (&lt;a href="https://en.wikisource.org/wiki/San_Tzu_Ching/San_Tzu_Ching#line8" title="San Tzu Ching/San Tzu Ching"&gt;line 8&lt;/a&gt;), while 買 &lt;i&gt;mai&lt;/i&gt;&lt;sup&gt;&lt;small&gt;3&lt;/small&gt;&lt;/sup&gt; to buy was composed of 网 &lt;i&gt;wang&lt;/i&gt; a net and &lt;i&gt;pei&lt;/i&gt; valuables = to get valuables into one's net; see Mencius II. 下, X, 6, 7. &lt;/p&gt;</text:p>
          </table:table-cell>
        </table:table-row>
        <table:table-row table:style-name="ro1">
          <table:table-cell office:value-type="string" calcext:value-type="string">
            <text:p>诗</text:p>
          </table:table-cell>
          <table:table-cell office:value-type="string" calcext:value-type="string">
            <text:p>&lt;b&gt;Shih&lt;/b&gt; is composed of 言 &lt;i&gt;yen&lt;/i&gt; words and 寺 &lt;i&gt;ssŭ&lt;/i&gt; (&lt;a href="https://en.wikisource.org/wiki/San_Tzu_Ching/San_Tzu_Ching#line30" title="San Tzu Ching/San Tzu Ching"&gt;line 30&lt;/a&gt;). It seems to have originally meant purpose, will&amp;nbsp;; but its only known sense in the earliest records is poetry. Here it stands for the 311 ballads collected and edited by Confucius. 經 &lt;i&gt;Ching&lt;/i&gt; (see title) is understood with each word in this line.&lt;/p&gt;</text:p>
          </table:table-cell>
        </table:table-row>
        <table:table-row table:style-name="ro2">
          <table:table-cell office:value-type="string" calcext:value-type="string">
            <text:p>书</text:p>
          </table:table-cell>
          <table:table-cell office:value-type="string" calcext:value-type="string">
            <text:p>&lt;b&gt;Shu&lt;/b&gt; see &lt;a href="https://en.wikisource.org/wiki/San_Tzu_Ching/San_Tzu_Ching#line114" title="San Tzu Ching/San Tzu Ching"&gt;line 114&lt;/a&gt;. It here stands for a fragmentary historical work which is said to have been edited by Confucius and embraces a period extending from the middle of the 24th cent, to the 8th cent. B.C.&lt;/p&gt;</text:p>
          </table:table-cell>
        </table:table-row>
        <table:table-row table:style-name="ro2">
          <table:table-cell office:value-type="string" calcext:value-type="string">
            <text:p>易</text:p>
          </table:table-cell>
          <table:table-cell office:value-type="string" calcext:value-type="string">
            <text:p>&lt;b&gt;I&lt;/b&gt; see &lt;a href="https://en.wikisource.org/wiki/San_Tzu_Ching/San_Tzu_Ching#line126" title="San Tzu Ching/San Tzu Ching"&gt;line 126&lt;/a&gt;. It is here the famous work (&lt;a href="https://en.wikisource.org/wiki/San_Tzu_Ching/San_Tzu_Ching#line141" title="San Tzu Ching/San Tzu Ching"&gt;line 141&lt;/a&gt;), said to have <text:s/>been composed B.C. 1150, which contains a fanciful system of philosophy deduced from the combinations of the Eight Diagrams or eight sets of lines (&lt;a href="https://en.wikisource.org/wiki/San_Tzu_Ching/San_Tzu_Ching#line179" title="San Tzu Ching/San Tzu Ching"&gt;line 179&lt;/a&gt;).&lt;/p&gt;</text:p>
          </table:table-cell>
        </table:table-row>
        <table:table-row table:style-name="ro2">
          <table:table-cell office:value-type="string" calcext:value-type="string">
            <text:p>礼</text:p>
          </table:table-cell>
          <table:table-cell office:value-type="string" calcext:value-type="string">
            <text:p>&lt;b&gt;Li&lt;/b&gt; see &lt;a href="https://en.wikisource.org/wiki/San_Tzu_Ching/San_Tzu_Ching#line32" title="San Tzu Ching/San Tzu Ching"&gt;line 32&lt;/a&gt;. It here stands for two separate works, as given in the translation; otherwise it would be impossible to account for the Six Classics in &lt;a href="https://en.wikisource.org/wiki/San_Tzu_Ching/San_Tzu_Ching#line137" title="San Tzu Ching/San Tzu Ching"&gt;line 137&lt;/a&gt;. Eitel solves the difficulty by splitting the Annals into two, thus "the &lt;i&gt;Spring&lt;/i&gt; and &lt;i&gt;Autumn&lt;/i&gt; Annals"! The two sets of Rites may be regarded roughly as the official and social codes of ancient China.&lt;/p&gt;</text:p>
          </table:table-cell>
        </table:table-row>
        <table:table-row table:style-name="ro2">
          <table:table-cell office:value-type="string" calcext:value-type="string">
            <text:p>春</text:p>
          </table:table-cell>
          <table:table-cell office:value-type="string" calcext:value-type="string">
            <text:p>&lt;b&gt;Ch'un&lt;/b&gt; see &lt;a href="https://en.wikisource.org/wiki/San_Tzu_Ching/San_Tzu_Ching#line57" title="San Tzu Ching/San Tzu Ching"&gt;line 57&lt;/a&gt;. This and the next character form the title of the annals of the native State of Confucius between B.C. 722 and 484. These annals are said to have been written by Confucius himself. Their name is derived from the custom of prefixing the season to each entry, spring including summer, and autumn winter (&lt;a href="https://en.wikisource.org/wiki/San_Tzu_Ching/San_Tzu_Ching#line160" title="San Tzu Ching/San Tzu Ching"&gt;line 160&lt;/a&gt;).&lt;/p&gt;</text:p>
          </table:table-cell>
        </table:table-row>
        <table:table-row table:style-name="ro2">
          <table:table-cell office:value-type="string" calcext:value-type="string">
            <text:p>秋</text:p>
          </table:table-cell>
          <table:table-cell office:value-type="string" calcext:value-type="string">
            <text:p>&lt;b&gt;Ch'iu&lt;/b&gt; see &lt;a href="https://en.wikisource.org/wiki/San_Tzu_Ching/San_Tzu_Ching#line58" title="San Tzu Ching/San Tzu Ching"&gt;line 58&lt;/a&gt;.&lt;/p&gt;</text:p>
          </table:table-cell>
        </table:table-row>
        <table:table-row table:style-name="ro1">
          <table:table-cell office:value-type="string" calcext:value-type="string">
            <text:p>号</text:p>
          </table:table-cell>
          <table:table-cell office:value-type="string" calcext:value-type="string">
            <text:p>&lt;b&gt;Hao&lt;/b&gt; (read &lt;i&gt;hao&lt;/i&gt;&lt;sup&gt;&lt;small&gt;2&lt;/small&gt;&lt;/sup&gt;) was originally composed of 号 &lt;i&gt;hao&lt;/i&gt; a cry of pain and 虎 &lt;i&gt;hu&lt;/i&gt; a tiger, and meant to call out, to wail, in which senses it is frequently seen. It came to mean a designation or mark, as above, and is now classed under radical 虍 &lt;i&gt;hu&lt;/i&gt; a tiger.&lt;/p&gt;</text:p>
          </table:table-cell>
        </table:table-row>
        <table:table-row table:style-name="ro2">
          <table:table-cell office:value-type="string" calcext:value-type="string">
            <text:p>六</text:p>
          </table:table-cell>
          <table:table-cell office:value-type="string" calcext:value-type="string">
            <text:p>&lt;b&gt;Liu&lt;/b&gt; see &lt;a href="https://en.wikisource.org/wiki/San_Tzu_Ching/San_Tzu_Ching#line75" title="San Tzu Ching/San Tzu Ching"&gt;line 75&lt;/a&gt;.&lt;/p&gt;</text:p>
          </table:table-cell>
        </table:table-row>
        <table:table-row table:style-name="ro2">
          <table:table-cell office:value-type="string" calcext:value-type="string">
            <text:p>经</text:p>
          </table:table-cell>
          <table:table-cell office:value-type="string" calcext:value-type="string">
            <text:p>&lt;b&gt;Ching&lt;/b&gt; see &lt;a href="https://en.wikisource.org/wiki/San_Tzu_Ching/San_Tzu_Ching#line0" title="San Tzu Ching/San Tzu Ching"&gt;title&lt;/a&gt;. <text:s/>&lt;/p&gt;&lt;table style="margin:auto; text-align:center;"&gt;&lt;tbody&gt;&lt;tr&gt;&lt;td style="width:1em"&gt;&lt;b&gt;138.&lt;/b&gt;&lt;/td&gt;&lt;td style="padding-bottom:1em;"&gt;&lt;span id="line138"&gt;&lt;/span&gt;</text:p>
          </table:table-cell>
        </table:table-row>
        <table:table-row table:style-name="ro2">
          <table:table-cell office:value-type="string" calcext:value-type="string">
            <text:p>当</text:p>
          </table:table-cell>
          <table:table-cell office:value-type="string" calcext:value-type="string">
            <text:p>&lt;b&gt;Tang&lt;/b&gt; see &lt;a href="https://en.wikisource.org/wiki/San_Tzu_Ching/San_Tzu_Ching#line36" title="San Tzu Ching/San Tzu Ching"&gt;line 36&lt;/a&gt;&lt;/p&gt;</text:p>
          </table:table-cell>
        </table:table-row>
        <table:table-row table:style-name="ro2">
          <table:table-cell office:value-type="string" calcext:value-type="string">
            <text:p>讲</text:p>
          </table:table-cell>
          <table:table-cell office:value-type="string" calcext:value-type="string">
            <text:p>&lt;b&gt;Chiang&lt;/b&gt; see &lt;a href="https://en.wikisource.org/wiki/San_Tzu_Ching/San_Tzu_Ching#line108" title="San Tzu Ching/San Tzu Ching"&gt;line 108&lt;/a&gt;.&lt;/p&gt;</text:p>
          </table:table-cell>
        </table:table-row>
        <table:table-row table:style-name="ro1">
          <table:table-cell office:value-type="string" calcext:value-type="string">
            <text:p>求</text:p>
          </table:table-cell>
          <table:table-cell office:value-type="string" calcext:value-type="string">
            <text:p>&lt;b&gt;Ch'iu&lt;/b&gt; is classed under radical 水 &lt;i&gt;shui&lt;/i&gt; water. With it is here understood the word 研 &lt;i&gt;yen&lt;/i&gt; to grind (note the radical 石 &lt;i&gt;shih&lt;/i&gt; stone). [The Six Classics are enumerated by Chuang Tzŭ (&lt;a href="https://en.wikisource.org/wiki/San_Tzu_Ching/San_Tzu_Ching#line174" title="San Tzu Ching/San Tzu Ching"&gt;line 174&lt;/a&gt;) as the five given above, &lt;i&gt;i.e&lt;/i&gt;. without dividing the Rites, and a Book of Music. Unfortunately the passage in question (ch. XIV, &lt;i&gt;ad fin&lt;/i&gt;.) is undoubtedly an interpolation, and this classification must therefore be referred to a later date. It has been customary since the Sung dynasty (&lt;a href="https://en.wikisource.org/wiki/San_Tzu_Ching/San_Tzu_Ching#line251" title="San Tzu Ching/San Tzu Ching"&gt;line 251&lt;/a&gt;), not the T'ang dynasty (&lt;a href="https://en.wikisource.org/wiki/San_Tzu_Ching/San_Tzu_Ching#line239" title="San Tzu Ching/San Tzu Ching"&gt;line 239&lt;/a&gt;) as Wylie says, &lt;i&gt;op. cit&lt;/i&gt;. p. 7, to speak of the complete Canon as consisting of 十三經 &lt;i&gt;shih san ching&lt;/i&gt; Thirteen Classics. Such works as the Classic of Filial Piety (&lt;a href="https://en.wikisource.org/wiki/San_Tzu_Ching/San_Tzu_Ching#line131" title="San Tzu Ching/San Tzu Ching"&gt;line 131&lt;/a&gt;), the 爾雅 &lt;i&gt;Erh Ya&lt;/i&gt;, an ancient vocabulary of classical and other words and phrases, sometimes spoken of as the Literary Expositor, and the two less known commentaries on the Spring and Autumn Annals (lines &lt;a href="https://en.wikisource.org/wiki/San_Tzu_Ching/San_Tzu_Ching#line164" title="San Tzu Ching/San Tzu Ching"&gt;164&lt;/a&gt;, &lt;a href="https://en.wikisource.org/wiki/San_Tzu_Ching/San_Tzu_Ching#line166" title="San Tzu Ching/San Tzu Ching"&gt;166&lt;/a&gt;), have been included; but there is actually no fixed list, various editions of the Thirteen Classics having been published with varying contents. Mayers, in his Reader's Manual, p. 352, reaches the full tale of thirteen only by counting two of them twice over. The Rites of the Chou Dynasty (&lt;a href="https://en.wikisource.org/wiki/San_Tzu_Ching/San_Tzu_Ching#line136" title="San Tzu Ching/San Tzu Ching"&gt;line 136&lt;/a&gt;) was set aside under the Ming dynasty (&lt;a href="https://en.wikisource.org/wiki/San_Tzu_Ching/Appendix_3#line254K" title="San Tzu Ching/Appendix 3"&gt;line 254&lt;span style="font-size: 83%;"&gt;K&lt;/span&gt;&lt;/a&gt;), and the number of so-called Classics reduced to five; hence we now speak of the Four Books (&lt;a href="https://en.wikisource.org/wiki/San_Tzu_Ching/San_Tzu_Ching#line114" title="San Tzu Ching/San Tzu Ching"&gt;line 114&lt;/a&gt;) and the Five Classics.] &lt;/p&gt;&lt;table style="margin:auto; text-align:center;"&gt;&lt;tbody&gt;&lt;tr&gt;&lt;td style="width:1em"&gt;&lt;b&gt;139.&lt;/b&gt;&lt;/td&gt;&lt;td style="padding-bottom:1em;"&gt;&lt;span id="line139"&gt;&lt;/span&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连</text:p>
          </table:table-cell>
          <table:table-cell office:value-type="string" calcext:value-type="string">
            <text:p>&lt;b&gt;Lien&lt;/b&gt; is composed of 車 &lt;i&gt;ch'ê&lt;/i&gt; a cart and the walking radical, and may possibly derive its meaning from a string of carts.&lt;/p&gt;</text:p>
          </table:table-cell>
        </table:table-row>
        <table:table-row table:style-name="ro1">
          <table:table-cell office:value-type="string" calcext:value-type="string">
            <text:p>山</text:p>
          </table:table-cell>
          <table:table-cell office:value-type="string" calcext:value-type="string">
            <text:p>&lt;b&gt;Shan&lt;/b&gt; see &lt;a href="https://en.wikisource.org/wiki/San_Tzu_Ching/San_Tzu_Ching#line13" title="San Tzu Ching/San Tzu Ching"&gt;line 13&lt;/a&gt;. [&lt;i&gt;Lien shan&lt;/i&gt; is the name of a system of philosophy of permutations (&lt;a href="https://en.wikisource.org/wiki/San_Tzu_Ching/San_Tzu_Ching#line135" title="San Tzu Ching/San Tzu Ching"&gt;line 135&lt;/a&gt;) said to have been invented by the Emperor 伏羲 &lt;a href="https://en.wikipedia.org/wiki/Fu_Xi" class="extiw" title="w:Fu Xi"&gt;Fu Hsi&lt;/a&gt;, B.C. 2953—2838, who began with the Diagram for hills.]&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归</text:p>
          </table:table-cell>
          <table:table-cell office:value-type="string" calcext:value-type="string">
            <text:p>&lt;b&gt;Kuei&lt;/b&gt; is composed of a contraction of 婦 &lt;i&gt;fu&lt;/i&gt; wife (&lt;a href="https://en.wikisource.org/wiki/San_Tzu_Ching/San_Tzu_Ching#line56" title="San Tzu Ching/San Tzu Ching"&gt;line 56&lt;/a&gt;), 止 &lt;i&gt;chih&lt;/i&gt; to stop (&lt;a href="https://en.wikisource.org/wiki/San_Tzu_Ching/San_Tzu_Ching#line120" title="San Tzu Ching/San Tzu Ching"&gt;line 120&lt;/a&gt;) as radical, and an old form of 堆 &lt;i&gt;tui&lt;/i&gt; a heap as phonetic. It originally meant the marriage of a woman, in which sense it will be found in the &lt;i&gt;Odes&lt;/i&gt;.&lt;/p&gt;</text:p>
          </table:table-cell>
        </table:table-row>
        <table:table-row table:style-name="ro1">
          <table:table-cell office:value-type="string" calcext:value-type="string">
            <text:p>藏</text:p>
          </table:table-cell>
          <table:table-cell office:value-type="string" calcext:value-type="string">
            <text:p>&lt;b&gt;Tsang&lt;/b&gt; was originally 臧 &lt;i&gt;tsang&lt;/i&gt; which is composed of 臣 &lt;i&gt;ch'ên&lt;/i&gt; (&lt;a href="https://en.wikisource.org/wiki/San_Tzu_Ching/San_Tzu_Ching#line54" title="San Tzu Ching/San Tzu Ching"&gt;line 54&lt;/a&gt;) as radical inserted in 戕 &lt;i&gt;ch'iang&lt;/i&gt; a spear, and which is now reserved for such meanings as good, right. The 艸 &lt;i&gt;ts'ao&lt;/i&gt; vegetation was added later in order to mark the sense to conceal. In modern days it means a place for keeping things, a treasury; read &lt;i&gt;ts'ang&lt;/i&gt;&lt;sup&gt;&lt;small&gt;2&lt;/small&gt;&lt;/sup&gt;, the character means to conceal, to store up. [&lt;i&gt;Kuei tsang&lt;/i&gt; was the system of the Emperor 神農 &lt;a href="https://en.wikipedia.org/wiki/Shennong" class="extiw" title="w:Shennong"&gt;Shên Nung&lt;/a&gt;, B.C. 2838—2698, who began with the Diagram for earth. Eitel, borrowing from Wylie (&lt;i&gt;Notes on Ch. Lit.&lt;/i&gt; p. 2), translates this term by Reverting Deposit; and further, again from Wylie, he makes the system in force under the 商 Shang dynasty (&lt;a href="https://en.wikisource.org/wiki/San_Tzu_Ching/San_Tzu_Ching#line188" title="San Tzu Ching/San Tzu Ching"&gt;line 188&lt;/a&gt;), and that of &lt;a href="https://en.wikisource.org/wiki/San_Tzu_Ching/San_Tzu_Ching#line139" title="San Tzu Ching/San Tzu Ching"&gt;line 139&lt;/a&gt; in force under the 夏 Hsia dynasty (&lt;a href="https://en.wikisource.org/wiki/San_Tzu_Ching/San_Tzu_Ching#line187" title="San Tzu Ching/San Tzu Ching"&gt;line 187&lt;/a&gt;).] <text:s/>&lt;/p&gt;&lt;table style="margin:auto; text-align:center;"&gt;&lt;tbody&gt;&lt;tr&gt;&lt;td style="width:1em"&gt;&lt;b&gt;141.&lt;/b&gt;&lt;/td&gt;&lt;td style="padding-bottom:1em;"&gt;&lt;span id="line141"&gt;&lt;/span&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周</text:p>
          </table:table-cell>
          <table:table-cell office:value-type="string" calcext:value-type="string">
            <text:p>&lt;b&gt;Chou&lt;/b&gt; is composed of 口 &lt;i&gt;k'ou&lt;/i&gt; mouth as radical, with 用 &lt;i&gt;yung&lt;/i&gt; to use (&lt;a href="https://en.wikisource.org/wiki/San_Tzu_Ching/San_Tzu_Ching#line123" title="San Tzu Ching/San Tzu Ching"&gt;line 123&lt;/a&gt;), and originally meant close, dense, as population, etc. It is here the name of the dynasty which was really founded by 文王 King Wên, though he never mounted the throne, the first sovereign being his son 武王 King Wu, B.C. 1122—1115. The Book of Changes now in vogue is attributed to the pen of the father, who began with the Diagram for heaven.&lt;/p&gt;</text:p>
          </table:table-cell>
        </table:table-row>
        <table:table-row table:style-name="ro2">
          <table:table-cell office:value-type="string" calcext:value-type="string">
            <text:p>易</text:p>
          </table:table-cell>
          <table:table-cell office:value-type="string" calcext:value-type="string">
            <text:p>&lt;b&gt;I&lt;/b&gt; see &lt;a href="https://en.wikisource.org/wiki/San_Tzu_Ching/San_Tzu_Ching#line126" title="San Tzu Ching/San Tzu Ching"&gt;line 126&lt;/a&gt;.&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2">
          <table:table-cell office:value-type="string" calcext:value-type="string">
            <text:p>易</text:p>
          </table:table-cell>
          <table:table-cell office:value-type="string" calcext:value-type="string">
            <text:p>&lt;b&gt;I&lt;/b&gt; see &lt;a href="https://en.wikisource.org/wiki/San_Tzu_Ching/San_Tzu_Ching#line126" title="San Tzu Ching/San Tzu Ching"&gt;line 126&lt;/a&gt;.&lt;/p&gt;</text:p>
          </table:table-cell>
        </table:table-row>
        <table:table-row table:style-name="ro2">
          <table:table-cell office:value-type="string" calcext:value-type="string">
            <text:p>详</text:p>
          </table:table-cell>
          <table:table-cell office:value-type="string" calcext:value-type="string">
            <text:p>&lt;b&gt;Hsiang&lt;/b&gt; see &lt;a href="https://en.wikisource.org/wiki/San_Tzu_Ching/San_Tzu_Ching#line109" title="San Tzu Ching/San Tzu Ching"&gt;line 109&lt;/a&gt;. [Eitel translates this line by "These &lt;i&gt;three&lt;/i&gt; theories of &lt;i&gt;Permutations&lt;/i&gt; must be studied in &lt;i&gt;detail&lt;/i&gt;." But at the date of publication of the &lt;i&gt;San Tzŭ Ching&lt;/i&gt;, the first two systems were no longer in existence, having disappeared many centuries before, so that it would be quite impossible to recommend them for study either in detail or otherwise. The word &lt;i&gt;hsiang&lt;/i&gt; is often used as above, its position in the line being due to the jingle, and in any case presenting no syntactical difficulties.]&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典</text:p>
          </table:table-cell>
          <table:table-cell office:value-type="string" calcext:value-type="string">
            <text:p>&lt;b&gt;Tien&lt;/b&gt; is composed of 册 &lt;i&gt;ts'ê&lt;/i&gt; a tablet (see &lt;a href="https://en.wikisource.org/wiki/San_Tzu_Ching/San_Tzu_Ching#line116" title="San Tzu Ching/San Tzu Ching"&gt;line 116&lt;/a&gt;), raised as a <text:s/>mark of respect upon 兀 &lt;i&gt;chi&lt;/i&gt; a stand, which was formerly its radical; &lt;i&gt;i.e&lt;/i&gt;. records of ancient sovereigns to serve as lessons or examples to posterity. Hence it came to mean statutes, laws, rules, and later, to hypothecate, to mortgage. It is now classed under radical 八 &lt;i&gt;pa&lt;/i&gt; eight (&lt;a href="https://en.wikisource.org/wiki/San_Tzu_Ching/San_Tzu_Ching#line88" title="San Tzu Ching/San Tzu Ching"&gt;line 88&lt;/a&gt;), and here refers, as also do the five following titles, to certain chapters in the Book of History (&lt;a href="https://en.wikisource.org/wiki/San_Tzu_Ching/San_Tzu_Ching#line135" title="San Tzu Ching/San Tzu Ching"&gt;line 135&lt;/a&gt;).&lt;/p&gt;</text:p>
          </table:table-cell>
        </table:table-row>
        <table:table-row table:style-name="ro1">
          <table:table-cell office:value-type="string" calcext:value-type="string">
            <text:p>谟</text:p>
          </table:table-cell>
          <table:table-cell office:value-type="string" calcext:value-type="string">
            <text:p>&lt;b&gt;Mo&lt;/b&gt; is composed of 言 &lt;i&gt;yen&lt;/i&gt; words as radical, with 莫 &lt;i&gt;mo&lt;/i&gt; not, do not, as phonetic. [The Regulations refer to the sayings and doings of wise Emperors, such as Yao and Shun (&lt;a href="https://en.wikisource.org/wiki/San_Tzu_Ching/San_Tzu_Ching#line183" title="San Tzu Ching/San Tzu Ching"&gt;line 183&lt;/a&gt;), which have become a rule of life for all ages; the Counsels to advice of wise Ministers, such as the Great Yü (&lt;a href="https://en.wikisource.org/wiki/San_Tzu_Ching/San_Tzu_Ching#line187" title="San Tzu Ching/San Tzu Ching"&gt;line 187&lt;/a&gt;).]&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2">
          <table:table-cell office:value-type="string" calcext:value-type="string">
            <text:p>训</text:p>
          </table:table-cell>
          <table:table-cell office:value-type="string" calcext:value-type="string">
            <text:p>&lt;b&gt;Hsün&lt;/b&gt; see &lt;a href="https://en.wikisource.org/wiki/San_Tzu_Ching/San_Tzu_Ching#line107" title="San Tzu Ching/San Tzu Ching"&gt;line 107&lt;/a&gt;.&lt;/p&gt;</text:p>
          </table:table-cell>
        </table:table-row>
        <table:table-row table:style-name="ro1">
          <table:table-cell office:value-type="string" calcext:value-type="string">
            <text:p>诰</text:p>
          </table:table-cell>
          <table:table-cell office:value-type="string" calcext:value-type="string">
            <text:p>&lt;b&gt;Kao&lt;/b&gt; is composed of 言 &lt;i&gt;yen&lt;/i&gt; words as radical, and 告 &lt;i&gt;kao&lt;/i&gt; to tell.&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誓</text:p>
          </table:table-cell>
          <table:table-cell office:value-type="string" calcext:value-type="string">
            <text:p>&lt;b&gt;Shih&lt;/b&gt; is composed of 言 &lt;i&gt;yen&lt;/i&gt; words as radical, below 折 &lt;i&gt;shê&lt;/i&gt; to break (from 手 &lt;i&gt;shou&lt;/i&gt; hand and 斤 &lt;i&gt;chin&lt;/i&gt; an axe) as phonetic, and originally meant to bind, hence an oath. [&lt;i&gt;Shê&lt;/i&gt; to break was originally written with 艸 &lt;i&gt;ts'ao&lt;/i&gt; grass, arranged vertically, on the left as radical, instead of the modern 手 &lt;i&gt;shou&lt;/i&gt; hand (扌 in combination); the archaic form of the latter would be thus closely imitated.]&lt;/p&gt;</text:p>
          </table:table-cell>
        </table:table-row>
        <table:table-row table:style-name="ro1">
          <table:table-cell office:value-type="string" calcext:value-type="string">
            <text:p>命</text:p>
          </table:table-cell>
          <table:table-cell office:value-type="string" calcext:value-type="string">
            <text:p>&lt;b&gt;Ming&lt;/b&gt; is an ideogram composed of 口 &lt;i&gt;k'ou&lt;/i&gt; mouth as radical, with 令 &lt;i&gt;ling&lt;/i&gt; (&lt;a href="https://en.wikisource.org/wiki/San_Tzu_Ching/San_Tzu_Ching#line271" title="San Tzu Ching/San Tzu Ching"&gt;line 271&lt;/a&gt;) an order. It means to cause to act, to employ; also later, divine commands, destiny. [The Oaths consisted of addresses to officials, calling for assistance and usually promising rewards and threatening punishment. The Charges were what the name implies, delivered to officials at important junctures.]&lt;/p&gt;</text:p>
          </table:table-cell>
        </table:table-row>
        <table:table-row table:style-name="ro2">
          <table:table-cell office:value-type="string" calcext:value-type="string">
            <text:p>书</text:p>
          </table:table-cell>
          <table:table-cell office:value-type="string" calcext:value-type="string">
            <text:p>&lt;b&gt;Shu&lt;/b&gt; see &lt;a href="https://en.wikisource.org/wiki/San_Tzu_Ching/San_Tzu_Ching#line114" title="San Tzu Ching/San Tzu Ching"&gt;line 114&lt;/a&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lt;/p&gt;</text:p>
          </table:table-cell>
        </table:table-row>
        <table:table-row table:style-name="ro1">
          <table:table-cell office:value-type="string" calcext:value-type="string">
            <text:p>奥</text:p>
          </table:table-cell>
          <table:table-cell office:value-type="string" calcext:value-type="string">
            <text:p>&lt;b&gt;Ao&lt;/b&gt; was originally composed of 宀 &lt;i&gt;mien&lt;/i&gt; a shelter as radical, with 釆 &lt;i&gt;pien&lt;/i&gt; to distinguish and 廾 &lt;i&gt;kung&lt;/i&gt; folded hands below. It originally meant the south-west corner, where the &lt;i&gt;lares&lt;/i&gt; were placed. Hence perhaps the modern meanings, retired, mysterious, obscure.&lt;/p&gt;</text:p>
          </table:table-cell>
        </table:table-row>
        <table:table-row table:style-name="ro1">
          <table:table-cell office:value-type="string" calcext:value-type="string">
            <text:p>我</text:p>
          </table:table-cell>
          <table:table-cell office:value-type="string" calcext:value-type="string">
            <text:p>&lt;b&gt;Wo&lt;/b&gt; is composed of 戈 &lt;i&gt;ko&lt;/i&gt; a spear as radical, and a character on the left which is regarded by some as an old form of 殺 &lt;i&gt;sha&lt;/i&gt; to kill.&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1">
          <table:table-cell office:value-type="string" calcext:value-type="string">
            <text:p>公</text:p>
          </table:table-cell>
          <table:table-cell office:value-type="string" calcext:value-type="string">
            <text:p>&lt;b&gt;Kung&lt;/b&gt; is said to be composed of 八 &lt;i&gt;pa&lt;/i&gt; the back turned (&lt;a href="https://en.wikisource.org/wiki/San_Tzu_Ching/San_Tzu_Ching#line88" title="San Tzu Ching/San Tzu Ching"&gt;line 88&lt;/a&gt;) on 厶 &lt;i&gt;ssŭ&lt;/i&gt; private interests; hence to divide evenly, just, public-spirited, which would be the correct attitude for the ruler of a <text:s/>State. [The Duke of Chou was younger brother of 文王 King Wên, the first sovereign of the Chou dynasty (&lt;a href="https://en.wikisource.org/wiki/San_Tzu_Ching/San_Tzu_Ching#line141" title="San Tzu Ching/San Tzu Ching"&gt;line 141&lt;/a&gt;), whose empire he helped to consolidate. The mariner's compass is attributed to him by the Chinese. Died B.C. 1105.]&lt;/p&gt;</text:p>
          </table:table-cell>
        </table:table-row>
        <table:table-row table:style-name="ro2">
          <table:table-cell office:value-type="string" calcext:value-type="string">
            <text:p>作</text:p>
          </table:table-cell>
          <table:table-cell office:value-type="string" calcext:value-type="string">
            <text:p>&lt;b&gt;Tso&lt;/b&gt; see &lt;a href="https://en.wikisource.org/wiki/San_Tzu_Ching/San_Tzu_Ching#line123" title="San Tzu Ching/San Tzu Ching"&gt;line 123&lt;/a&gt;.&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2">
          <table:table-cell office:value-type="string" calcext:value-type="string">
            <text:p>礼</text:p>
          </table:table-cell>
          <table:table-cell office:value-type="string" calcext:value-type="string">
            <text:p>&lt;b&gt;Li&lt;/b&gt; see &lt;a href="https://en.wikisource.org/wiki/San_Tzu_Ching/San_Tzu_Ching#line136" title="San Tzu Ching/San Tzu Ching"&gt;line 136&lt;/a&gt;. [This is the official set of Rites (see lines &lt;a href="https://en.wikisource.org/wiki/San_Tzu_Ching/San_Tzu_Ching#line136" title="San Tzu Ching/San Tzu Ching"&gt;136&lt;/a&gt;, &lt;a href="https://en.wikisource.org/wiki/San_Tzu_Ching/San_Tzu_Ching#line138" title="San Tzu Ching/San Tzu Ching"&gt;138&lt;/a&gt;). It deals with the ranks and duties of government servants, and was originally divided under six heads (&lt;a href="https://en.wikisource.org/wiki/San_Tzu_Ching/San_Tzu_Ching#line149" title="San Tzu Ching/San Tzu Ching"&gt;line 149&lt;/a&gt;), the last of which was found to be missing early in the 1st cent. A.D.]&lt;/p&gt;</text:p>
          </table:table-cell>
        </table:table-row>
        <table:table-row table:style-name="ro1">
          <table:table-cell office:value-type="string" calcext:value-type="string">
            <text:p>著</text:p>
          </table:table-cell>
          <table:table-cell office:value-type="string" calcext:value-type="string">
            <text:p>&lt;b&gt;Chu&lt;/b&gt; is composed of 艸 &lt;i&gt;ts'ao&lt;/i&gt; grass as radical and 者 &lt;i&gt;chê&lt;/i&gt; (&lt;a href="https://en.wikisource.org/wiki/San_Tzu_Ching/San_Tzu_Ching#line49" title="San Tzu Ching/San Tzu Ching"&gt;line 49&lt;/a&gt;). It is commonly used in the sense of to make or write a book.&lt;/p&gt;</text:p>
          </table:table-cell>
        </table:table-row>
        <table:table-row table:style-name="ro2">
          <table:table-cell office:value-type="string" calcext:value-type="string">
            <text:p>六</text:p>
          </table:table-cell>
          <table:table-cell office:value-type="string" calcext:value-type="string">
            <text:p>&lt;b&gt;Liu&lt;/b&gt; see &lt;a href="https://en.wikisource.org/wiki/San_Tzu_Ching/San_Tzu_Ching#line75" title="San Tzu Ching/San Tzu Ching"&gt;line 75&lt;/a&gt;.&lt;/p&gt;</text:p>
          </table:table-cell>
        </table:table-row>
        <table:table-row table:style-name="ro1">
          <table:table-cell office:value-type="string" calcext:value-type="string">
            <text:p>官</text:p>
          </table:table-cell>
          <table:table-cell office:value-type="string" calcext:value-type="string">
            <text:p>&lt;b&gt;Kuan&lt;/b&gt; is composed of radical 宀 &lt;i&gt;mien&lt;/i&gt; shelter, under which it is now classed, and an old word for heap, many. It is defined as officials serving their prince, the lower portion of the character giving the idea of plurality. [Père Zottoli's rendering "exhibuitque sex præfectos" is unnecessarily hard and fast. The six divisions under which the Duke of Chou ranged all officials were 天官 &lt;i&gt;t'ien kuan&lt;/i&gt; State Counsellors, 地官 &lt;i&gt;ti kuan&lt;/i&gt; Ministers of Finance, 春官 &lt;i&gt;ch'un kuan&lt;/i&gt; Ministers of Sacrificial Worship, 夏官 &lt;i&gt;hsia kuan&lt;/i&gt; Ministers of War, 秋官 &lt;i&gt;ch'iu kuan&lt;/i&gt; Ministers of Justice, 冬官 &lt;i&gt;tung kuan&lt;/i&gt; Ministers of Public Works. These were to some extent prototypes of the modern Six Boards. See lines &lt;a href="https://en.wikisource.org/wiki/San_Tzu_Ching/San_Tzu_Ching#line50" title="San Tzu Ching/San Tzu Ching"&gt;50&lt;/a&gt;, &lt;a href="https://en.wikisource.org/wiki/San_Tzu_Ching/San_Tzu_Ching#line57" title="San Tzu Ching/San Tzu Ching"&gt;57&lt;/a&gt;, &lt;a href="https://en.wikisource.org/wiki/San_Tzu_Ching/San_Tzu_Ching#line58" title="San Tzu Ching/San Tzu Ching"&gt;58&lt;/a&gt;.] <text:s/>&lt;/p&gt;&lt;table style="margin:auto; text-align:center;"&gt;&lt;tbody&gt;&lt;tr&gt;&lt;td style="width:1em"&gt;&lt;b&gt;150.&lt;/b&gt;&lt;/td&gt;&lt;td style="padding-bottom:1em;"&gt;&lt;span id="line150"&gt;&lt;/span&gt;</text:p>
          </table:table-cell>
        </table:table-row>
        <table:table-row table:style-name="ro1">
          <table:table-cell office:value-type="string" calcext:value-type="string">
            <text:p>存</text:p>
          </table:table-cell>
          <table:table-cell office:value-type="string" calcext:value-type="string">
            <text:p>&lt;b&gt;Ts'un&lt;/b&gt; was originally composed of 子 &lt;i&gt;tzŭ&lt;/i&gt; child as radical and 才 &lt;i&gt;ts'ai&lt;/i&gt; (&lt;a href="https://en.wikisource.org/wiki/San_Tzu_Ching/San_Tzu_Ching#line49" title="San Tzu Ching/San Tzu Ching"&gt;line 49&lt;/a&gt;), and meant to ask compassionately after. It is now used in the sense of to preserve, to put on record.&lt;/p&gt;</text:p>
          </table:table-cell>
        </table:table-row>
        <table:table-row table:style-name="ro2">
          <table:table-cell office:value-type="string" calcext:value-type="string">
            <text:p>治</text:p>
          </table:table-cell>
          <table:table-cell office:value-type="string" calcext:value-type="string">
            <text:p>&lt;b&gt;Chih&lt;/b&gt; see &lt;a href="https://en.wikisource.org/wiki/San_Tzu_Ching/San_Tzu_Ching#line130" title="San Tzu Ching/San Tzu Ching"&gt;line 130&lt;/a&gt;.&lt;/p&gt;</text:p>
          </table:table-cell>
        </table:table-row>
        <table:table-row table:style-name="ro1">
          <table:table-cell office:value-type="string" calcext:value-type="string">
            <text:p>体</text:p>
          </table:table-cell>
          <table:table-cell office:value-type="string" calcext:value-type="string">
            <text:p>&lt;b&gt;T'i&lt;/b&gt; is composed of 骨 &lt;i&gt;ku&lt;/i&gt; bones (&lt;a href="https://en.wikisource.org/wiki/San_Tzu_Ching/San_Tzu_Ching#line162" title="San Tzu Ching/San Tzu Ching"&gt;line 162&lt;/a&gt;) as radical, and a common phonetic (&lt;a href="https://en.wikisource.org/wiki/San_Tzu_Ching/San_Tzu_Ching#line32" title="San Tzu Ching/San Tzu Ching"&gt;line 32&lt;/a&gt;). It means the body, to embody, form, shape, style, etc. [Eitel is wide of the mark with, "And &lt;i&gt;preserved&lt;/i&gt; the rules of &lt;i&gt;controlling personal&lt;/i&gt; conduct," thus making &lt;i&gt;chih&lt;/i&gt; govern &lt;i&gt;t'i&lt;/i&gt;. The idea of course is that the promulgation of a definite system put an end to anomalies by securing fixity of procedure.]&lt;/p&gt;</text:p>
          </table:table-cell>
        </table:table-row>
        <table:table-row table:style-name="ro2">
          <table:table-cell office:value-type="string" calcext:value-type="string">
            <text:p>大</text:p>
          </table:table-cell>
          <table:table-cell office:value-type="string" calcext:value-type="string">
            <text:p>&lt;b&gt;Ta&lt;/b&gt; see &lt;a href="https://en.wikisource.org/wiki/San_Tzu_Ching/San_Tzu_Ching#line127" title="San Tzu Ching/San Tzu Ching"&gt;line 127&lt;/a&gt;.&lt;/p&gt;</text:p>
          </table:table-cell>
        </table:table-row>
        <table:table-row table:style-name="ro2">
          <table:table-cell office:value-type="string" calcext:value-type="string">
            <text:p>小</text:p>
          </table:table-cell>
          <table:table-cell office:value-type="string" calcext:value-type="string">
            <text:p>&lt;b&gt;Hsiao&lt;/b&gt; see &lt;a href="https://en.wikisource.org/wiki/San_Tzu_Ching/San_Tzu_Ching#line113" title="San Tzu Ching/San Tzu Ching"&gt;line 113&lt;/a&gt;.&lt;/p&gt;</text:p>
          </table:table-cell>
        </table:table-row>
        <table:table-row table:style-name="ro1">
          <table:table-cell office:value-type="string" calcext:value-type="string">
            <text:p>戴</text:p>
          </table:table-cell>
          <table:table-cell office:value-type="string" calcext:value-type="string">
            <text:p>&lt;b&gt;Tai&lt;/b&gt; was originally composed of 異 &lt;i&gt;i&lt;/i&gt; strange, with a phonetic pronounced &lt;i&gt;ts'ai&lt;/i&gt;, and meant to increase things by dividing them. It now means to uphold, to wear on the head, and is classed under radical 戈 &lt;i&gt;ko&lt;/i&gt; a spear, but is here a surname. [The two Tai were cousins, and both of them distinguished scholars of the 2nd and 1st centuries B.C.]&lt;/p&gt;</text:p>
          </table:table-cell>
        </table:table-row>
        <table:table-row table:style-name="ro1">
          <table:table-cell office:value-type="string" calcext:value-type="string">
            <text:p>注</text:p>
          </table:table-cell>
          <table:table-cell office:value-type="string" calcext:value-type="string">
            <text:p>&lt;b&gt;Chu&lt;/b&gt; is composed of 言 &lt;i&gt;yen&lt;/i&gt; words with 主 &lt;i&gt;chu&lt;/i&gt; master as phonetic. The latter character originally meant the wick of a candle, now <text:s/>written with fire 炷. Preceded by heaven, 天主 &lt;i&gt;t'ien chu&lt;/i&gt;, it forms the term used by the Roman Catholics for God.&lt;/p&gt;</text:p>
          </table:table-cell>
        </table:table-row>
        <table:table-row table:style-name="ro2">
          <table:table-cell office:value-type="string" calcext:value-type="string">
            <text:p>礼</text:p>
          </table:table-cell>
          <table:table-cell office:value-type="string" calcext:value-type="string">
            <text:p>&lt;b&gt;Li&lt;/b&gt; see &lt;a href="https://en.wikisource.org/wiki/San_Tzu_Ching/San_Tzu_Ching#line32" title="San Tzu Ching/San Tzu Ching"&gt;line 32&lt;/a&gt;.&lt;/p&gt;</text:p>
          </table:table-cell>
        </table:table-row>
        <table:table-row table:style-name="ro1">
          <table:table-cell office:value-type="string" calcext:value-type="string">
            <text:p>记</text:p>
          </table:table-cell>
          <table:table-cell office:value-type="string" calcext:value-type="string">
            <text:p>&lt;b&gt;Chi&lt;/b&gt; see &lt;a href="https://en.wikisource.org/wiki/San_Tzu_Ching/San_Tzu_Ching#line118" title="San Tzu Ching/San Tzu Ching"&gt;line 118&lt;/a&gt;. [These last two characters form the title of the work, by the Younger Tai, included among the Five Classics of modern times (lines &lt;a href="https://en.wikisource.org/wiki/San_Tzu_Ching/San_Tzu_Ching#line136" title="San Tzu Ching/San Tzu Ching"&gt;136&lt;/a&gt;, &lt;a href="https://en.wikisource.org/wiki/San_Tzu_Ching/San_Tzu_Ching#line138" title="San Tzu Ching/San Tzu Ching"&gt;138&lt;/a&gt;). It is called &lt;i&gt;Chi&lt;/i&gt; and not 經 &lt;i&gt;Ching&lt;/i&gt; (see &lt;a href="https://en.wikisource.org/wiki/San_Tzu_Ching/San_Tzu_Ching#line0" title="San Tzu Ching/San Tzu Ching"&gt;title&lt;/a&gt;) because it was not the actual work of any of the great Sages of old, but merely a compilation based upon their utterances.]&lt;/p&gt;</text:p>
          </table:table-cell>
        </table:table-row>
        <table:table-row table:style-name="ro1">
          <table:table-cell office:value-type="string" calcext:value-type="string">
            <text:p>述</text:p>
          </table:table-cell>
          <table:table-cell office:value-type="string" calcext:value-type="string">
            <text:p>&lt;b&gt;Shu&lt;/b&gt; is composed of the walking radical and a phonetic said to have formerly meant a kind of millet. It originally signified to follow, and in its later sense was expressly distinguished by Confucius from 作 (&lt;a href="https://en.wikisource.org/wiki/San_Tzu_Ching/San_Tzu_Ching#line123" title="San Tzu Ching/San Tzu Ching"&gt;line 123&lt;/a&gt;), the former being simply the act of transmitting the sayings of others.&lt;/p&gt;</text:p>
          </table:table-cell>
        </table:table-row>
        <table:table-row table:style-name="ro1">
          <table:table-cell office:value-type="string" calcext:value-type="string">
            <text:p>圣</text:p>
          </table:table-cell>
          <table:table-cell office:value-type="string" calcext:value-type="string">
            <text:p>&lt;b&gt;Shêng&lt;/b&gt; is composed of 耳 &lt;i&gt;êrh&lt;/i&gt; ear as radical and 呈 &lt;i&gt;chêng&lt;/i&gt; level, to offer to a superior, a common phonetic. It originally meant keen of apprehension, and is now almost the equivalent of inspired, being applied only to Confucius, Mencius, the great Sages of antiquity, and the Emperor. It is also employed by missionaries in Christian terminology. See &lt;a href="https://en.wikisource.org/wiki/San_Tzu_Ching/San_Tzu_Ching#line269" title="San Tzu Ching/San Tzu Ching"&gt;line 269&lt;/a&gt;.&lt;/p&gt;</text:p>
          </table:table-cell>
        </table:table-row>
        <table:table-row table:style-name="ro2">
          <table:table-cell office:value-type="string" calcext:value-type="string">
            <text:p>言</text:p>
          </table:table-cell>
          <table:table-cell office:value-type="string" calcext:value-type="string">
            <text:p>&lt;b&gt;Yen&lt;/b&gt; see &lt;a href="https://en.wikisource.org/wiki/San_Tzu_Ching/San_Tzu_Ching#line118" title="San Tzu Ching/San Tzu Ching"&gt;line 118&lt;/a&gt;.&lt;/p&gt;</text:p>
          </table:table-cell>
        </table:table-row>
        <table:table-row table:style-name="ro2">
          <table:table-cell office:value-type="string" calcext:value-type="string">
            <text:p>礼</text:p>
          </table:table-cell>
          <table:table-cell office:value-type="string" calcext:value-type="string">
            <text:p>&lt;b&gt;Li&lt;/b&gt; see &lt;a href="https://en.wikisource.org/wiki/San_Tzu_Ching/San_Tzu_Ching#line32" title="San Tzu Ching/San Tzu Ching"&gt;line 32&lt;/a&gt;.&lt;/p&gt;</text:p>
          </table:table-cell>
        </table:table-row>
        <table:table-row table:style-name="ro1">
          <table:table-cell office:value-type="string" calcext:value-type="string">
            <text:p>乐</text:p>
          </table:table-cell>
          <table:table-cell office:value-type="string" calcext:value-type="string">
            <text:p>&lt;b&gt;Yo&lt;/b&gt; or &lt;i&gt;yüeh&lt;/i&gt; was originally the picture of drums on a stand (note the 木 &lt;i&gt;mu&lt;/i&gt; wood) as used at an ancient orchestral performance. <text:s/>It is defined as a general name for the combinations of the 5 notes of the ancient scale and the 8 musical sounds (&lt;a href="https://en.wikisource.org/wiki/San_Tzu_Ching/San_Tzu_Ching#line88" title="San Tzu Ching/San Tzu Ching"&gt;line 88&lt;/a&gt;). Read &lt;i&gt;lo&lt;/i&gt;&lt;sup&gt;&lt;small&gt;4&lt;/small&gt;&lt;/sup&gt;, it means pleasure, joy, content.&lt;/p&gt;</text:p>
          </table:table-cell>
        </table:table-row>
        <table:table-row table:style-name="ro1">
          <table:table-cell office:value-type="string" calcext:value-type="string">
            <text:p>备</text:p>
          </table:table-cell>
          <table:table-cell office:value-type="string" calcext:value-type="string">
            <text:p>&lt;b&gt;Pei&lt;/b&gt; was originally written without its present radical at the left, under which form it has been explained as an ideogram composed of 苟 &lt;i&gt;kou&lt;/i&gt; if (abbreviated, see &lt;a href="https://en.wikisource.org/wiki/San_Tzu_Ching/San_Tzu_Ching#line5" title="San Tzu Ching/San Tzu Ching"&gt;line 5&lt;/a&gt;) over 用 &lt;i&gt;yung&lt;/i&gt; to use = if wanted for use, suggesting ready, prepared.&lt;/p&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国</text:p>
          </table:table-cell>
          <table:table-cell office:value-type="string" calcext:value-type="string">
            <text:p>&lt;b&gt;Kuo&lt;/b&gt; is composed of 或 &lt;i&gt;huo&lt;/i&gt; some one, perhaps, as phonetic, in an obsolete word meaning enclosure, as radical.&lt;/p&gt;</text:p>
          </table:table-cell>
        </table:table-row>
        <table:table-row table:style-name="ro1">
          <table:table-cell office:value-type="string" calcext:value-type="string">
            <text:p>风</text:p>
          </table:table-cell>
          <table:table-cell office:value-type="string" calcext:value-type="string">
            <text:p>&lt;b&gt;Fêng&lt;/b&gt; is composed of 虫 &lt;i&gt;ch'ung&lt;/i&gt; insects, abbreviated from 蟲, and 凡 &lt;i&gt;fan&lt;/i&gt; all (&lt;a href="https://en.wikisource.org/wiki/San_Tzu_Ching/San_Tzu_Ching#line107" title="San Tzu Ching/San Tzu Ching"&gt;line 107&lt;/a&gt;) as phonetic. It is formed with insect because when the wind blows in spring, insects are called into existence. It was one of the 540 Radicals of the &lt;i&gt;&lt;a href="https://en.wikipedia.org/wiki/Shuowen" class="extiw" title="w:Shuowen"&gt;Shuo Wên&lt;/a&gt;&lt;/i&gt; retained among the 214 Radicals of K'ang Hsi's dictionary, and is here elliptical for 風俗 &lt;i&gt;fêng su&lt;/i&gt; wind common = manners and customs. [&lt;i&gt;Kuo fêng&lt;/i&gt;, the manners and customs of the States, is the title of the first section of the Book of Poetry (&lt;a href="https://en.wikisource.org/wiki/San_Tzu_Ching/San_Tzu_Ching#line135" title="San Tzu Ching/San Tzu Ching"&gt;line 135&lt;/a&gt;). It is so called because it was customary for the various rulers of the Feudal States to forward to their suzerain, 天子 &lt;i&gt;t'ien tzŭ&lt;/i&gt; the Son of Heaven, such ballads as were commonly sung by the people under their jurisdiction. These were then submitted to the Imperial Musicians, who were able to judge from their nature of the manners and customs prevailing in the various States, and the suzerain was thus enlightened as to the administration of his vassal Princes.] <text:s/>&lt;/p&gt;&lt;table style="margin:auto; text-align:center;"&gt;&lt;tbody&gt;&lt;tr&gt;&lt;td style="width:1em"&gt;&lt;b&gt;156.&lt;/b&gt;&lt;/td&gt;&lt;td style="padding-bottom:1em;"&gt;&lt;span id="line156"&gt;&lt;/span&gt;</text:p>
          </table:table-cell>
        </table:table-row>
        <table:table-row table:style-name="ro2">
          <table:table-cell office:value-type="string" calcext:value-type="string">
            <text:p>曰</text:p>
          </table:table-cell>
          <table:table-cell office:value-type="string" calcext:value-type="string">
            <text:p>&lt;b&gt;Yüeh&lt;/b&gt; see &lt;a href="https://en.wikisource.org/wiki/San_Tzu_Ching/San_Tzu_Ching#line57" title="San Tzu Ching/San Tzu Ching"&gt;line 57&lt;/a&gt;.&lt;/p&gt;</text:p>
          </table:table-cell>
        </table:table-row>
        <table:table-row table:style-name="ro1">
          <table:table-cell office:value-type="string" calcext:value-type="string">
            <text:p>雅</text:p>
          </table:table-cell>
          <table:table-cell office:value-type="string" calcext:value-type="string">
            <text:p>&lt;b&gt;Ya&lt;/b&gt; is composed of 隹 &lt;i&gt;chui&lt;/i&gt; short-tailed birds (obsolete) as radical, and 牙 &lt;i&gt;ya&lt;/i&gt; teeth as phonetic, and originally meant a crow, daw, etc., for which 鴉, with 鳥 &lt;i&gt;niao&lt;/i&gt; birds, has been substituted. It came to mean refined, but is here the title of a section of the Book of Poetry, subdivided into &lt;i&gt;Lesser Ya&lt;/i&gt; and &lt;i&gt;Greater Ya&lt;/i&gt;, the former being sung at ordinary entertainments given by the suzerain, and the latter on grand occasions when the feudal princes were gathered together.&lt;/p&gt;</text:p>
          </table:table-cell>
        </table:table-row>
        <table:table-row table:style-name="ro1">
          <table:table-cell office:value-type="string" calcext:value-type="string">
            <text:p>颂</text:p>
          </table:table-cell>
          <table:table-cell office:value-type="string" calcext:value-type="string">
            <text:p>&lt;b&gt;Sung&lt;/b&gt; is composed of 頁 &lt;i&gt;yeh&lt;/i&gt; head as radical, with 公 &lt;i&gt;kung&lt;/i&gt; (&lt;a href="https://en.wikisource.org/wiki/San_Tzu_Ching/San_Tzu_Ching#line147" title="San Tzu Ching/San Tzu Ching"&gt;line 147&lt;/a&gt;) as phonetic. It originally meant the countenance and was pronounced &lt;i&gt;jung&lt;/i&gt;. Later on it came to mean to praise, a sacrificial ode, and is now commonly used in letters to express a wish or prayer.&lt;/p&gt;</text:p>
          </table:table-cell>
        </table:table-row>
        <table:table-row table:style-name="ro2">
          <table:table-cell office:value-type="string" calcext:value-type="string">
            <text:p>号</text:p>
          </table:table-cell>
          <table:table-cell office:value-type="string" calcext:value-type="string">
            <text:p>&lt;b&gt;Hao&lt;/b&gt; see &lt;a href="https://en.wikisource.org/wiki/San_Tzu_Ching/San_Tzu_Ching#line137" title="San Tzu Ching/San Tzu Ching"&gt;line 137&lt;/a&gt;.&lt;/p&gt;</text:p>
          </table:table-cell>
        </table:table-row>
        <table:table-row table:style-name="ro2">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lt;/p&gt;</text:p>
          </table:table-cell>
        </table:table-row>
        <table:table-row table:style-name="ro2">
          <table:table-cell office:value-type="string" calcext:value-type="string">
            <text:p>诗</text:p>
          </table:table-cell>
          <table:table-cell office:value-type="string" calcext:value-type="string">
            <text:p>&lt;b&gt;Shih&lt;/b&gt; see &lt;a href="https://en.wikisource.org/wiki/San_Tzu_Ching/San_Tzu_Ching#line135" title="San Tzu Ching/San Tzu Ching"&gt;line 135&lt;/a&gt;.&lt;/p&gt;</text:p>
          </table:table-cell>
        </table:table-row>
        <table:table-row table:style-name="ro2">
          <table:table-cell office:value-type="string" calcext:value-type="string">
            <text:p>当</text:p>
          </table:table-cell>
          <table:table-cell office:value-type="string" calcext:value-type="string">
            <text:p>&lt;b&gt;Tang&lt;/b&gt; see &lt;a href="https://en.wikisource.org/wiki/San_Tzu_Ching/San_Tzu_Ching#line36" title="San Tzu Ching/San Tzu Ching"&gt;line 36&lt;/a&gt;.&lt;/p&gt;</text:p>
          </table:table-cell>
        </table:table-row>
        <table:table-row table:style-name="ro1">
          <table:table-cell office:value-type="string" calcext:value-type="string">
            <text:p>讽</text:p>
          </table:table-cell>
          <table:table-cell office:value-type="string" calcext:value-type="string">
            <text:p>&lt;b&gt;Fêng&lt;/b&gt; is composed of 言 &lt;i&gt;yen&lt;/i&gt; words as radical, with 風 &lt;i&gt;fêng&lt;/i&gt; wind (&lt;a href="https://en.wikisource.org/wiki/San_Tzu_Ching/San_Tzu_Ching#line155" title="San Tzu Ching/San Tzu Ching"&gt;line 155&lt;/a&gt;) as phonetic. It has now come to mean to ridicule, to lampoon.</text:p>
          </table:table-cell>
        </table:table-row>
        <table:table-row table:style-name="ro1">
          <table:table-cell office:value-type="string" calcext:value-type="string">
            <text:p>咏</text:p>
          </table:table-cell>
          <table:table-cell table:style-name="ce1" office:value-type="string" calcext:value-type="string">
            <text:p>&lt;b&gt;Yung&lt;/b&gt; has 永 &lt;i&gt;yung&lt;/i&gt; everlasting (&lt;a href="https://en.wikisource.org/wiki/San_Tzu_Ching/Appendix_3#line254P" title="San Tzu Ching/Appendix 3"&gt;line 254&lt;span style="font-size: 83%;"&gt;P&lt;/span&gt;&lt;/a&gt;) as phonetic, the latter character being remarkable as containing all the elementary strokes used in writing. It is pretty much the same as &lt;i&gt;fêng&lt;/i&gt;, the two characters signifying that peculiar method of crooning or humming over verses to oneself, almost universal in China. See &lt;a href="https://en.wikisource.org/wiki/San_Tzu_Ching/San_Tzu_Ching#line236" title="San Tzu Ching/San Tzu Ching"&gt;line 263&lt;/a&gt;.&lt;/p&gt;</text:p>
          </table:table-cell>
        </table:table-row>
        <table:table-row table:style-name="ro2">
          <table:table-cell office:value-type="string" calcext:value-type="string">
            <text:p>诗</text:p>
          </table:table-cell>
          <table:table-cell office:value-type="string" calcext:value-type="string">
            <text:p>&lt;b&gt;Shih&lt;/b&gt; see &lt;a href="https://en.wikisource.org/wiki/San_Tzu_Ching/San_Tzu_Ching#line135" title="San Tzu Ching/San Tzu Ching"&gt;line 135&lt;/a&gt;.&lt;/p&gt;</text:p>
          </table:table-cell>
        </table:table-row>
        <table:table-row table:style-name="ro1">
          <table:table-cell office:value-type="string" calcext:value-type="string">
            <text:p>既</text:p>
          </table:table-cell>
          <table:table-cell office:value-type="string" calcext:value-type="string">
            <text:p>&lt;b&gt;Chi&lt;/b&gt; is composed of 旡 &lt;i&gt;chi&lt;/i&gt; to hiccough as phonetic, with an obsolete radical said to mean the fragrance of grain. It originally meant a small meal, rations, but is now a particle of finality, = since, already, etc.&lt;/p&gt;</text:p>
          </table:table-cell>
        </table:table-row>
        <table:table-row table:style-name="ro1">
          <table:table-cell office:value-type="string" calcext:value-type="string">
            <text:p>亡</text:p>
          </table:table-cell>
          <table:table-cell office:value-type="string" calcext:value-type="string">
            <text:p>&lt;b&gt;Wang&lt;/b&gt; is composed of 入 &lt;i&gt;ju&lt;/i&gt; to enter and 乚 an old form of 隱 &lt;i&gt;yin&lt;/i&gt; to conceal. It means to escape as a fugitive, to perish, lost, etc. Read &lt;i&gt;wu&lt;/i&gt; = not. [The Rev. Eitel failed to seize the point of this line, to wit, "(As to the Spring and Autumn Annals) it was when the Book of &lt;i&gt;Odes&lt;/i&gt; was &lt;i&gt;already lost&lt;/i&gt;, that etc." But there is no suspicion that the &lt;i&gt;Odes&lt;/i&gt; ever were lost, the true explanation being that with the decline of the suzerain's power over the Feudal States, the construction of &lt;i&gt;Ya&lt;/i&gt; odes fell into desuetude. See &lt;i&gt;Mencius&lt;/i&gt;, Book IV, Pt. II, ch. 21. Neither does Père Zottoli provide a very lucid rendering in "Carmen cum cessaverit," especially as elsewhere he speaks of the "carminum liber."]&lt;/p&gt;</text:p>
          </table:table-cell>
        </table:table-row>
        <table:table-row table:style-name="ro2">
          <table:table-cell office:value-type="string" calcext:value-type="string">
            <text:p>春</text:p>
          </table:table-cell>
          <table:table-cell office:value-type="string" calcext:value-type="string">
            <text:p>&lt;b&gt;Ch'un&lt;/b&gt; see &lt;a href="https://en.wikisource.org/wiki/San_Tzu_Ching/San_Tzu_Ching#line136" title="San Tzu Ching/San Tzu Ching"&gt;line 136&lt;/a&gt;.&lt;/p&gt;</text:p>
          </table:table-cell>
        </table:table-row>
        <table:table-row table:style-name="ro2">
          <table:table-cell office:value-type="string" calcext:value-type="string">
            <text:p>秋</text:p>
          </table:table-cell>
          <table:table-cell office:value-type="string" calcext:value-type="string">
            <text:p>&lt;b&gt;Ch'iu&lt;/b&gt; see &lt;a href="https://en.wikisource.org/wiki/San_Tzu_Ching/San_Tzu_Ching#line136" title="San Tzu Ching/San Tzu Ching"&gt;line 136&lt;/a&gt;.</text:p>
          </table:table-cell>
        </table:table-row>
        <table:table-row table:style-name="ro2">
          <table:table-cell office:value-type="string" calcext:value-type="string">
            <text:p>作</text:p>
          </table:table-cell>
          <table:table-cell/>
        </table:table-row>
        <table:table-row table:style-name="ro1">
          <table:table-cell office:value-type="string" calcext:value-type="string">
            <text:p>寓</text:p>
          </table:table-cell>
          <table:table-cell office:value-type="string" calcext:value-type="string">
            <text:p>&lt;b&gt;Yü&lt;/b&gt; is composed of 宀 &lt;i&gt;mien&lt;/i&gt; shelter as radical, with a common phonetic. It originally meant to sojourn, to be present in, and comes by extension to mean allegory, but Eitel is quite wrong in giving it here such an extended meaning as "Which, being metaphorically &lt;i&gt;suggestive&lt;/i&gt; of either &lt;i&gt;praise&lt;/i&gt; or &lt;i&gt;censure&lt;/i&gt;."&lt;/p&gt;</text:p>
          </table:table-cell>
        </table:table-row>
        <table:table-row table:style-name="ro1">
          <table:table-cell office:value-type="string" calcext:value-type="string">
            <text:p>褒</text:p>
          </table:table-cell>
          <table:table-cell office:value-type="string" calcext:value-type="string">
            <text:p>&lt;b&gt;Pao&lt;/b&gt; is now composed of 保 &lt;i&gt;pao&lt;/i&gt; to guarantee as phonetic, with 衣 &lt;i&gt;i&lt;/i&gt; clothes as radical (&lt;a href="https://en.wikisource.org/wiki/San_Tzu_Ching/San_Tzu_Ching#line82" title="San Tzu Ching/San Tzu Ching"&gt;line 82&lt;/a&gt;). K'ang Hsi gives a different combination as the classical form, but the &lt;i&gt;&lt;a href="https://en.wikipedia.org/wiki/Shuowen_Jiezi" class="extiw" title="w:Shuowen Jiezi"&gt;Shuo Wên&lt;/a&gt;&lt;/i&gt; gives another; in fact there are several ways of writing this character, of which the one adopted is the most common. It originally meant long robes, and these, conferred by the sovereign, may have come to embody the idea of praise.&lt;/p&gt;</text:p>
          </table:table-cell>
        </table:table-row>
        <table:table-row table:style-name="ro1">
          <table:table-cell office:value-type="string" calcext:value-type="string">
            <text:p>贬</text:p>
          </table:table-cell>
          <table:table-cell office:value-type="string" calcext:value-type="string">
            <text:p>&lt;b&gt;Pien&lt;/b&gt; has 貝 &lt;i&gt;pei&lt;/i&gt; pearl-oyster, valuables, as radical, with 乏 &lt;i&gt;fa&lt;/i&gt; exhausted (said to be 正 &lt;i&gt;chêng&lt;/i&gt; upright turned the wrong way round) as phonetic. It originally meant to injure. [This is the famous "praise-and-blame" theory, based upon the following words of Mencius, "Confucius completed the &lt;i&gt;Spring and Autumn Annals&lt;/i&gt;, and rebellious Ministers and bad sons stood aghast." Hence it came to be said that "one word of such praise was more honourable than an embroidered robe, and one word of such censure sharper than an axe."] <text:s/>&lt;/p&gt;&lt;table style="margin:auto; text-align:center;"&gt;&lt;tbody&gt;&lt;tr&gt;&lt;td style="width:1em"&gt;&lt;b&gt;162.&lt;/b&gt;&lt;/td&gt;&lt;td style="padding-bottom:1em;"&gt;&lt;span id="line162"&gt;&lt;/span&gt;</text:p>
          </table:table-cell>
        </table:table-row>
        <table:table-row table:style-name="ro1">
          <table:table-cell office:value-type="string" calcext:value-type="string">
            <text:p>别</text:p>
          </table:table-cell>
          <table:table-cell office:value-type="string" calcext:value-type="string">
            <text:p>&lt;b&gt;Pieh&lt;/b&gt; is composed of 刀 &lt;i&gt;tao&lt;/i&gt; knife (in combination) on the right as radical, and an obsolete word which meant to scrape or cut a man's flesh from his bones. The latter is the phonetic of 過 &lt;i&gt;kuo&lt;/i&gt; (&lt;a href="https://en.wikisource.org/wiki/San_Tzu_Ching/San_Tzu_Ching#line18" title="San Tzu Ching/San Tzu Ching"&gt;line 18&lt;/a&gt;) less 口 &lt;i&gt;k'ou&lt;/i&gt; mouth, and is 骨 &lt;i&gt;ku&lt;/i&gt; bones less 肉 (月 in combination) &lt;i&gt;jou&lt;/i&gt; flesh; it has nothing to do with 另 &lt;i&gt;ling&lt;/i&gt; separate, as might be inferred from the way in which it is now written. [An old form of &lt;i&gt;pieh&lt;/i&gt; was two 八 &lt;i&gt;pa&lt;/i&gt; (&lt;a href="https://en.wikisource.org/wiki/San_Tzu_Ching/San_Tzu_Ching#line88" title="San Tzu Ching/San Tzu Ching"&gt;line 88&lt;/a&gt;), and the modern 八 &lt;i&gt;pa&lt;/i&gt; eight is now written in official documents 捌.]&lt;/p&gt;</text:p>
          </table:table-cell>
        </table:table-row>
        <table:table-row table:style-name="ro2">
          <table:table-cell office:value-type="string" calcext:value-type="string">
            <text:p>善</text:p>
          </table:table-cell>
          <table:table-cell office:value-type="string" calcext:value-type="string">
            <text:p>&lt;b&gt;Shan&lt;/b&gt; see &lt;a href="https://en.wikisource.org/wiki/San_Tzu_Ching/San_Tzu_Ching#line2" title="San Tzu Ching/San Tzu Ching"&gt;line 2&lt;/a&gt;.&lt;/p&gt;</text:p>
          </table:table-cell>
        </table:table-row>
        <table:table-row table:style-name="ro2">
          <table:table-cell office:value-type="string" calcext:value-type="string">
            <text:p>恶</text:p>
          </table:table-cell>
          <table:table-cell office:value-type="string" calcext:value-type="string">
            <text:p>&lt;b&gt;O&lt;/b&gt; see &lt;a href="https://en.wikisource.org/wiki/San_Tzu_Ching/San_Tzu_Ching#line83" title="San Tzu Ching/San Tzu Ching"&gt;line 83&lt;/a&gt;.&lt;/p&gt;</text:p>
          </table:table-cell>
        </table:table-row>
        <table:table-row table:style-name="ro2">
          <table:table-cell office:value-type="string" calcext:value-type="string">
            <text:p>三</text:p>
          </table:table-cell>
          <table:table-cell office:value-type="string" calcext:value-type="string">
            <text:p>&lt;b&gt;San&lt;/b&gt; see title.&lt;/p&gt;</text:p>
          </table:table-cell>
        </table:table-row>
        <table:table-row table:style-name="ro1">
          <table:table-cell office:value-type="string" calcext:value-type="string">
            <text:p>传</text:p>
          </table:table-cell>
          <table:table-cell office:value-type="string" calcext:value-type="string">
            <text:p>&lt;b&gt;Chuan&lt;/b&gt; is composed of 人 &lt;i&gt;jen&lt;/i&gt; man as radical, and 專 &lt;i&gt;chuan&lt;/i&gt; (&lt;a href="https://en.wikisource.org/wiki/San_Tzu_Ching/San_Tzu_Ching#line8" title="San Tzu Ching/San Tzu Ching"&gt;line 8&lt;/a&gt;) as phonetic, and means a chronicle, a biography. See &lt;a href="https://en.wikisource.org/wiki/San_Tzu_Ching/San_Tzu_Ching#line269" title="San Tzu Ching/San Tzu Ching"&gt;line 269&lt;/a&gt;. Read &lt;i&gt;ch'uan&lt;/i&gt;&lt;sup&gt;&lt;small&gt;2&lt;/small&gt;&lt;/sup&gt;, it means to transmit, to deliver as orders, to summon (&lt;a href="https://en.wikisource.org/wiki/San_Tzu_Ching/San_Tzu_Ching#line213" title="San Tzu Ching/San Tzu Ching"&gt;line 213&lt;/a&g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2">
          <table:table-cell office:value-type="string" calcext:value-type="string">
            <text:p>公</text:p>
          </table:table-cell>
          <table:table-cell office:value-type="string" calcext:value-type="string">
            <text:p>&lt;b&gt;Kung&lt;/b&gt; see &lt;a href="https://en.wikisource.org/wiki/San_Tzu_Ching/San_Tzu_Ching#line147" title="San Tzu Ching/San Tzu Ching"&gt;line 147&lt;/a&gt;.&lt;/p&gt;</text:p>
          </table:table-cell>
        </table:table-row>
        <table:table-row table:style-name="ro2">
          <table:table-cell office:value-type="string" calcext:value-type="string">
            <text:p>羊</text:p>
          </table:table-cell>
          <table:table-cell office:value-type="string" calcext:value-type="string">
            <text:p>&lt;b&gt;Yang&lt;/b&gt; see &lt;a href="https://en.wikisource.org/wiki/San_Tzu_Ching/San_Tzu_Ching#line77" title="San Tzu Ching/San Tzu Ching"&gt;line 77&lt;/a&gt;. [Kung-yang is here a double surname, being <text:s/>that of the author of one of the three commentaries on the &lt;i&gt;Spring and Autumn Annals&lt;/i&gt;, who flourished in the 5th cent. B.C. Like that of Ku-liang (&lt;a href="https://en.wikisource.org/wiki/San_Tzu_Ching/San_Tzu_Ching#line166" title="San Tzu Ching/San Tzu Ching"&gt;line 166&lt;/a&gt;) it is much inferior to the great work of Tso (&lt;a href="https://en.wikisource.org/wiki/San_Tzu_Ching/San_Tzu_Ching#line165" title="San Tzu Ching/San Tzu Ching"&gt;line 165&lt;/a&gt;); indeed, from striking similarities in the two former, it has been suspected either that one is a copy of the other or that both may be from the same hand.]&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左</text:p>
          </table:table-cell>
          <table:table-cell office:value-type="string" calcext:value-type="string">
            <text:p>&lt;b&gt;Tso&lt;/b&gt; is composed of the old form for 手 &lt;i&gt;shou&lt;/i&gt; hand as radical, over 工 &lt;i&gt;kung&lt;/i&gt; labour, its modern radical, and means the left hand, calling to mind the discredited position of the left hand among Hindus and other eastern nations. The left is now the place of honour in China, but in ancient times the right; hence left is found in literature with such senses as wrong, heterodox, etc. Here it stands for the surname of 左邱明 Tso-ch'iu Ming, the most important of the three commentators and a reputed disciple of Confucius. His commentary is of infinitely more value, from every point of view, than the original text, and is popularly known as the &lt;i&gt;Tso Chuan&lt;/i&gt;.&lt;/p&gt;</text:p>
          </table:table-cell>
        </table:table-row>
        <table:table-row table:style-name="ro2">
          <table:table-cell office:value-type="string" calcext:value-type="string">
            <text:p>氏</text:p>
          </table:table-cell>
          <table:table-cell office:value-type="string" calcext:value-type="string">
            <text:p>&lt;b&gt;Shih&lt;/b&gt; is said to be the picture of a landslip, with an obsolete phonetic added. It is now a radical meaning family name, family, clan, and is often tacked on to surnames. In the case of a woman, it then means her maiden name.&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2">
          <table:table-cell office:value-type="string" calcext:value-type="string">
            <text:p>彀</text:p>
          </table:table-cell>
          <table:table-cell office:value-type="string" calcext:value-type="string">
            <text:p>&lt;b&gt;Ku&lt;/b&gt; see &lt;a href="https://en.wikisource.org/wiki/San_Tzu_Ching/San_Tzu_Ching#line75" title="San Tzu Ching/San Tzu Ching"&gt;line 75&lt;/a&gt;. <text:s/>&lt;br&gt;&lt;b&gt;Liang&lt;/b&gt; see &lt;a href="https://en.wikisource.org/wiki/San_Tzu_Ching/San_Tzu_Ching#line73" title="San Tzu Ching/San Tzu Ching"&gt;line 73&lt;/a&gt;. [The last two characters are the double surname of the third commentator, who lived in the 5th cent. B.C.]&lt;/p&gt;</text:p>
          </table:table-cell>
        </table:table-row>
        <table:table-row table:style-name="ro2">
          <table:table-cell office:value-type="string" calcext:value-type="string">
            <text:p>梁</text:p>
          </table:table-cell>
          <table:table-cell/>
        </table:table-row>
        <table:table-row table:style-name="ro1">
          <table:table-cell office:value-type="string" calcext:value-type="string">
            <text:p>经</text:p>
          </table:table-cell>
          <table:table-cell office:value-type="string" calcext:value-type="string">
            <text:p>&lt;b&gt;Ching&lt;/b&gt; see &lt;a href="https://en.wikisource.org/wiki/San_Tzu_Ching/San_Tzu_Ching#line0" title="San Tzu Ching/San Tzu Ching"&gt;title&lt;/a&gt;. It may here be noted that the term Classics is not applied only to the works mentioned in lines &lt;a href="https://en.wikisource.org/wiki/San_Tzu_Ching/San_Tzu_Ching#line135" title="San Tzu Ching/San Tzu Ching"&gt;135&lt;/a&gt;, &lt;a href="https://en.wikisource.org/wiki/San_Tzu_Ching/San_Tzu_Ching#line136" title="San Tzu Ching/San Tzu Ching"&gt;136&lt;/a&gt;, but includes also the Four Books (&lt;a href="https://en.wikisource.org/wiki/San_Tzu_Ching/San_Tzu_Ching#line115" title="San Tzu Ching/San Tzu Ching"&gt;line 115&lt;/a&gt; et seq.). Eitel wrongly inserts "six," although the commentary particularly repudiates any such limitation: 四書六經皆經也 &lt;i&gt;ssŭ shu liu ching chieh ching yeh&lt;/i&gt; the Four Books and Six Classics are all Classics.&lt;/p&gt;</text:p>
          </table:table-cell>
        </table:table-row>
        <table:table-row table:style-name="ro2">
          <table:table-cell office:value-type="string" calcext:value-type="string">
            <text:p>既</text:p>
          </table:table-cell>
          <table:table-cell office:value-type="string" calcext:value-type="string">
            <text:p>&lt;b&gt;Chi&lt;/b&gt; see &lt;a href="https://en.wikisource.org/wiki/San_Tzu_Ching/San_Tzu_Ching#line159" title="San Tzu Ching/San Tzu Ching"&gt;line 159&lt;/a&gt;.&lt;/p&gt;</text:p>
          </table:table-cell>
        </table:table-row>
        <table:table-row table:style-name="ro2">
          <table:table-cell office:value-type="string" calcext:value-type="string">
            <text:p>明</text:p>
          </table:table-cell>
          <table:table-cell office:value-type="string" calcext:value-type="string">
            <text:p>&lt;b&gt;Ming&lt;/b&gt; see &lt;a href="https://en.wikisource.org/wiki/San_Tzu_Ching/San_Tzu_Ching#line110" title="San Tzu Ching/San Tzu Ching"&gt;line 110&lt;/a&gt;.&lt;/p&gt;</text:p>
          </table:table-cell>
        </table:table-row>
        <table:table-row table:style-name="ro2">
          <table:table-cell office:value-type="string" calcext:value-type="string">
            <text:p>方</text:p>
          </table:table-cell>
          <table:table-cell office:value-type="string" calcext:value-type="string">
            <text:p>&lt;b&gt;Fang&lt;/b&gt; see lines &lt;a href="https://en.wikisource.org/wiki/San_Tzu_Ching/San_Tzu_Ching#line14" title="San Tzu Ching/San Tzu Ching"&gt;14&lt;/a&gt;, &lt;a href="https://en.wikisource.org/wiki/San_Tzu_Ching/San_Tzu_Ching#line30" title="San Tzu Ching/San Tzu Ching"&gt;30&lt;/a&gt;.&lt;/p&gt;</text:p>
          </table:table-cell>
        </table:table-row>
        <table:table-row table:style-name="ro2">
          <table:table-cell office:value-type="string" calcext:value-type="string">
            <text:p>读</text:p>
          </table:table-cell>
          <table:table-cell office:value-type="string" calcext:value-type="string">
            <text:p>&lt;b&gt;Tu&lt;/b&gt; see lines &lt;a href="https://en.wikisource.org/wiki/San_Tzu_Ching/San_Tzu_Ching#line110" title="San Tzu Ching/San Tzu Ching"&gt;110&lt;/a&gt;, &lt;a href="https://en.wikisource.org/wiki/San_Tzu_Ching/San_Tzu_Ching#line134" title="San Tzu Ching/San Tzu Ching"&gt;134&lt;/a&gt;.&lt;/p&gt;</text:p>
          </table:table-cell>
        </table:table-row>
        <table:table-row table:style-name="ro1">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This injunction includes 諸子 &lt;i&gt;chu tzŭ&lt;/i&gt; (&lt;a href="https://en.wikisource.org/wiki/San_Tzu_Ching/San_Tzu_Ching#line176" title="San Tzu Ching/San Tzu Ching"&gt;line 176&lt;/a&gt;) philosophers generally, orthodox and otherwise, &lt;a href="https://en.wikisource.org/wiki/San_Tzu_Ching/San_Tzu_Ching#line169" title="San Tzu Ching/San Tzu Ching"&gt;line 169&lt;/a&gt; guiding the student towards his right goal, the ultimate glorification of Confucianism. Eitel wrongly restricts it to "the ten philosophers," meaning the five philosophers mentioned in lines &lt;a href="https://en.wikisource.org/wiki/San_Tzu_Ching/San_Tzu_Ching#line171" title="San Tzu Ching/San Tzu Ching"&gt;171&lt;/a&gt;—&lt;a href="https://en.wikisource.org/wiki/San_Tzu_Ching/San_Tzu_Ching#line174" title="San Tzu Ching/San Tzu Ching"&gt;174&lt;/a&gt;, with five other lesser lights, the works attributed to some of whom are now recognised to be spurious, &lt;i&gt;viz&lt;/i&gt;. 列子 Lieh Tzŭ, 管子 Kuan Tzŭ, 韓非子 Han Fei Tzŭ, 淮南子 Huai-nan Tzŭ, and 鶡冠子 Ho Kuan Tzŭ.] <text:s/>&lt;/p&gt;&lt;table style="margin:auto; text-align:center;"&gt;&lt;tbody&gt;&lt;tr&gt;&lt;td style="width:1em"&gt;&lt;b&gt;169.&lt;/b&gt;&lt;/td&gt;&lt;td style="padding-bottom:1em;"&gt;&lt;span id="line169"&gt;&lt;/span&gt;</text:p>
          </table:table-cell>
        </table:table-row>
        <table:table-row table:style-name="ro1">
          <table:table-cell office:value-type="string" calcext:value-type="string">
            <text:p>撮</text:p>
          </table:table-cell>
          <table:table-cell office:value-type="string" calcext:value-type="string">
            <text:p>&lt;b&gt;Ts'o&lt;/b&gt; is composed of 手 &lt;i&gt;shou&lt;/i&gt; hand as radical, and 最 &lt;i&gt;tsui&lt;/i&gt; to collect (&lt;a href="https://en.wikisource.org/wiki/San_Tzu_Ching/San_Tzu_Ching#line202" title="San Tzu Ching/San Tzu Ching"&gt;line 202&lt;/a&gt;) as phonetic.&lt;/p&gt;</text:p>
          </table:table-cell>
        </table:table-row>
        <table:table-row table:style-name="ro1">
          <table:table-cell office:value-type="string" calcext:value-type="string">
            <text:p>其</text:p>
          </table:table-cell>
          <table:table-cell office:value-type="string" calcext:value-type="string">
            <text:p>&lt;b&gt;Ch'i&lt;/b&gt; appears to have been written 兀 (see &lt;a href="https://en.wikisource.org/wiki/San_Tzu_Ching/San_Tzu_Ching#line143" title="San Tzu Ching/San Tzu Ching"&gt;line 143&lt;/a&gt;) in early ages, meaning a stand for exhibiting things. It is defined as a word for pointing at things, a demonstrative, and is now classified under radical 八 &lt;i&gt;pa&lt;/i&gt; (&lt;a href="https://en.wikisource.org/wiki/San_Tzu_Ching/San_Tzu_Ching#line88" title="San Tzu Ching/San Tzu Ching"&gt;line 88&lt;/a&gt;). It is sometimes a demonstrative, and sometimes merely the article, definite or indefinite.&lt;/p&gt;</text:p>
          </table:table-cell>
        </table:table-row>
        <table:table-row table:style-name="ro1">
          <table:table-cell office:value-type="string" calcext:value-type="string">
            <text:p>要</text:p>
          </table:table-cell>
          <table:table-cell office:value-type="string" calcext:value-type="string">
            <text:p>&lt;b&gt;Yao&lt;/b&gt; is composed of an obsolete character representing the two hands as radical, and 交 &lt;i&gt;chiao&lt;/i&gt; to interlace, originally a picture of crossed legs, as phonetic. The whole is a picture of a man standing with his arms akimbo, and meant waist, now written 腰 with 肉 &lt;i&gt;jou&lt;/i&gt; flesh as radical: hence necessary, important, to need, etc. Read &lt;i&gt;yao&lt;/i&gt;&lt;sup&gt;&lt;small&gt;1&lt;/small&gt;&lt;/sup&gt; it means to meet, to intercept, to make an agreement, etc.&lt;/p&gt;</text:p>
          </table:table-cell>
        </table:table-row>
        <table:table-row table:style-name="ro2">
          <table:table-cell office:value-type="string" calcext:value-type="string">
            <text:p>记</text:p>
          </table:table-cell>
          <table:table-cell office:value-type="string" calcext:value-type="string">
            <text:p>&lt;b&gt;Chi&lt;/b&gt; see &lt;a href="https://en.wikisource.org/wiki/San_Tzu_Ching/San_Tzu_Ching#line118" title="San Tzu Ching/San Tzu Ching"&gt;line 118&lt;/a&gt;. It is not meant that such facts should be learnt by rote, but rather noted for use.&lt;/p&gt;</text:p>
          </table:table-cell>
        </table:table-row>
        <table:table-row table:style-name="ro2">
          <table:table-cell office:value-type="string" calcext:value-type="string">
            <text:p>其</text:p>
          </table:table-cell>
          <table:table-cell office:value-type="string" calcext:value-type="string">
            <text:p>&lt;b&gt;Ch'i&lt;/b&gt; see &lt;a href="https://en.wikisource.org/wiki/San_Tzu_Ching/San_Tzu_Ching#line169" title="San Tzu Ching/San Tzu Ching"&gt;line 169&lt;/a&gt;.&lt;/p&gt;</text:p>
          </table:table-cell>
        </table:table-row>
        <table:table-row table:style-name="ro1">
          <table:table-cell office:value-type="string" calcext:value-type="string">
            <text:p>事</text:p>
          </table:table-cell>
          <table:table-cell office:value-type="string" calcext:value-type="string">
            <text:p>&lt;b&gt;Shih&lt;/b&gt; is composed of 史 &lt;i&gt;shih&lt;/i&gt; historian (&lt;a href="https://en.wikisource.org/wiki/San_Tzu_Ching/San_Tzu_Ching#line176" title="San Tzu Ching/San Tzu Ching"&gt;line 176&lt;/a&gt;), its old radical, with a contraction of 之 &lt;i&gt;chih&lt;/i&gt; (&lt;a href="https://en.wikisource.org/wiki/San_Tzu_Ching/San_Tzu_Ching#line1" title="San Tzu Ching/San Tzu Ching"&gt;line 1&lt;/a&gt;) as phonetic, and originally meant duties of office, to serve. It is now classed under radical 亅 (obsolete), and means business, affairs, but here points towards facts, as opposed to theories, which facts heterodox writers may have simply misinterpreted. <text:s/>&lt;/p&gt;&lt;table style="margin:auto; text-align:center;"&gt;&lt;tbody&gt;&lt;tr&gt;&lt;td style="width:1em"&gt;&lt;b&gt;171.&lt;/b&gt;&lt;/td&gt;&lt;td style="padding-bottom:1em;"&gt;&lt;span id="line171"&gt;&lt;/span&gt;</text:p>
          </table:table-cell>
        </table:table-row>
        <table:table-row table:style-name="ro2">
          <table:table-cell office:value-type="string" calcext:value-type="string">
            <text:p>五</text:p>
          </table:table-cell>
          <table:table-cell office:value-type="string" calcext:value-type="string">
            <text:p>&lt;b&gt;Wu&lt;/b&gt; see &lt;a href="https://en.wikisource.org/wiki/San_Tzu_Ching/San_Tzu_Ching#line15" title="San Tzu Ching/San Tzu Ching"&gt;line 15&lt;/a&gt;. Chief is implied.&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荀</text:p>
          </table:table-cell>
          <table:table-cell office:value-type="string" calcext:value-type="string">
            <text:p>&lt;b&gt;Hsün&lt;/b&gt; is composed of 艸 &lt;i&gt;ts'ao&lt;/i&gt; vegetation as radical, with 旬 &lt;i&gt;hsün&lt;/i&gt; a period of ten days, a decade, as phonetic. It is the name of a plant, not identified, and here the surname of 荀況 Hsün K'uang (&lt;a href="https://en.wikisource.org/wiki/San_Tzu_Ching/San_Tzu_Ching#line4" title="San Tzu Ching/San Tzu Ching"&gt;line 4&lt;/a&gt;).&lt;/p&gt;</text:p>
          </table:table-cell>
        </table:table-row>
        <table:table-row table:style-name="ro1">
          <table:table-cell office:value-type="string" calcext:value-type="string">
            <text:p>杨</text:p>
          </table:table-cell>
          <table:table-cell office:value-type="string" calcext:value-type="string">
            <text:p>&lt;b&gt;Yang&lt;/b&gt; see &lt;a href="https://en.wikisource.org/wiki/San_Tzu_Ching/San_Tzu_Ching#line16" title="San Tzu Ching/San Tzu Ching"&gt;line 16&lt;/a&gt;. It is here the surname of 楊雄 Yang Hsiung (&lt;a href="https://en.wikisource.org/wiki/San_Tzu_Ching/San_Tzu_Ching#line4" title="San Tzu Ching/San Tzu Ching"&gt;line 4&lt;/a&gt;).&lt;/p&gt;</text:p>
          </table:table-cell>
        </table:table-row>
        <table:table-row table:style-name="ro2">
          <table:table-cell office:value-type="string" calcext:value-type="string">
            <text:p>文</text:p>
          </table:table-cell>
          <table:table-cell office:value-type="string" calcext:value-type="string">
            <text:p>&lt;b&gt;Wên&lt;/b&gt; see &lt;a href="https://en.wikisource.org/wiki/San_Tzu_Ching/San_Tzu_Ching#line44" title="San Tzu Ching/San Tzu Ching"&gt;line 44&lt;/a&gt;.&lt;/p&gt;</text:p>
          </table:table-cell>
        </table:table-row>
        <table:table-row table:style-name="ro1">
          <table:table-cell office:value-type="string" calcext:value-type="string">
            <text:p>中</text:p>
          </table:table-cell>
          <table:table-cell office:value-type="string" calcext:value-type="string">
            <text:p>&lt;b&gt;Chung&lt;/b&gt; see &lt;a href="https://en.wikisource.org/wiki/San_Tzu_Ching/San_Tzu_Ching#line64" title="San Tzu Ching/San Tzu Ching"&gt;line 64&lt;/a&gt;. Sometimes wrongly written 仲.&lt;/p&gt;</text:p>
          </table:table-cell>
        </table:table-row>
        <table:table-row table:style-name="ro1">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These three characters form the posthumous title conferred upon 王通 Wang T'ung, a philosopher who flourished A.D. 583—616.&lt;/p&gt;</text:p>
          </table:table-cell>
        </table:table-row>
        <table:table-row table:style-name="ro1">
          <table:table-cell office:value-type="string" calcext:value-type="string">
            <text:p>及</text:p>
          </table:table-cell>
          <table:table-cell office:value-type="string" calcext:value-type="string">
            <text:p>&lt;b&gt;Chi&lt;/b&gt; is composed, under its old form, of 又 &lt;i&gt;yu&lt;/i&gt; hand (&lt;a href="https://en.wikisource.org/wiki/San_Tzu_Ching/San_Tzu_Ching#line18" title="San Tzu Ching/San Tzu Ching"&gt;line 18&lt;/a&gt;) as radical, and 人 &lt;i&gt;jen&lt;/i&gt; man, and is explained as to seize the man ahead, hence to come up to. Here = and.&lt;/p&gt;</text:p>
          </table:table-cell>
        </table:table-row>
        <table:table-row table:style-name="ro2">
          <table:table-cell office:value-type="string" calcext:value-type="string">
            <text:p>老</text:p>
          </table:table-cell>
          <table:table-cell office:value-type="string" calcext:value-type="string">
            <text:p>&lt;b&gt;Lao&lt;/b&gt; see &lt;a href="https://en.wikisource.org/wiki/San_Tzu_Ching/San_Tzu_Ching#line24" title="San Tzu Ching/San Tzu Ching"&gt;line 24&lt;/a&gt;.&lt;/p&gt;</text:p>
          </table:table-cell>
        </table:table-row>
        <table:table-row table:style-name="ro1">
          <table:table-cell office:value-type="string" calcext:value-type="string">
            <text:p>庄</text:p>
          </table:table-cell>
          <table:table-cell office:value-type="string" calcext:value-type="string">
            <text:p>&lt;b&gt;Chuang&lt;/b&gt; is composed of 艸 &lt;i&gt;ts'ao&lt;/i&gt; vegetation as radical, and 壯 &lt;i&gt;chuang&lt;/i&gt; strong as phonetic. (The latter, composed of 士 &lt;i&gt;shih&lt;/i&gt; a soldier as its old radical, with 爿 &lt;i&gt;ch'iang&lt;/i&gt; or &lt;i&gt;ch'uang&lt;/i&gt; a bedstead as phonetic, was the original character.) It is here the surname of a philosopher of the 4th cent. B.C., who wrote on the teachings of Lao Tzŭ.&lt;/p&gt;</text:p>
          </table:table-cell>
        </table:table-row>
        <table:table-row table:style-name="ro2">
          <table:table-cell office:value-type="string" calcext:value-type="string">
            <text:p>经</text:p>
          </table:table-cell>
          <table:table-cell office:value-type="string" calcext:value-type="string">
            <text:p>&lt;b&gt;Ching&lt;/b&gt; see title and &lt;a href="https://en.wikisource.org/wiki/San_Tzu_Ching/San_Tzu_Ching#line167" title="San Tzu Ching/San Tzu Ching"&gt;line 167&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lt;/p&gt;</text:p>
          </table:table-cell>
        </table:table-row>
        <table:table-row table:style-name="ro2">
          <table:table-cell office:value-type="string" calcext:value-type="string">
            <text:p>通</text:p>
          </table:table-cell>
          <table:table-cell office:value-type="string" calcext:value-type="string">
            <text:p>&lt;b&gt;T'ung&lt;/b&gt; see &lt;a href="https://en.wikisource.org/wiki/San_Tzu_Ching/San_Tzu_Ching#line131" title="San Tzu Ching/San Tzu Ching"&gt;line 131&lt;/a&gt;.&lt;/p&gt;</text:p>
          </table:table-cell>
        </table:table-row>
        <table:table-row table:style-name="ro2">
          <table:table-cell office:value-type="string" calcext:value-type="string">
            <text:p>读</text:p>
          </table:table-cell>
          <table:table-cell office:value-type="string" calcext:value-type="string">
            <text:p>&lt;b&gt;Tu&lt;/b&gt; see &lt;a href="https://en.wikisource.org/wiki/San_Tzu_Ching/San_Tzu_Ching#line134" title="San Tzu Ching/San Tzu Ching"&gt;line 134&lt;/a&gt;.&lt;/p&gt;</text:p>
          </table:table-cell>
        </table:table-row>
        <table:table-row table:style-name="ro1">
          <table:table-cell office:value-type="string" calcext:value-type="string">
            <text:p>诸</text:p>
          </table:table-cell>
          <table:table-cell office:value-type="string" calcext:value-type="string">
            <text:p>&lt;b&gt;Chu&lt;/b&gt; is composed of 言 &lt;i&gt;yen&lt;/i&gt; words and 者 &lt;i&gt;chê&lt;/i&gt; (&lt;a href="https://en.wikisource.org/wiki/San_Tzu_Ching/San_Tzu_Ching#line49" title="San Tzu Ching/San Tzu Ching"&gt;line 49&lt;/a&gt;). It is not necessary always to translate it rigorously; sometimes it is a mere sign of the plural. It also has various prepositional values, such as at, on, in, to, etc.&lt;/p&gt;</text:p>
          </table:table-cell>
        </table:table-row>
        <table:table-row table:style-name="ro1">
          <table:table-cell office:value-type="string" calcext:value-type="string">
            <text:p>史</text:p>
          </table:table-cell>
          <table:table-cell office:value-type="string" calcext:value-type="string">
            <text:p>&lt;b&gt;Shih&lt;/b&gt; was composed, under its old form, of 又 &lt;i&gt;yu&lt;/i&gt; hand (&lt;a href="https://en.wikisource.org/wiki/San_Tzu_Ching/San_Tzu_Ching#line18" title="San Tzu Ching/San Tzu Ching"&gt;line 18&lt;/a&gt;) grasping 中 &lt;i&gt;chung&lt;/i&gt; the middle (&lt;a href="https://en.wikisource.org/wiki/San_Tzu_Ching/San_Tzu_Ching#line64" title="San Tzu Ching/San Tzu Ching"&gt;line 64&lt;/a&gt;), &lt;i&gt;sc&lt;/i&gt;. impartiality. It is defined as one who records events, and was applied in early ages to the Grand Astrologer of the Court. <text:s/>&lt;/p&gt;&lt;table style="margin:auto; text-align:center;"&gt;&lt;tbody&gt;&lt;tr&gt;&lt;td style="width:1em"&gt;&lt;b&gt;177.&lt;/b&gt;&lt;/td&gt;&lt;td style="padding-bottom:1em;"&gt;&lt;span id="line177"&gt;&lt;/span&gt;</text:p>
          </table:table-cell>
        </table:table-row>
        <table:table-row table:style-name="ro1">
          <table:table-cell office:value-type="string" calcext:value-type="string">
            <text:p>考</text:p>
          </table:table-cell>
          <table:table-cell office:value-type="string" calcext:value-type="string">
            <text:p>&lt;b&gt;K'ao&lt;/b&gt; is composed of 老 &lt;i&gt;lao&lt;/i&gt; old (&lt;a href="https://en.wikisource.org/wiki/San_Tzu_Ching/San_Tzu_Ching#line24" title="San Tzu Ching/San Tzu Ching"&gt;line 24&lt;/a&gt;) abbreviated, and an obsolete phonetic. It originally meant old; then it came to signify a dead father; now it is the common term for examination.&lt;/p&gt;</text:p>
          </table:table-cell>
        </table:table-row>
        <table:table-row table:style-name="ro1">
          <table:table-cell office:value-type="string" calcext:value-type="string">
            <text:p>世</text:p>
          </table:table-cell>
          <table:table-cell office:value-type="string" calcext:value-type="string">
            <text:p>&lt;b&gt;Shih&lt;/b&gt; is composed of three 十 &lt;i&gt;shih&lt;/i&gt; tens, thirty years being the Chinese estimate of the length of a generation of men. It is also used in the sense of mankind, the world.&lt;/p&gt;</text:p>
          </table:table-cell>
        </table:table-row>
        <table:table-row table:style-name="ro1">
          <table:table-cell office:value-type="string" calcext:value-type="string">
            <text:p>系</text:p>
          </table:table-cell>
          <table:table-cell office:value-type="string" calcext:value-type="string">
            <text:p>&lt;b&gt;Hsi&lt;/b&gt; is 糸 &lt;i&gt;ssŭ&lt;/i&gt; silk, with a dash at the top, and means to tie, to bind. [Eitel translates this line by "&lt;i&gt;Searching&lt;/i&gt; their chapters on &lt;i&gt;genealogy&lt;/i&gt; and their family &lt;i&gt;records&lt;/i&gt;." But &lt;i&gt;hsi&lt;/i&gt; has no such meaning as "records."]&lt;/p&gt;</text:p>
          </table:table-cell>
        </table:table-row>
        <table:table-row table:style-name="ro2">
          <table:table-cell office:value-type="string" calcext:value-type="string">
            <text:p>知</text:p>
          </table:table-cell>
          <table:table-cell office:value-type="string" calcext:value-type="string">
            <text:p>&lt;b&gt;Chih&lt;/b&gt; see lines &lt;a href="https://en.wikisource.org/wiki/San_Tzu_Ching/San_Tzu_Ching#line28" title="San Tzu Ching/San Tzu Ching"&gt;28&lt;/a&gt;, &lt;a href="https://en.wikisource.org/wiki/San_Tzu_Ching/San_Tzu_Ching#line70" title="San Tzu Ching/San Tzu Ching"&gt;70&lt;/a&gt;.&lt;/p&gt;</text:p>
          </table:table-cell>
        </table:table-row>
        <table:table-row table:style-name="ro2">
          <table:table-cell office:value-type="string" calcext:value-type="string">
            <text:p>终</text:p>
          </table:table-cell>
          <table:table-cell office:value-type="string" calcext:value-type="string">
            <text:p>&lt;b&gt;Chung&lt;/b&gt; see &lt;a href="https://en.wikisource.org/wiki/San_Tzu_Ching/San_Tzu_Ching#line113" title="San Tzu Ching/San Tzu Ching"&gt;line 113&lt;/a&gt;.&lt;/p&gt;</text:p>
          </table:table-cell>
        </table:table-row>
        <table:table-row table:style-name="ro2">
          <table:table-cell office:value-type="string" calcext:value-type="string">
            <text:p>始</text:p>
          </table:table-cell>
          <table:table-cell office:value-type="string" calcext:value-type="string">
            <text:p>&lt;b&gt;Shih&lt;/b&gt; see &lt;a href="https://en.wikisource.org/wiki/San_Tzu_Ching/San_Tzu_Ching#line134" title="San Tzu Ching/San Tzu Ching"&gt;line 134&lt;/a&gt;. [Eitel continues "So as to &lt;i&gt;know&lt;/i&gt; both the &lt;i&gt;end&lt;/i&gt; and the &lt;i&gt;beginning&lt;/i&gt; of history."]&lt;/p&gt;</text:p>
          </table:table-cell>
        </table:table-row>
        <table:table-row table:style-name="ro2">
          <table:table-cell office:value-type="string" calcext:value-type="string">
            <text:p>自</text:p>
          </table:table-cell>
          <table:table-cell office:value-type="string" calcext:value-type="string">
            <text:p>&lt;b&gt;Tzŭ&lt;/b&gt; see &lt;a href="https://en.wikisource.org/wiki/San_Tzu_Ching/San_Tzu_Ching#line93" title="San Tzu Ching/San Tzu Ching"&gt;line 93&lt;/a&gt;.&lt;/p&gt;</text:p>
          </table:table-cell>
        </table:table-row>
        <table:table-row table:style-name="ro1">
          <table:table-cell office:value-type="string" calcext:value-type="string">
            <text:p>羲</text:p>
          </table:table-cell>
          <table:table-cell office:value-type="string" calcext:value-type="string">
            <text:p>&lt;b&gt;Hsi&lt;/b&gt; is composed of 兮 &lt;i&gt;hsi&lt;/i&gt; separation of vapour, later a particle of emphasis (an old radical), with 義 &lt;i&gt;i&lt;/i&gt; (&lt;a href="https://en.wikisource.org/wiki/San_Tzu_Ching/San_Tzu_Ching#line14" title="San Tzu Ching/San Tzu Ching"&gt;line 14&lt;/a&gt;) as phonetic. It originally meant vapour, but here stands for the name of the legendary &lt;a href="https://en.wikipedia.org/wiki/Fu_Xi" class="extiw" title="w:Fu Xi"&gt;Emperor 伏 Fu (or 庖 P'ao) 羲 Hsi&lt;/a&gt;, who reigned B.C. 2953—2838, and is said to have developed the Diagrams (&lt;a href="https://en.wikisource.org/wiki/San_Tzu_Ching/San_Tzu_Ching#line135" title="San Tzu Ching/San Tzu Ching"&gt;line 135&lt;/a&gt;) from the marks on the back of a tortoise. It is now classed under radical 羊 &lt;i&gt;yang&lt;/i&gt; a sheep.&lt;/p&gt;</text:p>
          </table:table-cell>
        </table:table-row>
        <table:table-row table:style-name="ro1">
          <table:table-cell office:value-type="string" calcext:value-type="string">
            <text:p>农</text:p>
          </table:table-cell>
          <table:table-cell office:value-type="string" calcext:value-type="string">
            <text:p>&lt;b&gt;Nung&lt;/b&gt; appears under a dozen different forms, the original composition of which is obscure. It is now classed under radical 辰 &lt;i&gt;ch'ên&lt;/i&gt; heavenly bodies, and seems to have been originally associated with the dim light of dawn, but here stands for the name of the legendary Emperor 神農 &lt;a href="https://en.wikipedia.org/wiki/Shennong" class="extiw" title="w:Shennong"&gt;Shên Nung&lt;/a&gt;, the Divine Husbandman, who reigned B.C. 2838—2698, and is said to have first taught the art of agriculture.&lt;/p&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1">
          <table:table-cell office:value-type="string" calcext:value-type="string">
            <text:p>黄</text:p>
          </table:table-cell>
          <table:table-cell office:value-type="string" calcext:value-type="string">
            <text:p>&lt;b&gt;Huang&lt;/b&gt; is composed of 田 &lt;i&gt;t'ien&lt;/i&gt; fields and 光 &lt;i&gt;kuang&lt;/i&gt; (&lt;a href="https://en.wikisource.org/wiki/San_Tzu_Ching/San_Tzu_Ching#line51" title="San Tzu Ching/San Tzu Ching"&gt;line 51&lt;/a&gt;) under an old form. It is one of the five colours (青 &lt;i&gt;ch'ing&lt;/i&gt; blue and green, 黃 &lt;i&gt;huang&lt;/i&gt; yellow, 赤 &lt;i&gt;ch'ih&lt;/i&gt; red, 白 &lt;i&gt;pai&lt;/i&gt; white, 黑 &lt;i&gt;hei&lt;/i&gt; black), and is assigned to earth. It is now the Imperial colour, which under the Chou dynasty (&lt;a href="https://en.wikisource.org/wiki/San_Tzu_Ching/San_Tzu_Ching#line141" title="San Tzu Ching/San Tzu Ching"&gt;line 141&lt;/a&gt;) was red.&lt;/p&gt;</text:p>
          </table:table-cell>
        </table:table-row>
        <table:table-row table:style-name="ro1">
          <table:table-cell office:value-type="string" calcext:value-type="string">
            <text:p>帝</text:p>
          </table:table-cell>
          <table:table-cell office:value-type="string" calcext:value-type="string">
            <text:p>&lt;b&gt;Ti&lt;/b&gt; is now classed under radical 巾 &lt;i&gt;chin&lt;/i&gt; a napkin, but in early ages it was classed under 上 &lt;i&gt;shang&lt;/i&gt; above, with 束 &lt;i&gt;tz'ŭ&lt;/i&gt; a thorn as phonetic. It originally meant to investigate judicially, the ruler of the world, and so came to mean the Supreme Being, God, and also the deified spirits of Imperial ancestors. Some have traced it to the eight-pointed star of Babylon, but in the old form given in the &lt;i&gt;&lt;a href="https://en.wikipedia.org/wiki/Shuowen_Jiezi" class="extiw" title="w:Shuowen Jiezi"&gt;Shuo Wên&lt;/a&gt;&lt;/i&gt; dictionary there are but seven points. [The Yellow Emperor reigned B.C. 2698—2598, and is the reputed inventor of clothes.]&lt;/p&gt;</text:p>
          </table:table-cell>
        </table:table-row>
        <table:table-row table:style-name="ro2">
          <table:table-cell office:value-type="string" calcext:value-type="string">
            <text:p>号</text:p>
          </table:table-cell>
          <table:table-cell office:value-type="string" calcext:value-type="string">
            <text:p>&lt;b&gt;Hao&lt;/b&gt; see &lt;a href="https://en.wikisource.org/wiki/San_Tzu_Ching/San_Tzu_Ching#line137" title="San Tzu Ching/San Tzu Ching"&gt;line 137&lt;/a&gt;.</text:p>
          </table:table-cell>
        </table:table-row>
        <table:table-row table:style-name="ro2">
          <table:table-cell office:value-type="string" calcext:value-type="string">
            <text:p>三</text:p>
          </table:table-cell>
          <table:table-cell/>
        </table:table-row>
        <table:table-row table:style-name="ro1">
          <table:table-cell office:value-type="string" calcext:value-type="string">
            <text:p>皇</text:p>
          </table:table-cell>
          <table:table-cell office:value-type="string" calcext:value-type="string">
            <text:p>&lt;b&gt;Huang&lt;/b&gt; was originally composed of 自 &lt;i&gt;tzŭ&lt;/i&gt; from, with 王 &lt;i&gt;wang&lt;/i&gt; prince (as though &lt;i&gt;de par le roi&lt;/i&gt;) as radical, and means great. It is classed under radical 白 &lt;i&gt;pai&lt;/i&gt; white (hence a suggested connection with the White Tsar), and is part of the term 皇 帝 &lt;i&gt;huang ti&lt;/i&gt; Emperor. [Mr. &lt;a href="https://en.wikisource.org/wiki/Author:Demetrius_Charles_Boulger" title="Author:Demetrius Charles Boulger"&gt;Demetrius Boulger&lt;/a&gt; made an amusing blunder in his &lt;i&gt;History of China&lt;/i&gt;, vol. I, p. 6, note, by confounding &lt;i&gt;Huang ti&lt;/i&gt; Emperor, as above, with &lt;i&gt;Huang ti&lt;/i&gt; the Yellow Emperor of &lt;a href="https://en.wikisource.org/wiki/San_Tzu_Ching/San_Tzu_Ching#line180" title="San Tzu Ching/San Tzu Ching"&gt;line 180&lt;/a&gt;:—"Hoangti means the Yellow Emperor; but it henceforth became a usual title for the first ruler of a new dynasty to take."]&lt;/p&gt;</text:p>
          </table:table-cell>
        </table:table-row>
        <table:table-row table:style-name="ro1">
          <table:table-cell office:value-type="string" calcext:value-type="string">
            <text:p>居</text:p>
          </table:table-cell>
          <table:table-cell office:value-type="string" calcext:value-type="string">
            <text:p>&lt;b&gt;Chü&lt;/b&gt; is composed of 尸 &lt;i&gt;shih&lt;/i&gt; a corpse as radical, and 古 &lt;i&gt;ku&lt;/i&gt; ancient. It originally meant to squat on the heels, and is now classed under radical 口 &lt;i&gt;k'ou&lt;/i&gt; mouth.&lt;/p&gt;</text:p>
          </table:table-cell>
        </table:table-row>
        <table:table-row table:style-name="ro2">
          <table:table-cell office:value-type="string" calcext:value-type="string">
            <text:p>上</text:p>
          </table:table-cell>
          <table:table-cell office:value-type="string" calcext:value-type="string">
            <text:p>&lt;b&gt;Shang&lt;/b&gt; see &lt;a href="https://en.wikisource.org/wiki/San_Tzu_Ching/San_Tzu_Ching#line75" title="San Tzu Ching/San Tzu Ching"&gt;line 75&lt;/a&gt;.&lt;/p&gt;</text:p>
          </table:table-cell>
        </table:table-row>
        <table:table-row table:style-name="ro2">
          <table:table-cell office:value-type="string" calcext:value-type="string">
            <text:p>世</text:p>
          </table:table-cell>
          <table:table-cell office:value-type="string" calcext:value-type="string">
            <text:p>&lt;b&gt;Shih&lt;/b&gt; see &lt;a href="https://en.wikisource.org/wiki/San_Tzu_Ching/San_Tzu_Ching#line177" title="San Tzu Ching/San Tzu Ching"&gt;line 177&lt;/a&gt;.&lt;/p&gt;</text:p>
          </table:table-cell>
        </table:table-row>
        <table:table-row table:style-name="ro1">
          <table:table-cell office:value-type="string" calcext:value-type="string">
            <text:p>唐</text:p>
          </table:table-cell>
          <table:table-cell office:value-type="string" calcext:value-type="string">
            <text:p>&lt;b&gt;T'ang&lt;/b&gt; is composed of 口 &lt;i&gt;k'ou&lt;/i&gt; mouth as radical, with 庚 &lt;i&gt;kêng&lt;/i&gt; to change as phonetic. It originally meant big words; hence, to boast. It here stands for tbe famous Emperor, better known from his canonisation as 堯 &lt;a href="https://en.wikipedia.org/wiki/Emperor_Yao" class="extiw" title="w:Emperor Yao"&gt;Yao&lt;/a&gt;, who reigned B.C. 2357—2258 and had previously been Marquis of T'ang.&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虞</text:p>
          </table:table-cell>
          <table:table-cell office:value-type="string" calcext:value-type="string">
            <text:p>&lt;b&gt;Yü&lt;/b&gt; is composed of 虍 &lt;i&gt;hu&lt;/i&gt; tiger as radical, with 吳 &lt;i&gt;wu&lt;/i&gt; (&lt;a href="https://en.wikisource.org/wiki/San_Tzu_Ching/San_Tzu_Ching#line223" title="San Tzu Ching/San Tzu Ching"&gt;line 223&lt;/a&gt;) as phonetic, and originally meant a fabulous animal. It now means to reckon, to be anxious, etc., and here stands, with &lt;i&gt;yu&lt;/i&gt; = occupier, for the place of birth of the famous Emperor, better known from his canonisation as 舜 Shun, who reigned B.C. 2255—2205. [Eitel translates, "Next comes &lt;i&gt;T'ang having Yü&lt;/i&gt; to follow him." Père Zottoli says in a note "Yeou yu vero dicitur Choen 舜 imperator, item a feudi nomine," which would appear to be incorrect.]&lt;/p&gt;</text:p>
          </table:table-cell>
        </table:table-row>
        <table:table-row table:style-name="ro2">
          <table:table-cell office:value-type="string" calcext:value-type="string">
            <text:p>号</text:p>
          </table:table-cell>
          <table:table-cell office:value-type="string" calcext:value-type="string">
            <text:p>&lt;b&gt;Hao&lt;/b&gt; see &lt;a href="https://en.wikisource.org/wiki/San_Tzu_Ching/San_Tzu_Ching#line137" title="San Tzu Ching/San Tzu Ching"&gt;line 137&lt;/a&gt;.&lt;/p&gt;</text:p>
          </table:table-cell>
        </table:table-row>
        <table:table-row table:style-name="ro2">
          <table:table-cell office:value-type="string" calcext:value-type="string">
            <text:p>二</text:p>
          </table:table-cell>
          <table:table-cell office:value-type="string" calcext:value-type="string">
            <text:p>&lt;b&gt;Erh&lt;/b&gt; see &lt;a href="https://en.wikisource.org/wiki/San_Tzu_Ching/San_Tzu_Ching#line0" title="San Tzu Ching/San Tzu Ching"&gt;title&lt;/a&gt;.&lt;/p&gt;</text:p>
          </table:table-cell>
        </table:table-row>
        <table:table-row table:style-name="ro2">
          <table:table-cell office:value-type="string" calcext:value-type="string">
            <text:p>帝</text:p>
          </table:table-cell>
          <table:table-cell office:value-type="string" calcext:value-type="string">
            <text:p>&lt;b&gt;Ti&lt;/b&gt; see &lt;a href="https://en.wikisource.org/wiki/San_Tzu_Ching/San_Tzu_Ching#line180" title="San Tzu Ching/San Tzu Ching"&gt;line 180&lt;/a&gt;.&lt;/p&gt;</text:p>
          </table:table-cell>
        </table:table-row>
        <table:table-row table:style-name="ro2">
          <table:table-cell office:value-type="string" calcext:value-type="string">
            <text:p>相</text:p>
          </table:table-cell>
          <table:table-cell office:value-type="string" calcext:value-type="string">
            <text:p>&lt;b&gt;Hsiang&lt;/b&gt; see &lt;a href="https://en.wikisource.org/wiki/San_Tzu_Ching/San_Tzu_Ching#line3" title="San Tzu Ching/San Tzu Ching"&gt;line 3&lt;/a&gt;. It is quite wrong here to squeeze out the usual sense of reciprocity. There was in fact no reciprocity in the case. Yao abdicated in favour of Shun, and Shun put the Great Yü (&lt;a href="https://en.wikisource.org/wiki/San_Tzu_Ching/San_Tzu_Ching#line187" title="San Tzu Ching/San Tzu Ching"&gt;line 187&lt;/a&gt;) on the throne.&lt;/p&gt;</text:p>
          </table:table-cell>
        </table:table-row>
        <table:table-row table:style-name="ro1">
          <table:table-cell office:value-type="string" calcext:value-type="string">
            <text:p>揖</text:p>
          </table:table-cell>
          <table:table-cell office:value-type="string" calcext:value-type="string">
            <text:p>&lt;b&gt;I&lt;/b&gt; is composed of 手 &lt;i&gt;shou&lt;/i&gt; hand as radical, with a phonetic composed of 口 &lt;i&gt;k'ou&lt;/i&gt; mouth and 耳 &lt;i&gt;êrh&lt;/i&gt; ear, to whisper. It is now commonly used in the sense of to salute with the folded hands.&lt;/p&gt;</text:p>
          </table:table-cell>
        </table:table-row>
        <table:table-row table:style-name="ro1">
          <table:table-cell office:value-type="string" calcext:value-type="string">
            <text:p>逊</text:p>
          </table:table-cell>
          <table:table-cell office:value-type="string" calcext:value-type="string">
            <text:p>&lt;b&gt;Hsün&lt;/b&gt; is composed of 孫 &lt;i&gt;sun&lt;/i&gt; grandchild (&lt;a href="https://en.wikisource.org/wiki/San_Tzu_Ching/San_Tzu_Ching#line92" title="San Tzu Ching/San Tzu Ching"&gt;line 92&lt;/a&gt;) as phonetic, with the walking radical.&lt;/p&gt;</text:p>
          </table:table-cell>
        </table:table-row>
        <table:table-row table:style-name="ro1">
          <table:table-cell office:value-type="string" calcext:value-type="string">
            <text:p>称</text:p>
          </table:table-cell>
          <table:table-cell office:value-type="string" calcext:value-type="string">
            <text:p>&lt;b&gt;Ch'êng&lt;/b&gt; is composed of 禾 &lt;i&gt;ho&lt;/i&gt; grain and a phonetic which seems <text:s/>to have meant to pick up with the 爪 &lt;i&gt;chao&lt;/i&gt; claws, fingers. It originally signified to weigh, hence to estimate, to entitle. Read &lt;i&gt;ch'êng&lt;/i&gt;&lt;sup&gt;&lt;small&gt;4&lt;/small&gt;&lt;/sup&gt; it is a weighing-machine.&lt;/p&gt;</text:p>
          </table:table-cell>
        </table:table-row>
        <table:table-row table:style-name="ro1">
          <table:table-cell office:value-type="string" calcext:value-type="string">
            <text:p>盛</text:p>
          </table:table-cell>
          <table:table-cell office:value-type="string" calcext:value-type="string">
            <text:p>&lt;b&gt;Shêng&lt;/b&gt; is composed of 成 &lt;i&gt;ch'êng&lt;/i&gt; (&lt;a href="https://en.wikisource.org/wiki/San_Tzu_Ching/San_Tzu_Ching#line26" title="San Tzu Ching/San Tzu Ching"&gt;line 26&lt;/a&gt;) as phonetic, and an obsolete radical 皿 &lt;i&gt;min&lt;/i&gt; dishes. Read &lt;i&gt;ch'êng&lt;/i&gt;&lt;sup&gt;&lt;small&gt;2&lt;/small&gt;&lt;/sup&gt; it means to hold, to contain.&lt;/p&gt;</text:p>
          </table:table-cell>
        </table:table-row>
        <table:table-row table:style-name="ro1">
          <table:table-cell office:value-type="string" calcext:value-type="string">
            <text:p>世</text:p>
          </table:table-cell>
          <table:table-cell office:value-type="string" calcext:value-type="string">
            <text:p>&lt;b&gt;Shih&lt;/b&gt; see &lt;a href="https://en.wikisource.org/wiki/San_Tzu_Ching/San_Tzu_Ching#line177" title="San Tzu Ching/San Tzu Ching"&gt;line 177&lt;/a&gt;. [Père Zottoli seems to have pressed the &lt;i&gt;hsiang&lt;/i&gt; too closely, "mutuique honoris observantia, nuncupatur florentissima ætas." Eitel misses the meaning of both lines, "who in &lt;i&gt;mutual deference&lt;/i&gt; successively &lt;i&gt;resigned&lt;/i&gt;, Though they were by &lt;i&gt;reputation&lt;/i&gt; most &lt;i&gt;prosperous rulers&lt;/i&gt;." He has evidently read 治 for 世 with "Chan Yo-han."]&lt;/p&gt;</text:p>
          </table:table-cell>
        </table:table-row>
        <table:table-row table:style-name="ro2">
          <table:table-cell office:value-type="string" calcext:value-type="string">
            <text:p>夏</text:p>
          </table:table-cell>
          <table:table-cell office:value-type="string" calcext:value-type="string">
            <text:p>&lt;b&gt;Hsia&lt;/b&gt; see &lt;a href="https://en.wikisource.org/wiki/San_Tzu_Ching/San_Tzu_Ching#line57" title="San Tzu Ching/San Tzu Ching"&gt;line 57&lt;/a&gt;.&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禹</text:p>
          </table:table-cell>
          <table:table-cell office:value-type="string" calcext:value-type="string">
            <text:p>&lt;b&gt;Yü&lt;/b&gt; originally meant insects, and 虫 &lt;i&gt;ch'ung&lt;/i&gt; insects might well have been chosen as its radical. It is however classed under an obsolete word 內 &lt;i&gt;jou&lt;/i&gt; the footprints of certain animals, and here stands for the wise Minister, afterwards first Emperor of the Hsia dynasty, popularly known as 大禹 &lt;i&gt;ta yü&lt;/i&gt; the &lt;a href="https://en.wikipedia.org/wiki/Yu_the_Great" class="extiw" title="w:Yu the Great"&gt;Great Yü&lt;/a&gt;, who reigned B.C. 2205—2197. He is chiefly famous for having drained the empire of a vast body of water, which some have tried to identify with Noah's flood.&lt;/p&gt;</text:p>
          </table:table-cell>
        </table:table-row>
        <table:table-row table:style-name="ro1">
          <table:table-cell office:value-type="string" calcext:value-type="string">
            <text:p>商</text:p>
          </table:table-cell>
          <table:table-cell office:value-type="string" calcext:value-type="string">
            <text:p>&lt;b&gt;Shang&lt;/b&gt; is composed of 內 &lt;i&gt;nei&lt;/i&gt; inside, with 口 &lt;i&gt;k'ou&lt;/i&gt; mouth inside it, the two forming an old radical, with 章 &lt;i&gt;chang&lt;/i&gt; a document, abbreviated, as phonetic. It is now classed under radical 口 &lt;i&gt;k'ou&lt;/i&gt; mouth, and is the name of a dynasty which lasted from B.C. 1766—1122.&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汤</text:p>
          </table:table-cell>
          <table:table-cell office:value-type="string" calcext:value-type="string">
            <text:p>&lt;b&gt;T'ang&lt;/b&gt; is composed of 水 &lt;i&gt;shui&lt;/i&gt; water as radical, with a common phonetic (lines &lt;a href="https://en.wikisource.org/wiki/San_Tzu_Ching/San_Tzu_Ching#line16" title="San Tzu Ching/San Tzu Ching"&gt;16&lt;/a&gt;, &lt;a href="https://en.wikisource.org/wiki/San_Tzu_Ching/San_Tzu_Ching#line126" title="San Tzu Ching/San Tzu Ching"&gt;126&lt;/a&gt;), and originally meant hot water. It here stands for the first Emperor of the Shang dynasty, who reigned B.C. 1766—1753 and is popularly known as 成湯 &lt;i&gt;ch'êng tang&lt;/i&gt; T'ang the Completer (&lt;a href="https://en.wikisource.org/wiki/San_Tzu_Ching/San_Tzu_Ching#line26" title="San Tzu Ching/San Tzu Ching"&gt;line 26&lt;/a&gt;).&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2">
          <table:table-cell office:value-type="string" calcext:value-type="string">
            <text:p>文</text:p>
          </table:table-cell>
          <table:table-cell office:value-type="string" calcext:value-type="string">
            <text:p>&lt;b&gt;Wên&lt;/b&gt; see &lt;a href="https://en.wikisource.org/wiki/San_Tzu_Ching/San_Tzu_Ching#line44" title="San Tzu Ching/San Tzu Ching"&gt;line 44&lt;/a&gt;.&lt;/p&gt;</text:p>
          </table:table-cell>
        </table:table-row>
        <table:table-row table:style-name="ro1">
          <table:table-cell office:value-type="string" calcext:value-type="string">
            <text:p>武</text:p>
          </table:table-cell>
          <table:table-cell office:value-type="string" calcext:value-type="string">
            <text:p>&lt;b&gt;Wu&lt;/b&gt; is composed of 止 &lt;i&gt;chih&lt;/i&gt; to stop, as radical, and 戈 &lt;i&gt;ko&lt;/i&gt; spear, weapons; stoppage of hostilities being the ultimate object of war. This etymology is dated back in the &lt;i&gt;Tso Chuan&lt;/i&gt; (&lt;a href="https://en.wikisource.org/wiki/San_Tzu_Ching/San_Tzu_Ching#line165" title="San Tzu Ching/San Tzu Ching"&gt;line 165&lt;/a&gt;) to B.C. 595.&lt;/p&gt;</text:p>
          </table:table-cell>
        </table:table-row>
        <table:table-row table:style-name="ro2">
          <table:table-cell office:value-type="string" calcext:value-type="string">
            <text:p>称</text:p>
          </table:table-cell>
          <table:table-cell office:value-type="string" calcext:value-type="string">
            <text:p>&lt;b&gt;Ch'êng&lt;/b&gt; see &lt;a href="https://en.wikisource.org/wiki/San_Tzu_Ching/San_Tzu_Ching#line186" title="San Tzu Ching/San Tzu Ching"&gt;line 186&lt;/a&gt;.&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1">
          <table:table-cell office:value-type="string" calcext:value-type="string">
            <text:p>王</text:p>
          </table:table-cell>
          <table:table-cell office:value-type="string" calcext:value-type="string">
            <text:p>&lt;b&gt;Wang&lt;/b&gt; is composed of three horizontals which stand for heaven, earth, and man in the middle, the line for man being nearer to heaven than to earth, in token of his divine obligations. These are united by a vertical line which typifies the influence of the sovereign. The character was originally a radical, but is now classed under 玉 &lt;i&gt;yü&lt;/i&gt; jade. Read &lt;i&gt;wang&lt;/i&gt;&lt;sup&gt;&lt;small&gt;4&lt;/small&gt;&lt;/sup&gt; = to rule. [The two in &lt;a href="https://en.wikisource.org/wiki/San_Tzu_Ching/San_Tzu_Ching#line189" title="San Tzu Ching/San Tzu Ching"&gt;line 189&lt;/a&gt;, King Wên and King Wu, who were father and son, count only as one. For although King Wu was the first sovereign of the Chou dynasty (&lt;a href="https://en.wikisource.org/wiki/San_Tzu_Ching/San_Tzu_Ching#line141" title="San Tzu Ching/San Tzu Ching"&gt;line 141&lt;/a&gt;), King Wên is regarded as its virtual founder, and is thus allowed to share posthumously in the honours of his son. Wên and Wu are the names under which they were severally canonised.]&lt;/p&gt;</text:p>
          </table:table-cell>
        </table:table-row>
        <table:table-row table:style-name="ro2">
          <table:table-cell office:value-type="string" calcext:value-type="string">
            <text:p>夏</text:p>
          </table:table-cell>
          <table:table-cell office:value-type="string" calcext:value-type="string">
            <text:p>&lt;b&gt;Hsia&lt;/b&gt; see &lt;a href="https://en.wikisource.org/wiki/San_Tzu_Ching/San_Tzu_Ching#line57" title="San Tzu Ching/San Tzu Ching"&gt;line 57&lt;/a&gt;.&lt;/p&gt;</text:p>
          </table:table-cell>
        </table:table-row>
        <table:table-row table:style-name="ro2">
          <table:table-cell office:value-type="string" calcext:value-type="string">
            <text:p>传</text:p>
          </table:table-cell>
          <table:table-cell office:value-type="string" calcext:value-type="string">
            <text:p>&lt;b&gt;Ch'uan&lt;/b&gt; see &lt;a href="https://en.wikisource.org/wiki/San_Tzu_Ching/San_Tzu_Ching#line163" title="San Tzu Ching/San Tzu Ching"&gt;line 163&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Up to the time of the Great Yü, some virtuous man had always been chosen as successor to the reigning monarch, a system, which Yü himself strove to carry on. After his death, however, his nominee was set aside and his own son was appointed.]&lt;/p&gt;</text:p>
          </table:table-cell>
        </table:table-row>
        <table:table-row table:style-name="ro1">
          <table:table-cell office:value-type="string" calcext:value-type="string">
            <text:p>家</text:p>
          </table:table-cell>
          <table:table-cell office:value-type="string" calcext:value-type="string">
            <text:p>&lt;b&gt;Chia&lt;/b&gt; is composed of 冖 &lt;i&gt;mien&lt;/i&gt; shelter as radical, and 豭 &lt;i&gt;chia&lt;/i&gt; a boar, abbreviated, as phonetic. It is the equivalent of our word home, a pig under a roof forming an ideogram which should be especially suggestive to our neighbours in the sister isle.&lt;/p&gt;</text:p>
          </table:table-cell>
        </table:table-row>
        <table:table-row table:style-name="ro2">
          <table:table-cell office:value-type="string" calcext:value-type="string">
            <text:p>天</text:p>
          </table:table-cell>
          <table:table-cell office:value-type="string" calcext:value-type="string">
            <text:p>&lt;b&gt;T'ien&lt;/b&gt; see &lt;a href="https://en.wikisource.org/wiki/San_Tzu_Ching/San_Tzu_Ching#line50" title="San Tzu Ching/San Tzu Ching"&gt;line 50&lt;/a&gt;.&lt;/p&gt;</text:p>
          </table:table-cell>
        </table:table-row>
        <table:table-row table:style-name="ro1">
          <table:table-cell office:value-type="string" calcext:value-type="string">
            <text:p>下</text:p>
          </table:table-cell>
          <table:table-cell office:value-type="string" calcext:value-type="string">
            <text:p>&lt;b&gt;Hsia&lt;/b&gt; is composed under its old form of a line below a line, thus forming an ideogram (&lt;a href="https://en.wikisource.org/wiki/San_Tzu_Ching/San_Tzu_Ching#line75" title="San Tzu Ching/San Tzu Ching"&gt;line 75&lt;/a&gt;). It is now classed under radical 一 &lt;i&gt;i&lt;/i&gt; one. [Under heaven, all beneath the canopy of the sky, is the common term for the empire, as being commensurate with the world. For the above two lines Eitel has, "(As to the time occupied by each Dynasty,) as the founder of the &lt;i&gt;Hsia delivered&lt;/i&gt; the throne to his &lt;i&gt;son&lt;/i&gt; (B.C. 2197), his &lt;i&gt;family&lt;/i&gt; possessed all the country to &lt;i&gt;Heaven subject&lt;/i&gt;."] <text:s/>&lt;/p&gt;&lt;table style="margin:auto; text-align:center;"&gt;&lt;tbody&gt;&lt;tr&gt;&lt;td style="width:1em"&gt;&lt;b&gt;193.&lt;/b&gt;&lt;/td&gt;&lt;td style="padding-bottom:1em;"&gt;&lt;span id="line193"&gt;&lt;/span&gt;</text:p>
          </table:table-cell>
        </table:table-row>
        <table:table-row table:style-name="ro2">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1">
          <table:table-cell office:value-type="string" calcext:value-type="string">
            <text:p>载</text:p>
          </table:table-cell>
          <table:table-cell office:value-type="string" calcext:value-type="string">
            <text:p>&lt;b&gt;Tsai&lt;sup&gt;&lt;small&gt;4&lt;/small&gt;&lt;/sup&gt;&lt;/b&gt; is composed of 車 &lt;i&gt;ch'ê&lt;/i&gt; cart as radical, and an obsolete phonetic (&lt;a href="https://en.wikisource.org/wiki/San_Tzu_Ching/San_Tzu_Ching#line151" title="San Tzu Ching/San Tzu Ching"&gt;line 151&lt;/a&gt;), and originally meant to contain, to load, full, complete, etc. Read &lt;i&gt;tsai&lt;/i&gt;&lt;sup&gt;&lt;small&gt;3&lt;/small&gt;&lt;/sup&gt; it means a year, which sense seems to have been derived from full, complete. There are however other and more fanciful explanations. [Four hundred is a round number. The Hsia dynasty lasted from B.C. 2205—1766. Eitel says to 1818, but this was the date of the accession of the last Emperor.]&lt;/p&gt;</text:p>
          </table:table-cell>
        </table:table-row>
        <table:table-row table:style-name="ro2">
          <table:table-cell office:value-type="string" calcext:value-type="string">
            <text:p>迁</text:p>
          </table:table-cell>
          <table:table-cell office:value-type="string" calcext:value-type="string">
            <text:p>&lt;b&gt;Ch'ien&lt;/b&gt; see &lt;a href="https://en.wikisource.org/wiki/San_Tzu_Ching/San_Tzu_Ching#line6" title="San Tzu Ching/San Tzu Ching"&gt;line 6&lt;/a&gt;.&lt;/p&gt;</text:p>
          </table:table-cell>
        </table:table-row>
        <table:table-row table:style-name="ro2">
          <table:table-cell office:value-type="string" calcext:value-type="string">
            <text:p>夏</text:p>
          </table:table-cell>
          <table:table-cell office:value-type="string" calcext:value-type="string">
            <text:p>&lt;b&gt;Hsia&lt;/b&gt; see &lt;a href="https://en.wikisource.org/wiki/San_Tzu_Ching/San_Tzu_Ching#line57" title="San Tzu Ching/San Tzu Ching"&gt;line 57&lt;/a&gt;.&lt;/p&gt;</text:p>
          </table:table-cell>
        </table:table-row>
        <table:table-row table:style-name="ro1">
          <table:table-cell office:value-type="string" calcext:value-type="string">
            <text:p>社</text:p>
          </table:table-cell>
          <table:table-cell office:value-type="string" calcext:value-type="string">
            <text:p>&lt;b&gt;Shê&lt;/b&gt; is composed of 示 &lt;i&gt;shih&lt;/i&gt; divine manifestation as radical, and 土 &lt;i&gt;t'u&lt;/i&gt; earth, and originally meant lord or spirit of the earth; hence, sacrifices to such spirits, the sacrificial communion of the Emperor, the Son of Heaven, with the Supreme Being. [Eitel has, "When at last Heaven &lt;i&gt;removed Hia's&lt;/i&gt; tutelary &lt;i&gt;altar&lt;/i&gt;." But there is no need to supply Heaven as a subject to &lt;i&gt;ch’ien&lt;/i&gt;; the root idea is sufficient.]&lt;/p&gt;</text:p>
          </table:table-cell>
        </table:table-row>
        <table:table-row table:style-name="ro2">
          <table:table-cell office:value-type="string" calcext:value-type="string">
            <text:p>汤</text:p>
          </table:table-cell>
          <table:table-cell office:value-type="string" calcext:value-type="string">
            <text:p>&lt;b&gt;T'ang&lt;/b&gt; see &lt;a href="https://en.wikisource.org/wiki/San_Tzu_Ching/San_Tzu_Ching#line188" title="San Tzu Ching/San Tzu Ching"&gt;line 188&lt;/a&gt;.</text:p>
          </table:table-cell>
        </table:table-row>
        <table:table-row table:style-name="ro1">
          <table:table-cell office:value-type="string" calcext:value-type="string">
            <text:p>伐</text:p>
          </table:table-cell>
          <table:table-cell office:value-type="string" calcext:value-type="string">
            <text:p>&lt;b&gt;Fa&lt;/b&gt; is composed of 人 &lt;i&gt;jen&lt;/i&gt; man and 戈 &lt;i&gt;ko&lt;/i&gt; a spear, and means to cut down, to destroy. See &lt;a href="https://en.wikisource.org/wiki/San_Tzu_Ching/San_Tzu_Ching#line249" title="San Tzu Ching/San Tzu Ching"&gt;line 249&lt;/a&gt;.&lt;/p&gt;</text:p>
          </table:table-cell>
        </table:table-row>
        <table:table-row table:style-name="ro1">
          <table:table-cell office:value-type="string" calcext:value-type="string">
            <text:p>夏</text:p>
          </table:table-cell>
          <table:table-cell office:value-type="string" calcext:value-type="string">
            <text:p>&lt;b&gt;Hsia&lt;/b&gt; see &lt;a href="https://en.wikisource.org/wiki/San_Tzu_Ching/San_Tzu_Ching#line57" title="San Tzu Ching/San Tzu Ching"&gt;line 57&lt;/a&gt;. [Gradually the sovereigns of this dynasty, which had been founded under such brilliant auspices (&lt;a href="https://en.wikisource.org/wiki/San_Tzu_Ching/San_Tzu_Ching#line187" title="San Tzu Ching/San Tzu Ching"&gt;line 187&lt;/a&gt;), began to degenerate, the climax being reached under the reign of 桀癸 Chieh Kuei, who came to the throne in B.C. 1818 and for many years indulged in cruel brutality and lust almost unparalleled in history.]&lt;/p&gt;</text:p>
          </table:table-cell>
        </table:table-row>
        <table:table-row table:style-name="ro2">
          <table:table-cell office:value-type="string" calcext:value-type="string">
            <text:p>国</text:p>
          </table:table-cell>
          <table:table-cell office:value-type="string" calcext:value-type="string">
            <text:p>&lt;b&gt;Kuo&lt;/b&gt; see &lt;a href="https://en.wikisource.org/wiki/San_Tzu_Ching/San_Tzu_Ching#line155" title="San Tzu Ching/San Tzu Ching"&gt;line 155&lt;/a&gt;.&lt;/p&gt;</text:p>
          </table:table-cell>
        </table:table-row>
        <table:table-row table:style-name="ro2">
          <table:table-cell office:value-type="string" calcext:value-type="string">
            <text:p>号</text:p>
          </table:table-cell>
          <table:table-cell office:value-type="string" calcext:value-type="string">
            <text:p>&lt;b&gt;Hao&lt;/b&gt; see &lt;a href="https://en.wikisource.org/wiki/San_Tzu_Ching/San_Tzu_Ching#line137" title="San Tzu Ching/San Tzu Ching"&gt;line 137&lt;/a&gt;.&lt;/p&gt;</text:p>
          </table:table-cell>
        </table:table-row>
        <table:table-row table:style-name="ro1">
          <table:table-cell office:value-type="string" calcext:value-type="string">
            <text:p>商</text:p>
          </table:table-cell>
          <table:table-cell office:value-type="string" calcext:value-type="string">
            <text:p>&lt;b&gt;Shang&lt;/b&gt; see &lt;a href="https://en.wikisource.org/wiki/San_Tzu_Ching/San_Tzu_Ching#line188" title="San Tzu Ching/San Tzu Ching"&gt;line 188&lt;/a&gt;. [Shang was further changed to 殷 Yin in B.C. 1401.]&lt;/p&gt;</text:p>
          </table:table-cell>
        </table:table-row>
        <table:table-row table:style-name="ro2">
          <table:table-cell office:value-type="string" calcext:value-type="string">
            <text:p>六</text:p>
          </table:table-cell>
          <table:table-cell office:value-type="string" calcext:value-type="string">
            <text:p>&lt;b&gt;Liu&lt;/b&gt; see &lt;a href="https://en.wikisource.org/wiki/San_Tzu_Ching/San_Tzu_Ching#line75" title="San Tzu Ching/San Tzu Ching"&gt;line 75&lt;/a&gt;.&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2">
          <table:table-cell office:value-type="string" calcext:value-type="string">
            <text:p>载</text:p>
          </table:table-cell>
          <table:table-cell office:value-type="string" calcext:value-type="string">
            <text:p>&lt;b&gt;Tsai&lt;/b&gt; see &lt;a href="https://en.wikisource.org/wiki/San_Tzu_Ching/San_Tzu_Ching#line193" title="San Tzu Ching/San Tzu Ching"&gt;line 193&lt;/a&gt;.&lt;/p&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1">
          <table:table-cell office:value-type="string" calcext:value-type="string">
            <text:p>纣</text:p>
          </table:table-cell>
          <table:table-cell office:value-type="string" calcext:value-type="string">
            <text:p>&lt;b&gt;Chou&lt;/b&gt; is composed of 糸 &lt;i&gt;ssŭ&lt;/i&gt; silk as radical, and what appears to be 寸 &lt;i&gt;ts'un&lt;/i&gt; an inch but is really an abbreviation of 肘 &lt;i&gt;chou&lt;/i&gt; elbow, as phonetic. It originally meant crupper, but here stands for 紂辛 Chou Hsin, who was under this Yin or Shang dynasty precisely what Chieh Kuei (&lt;a href="https://en.wikisource.org/wiki/San_Tzu_Ching/San_Tzu_Ching#line195" title="San Tzu Ching/San Tzu Ching"&gt;line 195&lt;/a&gt;) had been under the Hsia dynasty, the immediate cause of its downfall.&lt;/p&gt;</text:p>
          </table:table-cell>
        </table:table-row>
        <table:table-row table:style-name="ro2">
          <table:table-cell office:value-type="string" calcext:value-type="string">
            <text:p>亡</text:p>
          </table:table-cell>
          <table:table-cell office:value-type="string" calcext:value-type="string">
            <text:p>&lt;b&gt;Wang&lt;/b&gt; see &lt;a href="https://en.wikisource.org/wiki/San_Tzu_Ching/San_Tzu_Ching#line159" title="San Tzu Ching/San Tzu Ching"&gt;line 159&lt;/a&gt;.&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2">
          <table:table-cell office:value-type="string" calcext:value-type="string">
            <text:p>武</text:p>
          </table:table-cell>
          <table:table-cell office:value-type="string" calcext:value-type="string">
            <text:p>&lt;b&gt;Wu&lt;/b&gt; see &lt;a href="https://en.wikisource.org/wiki/San_Tzu_Ching/San_Tzu_Ching#line189" title="San Tzu Ching/San Tzu Ching"&gt;line 189&lt;/a&gt;.&lt;/p&gt;</text:p>
          </table:table-cell>
        </table:table-row>
        <table:table-row table:style-name="ro2">
          <table:table-cell office:value-type="string" calcext:value-type="string">
            <text:p>王</text:p>
          </table:table-cell>
          <table:table-cell office:value-type="string" calcext:value-type="string">
            <text:p>&lt;b&gt;Wang&lt;/b&gt; see &lt;a href="https://en.wikisource.org/wiki/San_Tzu_Ching/San_Tzu_Ching#line190" title="San Tzu Ching/San Tzu Ching"&gt;line 190&lt;/a&gt;.&lt;/p&gt;</text:p>
          </table:table-cell>
        </table:table-row>
        <table:table-row table:style-name="ro2">
          <table:table-cell office:value-type="string" calcext:value-type="string">
            <text:p>始</text:p>
          </table:table-cell>
          <table:table-cell office:value-type="string" calcext:value-type="string">
            <text:p>&lt;b&gt;Shih&lt;/b&gt; see &lt;a href="https://en.wikisource.org/wiki/San_Tzu_Ching/San_Tzu_Ching#line134" title="San Tzu Ching/San Tzu Ching"&gt;line 134&lt;/a&gt;. [The value of &lt;i&gt;shih&lt;/i&gt; in this combination seems to have been missed by translators. The character carries within it a reference to the previous opposition of King Wu's father (&lt;a href="https://en.wikisource.org/wiki/San_Tzu_Ching/San_Tzu_Ching#line190" title="San Tzu Ching/San Tzu Ching"&gt;line 190&lt;/a&gt;), who however had not achieved any tangible result. Hence King Wu &lt;i&gt;shih&lt;/i&gt; was the first = finally. Père Zottoli has "tunc occidit T'cheou;" but tunc is inadequate, and there is no aspirate in the proper name. Eitel has for the two lines, "The founder of the &lt;i&gt;Cheu&lt;/i&gt; dynasty was &lt;i&gt;Wu Wang&lt;/i&gt;, He having made a &lt;i&gt;commencement&lt;/i&gt; by &lt;i&gt;destroying&lt;/i&gt; the tyrant &lt;i&gt;Cheu&lt;/i&gt;."]&lt;/p&gt;</text:p>
          </table:table-cell>
        </table:table-row>
        <table:table-row table:style-name="ro1">
          <table:table-cell office:value-type="string" calcext:value-type="string">
            <text:p>诛</text:p>
          </table:table-cell>
          <table:table-cell office:value-type="string" calcext:value-type="string">
            <text:p>&lt;b&gt;Chu&lt;/b&gt; is composed of 言 &lt;i&gt;yen&lt;/i&gt; words as radical, and 朱 &lt;i&gt;chu&lt;/i&gt; a pearl as phonetic, and originally meant to punish.&lt;/p&gt;</text:p>
          </table:table-cell>
        </table:table-row>
        <table:table-row table:style-name="ro2">
          <table:table-cell office:value-type="string" calcext:value-type="string">
            <text:p>纣</text:p>
          </table:table-cell>
          <table:table-cell office:value-type="string" calcext:value-type="string">
            <text:p>&lt;b&gt;Chou&lt;/b&gt; see &lt;a href="https://en.wikisource.org/wiki/San_Tzu_Ching/San_Tzu_Ching#line198" title="San Tzu Ching/San Tzu Ching"&gt;line 198&lt;/a&gt;.&lt;/p&gt;</text:p>
          </table:table-cell>
        </table:table-row>
        <table:table-row table:style-name="ro2">
          <table:table-cell office:value-type="string" calcext:value-type="string">
            <text:p>八</text:p>
          </table:table-cell>
          <table:table-cell office:value-type="string" calcext:value-type="string">
            <text:p>&lt;b&gt;Pa&lt;/b&gt; see &lt;a href="https://en.wikisource.org/wiki/San_Tzu_Ching/San_Tzu_Ching#line88" title="San Tzu Ching/San Tzu Ching"&gt;line 88&lt;/a&gt;.&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2">
          <table:table-cell office:value-type="string" calcext:value-type="string">
            <text:p>载</text:p>
          </table:table-cell>
          <table:table-cell office:value-type="string" calcext:value-type="string">
            <text:p>&lt;b&gt;Tsai&lt;/b&gt; see &lt;a href="https://en.wikisource.org/wiki/San_Tzu_Ching/San_Tzu_Ching#line193" title="San Tzu Ching/San Tzu Ching"&gt;line 193&lt;/a&gt;. [The Chou dynasty lasted from B.C. 1122–B.C. 255.]&lt;/p&gt;</text:p>
          </table:table-cell>
        </table:table-row>
        <table:table-row table:style-name="ro1">
          <table:table-cell office:value-type="string" calcext:value-type="string">
            <text:p>最</text:p>
          </table:table-cell>
          <table:table-cell office:value-type="string" calcext:value-type="string">
            <text:p>&lt;b&gt;Tsui&lt;/b&gt; is composed of 冃 &lt;i&gt;mao&lt;/i&gt; an old word for a hat, as radical, over 取 &lt;i&gt;ch'ü&lt;/i&gt; to take. It originally meant to seize, to collect; and from the idea of collecting many came its modern sense as a superlative. [&lt;i&gt;Ch'ü&lt;/i&gt; to take is composed of 耳 &lt;i&gt;êrh&lt;/i&gt; ear and 又 &lt;i&gt;yu&lt;/i&gt; hand (&lt;a href="https://en.wikisource.org/wiki/San_Tzu_Ching/San_Tzu_Ching#line18" title="San Tzu Ching/San Tzu Ching"&gt;line 18&lt;/a&gt;), and refers to the old custom of cutting off the left ears of prisoners in war for transmission to the victorious chieftain or prince.]&lt;/p&gt;</text:p>
          </table:table-cell>
        </table:table-row>
        <table:table-row table:style-name="ro2">
          <table:table-cell office:value-type="string" calcext:value-type="string">
            <text:p>长</text:p>
          </table:table-cell>
          <table:table-cell office:value-type="string" calcext:value-type="string">
            <text:p>&lt;b&gt;Ch'ang&lt;/b&gt; see &lt;a href="https://en.wikisource.org/wiki/San_Tzu_Ching/San_Tzu_Ching#line39" title="San Tzu Ching/San Tzu Ching"&gt;line 39&lt;/a&gt;.&lt;/p&gt;</text:p>
          </table:table-cell>
        </table:table-row>
        <table:table-row table:style-name="ro1">
          <table:table-cell office:value-type="string" calcext:value-type="string">
            <text:p>久</text:p>
          </table:table-cell>
          <table:table-cell office:value-type="string" calcext:value-type="string">
            <text:p>&lt;b&gt;Chiu&lt;/b&gt; was an old radical, and was explained as a picture of cauterisation from behind, to cauterise being expressed later on by the addition of 火 &lt;i&gt;huo&lt;/i&gt; fire as radical, thus 炙. How it came to signify length of time is not clear. It is now classed under radical 丿 &lt;i&gt;p'ieh&lt;/i&gt;. ["Being &lt;i&gt;peerless&lt;/i&gt; in &lt;i&gt;length&lt;/i&gt; of &lt;i&gt;duration&lt;/i&gt;" is Eitel's strange rendering of this line.]&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1">
          <table:table-cell office:value-type="string" calcext:value-type="string">
            <text:p>辙</text:p>
          </table:table-cell>
          <table:table-cell office:value-type="string" calcext:value-type="string">
            <text:p>&lt;b&gt;Ch'ê&lt;/b&gt; is composed of 車 &lt;i&gt;ch'ê&lt;/i&gt; cart as radical, and a common phonetic. It is colloquially read &lt;i&gt;chê&lt;/i&gt;&lt;sup&gt;&lt;small&gt;4&lt;/small&gt;&lt;/sup&gt;.&lt;/p&gt;</text:p>
          </table:table-cell>
        </table:table-row>
        <table:table-row table:style-name="ro1">
          <table:table-cell office:value-type="string" calcext:value-type="string">
            <text:p>东</text:p>
          </table:table-cell>
          <table:table-cell office:value-type="string" calcext:value-type="string">
            <text:p>&lt;b&gt;Tung&lt;/b&gt; see &lt;a href="https://en.wikisource.org/wiki/San_Tzu_Ching/San_Tzu_Ching#line62" title="San Tzu Ching/San Tzu Ching"&gt;line 62&lt;/a&gt;. [In B.C. 781, during the reign of 平王 &lt;a href="https://en.wikipedia.org/wiki/King_Ping_of_Zhou" class="extiw" title="w:King Ping of Zhou"&gt;King P'ing&lt;/a&gt;, the capital was transferred from 鎬 &lt;a href="https://en.wikipedia.org/wiki/Haojing" class="extiw" title="w:Haojing"&gt;Hao&lt;/a&gt; in the modern province of &lt;a href="https://en.wikipedia.org/wiki/Shaanxi" class="extiw" title="w:Shaanxi"&gt;Shensi&lt;/a&gt; to 洛邑 &lt;a href="https://en.wikipedia.org/wiki/Luoyi" class="extiw" title="w:Luoyi"&gt;Lo-i&lt;/a&gt; in &lt;a href="https://en.wikipedia.org/wiki/Henan" class="extiw" title="w:Henan"&gt;Honan&lt;/a&gt;. [Eitel wrongly gives B.C. 770 as the date, and Père Zottoli contents himself with a note explaining that the Court was moved "ad orientem."] &lt;/p&gt;&lt;table style="margin:auto; text-align:center;"&gt;&lt;tbody&gt;&lt;tr&gt;&lt;td style="width:1em"&gt;&lt;b&gt;204.&lt;/b&gt;&lt;/td&gt;&lt;td style="padding-bottom:1em;"&gt;&lt;span id="line204"&gt;&lt;/span&gt;</text:p>
          </table:table-cell>
        </table:table-row>
        <table:table-row table:style-name="ro2">
          <table:table-cell office:value-type="string" calcext:value-type="string">
            <text:p>王</text:p>
          </table:table-cell>
          <table:table-cell office:value-type="string" calcext:value-type="string">
            <text:p>&lt;b&gt;Wang&lt;/b&gt; see &lt;a href="https://en.wikisource.org/wiki/San_Tzu_Ching/San_Tzu_Ching#line190" title="San Tzu Ching/San Tzu Ching"&gt;line 190&lt;/a&gt;.&lt;/p&gt;</text:p>
          </table:table-cell>
        </table:table-row>
        <table:table-row table:style-name="ro2">
          <table:table-cell office:value-type="string" calcext:value-type="string">
            <text:p>纲</text:p>
          </table:table-cell>
          <table:table-cell office:value-type="string" calcext:value-type="string">
            <text:p>&lt;b&gt;Kang&lt;/b&gt; see &lt;a href="https://en.wikisource.org/wiki/San_Tzu_Ching/San_Tzu_Ching#line53" title="San Tzu Ching/San Tzu Ching"&gt;line 53&lt;/a&gt;.&lt;/p&gt;</text:p>
          </table:table-cell>
        </table:table-row>
        <table:table-row table:style-name="ro1">
          <table:table-cell office:value-type="string" calcext:value-type="string">
            <text:p>堕</text:p>
          </table:table-cell>
          <table:table-cell office:value-type="string" calcext:value-type="string">
            <text:p>&lt;b&gt;Chui&lt;/b&gt; is composed of 土 &lt;i&gt;t'u&lt;/i&gt; earth as radical, with 隊 &lt;i&gt;tui&lt;/i&gt;&lt;sup&gt;&lt;small&gt;4&lt;/small&gt;&lt;/sup&gt; a group, a regiment, as phonetic. [The idea is that the allegiance of the vassal States to the 王 &lt;i&gt;wang&lt;/i&gt; suzerain began to grow weak, which Père Zottoli hardly seems to reach with "Regum disciplina corruit," as though &lt;i&gt;wang&lt;/i&gt; referred to the feudal nobles. Eitel is nearer with "The sovereign's authority began to totter."]&lt;/p&gt;</text:p>
          </table:table-cell>
        </table:table-row>
        <table:table-row table:style-name="ro1">
          <table:table-cell office:value-type="string" calcext:value-type="string">
            <text:p>逞</text:p>
          </table:table-cell>
          <table:table-cell office:value-type="string" calcext:value-type="string">
            <text:p>&lt;b&gt;Ch'êng&lt;/b&gt; is composed of the walking radical, and 呈 &lt;i&gt;ch'êng&lt;/i&gt;, which now means to proffer or tender, as phonetic. It originally meant to go through, to move with speed, and then as here, to act with violence at slight provocation. [Eitel translates it "raised."]&lt;/p&gt;</text:p>
          </table:table-cell>
        </table:table-row>
        <table:table-row table:style-name="ro1">
          <table:table-cell office:value-type="string" calcext:value-type="string">
            <text:p>干</text:p>
          </table:table-cell>
          <table:table-cell office:value-type="string" calcext:value-type="string">
            <text:p>&lt;b&gt;Kan&lt;/b&gt; is composed, under its old form, of 入 &lt;i&gt;ju&lt;/i&gt; to enter, upside down, and 一 &lt;i&gt;i&lt;/i&gt; one. It originally meant to oppose, and must be distinguished from 千 (&lt;a href="https://en.wikisource.org/wiki/San_Tzu_Ching/San_Tzu_Ching#line47" title="San Tzu Ching/San Tzu Ching"&gt;line 47&lt;/a&gt;).&lt;/p&gt;</text:p>
          </table:table-cell>
        </table:table-row>
        <table:table-row table:style-name="ro1">
          <table:table-cell office:value-type="string" calcext:value-type="string">
            <text:p>戈</text:p>
          </table:table-cell>
          <table:table-cell office:value-type="string" calcext:value-type="string">
            <text:p>&lt;b&gt;Ko&lt;/b&gt; is supposed to be a picture, under its old form, of the particular kind of spear intended. It is composed of 弋 &lt;i&gt;i&lt;/i&gt; a sharpened stake and 一 &lt;i&gt;i&lt;/i&gt; one.&lt;/p&gt;</text:p>
          </table:table-cell>
        </table:table-row>
        <table:table-row table:style-name="ro1">
          <table:table-cell office:value-type="string" calcext:value-type="string">
            <text:p>尚</text:p>
          </table:table-cell>
          <table:table-cell office:value-type="string" calcext:value-type="string">
            <text:p>&lt;b&gt;Shang&lt;/b&gt; is composed of 八 &lt;i&gt;pa&lt;/i&gt; (&lt;a href="https://en.wikisource.org/wiki/San_Tzu_Ching/San_Tzu_Ching#line88" title="San Tzu Ching/San Tzu Ching"&gt;line 88&lt;/a&gt;) and 向 &lt;i&gt;hsiang&lt;/i&gt; towards, and originally meant to add to; hence its adverbial value still, notwithstanding. It is now classed under radical 小 &lt;i&gt;hsiao&lt;/i&gt; small.&lt;/p&gt;</text:p>
          </table:table-cell>
        </table:table-row>
        <table:table-row table:style-name="ro1">
          <table:table-cell office:value-type="string" calcext:value-type="string">
            <text:p>游</text:p>
          </table:table-cell>
          <table:table-cell office:value-type="string" calcext:value-type="string">
            <text:p>&lt;b&gt;Yu&lt;/b&gt; is composed of the walking radical and a phonetic which originally meant a streamer or pennant. It is used with 游, which is now a distinct character but which appears to have been once only another form.&lt;/p&gt;</text:p>
          </table:table-cell>
        </table:table-row>
        <table:table-row table:style-name="ro1">
          <table:table-cell office:value-type="string" calcext:value-type="string">
            <text:p>说</text:p>
          </table:table-cell>
          <table:table-cell office:value-type="string" calcext:value-type="string">
            <text:p>&lt;b&gt;Shui&lt;/b&gt; (see &lt;a href="https://en.wikisource.org/wiki/San_Tzu_Ching/San_Tzu_Ching#line122" title="San Tzu Ching/San Tzu Ching"&gt;line 122&lt;/a&gt;) means to stop, to halt, to counsel, and here refers to a class of adventurers who wandered from State to State, offering plans for vengeance etc. on rival rulers. This character is also sometimes read &lt;i&gt;yüeh&lt;/i&gt;&lt;sup&gt;&lt;small&gt;4&lt;/small&gt;&lt;/sup&gt; for 悅 to take pleasure in.&lt;/p&gt;</text:p>
          </table:table-cell>
        </table:table-row>
        <table:table-row table:style-name="ro2">
          <table:table-cell office:value-type="string" calcext:value-type="string">
            <text:p>始</text:p>
          </table:table-cell>
          <table:table-cell office:value-type="string" calcext:value-type="string">
            <text:p>&lt;b&gt;Shih&lt;/b&gt; see &lt;a href="https://en.wikisource.org/wiki/San_Tzu_Ching/San_Tzu_Ching#line134" title="San Tzu Ching/San Tzu Ching"&gt;line 134&lt;/a&gt;.&lt;/p&gt;</text:p>
          </table:table-cell>
        </table:table-row>
        <table:table-row table:style-name="ro2">
          <table:table-cell office:value-type="string" calcext:value-type="string">
            <text:p>春</text:p>
          </table:table-cell>
          <table:table-cell office:value-type="string" calcext:value-type="string">
            <text:p>&lt;b&gt;Ch'un&lt;/b&gt; see &lt;a href="https://en.wikisource.org/wiki/San_Tzu_Ching/San_Tzu_Ching#line57" title="San Tzu Ching/San Tzu Ching"&gt;line 57&lt;/a&gt;.&lt;/p&gt;</text:p>
          </table:table-cell>
        </table:table-row>
        <table:table-row table:style-name="ro2">
          <table:table-cell office:value-type="string" calcext:value-type="string">
            <text:p>秋</text:p>
          </table:table-cell>
          <table:table-cell office:value-type="string" calcext:value-type="string">
            <text:p>&lt;b&gt;Ch'iu&lt;/b&gt; see &lt;a href="https://en.wikisource.org/wiki/San_Tzu_Ching/San_Tzu_Ching#line58" title="San Tzu Ching/San Tzu Ching"&gt;line 58&lt;/a&gt;. [With the transfer of the Court (see &lt;a href="https://en.wikisource.org/wiki/San_Tzu_Ching/San_Tzu_Ching#line203" title="San Tzu Ching/San Tzu Ching"&gt;line 203&lt;/a&gt;) the period known later on as the &lt;a href="https://en.wikipedia.org/wiki/Spring_and_Autumn" class="extiw" title="w:Spring and Autumn"&gt;Spring and Autumn&lt;/a&gt; may be roughly said to have begun, although the &lt;a href="https://en.wikisource.org/wiki/Spring_and_Autumn" title="Spring and Autumn"&gt;work&lt;/a&gt; of &lt;a href="https://en.wikisource.org/wiki/Author:Confucius" title="Author:Confucius"&gt;Confucius&lt;/a&gt; which gave its name to the epoch starts only from B.C. 722. Père Zottoli strangely mistakes the last two words for the book, and translates by "Initio apparuit Chronicorum liber." The book could scarcely have appeared at the beginning of the period it describes.]&lt;/p&gt;</text:p>
          </table:table-cell>
        </table:table-row>
        <table:table-row table:style-name="ro2">
          <table:table-cell office:value-type="string" calcext:value-type="string">
            <text:p>终</text:p>
          </table:table-cell>
          <table:table-cell office:value-type="string" calcext:value-type="string">
            <text:p>&lt;b&gt;Chung&lt;/b&gt; see &lt;a href="https://en.wikisource.org/wiki/San_Tzu_Ching/San_Tzu_Ching#line113" title="San Tzu Ching/San Tzu Ching"&gt;line 113&lt;/a&gt;.&lt;/p&gt;</text:p>
          </table:table-cell>
        </table:table-row>
        <table:table-row table:style-name="ro1">
          <table:table-cell office:value-type="string" calcext:value-type="string">
            <text:p>战</text:p>
          </table:table-cell>
          <table:table-cell office:value-type="string" calcext:value-type="string">
            <text:p>&lt;b&gt;Chan&lt;/b&gt; is composed of 戈 &lt;i&gt;ko&lt;/i&gt; spear as radical, with &lt;i&gt;tan&lt;/i&gt; single as phonetic.&lt;/p&gt;</text:p>
          </table:table-cell>
        </table:table-row>
        <table:table-row table:style-name="ro1">
          <table:table-cell office:value-type="string" calcext:value-type="string">
            <text:p>国</text:p>
          </table:table-cell>
          <table:table-cell office:value-type="string" calcext:value-type="string">
            <text:p>&lt;b&gt;Kuo&lt;/b&gt; see &lt;a href="https://en.wikisource.org/wiki/San_Tzu_Ching/San_Tzu_Ching#line155" title="San Tzu Ching/San Tzu Ching"&gt;line 155&lt;/a&gt;. [The Spring and Autumn period, as chronicled <text:s/>by Confucius, ended in B.C. 484, after which the States quarrelled among themselves for two hundred years, the greater coercing or absorbing the less powerful, until the event related in lines &lt;a href="https://en.wikisource.org/wiki/San_Tzu_Ching/San_Tzu_Ching#line211" title="San Tzu Ching/San Tzu Ching"&gt;211&lt;/a&gt;, &lt;a href="https://en.wikisource.org/wiki/San_Tzu_Ching/San_Tzu_Ching#line212" title="San Tzu Ching/San Tzu Ching"&gt;212&lt;/a&gt;. There is an historical work, the 戰國策 &lt;i&gt;&lt;a href="https://en.wikipedia.org/wiki/Zhan_Guo_Ce" class="extiw" title="w:Zhan Guo Ce"&gt;Chan kuo ts'ê&lt;/a&gt;&lt;/i&gt;, which records the troubles of these times, covering the period B.C. 362-255.]&lt;/p&gt;</text:p>
          </table:table-cell>
        </table:table-row>
        <table:table-row table:style-name="ro2">
          <table:table-cell office:value-type="string" calcext:value-type="string">
            <text:p>五</text:p>
          </table:table-cell>
          <table:table-cell office:value-type="string" calcext:value-type="string">
            <text:p>&lt;b&gt;Wu&lt;/b&gt; see &lt;a href="https://en.wikisource.org/wiki/San_Tzu_Ching/San_Tzu_Ching#line15" title="San Tzu Ching/San Tzu Ching"&gt;line 15&lt;/a&gt;.&lt;/p&gt;</text:p>
          </table:table-cell>
        </table:table-row>
        <table:table-row table:style-name="ro1">
          <table:table-cell office:value-type="string" calcext:value-type="string">
            <text:p>霸</text:p>
          </table:table-cell>
          <table:table-cell office:value-type="string" calcext:value-type="string">
            <text:p>&lt;b&gt;Pa&lt;/b&gt; is composed of 月 &lt;i&gt;yüeh&lt;/i&gt; moon, its old radical, and an obsolete phonetic, and originally referred to the new moon. It is now classed under radical 雨 &lt;i&gt;yü&lt;/i&gt; rain. [The Five Chieftains were Dukes 桓 Huan, 文 Wên, 襄 Hsiang, 穆 Mu, and Prince 莊 Chuang. They were the rulers of various States under the Spring and Autumn period.]&lt;/p&gt;</text:p>
          </table:table-cell>
        </table:table-row>
        <table:table-row table:style-name="ro1">
          <table:table-cell office:value-type="string" calcext:value-type="string">
            <text:p>强</text:p>
          </table:table-cell>
          <table:table-cell office:value-type="string" calcext:value-type="string">
            <text:p>&lt;b&gt;Ch'iang&lt;/b&gt; is composed of 虫 &lt;i&gt;ch'ung&lt;/i&gt; insect as radical, with 弘 &lt;i&gt;hung&lt;/i&gt; the clang of a bow as phonetic, and originally meant a fierce kind of fly. It is now classed under radical 弓 &lt;i&gt;kung&lt;/i&gt; a bow, and is also written 強.&lt;/p&gt;</text:p>
          </table:table-cell>
        </table:table-row>
        <table:table-row table:style-name="ro2">
          <table:table-cell office:value-type="string" calcext:value-type="string">
            <text:p>七</text:p>
          </table:table-cell>
          <table:table-cell office:value-type="string" calcext:value-type="string">
            <text:p>&lt;b&gt;Ch'i&lt;/b&gt; see &lt;a href="https://en.wikisource.org/wiki/San_Tzu_Ching/San_Tzu_Ching#line84" title="San Tzu Ching/San Tzu Ching"&gt;line 84&lt;/a&gt;.&lt;/p&gt;</text:p>
          </table:table-cell>
        </table:table-row>
        <table:table-row table:style-name="ro1">
          <table:table-cell office:value-type="string" calcext:value-type="string">
            <text:p>雄</text:p>
          </table:table-cell>
          <table:table-cell office:value-type="string" calcext:value-type="string">
            <text:p>&lt;b&gt;Hsiung&lt;/b&gt; is composed of 隹 &lt;i&gt;chui&lt;/i&gt; birds as radical, with 厷 &lt;i&gt;kung&lt;/i&gt; the arm as phonetic, and is defined as 鳥父 &lt;i&gt;niao fu&lt;/i&gt; the male of birds (&lt;a href="https://en.wikisource.org/wiki/San_Tzu_Ching/San_Tzu_Ching#line18" title="San Tzu Ching/San Tzu Ching"&gt;line 18&lt;/a&gt;). [The States alluded to as flourishing during the second epoch were 秦 Ch'in, 楚 Ch'u, 齊 Ch'i, 燕 Yen, 漢 Han, 趙 Chao, and 魏 Wei.]&lt;/p&gt;</text:p>
          </table:table-cell>
        </table:table-row>
        <table:table-row table:style-name="ro1">
          <table:table-cell office:value-type="string" calcext:value-type="string">
            <text:p>出</text:p>
          </table:table-cell>
          <table:table-cell office:value-type="string" calcext:value-type="string">
            <text:p>&lt;b&gt;Ch'u&lt;/b&gt; was originally a picture of luxuriant vegetation, and meant <text:s/>to go in, a sense which is still, though rarely, attached to it. Its modern radical is 凵, an obsolete word meaning to contain. [Père Zottoli translates this line by "septem potentes exorti sunt," by which he refers to men and not to States, since he always translates the latter by "regna." He does not however mention in his notes the names of the seven heroes to whom he alludes. Ho Hsing-ssŭ gives them in his commentary as the Princes of the first six States given above, with the Prince of the 梁 Liang State as the seventh. The translation adopted is based on Wang Hsiang's commentary.]&lt;/p&gt;</text:p>
          </table:table-cell>
        </table:table-row>
        <table:table-row table:style-name="ro1">
          <table:table-cell office:value-type="string" calcext:value-type="string">
            <text:p>嬴</text:p>
          </table:table-cell>
          <table:table-cell office:value-type="string" calcext:value-type="string">
            <text:p>&lt;b&gt;Ying&lt;/b&gt; is composed of 女 &lt;i&gt;nü&lt;/i&gt; woman, and 羸 &lt;i&gt;lei&lt;/i&gt; thin with 羊 &lt;i&gt;yang&lt;/i&gt; sheep left out, the latter being given in the &lt;i&gt;&lt;a href="https://en.wikipedia.org/wiki/Shuowen_Jiezi" class="extiw" title="w:Shuowen Jiezi"&gt;Shuo Wên&lt;/a&gt;&lt;/i&gt; as phonetic. It was the family name of the Emperor 少昊 Shao Hao, B.C. 2958, and is classed like other old clan names, and like 姓 &lt;i&gt;hsing&lt;/i&gt; surname (= woman-born, from 女 &lt;i&gt;nü&lt;/i&gt; woman and 生 &lt;i&gt;shêng&lt;/i&gt; to produce), under 女 as radical. See &lt;a href="https://en.wikisource.org/wiki/San_Tzu_Ching/San_Tzu_Ching#line350" title="San Tzu Ching/San Tzu Ching"&gt;line 350&lt;/a&gt;.&lt;/p&gt;</text:p>
          </table:table-cell>
        </table:table-row>
        <table:table-row table:style-name="ro1">
          <table:table-cell office:value-type="string" calcext:value-type="string">
            <text:p>秦</text:p>
          </table:table-cell>
          <table:table-cell office:value-type="string" calcext:value-type="string">
            <text:p>&lt;b&gt;Ch'in&lt;/b&gt; is composed of 禾 &lt;i&gt;ho&lt;/i&gt; grain as radical, and a contraction of 春 &lt;i&gt;ch'un&lt;/i&gt; spring (&lt;a href="https://en.wikisource.org/wiki/San_Tzu_Ching/San_Tzu_Ching#line57" title="San Tzu Ching/San Tzu Ching"&gt;line 57&lt;/a&gt;) as phonetic. It was the name of a fief bestowed upon the descendants of a Minister under the Emperor Shun (&lt;a href="https://en.wikisource.org/wiki/San_Tzu_Ching/San_Tzu_Ching#line183" title="San Tzu Ching/San Tzu Ching"&gt;line 183&lt;/a&gt;) and adapted for growing grain.&lt;/p&gt;</text:p>
          </table:table-cell>
        </table:table-row>
        <table:table-row table:style-name="ro1">
          <table:table-cell office:value-type="string" calcext:value-type="string">
            <text:p>氏</text:p>
          </table:table-cell>
          <table:table-cell office:value-type="string" calcext:value-type="string">
            <text:p>&lt;b&gt;Shih&lt;/b&gt; see &lt;a href="https://en.wikisource.org/wiki/San_Tzu_Ching/San_Tzu_Ching#line165" title="San Tzu Ching/San Tzu Ching"&gt;line 165&lt;/a&gt;. [Père Zottoli has "Yng e Ts'in familia," and shows by his note that he means "familia" to belong to "Yng." Eitel has "a man of the Ying clan, being the sovereign of the &lt;i&gt;Ts'in family&lt;/i&gt;." The translation however must be based on the following facts. Ying was the name of an old family or clan, one member of which received the fief of Ch'in for services rendered to a sovereign of the Chou dynasty; 是爲秦氏 hence the House of Ch'in and the First Emperor (see &lt;a href="https://en.wikisource.org/wiki/San_Tzu_Ching/San_Tzu_Ching#line212" title="San Tzu Ching/San Tzu Ching"&gt;line 212&lt;/a&gt;).]&lt;/p&gt;</text:p>
          </table:table-cell>
        </table:table-row>
        <table:table-row table:style-name="ro2">
          <table:table-cell office:value-type="string" calcext:value-type="string">
            <text:p>始</text:p>
          </table:table-cell>
          <table:table-cell office:value-type="string" calcext:value-type="string">
            <text:p>&lt;b&gt;Shih&lt;/b&gt; see &lt;a href="https://en.wikisource.org/wiki/San_Tzu_Ching/San_Tzu_Ching#line134" title="San Tzu Ching/San Tzu Ching"&gt;line 134&lt;/a&gt;. [Eitel translates with fatal inaccuracy "&lt;i&gt;Commenced&lt;/i&gt; to &lt;i&gt;absorb&lt;/i&gt; and to &lt;i&gt;unite&lt;/i&gt; etc."]&lt;/p&gt;</text:p>
          </table:table-cell>
        </table:table-row>
        <table:table-row table:style-name="ro1">
          <table:table-cell office:value-type="string" calcext:value-type="string">
            <text:p>兼</text:p>
          </table:table-cell>
          <table:table-cell office:value-type="string" calcext:value-type="string">
            <text:p>&lt;b&gt;Chien&lt;/b&gt; is composed of a hand (old form) grasping two (= plurality) ears of grain, under which radical it was originally classed, now under 八 &lt;i&gt;pa&lt;/i&gt; (&lt;a href="https://en.wikisource.org/wiki/San_Tzu_Ching/San_Tzu_Ching#line88" title="San Tzu Ching/San Tzu Ching"&gt;line 88&lt;/a&gt;).&lt;/p&gt;</text:p>
          </table:table-cell>
        </table:table-row>
        <table:table-row table:style-name="ro1">
          <table:table-cell office:value-type="string" calcext:value-type="string">
            <text:p>并</text:p>
          </table:table-cell>
          <table:table-cell office:value-type="string" calcext:value-type="string">
            <text:p>&lt;b&gt;Ping&lt;/b&gt; is composed of 从 &lt;i&gt;ts'ung&lt;/i&gt; to follow, its old radical, with 幵 &lt;i&gt;ch'ien&lt;/i&gt; level as phonetic. It originally meant to follow; hence, two together, united, etc. It is also explained as two 人 &lt;i&gt;jen&lt;/i&gt; men grasping two 干 &lt;i&gt;kan&lt;/i&gt; shields, &lt;i&gt;q.d&lt;/i&gt;. united. [The above union was accomplished in B.C. 221 by the then ruler of the Ch'in State. After vanquishing and absorbing the other States, he succeeded in proclaiming himself 始皇帝 &lt;i&gt;Shih Huang Ti&lt;/i&gt; the First Emperor of a united China. He died B.C. 210.]&lt;/p&gt;</text:p>
          </table:table-cell>
        </table:table-row>
        <table:table-row table:style-name="ro2">
          <table:table-cell office:value-type="string" calcext:value-type="string">
            <text:p>传</text:p>
          </table:table-cell>
          <table:table-cell office:value-type="string" calcext:value-type="string">
            <text:p>&lt;b&gt;Ch'uan&lt;/b&gt; see &lt;a href="https://en.wikisource.org/wiki/San_Tzu_Ching/San_Tzu_Ching#line163" title="San Tzu Ching/San Tzu Ching"&gt;line 163&lt;/a&gt;.&lt;/p&gt;</text:p>
          </table:table-cell>
        </table:table-row>
        <table:table-row table:style-name="ro2">
          <table:table-cell office:value-type="string" calcext:value-type="string">
            <text:p>二</text:p>
          </table:table-cell>
          <table:table-cell office:value-type="string" calcext:value-type="string">
            <text:p>&lt;b&gt;Erh&lt;/b&gt; see &lt;a href="https://en.wikisource.org/wiki/San_Tzu_Ching/San_Tzu_Ching#line0" title="San Tzu Ching/San Tzu Ching"&gt;title&lt;/a&gt;.&lt;/p&gt;</text:p>
          </table:table-cell>
        </table:table-row>
        <table:table-row table:style-name="ro2">
          <table:table-cell office:value-type="string" calcext:value-type="string">
            <text:p>世</text:p>
          </table:table-cell>
          <table:table-cell office:value-type="string" calcext:value-type="string">
            <text:p>&lt;b&gt;Shih&lt;/b&gt; see &lt;a href="https://en.wikisource.org/wiki/San_Tzu_Ching/San_Tzu_Ching#line177" title="San Tzu Ching/San Tzu Ching"&gt;line 177&lt;/a&gt;. [Erh Shih, or Second Generation, is the title under which is known in history the youngest son of the First Emperor, the latter having declared that the line he founded should endure for ten thousand generations. His elder brother was murdered to clear the way, a fate he himself shared in B.C. 207. Eitel wrongly translates the title, with the following result, "the throne of which was &lt;i&gt;delivered&lt;/i&gt; only to the &lt;i&gt;second generation&lt;/i&gt;."] <text:s/>&lt;/p&gt;&lt;table style="margin:auto; text-align:center;"&gt;&lt;tbody&gt;&lt;tr&gt;&lt;td style="width:1em"&gt;&lt;b&gt;214.&lt;/b&gt;&lt;/td&gt;&lt;td style="padding-bottom:1em;"&gt;&lt;span id="line214"&gt;&lt;/span&gt;</text:p>
          </table:table-cell>
        </table:table-row>
        <table:table-row table:style-name="ro1">
          <table:table-cell office:value-type="string" calcext:value-type="string">
            <text:p>楚</text:p>
          </table:table-cell>
          <table:table-cell office:value-type="string" calcext:value-type="string">
            <text:p>&lt;b&gt;Ch'u&lt;/b&gt; is composed of 林 &lt;i&gt;lin&lt;/i&gt; a forest (&lt;a href="https://en.wikisource.org/wiki/San_Tzu_Ching/San_Tzu_Ching#line66" title="San Tzu Ching/San Tzu Ching"&gt;line 66&lt;/a&gt;), one half of which is the radical under which it is now classed, and 疋 (now &lt;i&gt;p'i&lt;/i&gt;&lt;sup&gt;&lt;small&gt;3&lt;/small&gt;&lt;/sup&gt; a piece or bale) an old form of 足 &lt;i&gt;tsu&lt;/i&gt; foot, as phonetic. Its chief meanings are to punish, clear, perspicuous; but it is here only the name of a State (&lt;a href="https://en.wikisource.org/wiki/San_Tzu_Ching/San_Tzu_Ching#line210" title="San Tzu Ching/San Tzu Ching"&gt;line 210&lt;/a&gt;).&lt;/p&gt;</text:p>
          </table:table-cell>
        </table:table-row>
        <table:table-row table:style-name="ro1">
          <table:table-cell office:value-type="string" calcext:value-type="string">
            <text:p>汉</text:p>
          </table:table-cell>
          <table:table-cell office:value-type="string" calcext:value-type="string">
            <text:p>&lt;b&gt;Han&lt;/b&gt; is composed of 水 &lt;i&gt;shui&lt;/i&gt; water as radical, and a contraction of 難 &lt;i&gt;nan&lt;/i&gt; difficult as phonetic. It originally meant waves, and is the name of a famous river. It has also been applied to the Milky Way, and is here the name of a State.&lt;/p&gt;</text:p>
          </table:table-cell>
        </table:table-row>
        <table:table-row table:style-name="ro1">
          <table:table-cell office:value-type="string" calcext:value-type="string">
            <text:p>争</text:p>
          </table:table-cell>
          <table:table-cell office:value-type="string" calcext:value-type="string">
            <text:p>&lt;b&gt;Chêng&lt;/b&gt; is composed of 爪, &lt;i&gt;chao&lt;/i&gt; claws, its modern radical, which is the picture of a hand with the back uppermost, 又 &lt;i&gt;yu&lt;/i&gt; a hand (&lt;a href="https://en.wikisource.org/wiki/San_Tzu_Ching/San_Tzu_Ching#line18" title="San Tzu Ching/San Tzu Ching"&gt;line 18&lt;/a&gt;), and an obsolete character meaning to drag, &lt;i&gt;i.e&lt;/i&gt;. two hands tugging.&lt;/p&gt;</text:p>
          </table:table-cell>
        </table:table-row>
        <table:table-row table:style-name="ro2">
          <table:table-cell office:value-type="string" calcext:value-type="string">
            <text:p>高</text:p>
          </table:table-cell>
          <table:table-cell office:value-type="string" calcext:value-type="string">
            <text:p>&lt;b&gt;Kao&lt;/b&gt; see &lt;a href="https://en.wikisource.org/wiki/San_Tzu_Ching/San_Tzu_Ching#line89" title="San Tzu Ching/San Tzu Ching"&gt;line 89&lt;/a&gt;.&lt;/p&gt;</text:p>
          </table:table-cell>
        </table:table-row>
        <table:table-row table:style-name="ro1">
          <table:table-cell office:value-type="string" calcext:value-type="string">
            <text:p>祖</text:p>
          </table:table-cell>
          <table:table-cell office:value-type="string" calcext:value-type="string">
            <text:p>&lt;b&gt;Tsu&lt;/b&gt; see &lt;a href="https://en.wikisource.org/wiki/San_Tzu_Ching/San_Tzu_Ching#line89" title="San Tzu Ching/San Tzu Ching"&gt;line 89&lt;/a&gt;. [&lt;i&gt;Kao tsu&lt;/i&gt; is a "temple name," often bestowed after death upon the first Emperor of a dynasty (&lt;a href="https://en.wikisource.org/wiki/San_Tzu_Ching/San_Tzu_Ching#line239" title="San Tzu Ching/San Tzu Ching"&gt;line 239&lt;/a&gt;). The Emperor here in question was 劉邦 &lt;a href="https://en.wikipedia.org/wiki/Emperor_Gaozu_of_Han" class="extiw" title="w:Emperor Gaozu of Han"&gt;Liu Pang&lt;/a&gt;, a quondam beadle, who in B.C. 202, after a successful revolution, mounted the throne as first Emperor of the Han dynasty.]&lt;/p&gt;</text:p>
          </table:table-cell>
        </table:table-row>
        <table:table-row table:style-name="ro1">
          <table:table-cell office:value-type="string" calcext:value-type="string">
            <text:p>兴</text:p>
          </table:table-cell>
          <table:table-cell office:value-type="string" calcext:value-type="string">
            <text:p>&lt;b&gt;Hsing&lt;/b&gt; is composed of 臼 &lt;i&gt;chiu&lt;/i&gt; a mortar with 同 &lt;i&gt;t'ung&lt;/i&gt; (&lt;a href="https://en.wikisource.org/wiki/San_Tzu_Ching/San_Tzu_Ching#line106" title="San Tzu Ching/San Tzu Ching"&gt;line 106&lt;/a&gt;) inserted, the lower portion being originally a pair of hands holding up the mortar (&lt;i&gt;cf&lt;/i&gt;. &lt;a href="https://en.wikisource.org/wiki/San_Tzu_Ching/San_Tzu_Ching#line87" title="San Tzu Ching/San Tzu Ching"&gt;line 87&lt;/a&gt;). It means by extension to prosper. [Eitel wrongly translates "&lt;i&gt;Kao Tsu&lt;/i&gt;, being &lt;i&gt;victorious&lt;/i&gt;."] <text:s/>&lt;/p&gt;&lt;table style="margin:auto; text-align:center;"&gt;&lt;tbody&gt;&lt;tr&gt;&lt;td style="width:1em"&gt;&lt;b&gt;216.&lt;/b&gt;&lt;/td&gt;&lt;td style="padding-bottom:1em;"&gt;&lt;span id="line216"&gt;&lt;/span&gt;</text:p>
          </table:table-cell>
        </table:table-row>
        <table:table-row table:style-name="ro2">
          <table:table-cell office:value-type="string" calcext:value-type="string">
            <text:p>汉</text:p>
          </table:table-cell>
          <table:table-cell office:value-type="string" calcext:value-type="string">
            <text:p>&lt;b&gt;Han&lt;/b&gt; see &lt;a href="https://en.wikisource.org/wiki/San_Tzu_Ching/San_Tzu_Ching#line214" title="San Tzu Ching/San Tzu Ching"&gt;line 214&lt;/a&gt;.&lt;/p&gt;</text:p>
          </table:table-cell>
        </table:table-row>
        <table:table-row table:style-name="ro1">
          <table:table-cell office:value-type="string" calcext:value-type="string">
            <text:p>业</text:p>
          </table:table-cell>
          <table:table-cell office:value-type="string" calcext:value-type="string">
            <text:p>&lt;b&gt;Yeh&lt;/b&gt; was originally composed of 巾 &lt;i&gt;chin&lt;/i&gt; a napkin below an obsolete radical meaning luxuriant vegetation, and meant a toothed board for a stand of bells. It is now classed under radical 木 &lt;i&gt;mu&lt;/i&gt; wood, and means property, trade, calling, etc.&lt;/p&gt;</text:p>
          </table:table-cell>
        </table:table-row>
        <table:table-row table:style-name="ro1">
          <table:table-cell office:value-type="string" calcext:value-type="string">
            <text:p>建</text:p>
          </table:table-cell>
          <table:table-cell office:value-type="string" calcext:value-type="string">
            <text:p>&lt;b&gt;Chien&lt;/b&gt; is composed of 廴 &lt;i&gt;yin&lt;/i&gt; to progress as radical, and 聿 (&lt;a href="https://en.wikisource.org/wiki/San_Tzu_Ching/San_Tzu_Ching#line114" title="San Tzu Ching/San Tzu Ching"&gt;line 114&lt;/a&gt;), here a contraction of 律 &lt;i&gt;lü&lt;/i&gt; statutes. It originally meant to fix the laws of a State.&lt;/p&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2">
          <table:table-cell office:value-type="string" calcext:value-type="string">
            <text:p>孝</text:p>
          </table:table-cell>
          <table:table-cell office:value-type="string" calcext:value-type="string">
            <text:p>&lt;b&gt;Hsiao&lt;/b&gt; see &lt;a href="https://en.wikisource.org/wiki/San_Tzu_Ching/San_Tzu_Ching#line35" title="San Tzu Ching/San Tzu Ching"&gt;line 35&lt;/a&gt;.&lt;/p&gt;</text:p>
          </table:table-cell>
        </table:table-row>
        <table:table-row table:style-name="ro2">
          <table:table-cell office:value-type="string" calcext:value-type="string">
            <text:p>平</text:p>
          </table:table-cell>
          <table:table-cell office:value-type="string" calcext:value-type="string">
            <text:p>&lt;b&gt;P'ing&lt;/b&gt; see &lt;a href="https://en.wikisource.org/wiki/San_Tzu_Ching/San_Tzu_Ching#line130" title="San Tzu Ching/San Tzu Ching"&gt;line 130&lt;/a&gt;. [Hsiao P'ing is here the dynastic title of the Emperor who came to the throne in A.D. 1.]&lt;/p&gt;</text:p>
          </table:table-cell>
        </table:table-row>
        <table:table-row table:style-name="ro2">
          <table:table-cell office:value-type="string" calcext:value-type="string">
            <text:p>王</text:p>
          </table:table-cell>
          <table:table-cell office:value-type="string" calcext:value-type="string">
            <text:p>&lt;b&gt;Wang&lt;/b&gt; see &lt;a href="https://en.wikisource.org/wiki/San_Tzu_Ching/San_Tzu_Ching#line190" title="San Tzu Ching/San Tzu Ching"&gt;line 190&lt;/a&gt;.&lt;/p&gt;</text:p>
          </table:table-cell>
        </table:table-row>
        <table:table-row table:style-name="ro1">
          <table:table-cell office:value-type="string" calcext:value-type="string">
            <text:p>莽</text:p>
          </table:table-cell>
          <table:table-cell office:value-type="string" calcext:value-type="string">
            <text:p>&lt;b&gt;Mang&lt;/b&gt; is composed of 犬 &lt;i&gt;ch'üan&lt;/i&gt; a dog (&lt;a href="https://en.wikisource.org/wiki/San_Tzu_Ching/San_Tzu_Ching#line78" title="San Tzu Ching/San Tzu Ching"&gt;line 78&lt;/a&gt;) lying down in the middle of 艸 &lt;i&gt;ts'ao&lt;/i&gt; vegetation, doubled, under which radical it is now classed. It means jungle, and also rude, coarse, but is here merely part of the name of a famous usurper who occupied the throne between A.D. 9—23.&lt;/p&gt;</text:p>
          </table:table-cell>
        </table:table-row>
        <table:table-row table:style-name="ro1">
          <table:table-cell office:value-type="string" calcext:value-type="string">
            <text:p>篡</text:p>
          </table:table-cell>
          <table:table-cell office:value-type="string" calcext:value-type="string">
            <text:p>&lt;b&gt;Ts'uan&lt;/b&gt; is composed of 算 &lt;i&gt;suan&lt;/i&gt; to calculate as phonetic, and 厶 &lt;i&gt;ssŭ&lt;/i&gt; an obsolete word meaning private, selfish, as radical. It is defined as to rebel and seize, which sense is fairly deducible from the component parts.&lt;/p&gt;</text:p>
          </table:table-cell>
        </table:table-row>
        <table:table-row table:style-name="ro2">
          <table:table-cell office:value-type="string" calcext:value-type="string">
            <text:p>光</text:p>
          </table:table-cell>
          <table:table-cell office:value-type="string" calcext:value-type="string">
            <text:p>&lt;b&gt;Kuang&lt;/b&gt; see &lt;a href="https://en.wikisource.org/wiki/San_Tzu_Ching/San_Tzu_Ching#line51" title="San Tzu Ching/San Tzu Ching"&gt;line 51&lt;/a&gt;.&lt;/p&gt;</text:p>
          </table:table-cell>
        </table:table-row>
        <table:table-row table:style-name="ro2">
          <table:table-cell office:value-type="string" calcext:value-type="string">
            <text:p>武</text:p>
          </table:table-cell>
          <table:table-cell office:value-type="string" calcext:value-type="string">
            <text:p>&lt;b&gt;Wu&lt;/b&gt; see &lt;a href="https://en.wikisource.org/wiki/San_Tzu_Ching/San_Tzu_Ching#line189" title="San Tzu Ching/San Tzu Ching"&gt;line 189&lt;/a&gt;.&lt;/p&gt;</text:p>
          </table:table-cell>
        </table:table-row>
        <table:table-row table:style-name="ro2">
          <table:table-cell office:value-type="string" calcext:value-type="string">
            <text:p>兴</text:p>
          </table:table-cell>
          <table:table-cell office:value-type="string" calcext:value-type="string">
            <text:p>&lt;b&gt;Hsing&lt;/b&gt; see &lt;a href="https://en.wikisource.org/wiki/San_Tzu_Ching/San_Tzu_Ching#line215" title="San Tzu Ching/San Tzu Ching"&gt;line 215&lt;/a&gt;. [Kuang Wu is the dynastic title of a descendant of Kao Tsu (&lt;a href="https://en.wikisource.org/wiki/San_Tzu_Ching/San_Tzu_Ching#line215" title="San Tzu Ching/San Tzu Ching"&gt;line 215&lt;/a&gt;) in the ninth degree, who destroyed Wang Mang the Usurper and placed himself upon the throne in A.D. 25. Here again Eitel wrongly renders &lt;i&gt;hsing&lt;/i&gt; by victorious.]&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2">
          <table:table-cell office:value-type="string" calcext:value-type="string">
            <text:p>东</text:p>
          </table:table-cell>
          <table:table-cell office:value-type="string" calcext:value-type="string">
            <text:p>&lt;b&gt;Tung&lt;/b&gt; see &lt;a href="https://en.wikisource.org/wiki/San_Tzu_Ching/San_Tzu_Ching#line62" title="San Tzu Ching/San Tzu Ching"&gt;line 62&lt;/a&gt;.&lt;/p&gt;</text:p>
          </table:table-cell>
        </table:table-row>
        <table:table-row table:style-name="ro1">
          <table:table-cell office:value-type="string" calcext:value-type="string">
            <text:p>汉</text:p>
          </table:table-cell>
          <table:table-cell office:value-type="string" calcext:value-type="string">
            <text:p>&lt;b&gt;Han&lt;/b&gt; see &lt;a href="https://en.wikisource.org/wiki/San_Tzu_Ching/San_Tzu_Ching#line214" title="San Tzu Ching/San Tzu Ching"&gt;line 214&lt;/a&gt;. [Under the former dynasty, now known as 西漢 &lt;i&gt;hsi han&lt;/i&gt; the Western Han or as the 前漢 &lt;i&gt;ch'ien han&lt;/i&gt; Earlier Han, the capital was at 長安 Ch'ang-an in Shensi. It was moved eastward to 洛陽 Lo-yang in Honan by Kuang Wu; hence the term Eastern. This dynasty is also known as 後漢 &lt;i&gt;hou han&lt;/i&gt; the Later Han, a name subsequently bestowed upon one of the Five Dynasties mentioned in lines &lt;a href="https://en.wikisource.org/wiki/San_Tzu_Ching/San_Tzu_Ching#line247" title="San Tzu Ching/San Tzu Ching"&gt;247&lt;/a&gt;—&lt;a href="https://en.wikisource.org/wiki/San_Tzu_Ching/San_Tzu_Ching#line250" title="San Tzu Ching/San Tzu Ching"&gt;250&lt;/a&gt;.]&lt;/p&gt;</text:p>
          </table:table-cell>
        </table:table-row>
        <table:table-row table:style-name="ro2">
          <table:table-cell office:value-type="string" calcext:value-type="string">
            <text:p>四</text:p>
          </table:table-cell>
          <table:table-cell office:value-type="string" calcext:value-type="string">
            <text:p>&lt;b&gt;Ssŭ&lt;/b&gt; see &lt;a href="https://en.wikisource.org/wiki/San_Tzu_Ching/San_Tzu_Ching#line0" title="San Tzu Ching/San Tzu Ching"&gt;title&lt;/a&gt;.&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1">
          <table:table-cell office:value-type="string" calcext:value-type="string">
            <text:p>年</text:p>
          </table:table-cell>
          <table:table-cell office:value-type="string" calcext:value-type="string">
            <text:p>&lt;b&gt;Nien&lt;/b&gt; was originally written with 禾 &lt;i&gt;ho&lt;/i&gt; grain as radical above <text:s/>千 &lt;i&gt;ch'ien&lt;/i&gt; a thousand as phonetic, and meant ripe grain, from which it is not a very far cry to year. It is now classed under radical 干 (&lt;a href="https://en.wikisource.org/wiki/San_Tzu_Ching/San_Tzu_Ching#line205" title="San Tzu Ching/San Tzu Ching"&gt;line 205&lt;/a&gt;).&lt;/p&gt;</text:p>
          </table:table-cell>
        </table:table-row>
        <table:table-row table:style-name="ro2">
          <table:table-cell office:value-type="string" calcext:value-type="string">
            <text:p>终</text:p>
          </table:table-cell>
          <table:table-cell office:value-type="string" calcext:value-type="string">
            <text:p>&lt;b&gt;Chung&lt;/b&gt; see &lt;a href="https://en.wikisource.org/wiki/San_Tzu_Ching/San_Tzu_Ching#line113" title="San Tzu Ching/San Tzu Ching"&gt;line 113&lt;/a&gt;.&lt;/p&gt;</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1">
          <table:table-cell office:value-type="string" calcext:value-type="string">
            <text:p>献</text:p>
          </table:table-cell>
          <table:table-cell office:value-type="string" calcext:value-type="string">
            <text:p>&lt;b&gt;Hsien&lt;/b&gt; is composed of 犬 &lt;i&gt;ch'üan&lt;/i&gt; dog as radical, with an obsolete word meaning tripod as phonetic. It was originally a term applied to fat dogs offered in sacrifice at the ancestral temple. It means to present to a superior, but is here the dynastic title of the last Emperor of the Eastern Han dynasty, whose reign ended A.D. 221.&lt;/p&gt;</text:p>
          </table:table-cell>
        </table:table-row>
        <table:table-row table:style-name="ro1">
          <table:table-cell office:value-type="string" calcext:value-type="string">
            <text:p>魏</text:p>
          </table:table-cell>
          <table:table-cell office:value-type="string" calcext:value-type="string">
            <text:p>&lt;b&gt;Wei&lt;/b&gt; is composed of 委 &lt;i&gt;wei&lt;/i&gt; to depute as phonetic, with 鬼 &lt;i&gt;kuei&lt;/i&gt; disembodied spirit as radical. It here stands for portions of modern Shansi and Honan, over which a son of the great 曹操 Ts'ao Ts'ao ruled as first Emperor.&lt;/p&gt;</text:p>
          </table:table-cell>
        </table:table-row>
        <table:table-row table:style-name="ro1">
          <table:table-cell office:value-type="string" calcext:value-type="string">
            <text:p>蜀</text:p>
          </table:table-cell>
          <table:table-cell office:value-type="string" calcext:value-type="string">
            <text:p>&lt;b&gt;Shu&lt;/b&gt; is composed, under its old form, of 虫 &lt;i&gt;ch'ung&lt;/i&gt; insect as radical, below 目 &lt;i&gt;mu&lt;/i&gt; eye as formerly written, with a curved line. It originally meant caterpillar or looper, the curved line being a picture of the loop formed by the insect when moving. It is here a name for modern Ssŭch'uan, over which 劉備 Liu Pei, a quondam artisan, ruled as first Emperor.&lt;/p&gt;</text:p>
          </table:table-cell>
        </table:table-row>
        <table:table-row table:style-name="ro1">
          <table:table-cell office:value-type="string" calcext:value-type="string">
            <text:p>吴</text:p>
          </table:table-cell>
          <table:table-cell office:value-type="string" calcext:value-type="string">
            <text:p>&lt;b&gt;Wu&lt;/b&gt; is a common surname, and is popularly known as 口天吳 &lt;i&gt;k'ou t'ien wu&lt;/i&gt; the &lt;i&gt;wu&lt;/i&gt; which is made up of &lt;i&gt;k'ou&lt;/i&gt; and &lt;i&gt;t'ien&lt;/i&gt;, in allusion to its structure. It here stands for that part of the empire known as modern Kiangsu, over which 孫權 Sun Ch'üan ruled as first Emperor.&lt;/p&gt;</text:p>
          </table:table-cell>
        </table:table-row>
        <table:table-row table:style-name="ro2">
          <table:table-cell office:value-type="string" calcext:value-type="string">
            <text:p>争</text:p>
          </table:table-cell>
          <table:table-cell office:value-type="string" calcext:value-type="string">
            <text:p>&lt;b&gt;Chêng&lt;/b&gt; see &lt;a href="https://en.wikisource.org/wiki/San_Tzu_Ching/San_Tzu_Ching#line214" title="San Tzu Ching/San Tzu Ching"&gt;line 214&lt;/a&gt;.&lt;/p&gt;</text:p>
          </table:table-cell>
        </table:table-row>
        <table:table-row table:style-name="ro2">
          <table:table-cell office:value-type="string" calcext:value-type="string">
            <text:p>汉</text:p>
          </table:table-cell>
          <table:table-cell office:value-type="string" calcext:value-type="string">
            <text:p>&lt;b&gt;Han&lt;/b&gt; see &lt;a href="https://en.wikisource.org/wiki/San_Tzu_Ching/San_Tzu_Ching#line214" title="San Tzu Ching/San Tzu Ching"&gt;line 214&lt;/a&gt;.&lt;/p&gt;</text:p>
          </table:table-cell>
        </table:table-row>
        <table:table-row table:style-name="ro2">
          <table:table-cell office:value-type="string" calcext:value-type="string">
            <text:p>鼎</text:p>
          </table:table-cell>
          <table:table-cell office:value-type="string" calcext:value-type="string">
            <text:p>&lt;b&gt;Ting&lt;/b&gt; is a picture of a bronze vessel with three legs and two handles, used for burning incense. It is here figuratively employed, just as throne is often used in English.&lt;/p&gt;</text:p>
          </table:table-cell>
        </table:table-row>
        <table:table-row table:style-name="ro2">
          <table:table-cell office:value-type="string" calcext:value-type="string">
            <text:p>号</text:p>
          </table:table-cell>
          <table:table-cell office:value-type="string" calcext:value-type="string">
            <text:p>&lt;b&gt;Hao&lt;/b&gt; see &lt;a href="https://en.wikisource.org/wiki/San_Tzu_Ching/San_Tzu_Ching#line137" title="San Tzu Ching/San Tzu Ching"&gt;line 137&lt;/a&gt;.&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2">
          <table:table-cell office:value-type="string" calcext:value-type="string">
            <text:p>国</text:p>
          </table:table-cell>
          <table:table-cell office:value-type="string" calcext:value-type="string">
            <text:p>&lt;b&gt;Kuo&lt;/b&gt; see &lt;a href="https://en.wikisource.org/wiki/San_Tzu_Ching/San_Tzu_Ching#line155" title="San Tzu Ching/San Tzu Ching"&gt;line 155&lt;/a&gt;.</text:p>
          </table:table-cell>
        </table:table-row>
        <table:table-row table:style-name="ro1">
          <table:table-cell office:value-type="string" calcext:value-type="string">
            <text:p>迄</text:p>
          </table:table-cell>
          <table:table-cell office:value-type="string" calcext:value-type="string">
            <text:p>&lt;b&gt;Ch'i&lt;/b&gt; is composed of the walking radical with 乞 &lt;i&gt;ch'i&lt;/i&gt; to beg as phonetic. It is also read &lt;i&gt;hsi&lt;/i&gt;&lt;sup&gt;&lt;small&gt;3&lt;/small&gt;&lt;/sup&gt;, and commonly means until. [Eitel has "&lt;i&gt;Followed&lt;/i&gt; by the reigns of the &lt;i&gt;Two Tsin&lt;/i&gt;" but there is no authority for such a rendering.]&lt;/p&gt;</text:p>
          </table:table-cell>
        </table:table-row>
        <table:table-row table:style-name="ro1">
          <table:table-cell office:value-type="string" calcext:value-type="string">
            <text:p>两</text:p>
          </table:table-cell>
          <table:table-cell office:value-type="string" calcext:value-type="string">
            <text:p>&lt;b&gt;Liang&lt;/b&gt; is composed of 一 &lt;i&gt;i&lt;/i&gt; one, with an obsolete word meaning again as both radical and phonetic; &lt;i&gt;i.e&lt;/i&gt;. one taken again = two. It was originally the twenty-fourth part of an ounce, equal to the weight of 100 grains of millet, but now = 1/16 of a 斤 (&lt;a href="https://en.wikisource.org/wiki/San_Tzu_Ching/San_Tzu_Ching#line3" title="San Tzu Ching/San Tzu Ching"&gt;line 3&lt;/a&gt;) and is classed under radical 入 &lt;i&gt;ju&lt;/i&gt; to enter.&lt;/p&gt;</text:p>
          </table:table-cell>
        </table:table-row>
        <table:table-row table:style-name="ro1">
          <table:table-cell office:value-type="string" calcext:value-type="string">
            <text:p>晋</text:p>
          </table:table-cell>
          <table:table-cell office:value-type="string" calcext:value-type="string">
            <text:p>&lt;b&gt;Chin&lt;/b&gt; was originally composed of 日 &lt;i&gt;jih&lt;/i&gt; sun beneath a contraction of 至 &lt;i&gt;chih&lt;/i&gt; to arrive, duplicated, and meant to go in. It was explained thus: "When the sun comes out, all things go in." It here stands for the Western Chin dynasty, A.D. 265—317, and the Eastern Chin, A.D. 317—420, so called because their capitals were at 洛陽 Lo-yang in Honan and 南京 Nanking in Kiangsu, respectively.&lt;/p&gt;</text:p>
          </table:table-cell>
        </table:table-row>
        <table:table-row table:style-name="ro1">
          <table:table-cell office:value-type="string" calcext:value-type="string">
            <text:p>宋</text:p>
          </table:table-cell>
          <table:table-cell office:value-type="string" calcext:value-type="string">
            <text:p>&lt;b&gt;Sung&lt;/b&gt; is composed of 宀 &lt;i&gt;mien&lt;/i&gt; shelter as radical and 木 &lt;i&gt;mu&lt;/i&gt; wood, and originally meant a hut, a dwelling. It is now a common surname, and here stands for a dynasty, A.D. 420—479, generally known as the 劉宋 Liu Sung, from the surname of its founder, to distinguish it from the great Sung dynasty (&lt;a href="https://en.wikisource.org/wiki/San_Tzu_Ching/San_Tzu_Ching#line251" title="San Tzu Ching/San Tzu Ching"&gt;line 251&lt;/a&gt;).&lt;/p&gt;</text:p>
          </table:table-cell>
        </table:table-row>
        <table:table-row table:style-name="ro2">
          <table:table-cell office:value-type="string" calcext:value-type="string">
            <text:p>齐</text:p>
          </table:table-cell>
          <table:table-cell office:value-type="string" calcext:value-type="string">
            <text:p>&lt;b&gt;Ch'i&lt;/b&gt; under its old form was a picture of ears of grain growing up level, and was intended to express the idea of evenness. It is here the name of a dynasty, A.D. 479—502.&lt;/p&gt;</text:p>
          </table:table-cell>
        </table:table-row>
        <table:table-row table:style-name="ro1">
          <table:table-cell office:value-type="string" calcext:value-type="string">
            <text:p>继</text:p>
          </table:table-cell>
          <table:table-cell office:value-type="string" calcext:value-type="string">
            <text:p>&lt;b&gt;Chi&lt;/b&gt; is composed of 糸 &lt;i&gt;ssŭ&lt;/i&gt; silk and an old word which meant broken turned round as though mended; hence its meanings, to splice, to continue a line.&lt;/p&gt;</text:p>
          </table:table-cell>
        </table:table-row>
        <table:table-row table:style-name="ro1">
          <table:table-cell office:value-type="string" calcext:value-type="string">
            <text:p>梁</text:p>
          </table:table-cell>
          <table:table-cell office:value-type="string" calcext:value-type="string">
            <text:p>&lt;b&gt;Liang&lt;/b&gt; is composed of 木 &lt;i&gt;mu&lt;/i&gt; wood as radical, with 水 &lt;i&gt;shui&lt;/i&gt; water, and 刅 &lt;i&gt;ch'uang&lt;/i&gt; to wound (= 創 &lt;a href="https://en.wikisource.org/wiki/San_Tzu_Ching/San_Tzu_Ching#line242" title="San Tzu Ching/San Tzu Ching"&gt;line 242&lt;/a&gt;) as phonetic. It means a bridge, a beam, and is here the name of a dynasty, A.D. 502—557. See lines &lt;a href="https://en.wikisource.org/wiki/San_Tzu_Ching/San_Tzu_Ching#line73" title="San Tzu Ching/San Tzu Ching"&gt;73&lt;/a&gt;, &lt;a href="https://en.wikisource.org/wiki/San_Tzu_Ching/San_Tzu_Ching#line245" title="San Tzu Ching/San Tzu Ching"&gt;245&lt;/a&gt;.&lt;/p&gt;</text:p>
          </table:table-cell>
        </table:table-row>
        <table:table-row table:style-name="ro1">
          <table:table-cell office:value-type="string" calcext:value-type="string">
            <text:p>陈</text:p>
          </table:table-cell>
          <table:table-cell office:value-type="string" calcext:value-type="string">
            <text:p>&lt;b&gt;Ch'ên&lt;/b&gt; is composed of 阜 &lt;i&gt;fu&lt;/i&gt;&lt;sup&gt;&lt;small&gt;4&lt;/small&gt;&lt;/sup&gt; or &lt;i&gt;fou&lt;/i&gt;&lt;sup&gt;&lt;small&gt;4&lt;/small&gt;&lt;/sup&gt; a mound, 阝 in combination, always on the left (&lt;a href="https://en.wikisource.org/wiki/San_Tzu_Ching/San_Tzu_Ching#line230" title="San Tzu Ching/San Tzu Ching"&gt;line 230&lt;/a&gt;), as radical, 木 &lt;i&gt;mu&lt;/i&gt; wood, and 申 &lt;i&gt;shen&lt;/i&gt; to report as phonetic, and has apparently no connection with 東 &lt;i&gt;tung&lt;/i&gt; east (&lt;a href="https://en.wikisource.org/wiki/San_Tzu_Ching/San_Tzu_Ching#line62" title="San Tzu Ching/San Tzu Ching"&gt;line 62&lt;/a&gt;). It means to set forth, to state, and is here the name of a dynasty, A.D. 557—589.&lt;/p&gt;</text:p>
          </table:table-cell>
        </table:table-row>
        <table:table-row table:style-name="ro1">
          <table:table-cell office:value-type="string" calcext:value-type="string">
            <text:p>承</text:p>
          </table:table-cell>
          <table:table-cell office:value-type="string" calcext:value-type="string">
            <text:p>&lt;b&gt;Ch'êng&lt;/b&gt; is composed of 手 &lt;i&gt;shou&lt;/i&gt; hand as radical, with 卩 &lt;i&gt;chieh&lt;/i&gt; the half of an official seal or tally, and an obsolete character meaning the hands reverently folded. It signifies to receive from a superior.&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2">
          <table:table-cell office:value-type="string" calcext:value-type="string">
            <text:p>南</text:p>
          </table:table-cell>
          <table:table-cell office:value-type="string" calcext:value-type="string">
            <text:p>&lt;b&gt;Nan&lt;/b&gt; see &lt;a href="https://en.wikisource.org/wiki/San_Tzu_Ching/San_Tzu_Ching#line61" title="San Tzu Ching/San Tzu Ching"&gt;line 61&lt;/a&gt;. Referring to the four dynasties in lines &lt;a href="https://en.wikisource.org/wiki/San_Tzu_Ching/San_Tzu_Ching#line227" title="San Tzu Ching/San Tzu Ching"&gt;227&lt;/a&gt;, &lt;a href="https://en.wikisource.org/wiki/San_Tzu_Ching/San_Tzu_Ching#line228" title="San Tzu Ching/San Tzu Ching"&gt;228&lt;/a&gt;, to each of which the word &lt;i&gt;nan&lt;/i&gt; southern is often prefixed.&lt;/p&gt;</text:p>
          </table:table-cell>
        </table:table-row>
        <table:table-row table:style-name="ro1">
          <table:table-cell office:value-type="string" calcext:value-type="string">
            <text:p>朝</text:p>
          </table:table-cell>
          <table:table-cell office:value-type="string" calcext:value-type="string">
            <text:p>&lt;b&gt;Ch'ao&lt;/b&gt; is composed of 倝 &lt;i&gt;kan&lt;/i&gt; dawn (into the composition of which enters 旦 &lt;i&gt;tan&lt;/i&gt; the sun appearing above the horizon, dawn), an old radical, and 舟 &lt;i&gt;chou&lt;/i&gt; boat as phonetic. It was originally read &lt;i&gt;chao&lt;/i&gt;&lt;sup&gt;&lt;small&gt;1&lt;/small&gt;&lt;/sup&gt;, and meant early morning (&lt;a href="https://en.wikisource.org/wiki/San_Tzu_Ching/San_Tzu_Ching#line265" title="San Tzu Ching/San Tzu Ching"&gt;line 265&lt;/a&gt;). Read &lt;i&gt;ch'ao&lt;/i&gt;&lt;sup&gt;&lt;small&gt;2&lt;/small&gt;&lt;/sup&gt; it means the Court, audiences being held at dawn, and so by extension a dynasty. In consequence of its change of form it is now classed under radical 月 &lt;i&gt;yüeh&lt;/i&gt; the moon.&lt;/p&gt;</text:p>
          </table:table-cell>
        </table:table-row>
        <table:table-row table:style-name="ro1">
          <table:table-cell office:value-type="string" calcext:value-type="string">
            <text:p>都</text:p>
          </table:table-cell>
          <table:table-cell office:value-type="string" calcext:value-type="string">
            <text:p>&lt;b&gt;Tu&lt;/b&gt; is composed of 者 (&lt;a href="https://en.wikisource.org/wiki/San_Tzu_Ching/San_Tzu_Ching#line49" title="San Tzu Ching/San Tzu Ching"&gt;line 49&lt;/a&gt;) and 邑 &lt;i&gt;i&lt;/i&gt; a town or hamlet, 阝 in combination, always on the right (&lt;a href="https://en.wikisource.org/wiki/San_Tzu_Ching/San_Tzu_Ching#line228" title="San Tzu Ching/San Tzu Ching"&gt;line 228&lt;/a&gt;). It also means all, every.&lt;/p&gt;</text:p>
          </table:table-cell>
        </table:table-row>
        <table:table-row table:style-name="ro2">
          <table:table-cell office:value-type="string" calcext:value-type="string">
            <text:p>金</text:p>
          </table:table-cell>
          <table:table-cell office:value-type="string" calcext:value-type="string">
            <text:p>&lt;b&gt;Chin&lt;/b&gt; see &lt;a href="https://en.wikisource.org/wiki/San_Tzu_Ching/San_Tzu_Ching#line66" title="San Tzu Ching/San Tzu Ching"&gt;line 66&lt;/a&gt;.&lt;/p&gt;</text:p>
          </table:table-cell>
        </table:table-row>
        <table:table-row table:style-name="ro1">
          <table:table-cell office:value-type="string" calcext:value-type="string">
            <text:p>陵</text:p>
          </table:table-cell>
          <table:table-cell office:value-type="string" calcext:value-type="string">
            <text:p>&lt;b&gt;Ling&lt;/b&gt; is composed of 阜 &lt;i&gt;fou&lt;/i&gt; a mound (&lt;a href="https://en.wikisource.org/wiki/San_Tzu_Ching/San_Tzu_Ching#line228" title="San Tzu Ching/San Tzu Ching"&gt;line 228&lt;/a&gt;) as radical, with <text:s/>a common phonetic. It means a tumulus, especially of a tomb. &lt;i&gt;Chin-ling&lt;/i&gt; is here an old name for Nanking, the southern capital, which had also been the capital under the Eastern Chin dynasty (&lt;a href="https://en.wikisource.org/wiki/San_Tzu_Ching/San_Tzu_Ching#line226" title="San Tzu Ching/San Tzu Ching"&gt;line 226&lt;/a&gt;).&lt;/p&gt;</text:p>
          </table:table-cell>
        </table:table-row>
        <table:table-row table:style-name="ro2">
          <table:table-cell office:value-type="string" calcext:value-type="string">
            <text:p>北</text:p>
          </table:table-cell>
          <table:table-cell office:value-type="string" calcext:value-type="string">
            <text:p>&lt;b&gt;Pei&lt;/b&gt; see &lt;a href="https://en.wikisource.org/wiki/San_Tzu_Ching/San_Tzu_Ching#line61" title="San Tzu Ching/San Tzu Ching"&gt;line 61&lt;/a&gt;.&lt;/p&gt;</text:p>
          </table:table-cell>
        </table:table-row>
        <table:table-row table:style-name="ro2">
          <table:table-cell office:value-type="string" calcext:value-type="string">
            <text:p>元</text:p>
          </table:table-cell>
          <table:table-cell office:value-type="string" calcext:value-type="string">
            <text:p>&lt;b&gt;Yüan&lt;/b&gt; see &lt;a href="https://en.wikisource.org/wiki/San_Tzu_Ching/San_Tzu_Ching#line94" title="San Tzu Ching/San Tzu Ching"&gt;line 94&lt;/a&gt;. Here a surname.&lt;/p&gt;</text:p>
          </table:table-cell>
        </table:table-row>
        <table:table-row table:style-name="ro1">
          <table:table-cell office:value-type="string" calcext:value-type="string">
            <text:p>魏</text:p>
          </table:table-cell>
          <table:table-cell office:value-type="string" calcext:value-type="string">
            <text:p>&lt;b&gt;Wei&lt;/b&gt; see &lt;a href="https://en.wikisource.org/wiki/San_Tzu_Ching/San_Tzu_Ching#line223" title="San Tzu Ching/San Tzu Ching"&gt;line 223&lt;/a&gt;. [The Northern Wei dynasty was founded in A.D. 386 by a Tartar of the 拓跋 Toba family, which name was changed by a later Emperor to 元 Yüan. Eitel wrongly translates "The &lt;i&gt;northern&lt;/i&gt; (Toba, subsequently called) &lt;i&gt;Yuen&lt;/i&gt;, family established the &lt;i&gt;Wei&lt;/i&gt; dynasty." The construction however is peculiar, there being a pause at &lt;i&gt;pei&lt;/i&gt;, the influence of which extends down to &lt;a href="https://en.wikisource.org/wiki/San_Tzu_Ching/San_Tzu_Ching#line234" title="San Tzu Ching/San Tzu Ching"&gt;line 234&lt;/a&gt;.]&lt;/p&gt;</text:p>
          </table:table-cell>
        </table:table-row>
        <table:table-row table:style-name="ro1">
          <table:table-cell office:value-type="string" calcext:value-type="string">
            <text:p>分</text:p>
          </table:table-cell>
          <table:table-cell office:value-type="string" calcext:value-type="string">
            <text:p>&lt;b&gt;Fên&lt;/b&gt; is composed of 八 &lt;i&gt;pa&lt;/i&gt; divide (&lt;a href="https://en.wikisource.org/wiki/San_Tzu_Ching/San_Tzu_Ching#line88" title="San Tzu Ching/San Tzu Ching"&gt;line 88&lt;/a&gt;), its old radical, and 刀 &lt;i&gt;tao&lt;/i&gt; a knife, its modern radical. Read &lt;i&gt;fen&lt;/i&gt;&lt;sup&gt;&lt;small&gt;4&lt;/small&gt;&lt;/sup&gt; it means share, portion.&lt;/p&gt;</text:p>
          </table:table-cell>
        </table:table-row>
        <table:table-row table:style-name="ro2">
          <table:table-cell office:value-type="string" calcext:value-type="string">
            <text:p>东</text:p>
          </table:table-cell>
          <table:table-cell office:value-type="string" calcext:value-type="string">
            <text:p>&lt;b&gt;Tung&lt;/b&gt; see &lt;a href="https://en.wikisource.org/wiki/San_Tzu_Ching/San_Tzu_Ching#line62" title="San Tzu Ching/San Tzu Ching"&gt;line 62&lt;/a&gt;.&lt;/p&gt;</text:p>
          </table:table-cell>
        </table:table-row>
        <table:table-row table:style-name="ro2">
          <table:table-cell office:value-type="string" calcext:value-type="string">
            <text:p>西</text:p>
          </table:table-cell>
          <table:table-cell office:value-type="string" calcext:value-type="string">
            <text:p>&lt;b&gt;Hsi&lt;/b&gt; see &lt;a href="https://en.wikisource.org/wiki/San_Tzu_Ching/San_Tzu_Ching#line62" title="San Tzu Ching/San Tzu Ching"&gt;line 62&lt;/a&gt;. [In A.D. 534 the Northern Wei came to an end, and from its ruins arose the short-lived Eastern and Western branches which were displaced by the Ch'i and Chou (see lines &lt;a href="https://en.wikisource.org/wiki/San_Tzu_Ching/San_Tzu_Ching#line233" title="San Tzu Ching/San Tzu Ching"&gt;233&lt;/a&gt;, &lt;a href="https://en.wikisource.org/wiki/San_Tzu_Ching/San_Tzu_Ching#line234" title="San Tzu Ching/San Tzu Ching"&gt;234&lt;/a&gt;) dynasties, respectively.] <text:s/>&lt;/p&gt;&lt;table style="margin:auto; text-align:center;"&gt;&lt;tbody&gt;&lt;tr&gt;&lt;td style="width:1em"&gt;&lt;b&gt;233.&lt;/b&gt;&lt;/td&gt;&lt;td style="padding-bottom:1em;"&gt;&lt;span id="line233"&gt;&lt;/span&gt;</text:p>
          </table:table-cell>
        </table:table-row>
        <table:table-row table:style-name="ro1">
          <table:table-cell office:value-type="string" calcext:value-type="string">
            <text:p>宇</text:p>
          </table:table-cell>
          <table:table-cell office:value-type="string" calcext:value-type="string">
            <text:p>&lt;b&gt;Yü&lt;/b&gt; is composed of 冖 &lt;i&gt;mien&lt;/i&gt; an obsolete word meaning cover as radical, with 于 &lt;i&gt;yü&lt;/i&gt; (= 於 &lt;a href="https://en.wikisource.org/wiki/San_Tzu_Ching/San_Tzu_Ching#line35" title="San Tzu Ching/San Tzu Ching"&gt;line 35&lt;/a&gt;) as phonetic. It means space, the empyrean, but is here part of the surname of the founder of the Northern Chou dynasty, A.D. 557—589.&lt;/p&gt;</text:p>
          </table:table-cell>
        </table:table-row>
        <table:table-row table:style-name="ro2">
          <table:table-cell office:value-type="string" calcext:value-type="string">
            <text:p>文</text:p>
          </table:table-cell>
          <table:table-cell office:value-type="string" calcext:value-type="string">
            <text:p>&lt;b&gt;Wên&lt;/b&gt; see &lt;a href="https://en.wikisource.org/wiki/San_Tzu_Ching/San_Tzu_Ching#line44" title="San Tzu Ching/San Tzu Ching"&gt;line 44&lt;/a&gt;.&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lt;/p&gt;</text:p>
          </table:table-cell>
        </table:table-row>
        <table:table-row table:style-name="ro2">
          <table:table-cell office:value-type="string" calcext:value-type="string">
            <text:p>兴</text:p>
          </table:table-cell>
          <table:table-cell office:value-type="string" calcext:value-type="string">
            <text:p>&lt;b&gt;Yü&lt;/b&gt; see &lt;a href="https://en.wikisource.org/wiki/San_Tzu_Ching/San_Tzu_Ching#line87" title="San Tzu Ching/San Tzu Ching"&gt;line 87&lt;/a&gt;. [Eitel, to get out of his previous difficulty, here translates &lt;i&gt;yü&lt;/i&gt; by "whilst," a sense which can never under any circumstances be yielded by this character.]&lt;/p&gt;</text:p>
          </table:table-cell>
        </table:table-row>
        <table:table-row table:style-name="ro2">
          <table:table-cell office:value-type="string" calcext:value-type="string">
            <text:p>高</text:p>
          </table:table-cell>
          <table:table-cell office:value-type="string" calcext:value-type="string">
            <text:p>&lt;b&gt;Kao&lt;/b&gt; is supposed to be the picture of a raised terrace, and its common meaning is high, elevated; but here it is the surname of the founder of the Northern Ch'i dynasty, A.D. 550—589.&lt;/p&gt;</text:p>
          </table:table-cell>
        </table:table-row>
        <table:table-row table:style-name="ro2">
          <table:table-cell office:value-type="string" calcext:value-type="string">
            <text:p>齐</text:p>
          </table:table-cell>
          <table:table-cell office:value-type="string" calcext:value-type="string">
            <text:p>&lt;b&gt;Ch'i&lt;/b&gt; see &lt;a href="https://en.wikisource.org/wiki/San_Tzu_Ching/San_Tzu_Ching#line227" title="San Tzu Ching/San Tzu Ching"&gt;line 227&lt;/a&gt;.&lt;/p&gt;</text:p>
          </table:table-cell>
        </table:table-row>
        <table:table-row table:style-name="ro1">
          <table:table-cell office:value-type="string" calcext:value-type="string">
            <text:p>迨</text:p>
          </table:table-cell>
          <table:table-cell office:value-type="string" calcext:value-type="string">
            <text:p>&lt;b&gt;Tai&lt;/b&gt; is composed of the walking radical, and an obsolete phonetic which is a picture of a hand catching hold of a tail, thus suggesting the idea of reaching. It is often written 迨.&lt;/p&gt;</text:p>
          </table:table-cell>
        </table:table-row>
        <table:table-row table:style-name="ro2">
          <table:table-cell office:value-type="string" calcext:value-type="string">
            <text:p>至</text:p>
          </table:table-cell>
          <table:table-cell office:value-type="string" calcext:value-type="string">
            <text:p>&lt;b&gt;Chih&lt;/b&gt; see &lt;a href="https://en.wikisource.org/wiki/San_Tzu_Ching/San_Tzu_Ching#line94" title="San Tzu Ching/San Tzu Ching"&gt;line 94&lt;/a&gt;.&lt;/p&gt;</text:p>
          </table:table-cell>
        </table:table-row>
        <table:table-row table:style-name="ro1">
          <table:table-cell office:value-type="string" calcext:value-type="string">
            <text:p>隋</text:p>
          </table:table-cell>
          <table:table-cell office:value-type="string" calcext:value-type="string">
            <text:p>&lt;b&gt;Sui&lt;/b&gt;, which is said to be a contraction of 隨 (&lt;a href="https://en.wikisource.org/wiki/San_Tzu_Ching/Appendix_4#line254t" title="San Tzu Ching/Appendix 4"&gt;line 254t&lt;/a&gt;), was originally composed of 肉 &lt;i&gt;jou&lt;/i&gt; flesh as radical, with the contraction of an obsolete word meaning to destroy. It meant to tear or rend <text:s/>meat, and was pronounced &lt;i&gt;t'o&lt;/i&gt;&lt;sup&gt;&lt;small&gt;3&lt;/small&gt;&lt;/sup&gt; (&lt;a href="https://en.wikisource.org/wiki/San_Tzu_Ching/San_Tzu_Ching#line20" title="San Tzu Ching/San Tzu Ching"&gt;line 20&lt;/a&gt;). It is now classed under 阜 &lt;i&gt;fou&lt;/i&gt; a mound (&lt;a href="https://en.wikisource.org/wiki/San_Tzu_Ching/San_Tzu_Ching#line228" title="San Tzu Ching/San Tzu Ching"&gt;line 228&lt;/a&gt;), and is the name of a dynasty founded A.D. 589.&lt;/p&gt;</text:p>
          </table:table-cell>
        </table:table-row>
        <table:table-row table:style-name="ro2">
          <table:table-cell office:value-type="string" calcext:value-type="string">
            <text:p>一</text:p>
          </table:table-cell>
          <table:table-cell office:value-type="string" calcext:value-type="string">
            <text:p>&lt;b&gt;I&lt;/b&gt; see &lt;a href="https://en.wikisource.org/wiki/San_Tzu_Ching/San_Tzu_Ching#line45" title="San Tzu Ching/San Tzu Ching"&gt;line 45&lt;/a&gt;.&lt;/p&gt;</text:p>
          </table:table-cell>
        </table:table-row>
        <table:table-row table:style-name="ro2">
          <table:table-cell office:value-type="string" calcext:value-type="string">
            <text:p>土</text:p>
          </table:table-cell>
          <table:table-cell office:value-type="string" calcext:value-type="string">
            <text:p>&lt;b&gt;T'u&lt;/b&gt; see &lt;a href="https://en.wikisource.org/wiki/San_Tzu_Ching/San_Tzu_Ching#line66" title="San Tzu Ching/San Tzu Ching"&gt;line 66&lt;/a&gt;.&lt;/p&gt;</text:p>
          </table:table-cell>
        </table:table-row>
        <table:table-row table:style-name="ro2">
          <table:table-cell office:value-type="string" calcext:value-type="string">
            <text:p>宇</text:p>
          </table:table-cell>
          <table:table-cell office:value-type="string" calcext:value-type="string">
            <text:p>&lt;b&gt;Yü&lt;/b&gt; see &lt;a href="https://en.wikisource.org/wiki/San_Tzu_Ching/San_Tzu_Ching#line233" title="San Tzu Ching/San Tzu Ching"&gt;line 233&lt;/a&gt;. [Eitel says the Sui dynasty "united in one the central lands as well as the &lt;i&gt;borders&lt;/i&gt;." There is no authority for this violence done to &lt;i&gt;t'u yü&lt;/i&gt;, which simply means territory, &lt;i&gt;i.e.&lt;/i&gt; the empire.]&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再</text:p>
          </table:table-cell>
          <table:table-cell office:value-type="string" calcext:value-type="string">
            <text:p>&lt;b&gt;Tsai&lt;/b&gt; is composed of 一 &lt;i&gt;i&lt;/i&gt; one, and a contraction of 冓 &lt;i&gt;kou&lt;/i&gt; which is said to be a picture of mutually handing over in exchange, out of which some idea of two, second, etc., has been "chiselled." It is now classed under an obsolete radical 冂 meaning waste land on the very outskirts of the known world. [The line means that the dynasty ended with its second Emperor.]&lt;/p&gt;</text:p>
          </table:table-cell>
        </table:table-row>
        <table:table-row table:style-name="ro2">
          <table:table-cell office:value-type="string" calcext:value-type="string">
            <text:p>传</text:p>
          </table:table-cell>
          <table:table-cell office:value-type="string" calcext:value-type="string">
            <text:p>&lt;b&gt;Ch'uan&lt;/b&gt; see &lt;a href="https://en.wikisource.org/wiki/San_Tzu_Ching/San_Tzu_Ching#line163" title="San Tzu Ching/San Tzu Ching"&gt;line 163&lt;/a&gt;.&lt;/p&gt;</text:p>
          </table:table-cell>
        </table:table-row>
        <table:table-row table:style-name="ro1">
          <table:table-cell office:value-type="string" calcext:value-type="string">
            <text:p>失</text:p>
          </table:table-cell>
          <table:table-cell office:value-type="string" calcext:value-type="string">
            <text:p>&lt;b&gt;Shih&lt;/b&gt; was origin ally composed of 手 &lt;i&gt;shou&lt;/i&gt; hand as radical, with 乙 &lt;i&gt;i&lt;/i&gt; a cyclical character as phonetic, and meant to relax, to let go; hence the modern signification. It is now classed under radical 大 &lt;i&gt;ta&lt;/i&gt; great.</text:p>
          </table:table-cell>
        </table:table-row>
        <table:table-row table:style-name="ro1">
          <table:table-cell office:value-type="string" calcext:value-type="string">
            <text:p>统</text:p>
          </table:table-cell>
          <table:table-cell office:value-type="string" calcext:value-type="string">
            <text:p>&lt;b&gt;T'ung&lt;/b&gt; is composed of 糸 &lt;i&gt;ssŭ&lt;/i&gt; silk as radical and 充 &lt;i&gt;ch'ung&lt;/i&gt; to fill, to fulfil, as phonetic. It means to gather together, all, collectively, etc.&lt;/p&gt;</text:p>
          </table:table-cell>
        </table:table-row>
        <table:table-row table:style-name="ro1">
          <table:table-cell office:value-type="string" calcext:value-type="string">
            <text:p>绪</text:p>
          </table:table-cell>
          <table:table-cell office:value-type="string" calcext:value-type="string">
            <text:p>&lt;b&gt;Hsü&lt;/b&gt; is composed of 糸 &lt;i&gt;ssŭ&lt;/i&gt; silk as radical, and 者 &lt;i&gt;chê&lt;/i&gt; (&lt;a href="https://en.wikisource.org/wiki/San_Tzu_Ching/San_Tzu_Ching#line49" title="San Tzu Ching/San Tzu Ching"&gt;line 49&lt;/a&gt;) as phonetic, and is defined as one end of a skein of silk, giving the idea of continuity. In this sense it enters into the 年號 &lt;i&gt;nien hao&lt;/i&gt; year-title of the reigning Emperor, who is popularly known as 光緒 &lt;i&gt;Kuang Hsü&lt;/i&gt; Glory Continued.&lt;/p&gt;</text:p>
          </table:table-cell>
        </table:table-row>
        <table:table-row table:style-name="ro2">
          <table:table-cell office:value-type="string" calcext:value-type="string">
            <text:p>唐</text:p>
          </table:table-cell>
          <table:table-cell office:value-type="string" calcext:value-type="string">
            <text:p>&lt;b&gt;T'ang&lt;/b&gt; see &lt;a href="https://en.wikisource.org/wiki/San_Tzu_Ching/San_Tzu_Ching#line183" title="San Tzu Ching/San Tzu Ching"&gt;line 183&lt;/a&gt;. [This dynasty flourished A.D. 618—907, and formed a brilliant epoch in Chinese history.]&lt;/p&gt;</text:p>
          </table:table-cell>
        </table:table-row>
        <table:table-row table:style-name="ro2">
          <table:table-cell office:value-type="string" calcext:value-type="string">
            <text:p>高</text:p>
          </table:table-cell>
          <table:table-cell office:value-type="string" calcext:value-type="string">
            <text:p>&lt;b&gt;Kao&lt;/b&gt; see &lt;a href="https://en.wikisource.org/wiki/San_Tzu_Ching/San_Tzu_Ching#line89" title="San Tzu Ching/San Tzu Ching"&gt;line 89&lt;/a&gt;.&lt;/p&gt;</text:p>
          </table:table-cell>
        </table:table-row>
        <table:table-row table:style-name="ro1">
          <table:table-cell office:value-type="string" calcext:value-type="string">
            <text:p>祖</text:p>
          </table:table-cell>
          <table:table-cell office:value-type="string" calcext:value-type="string">
            <text:p>&lt;b&gt;Tsu&lt;/b&gt; see &lt;a href="https://en.wikisource.org/wiki/San_Tzu_Ching/San_Tzu_Ching#line89" title="San Tzu Ching/San Tzu Ching"&gt;line 89&lt;/a&gt;. [The founder's name was 李淵 Li Yüan.]&lt;/p&gt;</text:p>
          </table:table-cell>
        </table:table-row>
        <table:table-row table:style-name="ro1">
          <table:table-cell office:value-type="string" calcext:value-type="string">
            <text:p>起</text:p>
          </table:table-cell>
          <table:table-cell office:value-type="string" calcext:value-type="string">
            <text:p>&lt;b&gt;Ch'i&lt;/b&gt; is composed of 走 &lt;i&gt;tsou&lt;/i&gt; to walk as radical, and 已 &lt;i&gt;i&lt;/i&gt; finished as phonetic. It also means to rise, to begin, etc.&lt;/p&gt;</text:p>
          </table:table-cell>
        </table:table-row>
        <table:table-row table:style-name="ro1">
          <table:table-cell office:value-type="string" calcext:value-type="string">
            <text:p>义</text:p>
          </table:table-cell>
          <table:table-cell office:value-type="string" calcext:value-type="string">
            <text:p>&lt;b&gt;I&lt;/b&gt; see lines &lt;a href="https://en.wikisource.org/wiki/San_Tzu_Ching/San_Tzu_Ching#line14" title="San Tzu Ching/San Tzu Ching"&gt;14&lt;/a&gt;, &lt;a href="https://en.wikisource.org/wiki/San_Tzu_Ching/San_Tzu_Ching#line69" title="San Tzu Ching/San Tzu Ching"&gt;69&lt;/a&gt;. [Eitel here translates "by &lt;i&gt;raising loyal armies&lt;/i&gt;,"—loyal, that is, to a rebel, which in Chinese is a contradiction in terms. The word here rendered by volunteer has already been explained under &lt;a href="https://en.wikisource.org/wiki/San_Tzu_Ching/San_Tzu_Ching#line14" title="San Tzu Ching/San Tzu Ching"&gt;line 14&lt;/a&gt;. Similarly, 義學 &lt;i&gt;i hsüeh&lt;/i&gt; is a free school, 義山 &lt;i&gt;i shan&lt;/i&gt; a free burying-ground, &lt;i&gt;i.e&lt;/i&gt;. schools and cemeteries provided for the public from a sense of duty, and so on. Père Zottoli's translation "eduxit legitimum exercitum" seems to be equally reprehensible.]&lt;/p&gt;</text:p>
          </table:table-cell>
        </table:table-row>
        <table:table-row table:style-name="ro2">
          <table:table-cell office:value-type="string" calcext:value-type="string">
            <text:p>师</text:p>
          </table:table-cell>
          <table:table-cell office:value-type="string" calcext:value-type="string">
            <text:p>&lt;b&gt;Shih&lt;/b&gt; see &lt;a href="https://en.wikisource.org/wiki/San_Tzu_Ching/San_Tzu_Ching#line20" title="San Tzu Ching/San Tzu Ching"&gt;line 20&lt;/a&gt;. &lt;/p&gt;&lt;table style="margin:auto; text-align:center;"&gt;&lt;tbody&gt;&lt;tr&gt;&lt;td style="width:1em"&gt;&lt;b&gt;241.&lt;/b&gt;&lt;/td&gt;&lt;td style="padding-bottom:1em;"&gt;&lt;span id="line241"&gt;&lt;/span&gt;</text:p>
          </table:table-cell>
        </table:table-row>
        <table:table-row table:style-name="ro1">
          <table:table-cell office:value-type="string" calcext:value-type="string">
            <text:p>除</text:p>
          </table:table-cell>
          <table:table-cell office:value-type="string" calcext:value-type="string">
            <text:p>&lt;b&gt;Ch'u&lt;/b&gt; is composed of 余 &lt;i&gt;yü&lt;/i&gt; I, myself, as phonetic, with 阜 (&lt;a href="https://en.wikisource.org/wiki/San_Tzu_Ching/San_Tzu_Ching#line228" title="San Tzu Ching/San Tzu Ching"&gt;line 228&lt;/a&gt;) as radical. It originally meant the steps to a hall, and then to take away, to subtract, as in modern Chinese.&lt;/p&gt;</text:p>
          </table:table-cell>
        </table:table-row>
        <table:table-row table:style-name="ro2">
          <table:table-cell office:value-type="string" calcext:value-type="string">
            <text:p>隋</text:p>
          </table:table-cell>
          <table:table-cell office:value-type="string" calcext:value-type="string">
            <text:p>&lt;b&gt;Sui&lt;/b&gt; see &lt;a href="https://en.wikisource.org/wiki/San_Tzu_Ching/San_Tzu_Ching#line235" title="San Tzu Ching/San Tzu Ching"&gt;line 235&lt;/a&gt;.&lt;/p&gt;</text:p>
          </table:table-cell>
        </table:table-row>
        <table:table-row table:style-name="ro1">
          <table:table-cell office:value-type="string" calcext:value-type="string">
            <text:p>乱</text:p>
          </table:table-cell>
          <table:table-cell office:value-type="string" calcext:value-type="string">
            <text:p>&lt;b&gt;Luan&lt;/b&gt; is composed of 乙 &lt;i&gt;i&lt;/i&gt; a cyclical character, said to have once meant to govern, as radical, with a phonetic which also meant to govern. It seems to have originally signified to put confusion in order, but now means sedition, rebellion, etc.&lt;/p&gt;</text:p>
          </table:table-cell>
        </table:table-row>
        <table:table-row table:style-name="ro1">
          <table:table-cell office:value-type="string" calcext:value-type="string">
            <text:p>创</text:p>
          </table:table-cell>
          <table:table-cell office:value-type="string" calcext:value-type="string">
            <text:p>&lt;b&gt;Ch'uang&lt;/b&gt; is now composed of 刀 &lt;i&gt;tao&lt;/i&gt; knife as radical, with 倉 &lt;i&gt;ts'ang&lt;/i&gt; a granary as phonetic. It appears to have been a form of 刅 (&lt;a href="https://en.wikisource.org/wiki/San_Tzu_Ching/San_Tzu_Ching#line228" title="San Tzu Ching/San Tzu Ching"&gt;line 228&lt;/a&gt;) and meant to wound, to cut into, in which sense it is read &lt;i&gt;ch'uang&lt;/i&gt;&lt;sup&gt;&lt;small&gt;3&lt;/small&gt;&lt;/sup&gt;. The later reading &lt;i&gt;ch'uang&lt;/i&gt;&lt;sup&gt;&lt;small&gt;4&lt;/small&gt;&lt;/sup&gt; to begin, to lay the foundations of, etc., has probably been developed from the idea of cutting into.&lt;/p&gt;</text:p>
          </table:table-cell>
        </table:table-row>
        <table:table-row table:style-name="ro1">
          <table:table-cell office:value-type="string" calcext:value-type="string">
            <text:p>国</text:p>
          </table:table-cell>
          <table:table-cell office:value-type="string" calcext:value-type="string">
            <text:p>&lt;b&gt;Kuo&lt;/b&gt; see &lt;a href="https://en.wikisource.org/wiki/San_Tzu_Ching/San_Tzu_Ching#line155" title="San Tzu Ching/San Tzu Ching"&gt;line 155&lt;/a&gt;. [Eitel deals with this line in evident ignorance of the fact that &lt;i&gt;kuo&lt;/i&gt; is often used in the sense of family, line; e.g. 無子國除 &lt;i&gt;wu tzŭ kuo ch'u&lt;/i&gt; having no son his house came to an end. He translates by "And &lt;i&gt;created&lt;/i&gt; the modern Chinese &lt;i&gt;empire's foundation&lt;/i&gt;." Père Zottoli too errs, but not so glaringly, with "jecit regni fundamenta."]&lt;/p&gt;</text:p>
          </table:table-cell>
        </table:table-row>
        <table:table-row table:style-name="ro1">
          <table:table-cell office:value-type="string" calcext:value-type="string">
            <text:p>基</text:p>
          </table:table-cell>
          <table:table-cell office:value-type="string" calcext:value-type="string">
            <text:p>&lt;b&gt;Chi&lt;/b&gt; is composed of 其 (&lt;a href="https://en.wikisource.org/wiki/San_Tzu_Ching/San_Tzu_Ching#line169" title="San Tzu Ching/San Tzu Ching"&gt;line 169&lt;/a&gt;) as phonetic, with 土 &lt;i&gt;t'u&lt;/i&gt; earth as radical, and means the beginning of a wall. &lt;/p&gt;&lt;table style="margin:auto; text-align:center;"&gt;&lt;tbody&gt;&lt;tr&gt;&lt;td style="width:1em"&gt;&lt;b&gt;243.&lt;/b&gt;&lt;/td&gt;&lt;td style="padding-bottom:1em;"&gt;&lt;span id="line243"&gt;&lt;/span&gt;</text:p>
          </table:table-cell>
        </table:table-row>
        <table:table-row table:style-name="ro2">
          <table:table-cell office:value-type="string" calcext:value-type="string">
            <text:p>二</text:p>
          </table:table-cell>
          <table:table-cell office:value-type="string" calcext:value-type="string">
            <text:p>&lt;b&gt;Erh&lt;/b&gt; see &lt;a href="https://en.wikisource.org/wiki/San_Tzu_Ching/San_Tzu_Ching#line0" title="San Tzu Ching/San Tzu Ching"&gt;title&lt;/a&gt;.&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2">
          <table:table-cell office:value-type="string" calcext:value-type="string">
            <text:p>传</text:p>
          </table:table-cell>
          <table:table-cell office:value-type="string" calcext:value-type="string">
            <text:p>&lt;b&gt;Ch'uan&lt;/b&gt; see &lt;a href="https://en.wikisource.org/wiki/San_Tzu_Ching/San_Tzu_Ching#line163" title="San Tzu Ching/San Tzu Ching"&gt;line 163&lt;/a&gt;. [That is, there were twenty-one Emperors, the Empress who usurped the throne between A.D. 684—705 being excluded.]&lt;/p&gt;</text:p>
          </table:table-cell>
        </table:table-row>
        <table:table-row table:style-name="ro2">
          <table:table-cell office:value-type="string" calcext:value-type="string">
            <text:p>三</text:p>
          </table:table-cell>
          <table:table-cell office:value-type="string" calcext:value-type="string">
            <text:p>&lt;b&gt;San&lt;/b&gt; see &lt;a href="https://en.wikisource.org/wiki/San_Tzu_Ching/San_Tzu_Ching#line0" title="San Tzu Ching/San Tzu Ching"&gt;title&lt;/a&gt;.&lt;/p&gt;</text:p>
          </table:table-cell>
        </table:table-row>
        <table:table-row table:style-name="ro2">
          <table:table-cell office:value-type="string" calcext:value-type="string">
            <text:p>百</text:p>
          </table:table-cell>
          <table:table-cell office:value-type="string" calcext:value-type="string">
            <text:p>&lt;b&gt;Pai&lt;/b&gt; see &lt;a href="https://en.wikisource.org/wiki/San_Tzu_Ching/San_Tzu_Ching#line46" title="San Tzu Ching/San Tzu Ching"&gt;line 46&lt;/a&gt;.&lt;/p&gt;</text:p>
          </table:table-cell>
        </table:table-row>
        <table:table-row table:style-name="ro2">
          <table:table-cell office:value-type="string" calcext:value-type="string">
            <text:p>载</text:p>
          </table:table-cell>
          <table:table-cell office:value-type="string" calcext:value-type="string">
            <text:p>&lt;b&gt;Tsai&lt;/b&gt; see &lt;a href="https://en.wikisource.org/wiki/San_Tzu_Ching/San_Tzu_Ching#line193" title="San Tzu Ching/San Tzu Ching"&gt;line 193&lt;/a&gt;. [The T'ang dynasty lasted from A.D. 618 to 907.]&lt;/p&gt;</text:p>
          </table:table-cell>
        </table:table-row>
        <table:table-row table:style-name="ro1">
          <table:table-cell office:value-type="string" calcext:value-type="string">
            <text:p>梁</text:p>
          </table:table-cell>
          <table:table-cell office:value-type="string" calcext:value-type="string">
            <text:p>&lt;b&gt;Liang&lt;/b&gt; see &lt;a href="https://en.wikisource.org/wiki/San_Tzu_Ching/San_Tzu_Ching#line228" title="San Tzu Ching/San Tzu Ching"&gt;line 228&lt;/a&gt;. [It here stands for the name of a State, the Prince of which, by name 朱温 Chu Wên, assassinated the last Emperor of the T'ang dynasty, and placed himself upon the throne, A.D. 907. Eitel wrongly regards Liang as the name of the dynasty mentioned in &lt;a href="https://en.wikisource.org/wiki/San_Tzu_Ching/San_Tzu_Ching#line247" title="San Tzu Ching/San Tzu Ching"&gt;line 247&lt;/a&gt;, thus, "Cheu Wen, the founder of the Heu &lt;i&gt;Liang&lt;/i&gt; dynasty, &lt;i&gt;destroyed it&lt;/i&gt;."]&lt;/p&gt;</text:p>
          </table:table-cell>
        </table:table-row>
        <table:table-row table:style-name="ro1">
          <table:table-cell office:value-type="string" calcext:value-type="string">
            <text:p>灭</text:p>
          </table:table-cell>
          <table:table-cell office:value-type="string" calcext:value-type="string">
            <text:p>&lt;b&gt;Mieh&lt;/b&gt; is composed of a phonetic which originally meant to destroy by fire, the word 火 &lt;i&gt;huo&lt;/i&gt; fire being present in it, and the radical 水 &lt;i&gt;shui&lt;/i&gt; water, which seems to have been added to express the extinction of fire.&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 &lt;/p&gt;&lt;table style="margin:auto; text-align:center;"&gt;&lt;tbody&gt;&lt;tr&gt;&lt;td style="width:1em"&gt;&lt;b&gt;246.&lt;/b&gt;&lt;/td&gt;&lt;td style="padding-bottom:1em;"&gt;&lt;span id="line246"&gt;&lt;/span&gt;</text:p>
          </table:table-cell>
        </table:table-row>
        <table:table-row table:style-name="ro2">
          <table:table-cell office:value-type="string" calcext:value-type="string">
            <text:p>国</text:p>
          </table:table-cell>
          <table:table-cell office:value-type="string" calcext:value-type="string">
            <text:p>&lt;b&gt;Kuo&lt;/b&gt; see lines &lt;a href="https://en.wikisource.org/wiki/San_Tzu_Ching/San_Tzu_Ching#line155" title="San Tzu Ching/San Tzu Ching"&gt;155&lt;/a&gt;, &lt;a href="https://en.wikisource.org/wiki/San_Tzu_Ching/San_Tzu_Ching#line242" title="San Tzu Ching/San Tzu Ching"&gt;242&lt;/a&gt;.&lt;/p&gt;</text:p>
          </table:table-cell>
        </table:table-row>
        <table:table-row table:style-name="ro2">
          <table:table-cell office:value-type="string" calcext:value-type="string">
            <text:p>乃</text:p>
          </table:table-cell>
          <table:table-cell office:value-type="string" calcext:value-type="string">
            <text:p>&lt;b&gt;Nai&lt;/b&gt; see &lt;a href="https://en.wikisource.org/wiki/San_Tzu_Ching/San_Tzu_Ching#line6" title="San Tzu Ching/San Tzu Ching"&gt;line 6&lt;/a&gt;.&lt;/p&gt;</text:p>
          </table:table-cell>
        </table:table-row>
        <table:table-row table:style-name="ro1">
          <table:table-cell office:value-type="string" calcext:value-type="string">
            <text:p>改</text:p>
          </table:table-cell>
          <table:table-cell office:value-type="string" calcext:value-type="string">
            <text:p>&lt;b&gt;Kai&lt;/b&gt; is composed of 攴 &lt;i&gt;p'u&lt;/i&gt;&lt;sup&gt;&lt;small&gt;3&lt;/small&gt;&lt;/sup&gt; to rap, and 己 &lt;i&gt;chi&lt;/i&gt; self, and is explained as to rap or remind oneself of one's faults, &lt;i&gt;q.d&lt;/i&gt;. to change, to reform. [The name of the new dynasty was Liang, so called after the State of the founder, as above. Eitel has a serious mistake in "and the &lt;i&gt;Empire thereby&lt;/i&gt; underwent a &lt;i&gt;change&lt;/i&gt;." Père Zottoli too has regnumque tunc immutatum est," which puts the student equally off the track.]&lt;/p&gt;</text:p>
          </table:table-cell>
        </table:table-row>
        <table:table-row table:style-name="ro2">
          <table:table-cell office:value-type="string" calcext:value-type="string">
            <text:p>梁</text:p>
          </table:table-cell>
          <table:table-cell office:value-type="string" calcext:value-type="string">
            <text:p>&lt;b&gt;Liang&lt;/b&gt; see &lt;a href="https://en.wikisource.org/wiki/San_Tzu_Ching/San_Tzu_Ching#line228" title="San Tzu Ching/San Tzu Ching"&gt;line 228&lt;/a&gt;. A.D. 907—923.&lt;/p&gt;</text:p>
          </table:table-cell>
        </table:table-row>
        <table:table-row table:style-name="ro2">
          <table:table-cell office:value-type="string" calcext:value-type="string">
            <text:p>唐</text:p>
          </table:table-cell>
          <table:table-cell office:value-type="string" calcext:value-type="string">
            <text:p>&lt;b&gt;T'ang&lt;/b&gt; see &lt;a href="https://en.wikisource.org/wiki/San_Tzu_Ching/San_Tzu_Ching#line183" title="San Tzu Ching/San Tzu Ching"&gt;line 183&lt;/a&gt;. A.D. 923—936.&lt;/p&gt;</text:p>
          </table:table-cell>
        </table:table-row>
        <table:table-row table:style-name="ro2">
          <table:table-cell office:value-type="string" calcext:value-type="string">
            <text:p>晋</text:p>
          </table:table-cell>
          <table:table-cell office:value-type="string" calcext:value-type="string">
            <text:p>&lt;b&gt;Chin&lt;/b&gt; see &lt;a href="https://en.wikisource.org/wiki/San_Tzu_Ching/San_Tzu_Ching#line226" title="San Tzu Ching/San Tzu Ching"&gt;line 226&lt;/a&gt;. A.D. 937—947.&lt;/p&gt;</text:p>
          </table:table-cell>
        </table:table-row>
        <table:table-row table:style-name="ro1">
          <table:table-cell office:value-type="string" calcext:value-type="string">
            <text:p>及</text:p>
          </table:table-cell>
          <table:table-cell office:value-type="string" calcext:value-type="string">
            <text:p>&lt;b&gt;Chi&lt;/b&gt; is composed of 又 &lt;i&gt;yu&lt;/i&gt; a hand (see &lt;a href="https://en.wikisource.org/wiki/San_Tzu_Ching/San_Tzu_Ching#line18" title="San Tzu Ching/San Tzu Ching"&gt;line 18&lt;/a&gt;) as radical, and 人 &lt;i&gt;jen&lt;/i&gt; man, &lt;i&gt;i.e&lt;/i&gt;. holding on to the man ahead. Its meaning here is simply and.&lt;/p&gt;</text:p>
          </table:table-cell>
        </table:table-row>
        <table:table-row table:style-name="ro2">
          <table:table-cell office:value-type="string" calcext:value-type="string">
            <text:p>汉</text:p>
          </table:table-cell>
          <table:table-cell office:value-type="string" calcext:value-type="string">
            <text:p>&lt;b&gt;Han&lt;/b&gt; see &lt;a href="https://en.wikisource.org/wiki/San_Tzu_Ching/San_Tzu_Ching#line214" title="San Tzu Ching/San Tzu Ching"&gt;line 214&lt;/a&gt;. A.D. 947—951.&lt;/p&gt;</text:p>
          </table:table-cell>
        </table:table-row>
        <table:table-row table:style-name="ro1">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 A.D. 951—960. [All the above are distinguished from earlier dynasties of the same name by the prefix of 後 &lt;i&gt;hou&lt;/i&gt; = Later.] &lt;/p&gt;&lt;table style="margin:auto; text-align:center;"&gt;&lt;tbody&gt;&lt;tr&gt;&lt;td style="width:1em"&gt;&lt;b&gt;249.&lt;/b&gt;&lt;/td&gt;&lt;td style="padding-bottom:1em;"&gt;&lt;span id="line249"&gt;&lt;/span&gt;</text:p>
          </table:table-cell>
        </table:table-row>
        <table:table-row table:style-name="ro2">
          <table:table-cell office:value-type="string" calcext:value-type="string">
            <text:p>称</text:p>
          </table:table-cell>
          <table:table-cell office:value-type="string" calcext:value-type="string">
            <text:p>&lt;b&gt;Ch'êng&lt;/b&gt; see &lt;a href="https://en.wikisource.org/wiki/San_Tzu_Ching/San_Tzu_Ching#line186" title="San Tzu Ching/San Tzu Ching"&gt;line 186&lt;/a&gt;.&lt;/p&gt;</text:p>
          </table:table-cell>
        </table:table-row>
        <table:table-row table:style-name="ro2">
          <table:table-cell office:value-type="string" calcext:value-type="string">
            <text:p>五</text:p>
          </table:table-cell>
          <table:table-cell office:value-type="string" calcext:value-type="string">
            <text:p>&lt;b&gt;Wu&lt;/b&gt; see &lt;a href="https://en.wikisource.org/wiki/San_Tzu_Ching/San_Tzu_Ching#line15" title="San Tzu Ching/San Tzu Ching"&gt;line 15&lt;/a&gt;.&lt;/p&gt;</text:p>
          </table:table-cell>
        </table:table-row>
        <table:table-row table:style-name="ro1">
          <table:table-cell office:value-type="string" calcext:value-type="string">
            <text:p>代</text:p>
          </table:table-cell>
          <table:table-cell office:value-type="string" calcext:value-type="string">
            <text:p>&lt;b&gt;Tai&lt;/b&gt; is composed of 人 &lt;i&gt;jen&lt;/i&gt; man as radical, and 弋 &lt;i&gt;i&lt;/i&gt; a stake, to shoot with bow and arrow. It means to exchange, in place of, dynasty, etc., and must be carefully distinguished from 伐 &lt;i&gt;fa&lt;/i&gt; (&lt;a href="https://en.wikisource.org/wiki/San_Tzu_Ching/San_Tzu_Ching#line195" title="San Tzu Ching/San Tzu Ching"&gt;line 195&lt;/a&gt;).&lt;/p&gt;</text:p>
          </table:table-cell>
        </table:table-row>
        <table:table-row table:style-name="ro1">
          <table:table-cell office:value-type="string" calcext:value-type="string">
            <text:p>皆</text:p>
          </table:table-cell>
          <table:table-cell office:value-type="string" calcext:value-type="string">
            <text:p>&lt;b&gt;Chieh&lt;/b&gt; is composed of 白 &lt;i&gt;pai&lt;/i&gt; white as radical, and 比 &lt;i&gt;pi&lt;/i&gt; to compare.&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由</text:p>
          </table:table-cell>
          <table:table-cell office:value-type="string" calcext:value-type="string">
            <text:p>&lt;b&gt;Yu&lt;/b&gt; is not given in the &lt;i&gt;&lt;a href="https://en.wikipedia.org/wiki/Shuowen_Jiezi" class="extiw" title="w:Shuowen Jiezi"&gt;Shuo Wên&lt;/a&gt;&lt;/i&gt; dictionary. It means cause, source, because, from, by, etc. [Eitel quite misses the point of this line and translates by "&lt;i&gt;All&lt;/i&gt; of them &lt;i&gt;having&lt;/i&gt; their &lt;i&gt;origin&lt;/i&gt; one in the other." It has been suggested to me that this line may mean that these Five Dynasties were all named in reference to earlier dynasties mentioned in lines &lt;a href="https://en.wikisource.org/wiki/San_Tzu_Ching/San_Tzu_Ching#line228" title="San Tzu Ching/San Tzu Ching"&gt;228&lt;/a&gt;, &lt;a href="https://en.wikisource.org/wiki/San_Tzu_Ching/San_Tzu_Ching#line239" title="San Tzu Ching/San Tzu Ching"&gt;239&lt;/a&gt;, &lt;a href="https://en.wikisource.org/wiki/San_Tzu_Ching/San_Tzu_Ching#line226" title="San Tzu Ching/San Tzu Ching"&gt;226&lt;/a&gt;, &lt;a href="https://en.wikisource.org/wiki/San_Tzu_Ching/San_Tzu_Ching#line216" title="San Tzu Ching/San Tzu Ching"&gt;216&lt;/a&gt;, and &lt;a href="https://en.wikisource.org/wiki/San_Tzu_Ching/San_Tzu_Ching#line199" title="San Tzu Ching/San Tzu Ching"&gt;199&lt;/a&gt;. The commentary however of Ho Hsing-ssŭ gives 五代皆有所來者也, which puts the question beyond doubt.]&lt;/p&gt;</text:p>
          </table:table-cell>
        </table:table-row>
        <table:table-row table:style-name="ro1">
          <table:table-cell office:value-type="string" calcext:value-type="string">
            <text:p>炎</text:p>
          </table:table-cell>
          <table:table-cell office:value-type="string" calcext:value-type="string">
            <text:p>&lt;b&gt;Yen&lt;/b&gt; is 火 &lt;i&gt;huo&lt;/i&gt; fire doubled to convey an idea of intensity. There is no term by which this word can really be translated in this connection. The meaning is that the Sung dynasty ruled under <text:s/>the guiding influence of &lt;i&gt;fire&lt;/i&gt; as its own especial element. Hence Zottoli's rendering, "Ignea Sung," gives no clue whatever to the real signification, while Eitel's "glorious Sung" is altogether wrong.&lt;/p&gt;</text:p>
          </table:table-cell>
        </table:table-row>
        <table:table-row table:style-name="ro2">
          <table:table-cell office:value-type="string" calcext:value-type="string">
            <text:p>宋</text:p>
          </table:table-cell>
          <table:table-cell office:value-type="string" calcext:value-type="string">
            <text:p>&lt;b&gt;Sung&lt;/b&gt; see &lt;a href="https://en.wikisource.org/wiki/San_Tzu_Ching/San_Tzu_Ching#line227" title="San Tzu Ching/San Tzu Ching"&gt;line 227&lt;/a&gt;.&lt;/p&gt;</text:p>
          </table:table-cell>
        </table:table-row>
        <table:table-row table:style-name="ro2">
          <table:table-cell office:value-type="string" calcext:value-type="string">
            <text:p>兴</text:p>
          </table:table-cell>
          <table:table-cell office:value-type="string" calcext:value-type="string">
            <text:p>&lt;b&gt;Hsing&lt;/b&gt; see &lt;a href="https://en.wikisource.org/wiki/San_Tzu_Ching/San_Tzu_Ching#line215" title="San Tzu Ching/San Tzu Ching"&gt;line 215&lt;/a&gt;.&lt;/p&gt;</text:p>
          </table:table-cell>
        </table:table-row>
        <table:table-row table:style-name="ro1">
          <table:table-cell office:value-type="string" calcext:value-type="string">
            <text:p>受</text:p>
          </table:table-cell>
          <table:table-cell office:value-type="string" calcext:value-type="string">
            <text:p>&lt;b&gt;Shou&lt;/b&gt; is composed of 爪 &lt;i&gt;chao&lt;/i&gt; claws above, and 又 &lt;i&gt;yu&lt;/i&gt; hand (see &lt;a href="https://en.wikisource.org/wiki/San_Tzu_Ching/San_Tzu_Ching#line18" title="San Tzu Ching/San Tzu Ching"&gt;line 18&lt;/a&gt;) beneath, a hooked line which is here said to be a contraction of 舟 &lt;i&gt;chou&lt;/i&gt; a boat, and plays the part of phonetic, while the two first mentioned make up the ancient radical. It commonly means to be the recipient of, to suffer, and is now classed under radical &lt;i&gt;yu&lt;/i&gt;.&lt;/p&gt;</text:p>
          </table:table-cell>
        </table:table-row>
        <table:table-row table:style-name="ro2">
          <table:table-cell office:value-type="string" calcext:value-type="string">
            <text:p>周</text:p>
          </table:table-cell>
          <table:table-cell office:value-type="string" calcext:value-type="string">
            <text:p>&lt;b&gt;Chou&lt;/b&gt; see &lt;a href="https://en.wikisource.org/wiki/San_Tzu_Ching/San_Tzu_Ching#line141" title="San Tzu Ching/San Tzu Ching"&gt;line 141&lt;/a&gt;. [The reference is to the six-year-old son of the last Emperor of the Later Chou dynasty, who resigned in A.D. 960 in favour of the founder of the Sung dynasty.]&lt;/p&gt;</text:p>
          </table:table-cell>
        </table:table-row>
        <table:table-row table:style-name="ro1">
          <table:table-cell office:value-type="string" calcext:value-type="string">
            <text:p>禅</text:p>
          </table:table-cell>
          <table:table-cell office:value-type="string" calcext:value-type="string">
            <text:p>&lt;b&gt;Shan&lt;/b&gt; is composed of 示 &lt;i&gt;shih&lt;/i&gt; divine manifestation as radical, with 單 &lt;i&gt;tan&lt;/i&gt; single as phonetic. It means sacrificial worship of Earth, which is part of the Imperial prerogative; also, to abdicate. Read &lt;i&gt;ch'au&lt;/i&gt;&lt;sup&gt;&lt;small&gt;2&lt;/small&gt;&lt;/sup&gt;, it means to sit in contemplation, as Buddhist priests do.&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2">
          <table:table-cell office:value-type="string" calcext:value-type="string">
            <text:p>八</text:p>
          </table:table-cell>
          <table:table-cell office:value-type="string" calcext:value-type="string">
            <text:p>&lt;b&gt;Pa&lt;/b&gt; see &lt;a href="https://en.wikisource.org/wiki/San_Tzu_Ching/San_Tzu_Ching#line88" title="San Tzu Ching/San Tzu Ching"&gt;line 88&lt;/a&gt;.&lt;/p&gt;</text:p>
          </table:table-cell>
        </table:table-row>
        <table:table-row table:style-name="ro2">
          <table:table-cell office:value-type="string" calcext:value-type="string">
            <text:p>传</text:p>
          </table:table-cell>
          <table:table-cell office:value-type="string" calcext:value-type="string">
            <text:p>&lt;b&gt;Ch'uan&lt;/b&gt; see &lt;a href="https://en.wikisource.org/wiki/San_Tzu_Ching/San_Tzu_Ching#line163" title="San Tzu Ching/San Tzu Ching"&gt;line 163&lt;/a&gt;. &lt;/p&gt;&lt;table style="margin:auto; text-align:center;"&gt;&lt;tbody&gt;&lt;tr&gt;&lt;td style="width:1em"&gt;&lt;b&gt;254.&lt;/b&gt;&lt;/td&gt;&lt;td style="padding-bottom:1em;"&gt;&lt;span id="line254"&gt;&lt;/span&gt;</text:p>
          </table:table-cell>
        </table:table-row>
        <table:table-row table:style-name="ro2">
          <table:table-cell office:value-type="string" calcext:value-type="string">
            <text:p>南</text:p>
          </table:table-cell>
          <table:table-cell office:value-type="string" calcext:value-type="string">
            <text:p>&lt;b&gt;Nan&lt;/b&gt; see &lt;a href="https://en.wikisource.org/wiki/San_Tzu_Ching/San_Tzu_Ching#line61" title="San Tzu Ching/San Tzu Ching"&gt;line 61&lt;/a&gt;.&lt;/p&gt;</text:p>
          </table:table-cell>
        </table:table-row>
        <table:table-row table:style-name="ro2">
          <table:table-cell office:value-type="string" calcext:value-type="string">
            <text:p>北</text:p>
          </table:table-cell>
          <table:table-cell office:value-type="string" calcext:value-type="string">
            <text:p>&lt;b&gt;Pei&lt;/b&gt; see &lt;a href="https://en.wikisource.org/wiki/San_Tzu_Ching/San_Tzu_Ching#line61" title="San Tzu Ching/San Tzu Ching"&gt;line 61&lt;/a&gt;.&lt;/p&gt;</text:p>
          </table:table-cell>
        </table:table-row>
        <table:table-row table:style-name="ro1">
          <table:table-cell office:value-type="string" calcext:value-type="string">
            <text:p>混</text:p>
          </table:table-cell>
          <table:table-cell office:value-type="string" calcext:value-type="string">
            <text:p>&lt;b&gt;Hun&lt;/b&gt; is composed of 水 &lt;i&gt;shui&lt;/i&gt; water as radical, and 昆 &lt;i&gt;k'un&lt;/i&gt; together, an elder brother, as phonetic. It means to mix; hence confused, etc. [The Sung dynasty was interrupted in A.D. 1127 by the 金 Chin Tartars, who had been called in to exterminate the 遼 Liao Tartars, carrying off the Emperor and his heir and occupying the northern portion of the empire. Another son of the unfortunate monarch succeeded in re-establishing the line, and for greater security transferred his capital southwards to modern &lt;a href="https://en.wikipedia.org/wiki/Hangzhou" class="extiw" title="w:Hangzhou"&gt;Hangchow&lt;/a&gt;. Hence the first period was called the Northern, the latter the Southern, Sung; and it is to the final reunion of the two under the Mongol Emperor &lt;a href="https://en.wikipedia.org/wiki/Kublai_Khan" class="extiw" title="w:Kublai Khan"&gt;Kublai Khan&lt;/a&gt; in A.D. 1260 that this line refers, although the last representative of the Sungs lived on until 1279. Eitel makes a grave mistake in regard to &lt;i&gt;hun&lt;/i&gt;, as follows:—"Though a &lt;i&gt;southern&lt;/i&gt; Sung dynasty branched off from the &lt;i&gt;northern&lt;/i&gt; (A.D. 1127) when the &lt;i&gt;disorders&lt;/i&gt; commenced."]&lt;/p&gt;</text:p>
          </table:table-cell>
        </table:table-row>
        <table:table-row table:style-name="ro1">
          <table:table-cell office:value-type="string" calcext:value-type="string">
            <text:p>辽</text:p>
          </table:table-cell>
          <table:table-cell office:value-type="string" calcext:value-type="string">
            <text:p>Liao is composed of the walking radical and a common phonetic. It means distant, and is also the dynastic name adopted by the 契丹 Kitan Tartars who shared in the empire of China from A.D. 907 to about half-way through the 12th century.</text:p>
          </table:table-cell>
        </table:table-row>
        <table:table-row table:style-name="ro2">
          <table:table-cell office:value-type="string" calcext:value-type="string">
            <text:p>与</text:p>
          </table:table-cell>
          <table:table-cell/>
        </table:table-row>
        <table:table-row table:style-name="ro2">
          <table:table-cell office:value-type="string" calcext:value-type="string">
            <text:p>金</text:p>
          </table:table-cell>
          <table:table-cell/>
        </table:table-row>
        <table:table-row table:style-name="ro2">
          <table:table-cell office:value-type="string" calcext:value-type="string">
            <text:p>帝</text:p>
          </table:table-cell>
          <table:table-cell/>
        </table:table-row>
        <table:table-row table:style-name="ro2">
          <table:table-cell office:value-type="string" calcext:value-type="string">
            <text:p>号</text:p>
          </table:table-cell>
          <table:table-cell/>
        </table:table-row>
        <table:table-row table:style-name="ro1">
          <table:table-cell office:value-type="string" calcext:value-type="string">
            <text:p>纷</text:p>
          </table:table-cell>
          <table:table-cell office:value-type="string" calcext:value-type="string">
            <text:p>Fên is composed of 糸 ssŭ silk as radical, and 分 (line 232) as phonetic.</text:p>
          </table:table-cell>
        </table:table-row>
        <table:table-row table:style-name="ro2">
          <table:table-cell office:value-type="string" calcext:value-type="string">
            <text:p>逮</text:p>
          </table:table-cell>
          <table:table-cell/>
        </table:table-row>
        <table:table-row table:style-name="ro2">
          <table:table-cell office:value-type="string" calcext:value-type="string">
            <text:p>灭</text:p>
          </table:table-cell>
          <table:table-cell/>
        </table:table-row>
        <table:table-row table:style-name="ro2">
          <table:table-cell office:value-type="string" calcext:value-type="string">
            <text:p>辽</text:p>
          </table:table-cell>
          <table:table-cell/>
        </table:table-row>
        <table:table-row table:style-name="ro2">
          <table:table-cell office:value-type="string" calcext:value-type="string">
            <text:p>宋</text:p>
          </table:table-cell>
          <table:table-cell/>
        </table:table-row>
        <table:table-row table:style-name="ro2">
          <table:table-cell office:value-type="string" calcext:value-type="string">
            <text:p>犹</text:p>
          </table:table-cell>
          <table:table-cell/>
        </table:table-row>
        <table:table-row table:style-name="ro1">
          <table:table-cell office:value-type="string" calcext:value-type="string">
            <text:p>存</text:p>
          </table:table-cell>
          <table:table-cell office:value-type="string" calcext:value-type="string">
            <text:p>Ts'un is composed of 子 tzŭ son as radical, and 才 ts'ai (line 49) as phonetic, and originally meant to enquire compassionately. It now means to keep, to preserve, to be alive, etc. [The Sungs, after the destruction of the Liaos (line 254), found themselves on even worse terms of hostility with the Chins, whose rulers had taken the Imperial title.]</text:p>
          </table:table-cell>
        </table:table-row>
        <table:table-row table:style-name="ro2">
          <table:table-cell office:value-type="string" calcext:value-type="string">
            <text:p>至</text:p>
          </table:table-cell>
          <table:table-cell/>
        </table:table-row>
        <table:table-row table:style-name="ro1">
          <table:table-cell office:value-type="string" calcext:value-type="string">
            <text:p>元</text:p>
          </table:table-cell>
          <table:table-cell office:value-type="string" calcext:value-type="string">
            <text:p>Yüan is composed of 一 i one, and 兀 wu which originally meant high and level. Hence it means beginning, origin. It here stands for the Mongol dynasty, the foundations of which were laid by Genghis Khan, the first actual Emperor being Kublai Khan, A.D. 1260–1295. It was formerly classed under radical 一 i one, but in K'ang Hsi's dictionary it was stupidly placed under 人 jen man. See also line 94.</text:p>
          </table:table-cell>
        </table:table-row>
        <table:table-row table:style-name="ro2">
          <table:table-cell office:value-type="string" calcext:value-type="string">
            <text:p>兴</text:p>
          </table:table-cell>
          <table:table-cell/>
        </table:table-row>
        <table:table-row table:style-name="ro2">
          <table:table-cell office:value-type="string" calcext:value-type="string">
            <text:p>金</text:p>
          </table:table-cell>
          <table:table-cell/>
        </table:table-row>
        <table:table-row table:style-name="ro2">
          <table:table-cell office:value-type="string" calcext:value-type="string">
            <text:p>绪</text:p>
          </table:table-cell>
          <table:table-cell/>
        </table:table-row>
        <table:table-row table:style-name="ro1">
          <table:table-cell office:value-type="string" calcext:value-type="string">
            <text:p>歇</text:p>
          </table:table-cell>
          <table:table-cell office:value-type="string" calcext:value-type="string">
            <text:p>Hsieh is composed of 欠 ch'ien to yawn (hence to be deficient, to owe) as radical, and a common phonetic. It means to stop, to leave off, to rest, which senses are partially indicated by the radical.</text:p>
          </table:table-cell>
        </table:table-row>
        <table:table-row table:style-name="ro2">
          <table:table-cell office:value-type="string" calcext:value-type="string">
            <text:p>有</text:p>
          </table:table-cell>
          <table:table-cell/>
        </table:table-row>
        <table:table-row table:style-name="ro2">
          <table:table-cell office:value-type="string" calcext:value-type="string">
            <text:p>宋</text:p>
          </table:table-cell>
          <table:table-cell/>
        </table:table-row>
        <table:table-row table:style-name="ro2">
          <table:table-cell office:value-type="string" calcext:value-type="string">
            <text:p>世</text:p>
          </table:table-cell>
          <table:table-cell/>
        </table:table-row>
        <table:table-row table:style-name="ro2">
          <table:table-cell office:value-type="string" calcext:value-type="string">
            <text:p>一</text:p>
          </table:table-cell>
          <table:table-cell/>
        </table:table-row>
        <table:table-row table:style-name="ro2">
          <table:table-cell office:value-type="string" calcext:value-type="string">
            <text:p>同</text:p>
          </table:table-cell>
          <table:table-cell/>
        </table:table-row>
        <table:table-row table:style-name="ro2">
          <table:table-cell office:value-type="string" calcext:value-type="string">
            <text:p>灭</text:p>
          </table:table-cell>
          <table:table-cell/>
        </table:table-row>
        <table:table-row table:style-name="ro2">
          <table:table-cell office:value-type="string" calcext:value-type="string">
            <text:p>并</text:p>
          </table:table-cell>
          <table:table-cell/>
        </table:table-row>
        <table:table-row table:style-name="ro2">
          <table:table-cell office:value-type="string" calcext:value-type="string">
            <text:p>中</text:p>
          </table:table-cell>
          <table:table-cell/>
        </table:table-row>
        <table:table-row table:style-name="ro2">
          <table:table-cell office:value-type="string" calcext:value-type="string">
            <text:p>国</text:p>
          </table:table-cell>
          <table:table-cell/>
        </table:table-row>
        <table:table-row table:style-name="ro1">
          <table:table-cell office:value-type="string" calcext:value-type="string">
            <text:p>兼</text:p>
          </table:table-cell>
          <table:table-cell office:value-type="string" calcext:value-type="string">
            <text:p>Chien is composed of 手 shou a hand holding two 禾 ho ears of grain. The latter combination was formerly its radical; it is now classed under radical 八 pa (line 88).</text:p>
          </table:table-cell>
        </table:table-row>
        <table:table-row table:style-name="ro1">
          <table:table-cell office:value-type="string" calcext:value-type="string">
            <text:p>戎</text:p>
          </table:table-cell>
          <table:table-cell office:value-type="string" calcext:value-type="string">
            <text:p>Jung is composed of 戈 ko spear as radical, and a contraction or corruption of 甲 chia a cuirass. It is a general term for weapons, but here refers to a race of barbarians.</text:p>
          </table:table-cell>
        </table:table-row>
        <table:table-row table:style-name="ro1">
          <table:table-cell office:value-type="string" calcext:value-type="string">
            <text:p>翟</text:p>
          </table:table-cell>
          <table:table-cell office:value-type="string" calcext:value-type="string">
            <text:p>Ti is composed of 羽 yü feathers as radical and 隹 chui birds. It means a kind of pheasant, feathers, etc., but here refers to a race of barbarians. Also read tsê, and in Peking chai.</text:p>
          </table:table-cell>
        </table:table-row>
        <table:table-row table:style-name="ro2">
          <table:table-cell office:value-type="string" calcext:value-type="string">
            <text:p>明</text:p>
          </table:table-cell>
          <table:table-cell/>
        </table:table-row>
        <table:table-row table:style-name="ro1">
          <table:table-cell office:value-type="string" calcext:value-type="string">
            <text:p>太</text:p>
          </table:table-cell>
          <table:table-cell office:value-type="string" calcext:value-type="string">
            <text:p>T'ai was originally an old form of 大 ta great. The dot was added in order to distinguish between the two after the reduction of their old forms into one and the same symbol. Also written 泰. It is here the equivalent of 高 kao in line 215.</text:p>
          </table:table-cell>
        </table:table-row>
        <table:table-row table:style-name="ro2">
          <table:table-cell office:value-type="string" calcext:value-type="string">
            <text:p>祖</text:p>
          </table:table-cell>
          <table:table-cell/>
        </table:table-row>
        <table:table-row table:style-name="ro2">
          <table:table-cell office:value-type="string" calcext:value-type="string">
            <text:p>久</text:p>
          </table:table-cell>
          <table:table-cell/>
        </table:table-row>
        <table:table-row table:style-name="ro2">
          <table:table-cell office:value-type="string" calcext:value-type="string">
            <text:p>亲</text:p>
          </table:table-cell>
          <table:table-cell/>
        </table:table-row>
        <table:table-row table:style-name="ro2">
          <table:table-cell office:value-type="string" calcext:value-type="string">
            <text:p>师</text:p>
          </table:table-cell>
          <table:table-cell/>
        </table:table-row>
        <table:table-row table:style-name="ro2">
          <table:table-cell office:value-type="string" calcext:value-type="string">
            <text:p>传</text:p>
          </table:table-cell>
          <table:table-cell/>
        </table:table-row>
        <table:table-row table:style-name="ro2">
          <table:table-cell office:value-type="string" calcext:value-type="string">
            <text:p>建</text:p>
          </table:table-cell>
          <table:table-cell/>
        </table:table-row>
        <table:table-row table:style-name="ro2">
          <table:table-cell office:value-type="string" calcext:value-type="string">
            <text:p>文</text:p>
          </table:table-cell>
          <table:table-cell/>
        </table:table-row>
        <table:table-row table:style-name="ro2">
          <table:table-cell office:value-type="string" calcext:value-type="string">
            <text:p>方</text:p>
          </table:table-cell>
          <table:table-cell/>
        </table:table-row>
        <table:table-row table:style-name="ro2">
          <table:table-cell office:value-type="string" calcext:value-type="string">
            <text:p>四</text:p>
          </table:table-cell>
          <table:table-cell/>
        </table:table-row>
        <table:table-row table:style-name="ro2">
          <table:table-cell office:value-type="string" calcext:value-type="string">
            <text:p>祀</text:p>
          </table:table-cell>
          <table:table-cell office:value-type="string" calcext:value-type="string">
            <text:p>Ssŭ means to sacrifice; hence, probably in reference to the great annual sacrifices, it comes to mean a year. [That is to say, the second Emperor sat on the throne only four years with his capital at Nanking.]</text:p>
          </table:table-cell>
        </table:table-row>
        <table:table-row table:style-name="ro2">
          <table:table-cell office:value-type="string" calcext:value-type="string">
            <text:p>迁</text:p>
          </table:table-cell>
          <table:table-cell/>
        </table:table-row>
        <table:table-row table:style-name="ro2">
          <table:table-cell office:value-type="string" calcext:value-type="string">
            <text:p>北</text:p>
          </table:table-cell>
          <table:table-cell/>
        </table:table-row>
        <table:table-row table:style-name="ro1">
          <table:table-cell office:value-type="string" calcext:value-type="string">
            <text:p>京</text:p>
          </table:table-cell>
          <table:table-cell office:value-type="string" calcext:value-type="string">
            <text:p>Ching is composed of a contraction of 高 kao high and a vertical line, and is supposed to picture a high mound (cf. capitolium). It was formerly a radical, but is now classed under 亠 t'ou, the meaning of which is unknown.</text:p>
          </table:table-cell>
        </table:table-row>
        <table:table-row table:style-name="ro2">
          <table:table-cell office:value-type="string" calcext:value-type="string">
            <text:p>永</text:p>
          </table:table-cell>
          <table:table-cell office:value-type="string" calcext:value-type="string">
            <text:p>Yung is a picture of water flowing away, and means long, for ever, eternal = dum defluat amnis. It is now classed under radical shui water. See line 158.</text:p>
          </table:table-cell>
        </table:table-row>
        <table:table-row table:style-name="ro2">
          <table:table-cell office:value-type="string" calcext:value-type="string">
            <text:p>乐</text:p>
          </table:table-cell>
          <table:table-cell/>
        </table:table-row>
        <table:table-row table:style-name="ro1">
          <table:table-cell office:value-type="string" calcext:value-type="string">
            <text:p>嗣</text:p>
          </table:table-cell>
          <table:table-cell office:value-type="string" calcext:value-type="string">
            <text:p>Ssŭ is composed of a bundle of tokens of authority given by the suzerain to his vassals, with 口 k'ou mouth above as radical, and 司 ssŭ official as phonetic (line 80). It is commonly used in the senses of heir, to inherit.</text:p>
          </table:table-cell>
        </table:table-row>
        <table:table-row table:style-name="ro2">
          <table:table-cell office:value-type="string" calcext:value-type="string">
            <text:p>逮</text:p>
          </table:table-cell>
          <table:table-cell/>
        </table:table-row>
        <table:table-row table:style-name="ro1">
          <table:table-cell office:value-type="string" calcext:value-type="string">
            <text:p>崇</text:p>
          </table:table-cell>
          <table:table-cell office:value-type="string" calcext:value-type="string">
            <text:p>Ch'ung is composed of 山 shan hills as radical, and 宗 tsung ancestral as phonetic. It means high.</text:p>
          </table:table-cell>
        </table:table-row>
        <table:table-row table:style-name="ro1">
          <table:table-cell office:value-type="string" calcext:value-type="string">
            <text:p>祯</text:p>
          </table:table-cell>
          <table:table-cell office:value-type="string" calcext:value-type="string">
            <text:p>Chêng is composed of 示 shih divine manifestation as radical and 貞 chêng or chên chaste as phonetic. It means lucky, but here stands, with Ch'ung, for the title of the reign of the last Emperor of the Ming dynasty, who came to the throne in A.D. 1628.</text:p>
          </table:table-cell>
        </table:table-row>
        <table:table-row table:style-name="ro1">
          <table:table-cell office:value-type="string" calcext:value-type="string">
            <text:p>煤</text:p>
          </table:table-cell>
          <table:table-cell office:value-type="string" calcext:value-type="string">
            <text:p>Mei is composed of 火 huo fire as radical and 某 (line 43) as phonetic. It means soot, and is also used for charcoal.</text:p>
          </table:table-cell>
        </table:table-row>
        <table:table-row table:style-name="ro2">
          <table:table-cell office:value-type="string" calcext:value-type="string">
            <text:p>山</text:p>
          </table:table-cell>
          <table:table-cell/>
        </table:table-row>
        <table:table-row table:style-name="ro1">
          <table:table-cell office:value-type="string" calcext:value-type="string">
            <text:p>逝</text:p>
          </table:table-cell>
          <table:table-cell office:value-type="string" calcext:value-type="string">
            <text:p>Shih is composed of the walking radical with 折 shê (line 145) as phonetic, and means to go, to pass away.</text:p>
          </table:table-cell>
        </table:table-row>
        <table:table-row table:style-name="ro2">
          <table:table-cell office:value-type="string" calcext:value-type="string">
            <text:p>辽</text:p>
          </table:table-cell>
          <table:table-cell/>
        </table:table-row>
        <table:table-row table:style-name="ro2">
          <table:table-cell office:value-type="string" calcext:value-type="string">
            <text:p>于</text:p>
          </table:table-cell>
          <table:table-cell/>
        </table:table-row>
        <table:table-row table:style-name="ro2">
          <table:table-cell office:value-type="string" calcext:value-type="string">
            <text:p>金</text:p>
          </table:table-cell>
          <table:table-cell/>
        </table:table-row>
        <table:table-row table:style-name="ro2">
          <table:table-cell office:value-type="string" calcext:value-type="string">
            <text:p>皆</text:p>
          </table:table-cell>
          <table:table-cell/>
        </table:table-row>
        <table:table-row table:style-name="ro2">
          <table:table-cell office:value-type="string" calcext:value-type="string">
            <text:p>称</text:p>
          </table:table-cell>
          <table:table-cell/>
        </table:table-row>
        <table:table-row table:style-name="ro2">
          <table:table-cell office:value-type="string" calcext:value-type="string">
            <text:p>帝</text:p>
          </table:table-cell>
          <table:table-cell/>
        </table:table-row>
        <table:table-row table:style-name="ro2">
          <table:table-cell office:value-type="string" calcext:value-type="string">
            <text:p>元</text:p>
          </table:table-cell>
          <table:table-cell/>
        </table:table-row>
        <table:table-row table:style-name="ro2">
          <table:table-cell office:value-type="string" calcext:value-type="string">
            <text:p>灭</text:p>
          </table:table-cell>
          <table:table-cell/>
        </table:table-row>
        <table:table-row table:style-name="ro2">
          <table:table-cell office:value-type="string" calcext:value-type="string">
            <text:p>金</text:p>
          </table:table-cell>
          <table:table-cell/>
        </table:table-row>
        <table:table-row table:style-name="ro1">
          <table:table-cell office:value-type="string" calcext:value-type="string">
            <text:p>绝</text:p>
          </table:table-cell>
          <table:table-cell office:value-type="string" calcext:value-type="string">
            <text:p>Chüeh is composed of 糸 ssŭ silk as radical, with 刀 tao knife over an obsolete word for half a tally. Its original meaning was to cut silk in two. [The radical 色 sê colour is a corruption of 人 jen man over the half tally.]</text:p>
          </table:table-cell>
        </table:table-row>
        <table:table-row table:style-name="ro2">
          <table:table-cell office:value-type="string" calcext:value-type="string">
            <text:p>宋</text:p>
          </table:table-cell>
          <table:table-cell/>
        </table:table-row>
        <table:table-row table:style-name="ro2">
          <table:table-cell office:value-type="string" calcext:value-type="string">
            <text:p>世</text:p>
          </table:table-cell>
          <table:table-cell/>
        </table:table-row>
        <table:table-row table:style-name="ro1">
          <table:table-cell office:value-type="string" calcext:value-type="string">
            <text:p>莅</text:p>
          </table:table-cell>
          <table:table-cell office:value-type="string" calcext:value-type="string">
            <text:p>Li is composed of 水 shui water as radical and 位 wei a seat, an official post. It is often written 莅 .</text:p>
          </table:table-cell>
        </table:table-row>
        <table:table-row table:style-name="ro2">
          <table:table-cell office:value-type="string" calcext:value-type="string">
            <text:p>中</text:p>
          </table:table-cell>
          <table:table-cell/>
        </table:table-row>
        <table:table-row table:style-name="ro2">
          <table:table-cell office:value-type="string" calcext:value-type="string">
            <text:p>国</text:p>
          </table:table-cell>
          <table:table-cell/>
        </table:table-row>
        <table:table-row table:style-name="ro2">
          <table:table-cell office:value-type="string" calcext:value-type="string">
            <text:p>兼</text:p>
          </table:table-cell>
          <table:table-cell/>
        </table:table-row>
        <table:table-row table:style-name="ro2">
          <table:table-cell office:value-type="string" calcext:value-type="string">
            <text:p>戎</text:p>
          </table:table-cell>
          <table:table-cell/>
        </table:table-row>
        <table:table-row table:style-name="ro1">
          <table:table-cell office:value-type="string" calcext:value-type="string">
            <text:p>翟</text:p>
          </table:table-cell>
          <table:table-cell office:value-type="string" calcext:value-type="string">
            <text:p>Ti is here used for 狄 ti, which is composed of 犬 ch'üan dog as radical, with an abbreviation of 亦 i also as phonetic. The barbarians in question were thought to have descended from dogs. See line 254J.</text:p>
          </table:table-cell>
        </table:table-row>
        <table:table-row table:style-name="ro2">
          <table:table-cell office:value-type="string" calcext:value-type="string">
            <text:p>九</text:p>
          </table:table-cell>
          <table:table-cell/>
        </table:table-row>
        <table:table-row table:style-name="ro2">
          <table:table-cell office:value-type="string" calcext:value-type="string">
            <text:p>十</text:p>
          </table:table-cell>
          <table:table-cell/>
        </table:table-row>
        <table:table-row table:style-name="ro2">
          <table:table-cell office:value-type="string" calcext:value-type="string">
            <text:p>年</text:p>
          </table:table-cell>
          <table:table-cell/>
        </table:table-row>
        <table:table-row table:style-name="ro2">
          <table:table-cell office:value-type="string" calcext:value-type="string">
            <text:p>国</text:p>
          </table:table-cell>
          <table:table-cell/>
        </table:table-row>
        <table:table-row table:style-name="ro1">
          <table:table-cell office:value-type="string" calcext:value-type="string">
            <text:p>祚</text:p>
          </table:table-cell>
          <table:table-cell office:value-type="string" calcext:value-type="string">
            <text:p>Tsu is composed of 示 shih divine manifestation as radical, with 乍 (line 123) as phonetic.</text:p>
          </table:table-cell>
        </table:table-row>
        <table:table-row table:style-name="ro1">
          <table:table-cell office:value-type="string" calcext:value-type="string">
            <text:p>废</text:p>
          </table:table-cell>
          <table:table-cell office:value-type="string" calcext:value-type="string">
            <text:p>Fei is composed of the obsolete radical 广 yen a shelter, with 發 (line 293) as phonetic. It originally meant a falling house.</text:p>
          </table:table-cell>
        </table:table-row>
        <table:table-row table:style-name="ro2">
          <table:table-cell office:value-type="string" calcext:value-type="string">
            <text:p>太</text:p>
          </table:table-cell>
          <table:table-cell/>
        </table:table-row>
        <table:table-row table:style-name="ro2">
          <table:table-cell office:value-type="string" calcext:value-type="string">
            <text:p>祖</text:p>
          </table:table-cell>
          <table:table-cell/>
        </table:table-row>
        <table:table-row table:style-name="ro2">
          <table:table-cell office:value-type="string" calcext:value-type="string">
            <text:p>兴</text:p>
          </table:table-cell>
          <table:table-cell/>
        </table:table-row>
        <table:table-row table:style-name="ro2">
          <table:table-cell office:value-type="string" calcext:value-type="string">
            <text:p>国</text:p>
          </table:table-cell>
          <table:table-cell/>
        </table:table-row>
        <table:table-row table:style-name="ro2">
          <table:table-cell office:value-type="string" calcext:value-type="string">
            <text:p>大</text:p>
          </table:table-cell>
          <table:table-cell/>
        </table:table-row>
        <table:table-row table:style-name="ro2">
          <table:table-cell office:value-type="string" calcext:value-type="string">
            <text:p>明</text:p>
          </table:table-cell>
          <table:table-cell/>
        </table:table-row>
        <table:table-row table:style-name="ro2">
          <table:table-cell office:value-type="string" calcext:value-type="string">
            <text:p>号</text:p>
          </table:table-cell>
          <table:table-cell/>
        </table:table-row>
        <table:table-row table:style-name="ro1">
          <table:table-cell office:value-type="string" calcext:value-type="string">
            <text:p>洪</text:p>
          </table:table-cell>
          <table:table-cell office:value-type="string" calcext:value-type="string">
            <text:p>Hung is composed of 水 shui water as radical, with 共 kung (line 100) as phonetic. It originally meant an inundation (line 187).</text:p>
          </table:table-cell>
        </table:table-row>
        <table:table-row table:style-name="ro2">
          <table:table-cell office:value-type="string" calcext:value-type="string">
            <text:p>武</text:p>
          </table:table-cell>
          <table:table-cell/>
        </table:table-row>
        <table:table-row table:style-name="ro2">
          <table:table-cell office:value-type="string" calcext:value-type="string">
            <text:p>都</text:p>
          </table:table-cell>
          <table:table-cell/>
        </table:table-row>
        <table:table-row table:style-name="ro2">
          <table:table-cell office:value-type="string" calcext:value-type="string">
            <text:p>金</text:p>
          </table:table-cell>
          <table:table-cell/>
        </table:table-row>
        <table:table-row table:style-name="ro2">
          <table:table-cell office:value-type="string" calcext:value-type="string">
            <text:p>陵</text:p>
          </table:table-cell>
          <table:table-cell/>
        </table:table-row>
        <table:table-row table:style-name="ro2">
          <table:table-cell office:value-type="string" calcext:value-type="string">
            <text:p>逮</text:p>
          </table:table-cell>
          <table:table-cell/>
        </table:table-row>
        <table:table-row table:style-name="ro2">
          <table:table-cell office:value-type="string" calcext:value-type="string">
            <text:p>成</text:p>
          </table:table-cell>
          <table:table-cell/>
        </table:table-row>
        <table:table-row table:style-name="ro2">
          <table:table-cell office:value-type="string" calcext:value-type="string">
            <text:p>祖</text:p>
          </table:table-cell>
          <table:table-cell/>
        </table:table-row>
        <table:table-row table:style-name="ro2">
          <table:table-cell office:value-type="string" calcext:value-type="string">
            <text:p>迁</text:p>
          </table:table-cell>
          <table:table-cell/>
        </table:table-row>
        <table:table-row table:style-name="ro2">
          <table:table-cell office:value-type="string" calcext:value-type="string">
            <text:p>燕</text:p>
          </table:table-cell>
          <table:table-cell/>
        </table:table-row>
        <table:table-row table:style-name="ro2">
          <table:table-cell office:value-type="string" calcext:value-type="string">
            <text:p>京</text:p>
          </table:table-cell>
          <table:table-cell/>
        </table:table-row>
        <table:table-row table:style-name="ro2">
          <table:table-cell office:value-type="string" calcext:value-type="string">
            <text:p>十</text:p>
          </table:table-cell>
          <table:table-cell/>
        </table:table-row>
        <table:table-row table:style-name="ro2">
          <table:table-cell office:value-type="string" calcext:value-type="string">
            <text:p>七</text:p>
          </table:table-cell>
          <table:table-cell/>
        </table:table-row>
        <table:table-row table:style-name="ro2">
          <table:table-cell office:value-type="string" calcext:value-type="string">
            <text:p>世</text:p>
          </table:table-cell>
          <table:table-cell/>
        </table:table-row>
        <table:table-row table:style-name="ro2">
          <table:table-cell office:value-type="string" calcext:value-type="string">
            <text:p>至</text:p>
          </table:table-cell>
          <table:table-cell/>
        </table:table-row>
        <table:table-row table:style-name="ro2">
          <table:table-cell office:value-type="string" calcext:value-type="string">
            <text:p>崇</text:p>
          </table:table-cell>
          <table:table-cell/>
        </table:table-row>
        <table:table-row table:style-name="ro2">
          <table:table-cell office:value-type="string" calcext:value-type="string">
            <text:p>祯</text:p>
          </table:table-cell>
          <table:table-cell/>
        </table:table-row>
        <table:table-row table:style-name="ro1">
          <table:table-cell office:value-type="string" calcext:value-type="string">
            <text:p>权</text:p>
          </table:table-cell>
          <table:table-cell office:value-type="string" calcext:value-type="string">
            <text:p>Ch'üan is composed of 木 mu tree or wood as radical, with an obsolete word meaning small goblet and pronounced kuan as phonetic.</text:p>
          </table:table-cell>
        </table:table-row>
        <table:table-row table:style-name="ro1">
          <table:table-cell office:value-type="string" calcext:value-type="string">
            <text:p>奄</text:p>
          </table:table-cell>
          <table:table-cell office:value-type="string" calcext:value-type="string">
            <text:p>Yen is composed of 大 ta great as radical, with 申 shên to extend as phonetic. One of its original meanings was to open out.</text:p>
          </table:table-cell>
        </table:table-row>
        <table:table-row table:style-name="ro1">
          <table:table-cell office:value-type="string" calcext:value-type="string">
            <text:p>肆</text:p>
          </table:table-cell>
          <table:table-cell office:value-type="string" calcext:value-type="string">
            <text:p>Ssŭ is composed of 長 ch'ang long as radical, with 隶 tai (line 235), here read shih, as phonetic.</text:p>
          </table:table-cell>
        </table:table-row>
        <table:table-row table:style-name="ro1">
          <table:table-cell office:value-type="string" calcext:value-type="string">
            <text:p>寇</text:p>
          </table:table-cell>
          <table:table-cell office:value-type="string" calcext:value-type="string">
            <text:p>K'ou is composed of 攴 p'u to tap as radical, and 完 wan to finish. It originally meant violent, and has been explained as referring to the completion of a gang or force previous to issuing forth. It is now classed under radical 宀 mien shelter, roof.</text:p>
          </table:table-cell>
        </table:table-row>
        <table:table-row table:style-name="ro2">
          <table:table-cell office:value-type="string" calcext:value-type="string">
            <text:p>如</text:p>
          </table:table-cell>
          <table:table-cell/>
        </table:table-row>
        <table:table-row table:style-name="ro2">
          <table:table-cell office:value-type="string" calcext:value-type="string">
            <text:p>林</text:p>
          </table:table-cell>
          <table:table-cell/>
        </table:table-row>
        <table:table-row table:style-name="ro2">
          <table:table-cell office:value-type="string" calcext:value-type="string">
            <text:p>至</text:p>
          </table:table-cell>
          <table:table-cell/>
        </table:table-row>
        <table:table-row table:style-name="ro1">
          <table:table-cell office:value-type="string" calcext:value-type="string">
            <text:p>李</text:p>
          </table:table-cell>
          <table:table-cell office:value-type="string" calcext:value-type="string">
            <text:p>Li is composed of 木 mu tree as radical over 子 tzŭ child as phonetic. It means plum, but is here a surname.</text:p>
          </table:table-cell>
        </table:table-row>
        <table:table-row table:style-name="ro1">
          <table:table-cell office:value-type="string" calcext:value-type="string">
            <text:p>闯</text:p>
          </table:table-cell>
          <table:table-cell office:value-type="string" calcext:value-type="string">
            <text:p>Ch'uang is composed of 門 men a, door as radical, and 馬 ma a horse, q.d. a horse rushing out, bursting forth, etc., but is here a name taken by the rebel 李自成 Li Tzŭ-ch'eng, to whose sedition the fall of the Ming dynasty was mostly due.</text:p>
          </table:table-cell>
        </table:table-row>
        <table:table-row table:style-name="ro2">
          <table:table-cell office:value-type="string" calcext:value-type="string">
            <text:p>神</text:p>
          </table:table-cell>
          <table:table-cell/>
        </table:table-row>
        <table:table-row table:style-name="ro2">
          <table:table-cell office:value-type="string" calcext:value-type="string">
            <text:p>器</text:p>
          </table:table-cell>
          <table:table-cell/>
        </table:table-row>
        <table:table-row table:style-name="ro1">
          <table:table-cell office:value-type="string" calcext:value-type="string">
            <text:p>焚</text:p>
          </table:table-cell>
          <table:table-cell office:value-type="string" calcext:value-type="string">
            <text:p>Fên is composed of 火 huo fire as radical below 林 lin a forest (see 254r) as phonetic.</text:p>
          </table:table-cell>
        </table:table-row>
        <table:table-row table:style-name="ro1">
          <table:table-cell office:value-type="string" calcext:value-type="string">
            <text:p>清</text:p>
          </table:table-cell>
          <table:table-cell office:value-type="string" calcext:value-type="string">
            <text:p>Ch'ing is composed of 水 shui water as radical, with 青 ch'ing the colour of nature as phonetic.</text:p>
          </table:table-cell>
        </table:table-row>
        <table:table-row table:style-name="ro2">
          <table:table-cell office:value-type="string" calcext:value-type="string">
            <text:p>太</text:p>
          </table:table-cell>
          <table:table-cell/>
        </table:table-row>
        <table:table-row table:style-name="ro2">
          <table:table-cell office:value-type="string" calcext:value-type="string">
            <text:p>祖</text:p>
          </table:table-cell>
          <table:table-cell/>
        </table:table-row>
        <table:table-row table:style-name="ro2">
          <table:table-cell office:value-type="string" calcext:value-type="string">
            <text:p>应</text:p>
          </table:table-cell>
          <table:table-cell/>
        </table:table-row>
        <table:table-row table:style-name="ro1">
          <table:table-cell office:value-type="string" calcext:value-type="string">
            <text:p>景</text:p>
          </table:table-cell>
          <table:table-cell office:value-type="string" calcext:value-type="string">
            <text:p>Ching is composed of 日 jih sun as radical, with 京 ching city as phonetic; q.d. the sun shining on a city.</text:p>
          </table:table-cell>
        </table:table-row>
        <table:table-row table:style-name="ro1">
          <table:table-cell office:value-type="string" calcext:value-type="string">
            <text:p>命</text:p>
          </table:table-cell>
          <table:table-cell office:value-type="string" calcext:value-type="string">
            <text:p>Ming is composed of 口 k'ou mouth, its old radical, with 令 ling a command (see 271) as phonetic. It is also commonly used in the sense of destiny, as being the command or will of God.</text:p>
          </table:table-cell>
        </table:table-row>
        <table:table-row table:style-name="ro1">
          <table:table-cell office:value-type="string" calcext:value-type="string">
            <text:p>靖</text:p>
          </table:table-cell>
          <table:table-cell office:value-type="string" calcext:value-type="string">
            <text:p>Ching is composed of 立 li to establish as radical, with 青 ch'ing the colour of nature as phonetic.</text:p>
          </table:table-cell>
        </table:table-row>
        <table:table-row table:style-name="ro2">
          <table:table-cell office:value-type="string" calcext:value-type="string">
            <text:p>四</text:p>
          </table:table-cell>
          <table:table-cell/>
        </table:table-row>
        <table:table-row table:style-name="ro2">
          <table:table-cell office:value-type="string" calcext:value-type="string">
            <text:p>方</text:p>
          </table:table-cell>
          <table:table-cell/>
        </table:table-row>
        <table:table-row table:style-name="ro1">
          <table:table-cell office:value-type="string" calcext:value-type="string">
            <text:p>克</text:p>
          </table:table-cell>
          <table:table-cell office:value-type="string" calcext:value-type="string">
            <text:p>K'o is regarded as a picture of a man carving wood in a house, and originally meant to bear on the shoulders. It is now classed under radical 儿, No. 10.</text:p>
          </table:table-cell>
        </table:table-row>
        <table:table-row table:style-name="ro2">
          <table:table-cell office:value-type="string" calcext:value-type="string">
            <text:p>大</text:p>
          </table:table-cell>
          <table:table-cell/>
        </table:table-row>
        <table:table-row table:style-name="ro1">
          <table:table-cell office:value-type="string" calcext:value-type="string">
            <text:p>定</text:p>
          </table:table-cell>
          <table:table-cell office:value-type="string" calcext:value-type="string">
            <text:p>Ting is composed of 宀 mien roof or shelter as radical, with 正 chêng (line 326) as phonetic.</text:p>
          </table:table-cell>
        </table:table-row>
        <table:table-row table:style-name="ro2">
          <table:table-cell office:value-type="string" calcext:value-type="string">
            <text:p>廿</text:p>
          </table:table-cell>
          <table:table-cell/>
        </table:table-row>
        <table:table-row table:style-name="ro2">
          <table:table-cell office:value-type="string" calcext:value-type="string">
            <text:p>二</text:p>
          </table:table-cell>
          <table:table-cell/>
        </table:table-row>
        <table:table-row table:style-name="ro2">
          <table:table-cell office:value-type="string" calcext:value-type="string">
            <text:p>史</text:p>
          </table:table-cell>
          <table:table-cell office:value-type="string" calcext:value-type="string">
            <text:p>&lt;b&gt;Shih&lt;/b&gt; see &lt;a href="https://en.wikisource.org/wiki/San_Tzu_Ching/San_Tzu_Ching#line176" title="San Tzu Ching/San Tzu Ching"&gt;line 176&lt;/a&gt;. [The above number includes all the dynastic histories down to and inclusive of the History of the Five Dynasties. See &lt;i&gt;Appendices&lt;/i&gt; &lt;a href="https://en.wikisource.org/wiki/San_Tzu_Ching/Appendix_3" title="San Tzu Ching/Appendix 3"&gt;III&lt;/a&gt;, &lt;a href="https://en.wikisource.org/wiki/San_Tzu_Ching/Appendix_4" title="San Tzu Ching/Appendix 4"&gt;IV&lt;/a&gt;, &lt;a href="https://en.wikisource.org/wiki/San_Tzu_Ching/Appendix_5" title="San Tzu Ching/Appendix 5"&gt;V&lt;/a&gt;, and &lt;a href="https://en.wikisource.org/wiki/San_Tzu_Ching/Appendix_6" title="San Tzu Ching/Appendix 6"&gt;VI&lt;/a&gt;, where the numbers of the dynasties are 22, 21, 21, and 19, respectively.] &lt;/p&gt;&lt;table style="margin:auto; text-align:center;"&gt;&lt;tbody&gt;&lt;tr&gt;&lt;td style="width:1em"&gt;&lt;b&gt;256.&lt;/b&gt;&lt;/td&gt;&lt;td style="padding-bottom:1em;"&gt;&lt;span id="line256"&gt;&lt;/span&gt;</text:p>
          </table:table-cell>
        </table:table-row>
        <table:table-row table:style-name="ro1">
          <table:table-cell office:value-type="string" calcext:value-type="string">
            <text:p>全</text:p>
          </table:table-cell>
          <table:table-cell office:value-type="string" calcext:value-type="string">
            <text:p>&lt;b&gt;Ch'üan&lt;/b&gt; is composed of 入 &lt;i&gt;ju&lt;/i&gt; to enter as radical, and 玉 &lt;i&gt;yü&lt;/i&gt; jade, minus the dot, and means complete, perfect.&lt;/p&gt;</text:p>
          </table:table-cell>
        </table:table-row>
        <table:table-row table:style-name="ro1">
          <table:table-cell office:value-type="string" calcext:value-type="string">
            <text:p>在</text:p>
          </table:table-cell>
          <table:table-cell office:value-type="string" calcext:value-type="string">
            <text:p>&lt;b&gt;Tsai&lt;/b&gt; is composed of 土 &lt;i&gt;t'u&lt;/i&gt; earth as radical, and 才 (lines &lt;a href="https://en.wikisource.org/wiki/San_Tzu_Ching/San_Tzu_Ching#line49" title="San Tzu Ching/San Tzu Ching"&gt;49&lt;/a&gt;, &lt;a href="https://en.wikisource.org/wiki/San_Tzu_Ching/Appendix_3#line254D" title="San Tzu Ching/Appendix 3"&gt;254&lt;span style="font-size: 83%;"&gt;D&lt;/span&gt;&lt;/a&gt;) as phonetic, and means to be, to exist, to remain.&lt;/p&gt;</text:p>
          </table:table-cell>
        </table:table-row>
        <table:table-row table:style-name="ro1">
          <table:table-cell office:value-type="string" calcext:value-type="string">
            <text:p>兹</text:p>
          </table:table-cell>
          <table:table-cell office:value-type="string" calcext:value-type="string">
            <text:p>&lt;b&gt;Tzŭ&lt;/b&gt; is composed of 艸 &lt;i&gt;ts'ao&lt;/i&gt; vegetation as radical, with 幺 &lt;i&gt;yao&lt;/i&gt;&lt;sup&gt;&lt;small&gt;1&lt;/small&gt;&lt;/sup&gt; tender, duplicated. It means this, here, now, etc. [Eitel erroneously supplies "events" as a subject for &lt;i&gt;tsai&lt;/i&gt;.]&lt;/p&gt;</text:p>
          </table:table-cell>
        </table:table-row>
        <table:table-row table:style-name="ro2">
          <table:table-cell office:value-type="string" calcext:value-type="string">
            <text:p>载</text:p>
          </table:table-cell>
          <table:table-cell office:value-type="string" calcext:value-type="string">
            <text:p>&lt;b&gt;Tsai&lt;/b&gt; see &lt;a href="https://en.wikisource.org/wiki/San_Tzu_Ching/San_Tzu_Ching#line193" title="San Tzu Ching/San Tzu Ching"&gt;line 193&lt;/a&gt;.&lt;/p&gt;</text:p>
          </table:table-cell>
        </table:table-row>
        <table:table-row table:style-name="ro2">
          <table:table-cell office:value-type="string" calcext:value-type="string">
            <text:p>治</text:p>
          </table:table-cell>
          <table:table-cell office:value-type="string" calcext:value-type="string">
            <text:p>&lt;b&gt;Chih&lt;/b&gt; see &lt;a href="https://en.wikisource.org/wiki/San_Tzu_Ching/San_Tzu_Ching#line130" title="San Tzu Ching/San Tzu Ching"&gt;line 130&lt;/a&gt;. It especially means to govern a country according to eternal principles, and also to cure a disease. Eitel has "good (&lt;i&gt;sic&lt;/i&gt;) &lt;i&gt;government&lt;/i&gt;" as if good was not part of the actual word, which of course it is.&lt;/p&gt;</text:p>
          </table:table-cell>
        </table:table-row>
        <table:table-row table:style-name="ro1">
          <table:table-cell office:value-type="string" calcext:value-type="string">
            <text:p>乱</text:p>
          </table:table-cell>
          <table:table-cell office:value-type="string" calcext:value-type="string">
            <text:p>&lt;b&gt;Luan&lt;/b&gt; is composed of 乙 &lt;i&gt;i&lt;/i&gt; a cyclical character, as radical, with 𤔔 &lt;i&gt;luan&lt;/i&gt; to govern as phonetic, and originally meant to govern well, but is now used in the senses of rebellion, anarchy, confusion, etc.&lt;/p&gt;</text:p>
          </table:table-cell>
        </table:table-row>
        <table:table-row table:style-name="ro1">
          <table:table-cell office:value-type="string" calcext:value-type="string">
            <text:p>知</text:p>
          </table:table-cell>
          <table:table-cell office:value-type="string" calcext:value-type="string">
            <text:p>&lt;b&gt;Chih&lt;/b&gt; see &lt;a href="https://en.wikisource.org/wiki/San_Tzu_Ching/San_Tzu_Ching#line28" title="San Tzu Ching/San Tzu Ching"&gt;line 28&lt;/a&gt;. [和 &lt;i&gt;ho&lt;/i&gt; harmony, here = with, is found as a variant.]&lt;/p&gt;</text:p>
          </table:table-cell>
        </table:table-row>
        <table:table-row table:style-name="ro2">
          <table:table-cell office:value-type="string" calcext:value-type="string">
            <text:p>兴</text:p>
          </table:table-cell>
          <table:table-cell office:value-type="string" calcext:value-type="string">
            <text:p>&lt;b&gt;Hsing&lt;/b&gt; see &lt;a href="https://en.wikisource.org/wiki/San_Tzu_Ching/San_Tzu_Ching#line215" title="San Tzu Ching/San Tzu Ching"&gt;line 215&lt;/a&gt;.&lt;/p&gt;</text:p>
          </table:table-cell>
        </table:table-row>
        <table:table-row table:style-name="ro1">
          <table:table-cell office:value-type="string" calcext:value-type="string">
            <text:p>衰</text:p>
          </table:table-cell>
          <table:table-cell office:value-type="string" calcext:value-type="string">
            <text:p>&lt;b&gt;Shuai&lt;/b&gt; is composed of 衣 &lt;i&gt;i&lt;/i&gt; clothes as radical, with a corruption of what was once a picture of grass or coir, and was pronounced so = a rain-coat, for which 蓑 is now used. Read &lt;i&gt;shuai&lt;/i&gt; and coupled with &lt;i&gt;hsing&lt;/i&gt; it means the decadence which is supposed to follow and precede with unerring regularity all periods of national or private prosperity. [The lessons rather than the facts of history are here emphasised.]&lt;/p&gt;</text:p>
          </table:table-cell>
        </table:table-row>
        <table:table-row table:style-name="ro2">
          <table:table-cell office:value-type="string" calcext:value-type="string">
            <text:p>读</text:p>
          </table:table-cell>
          <table:table-cell office:value-type="string" calcext:value-type="string">
            <text:p>&lt;b&gt;Tu&lt;/b&gt; see &lt;a href="https://en.wikisource.org/wiki/San_Tzu_Ching/San_Tzu_Ching#line110" title="San Tzu Ching/San Tzu Ching"&gt;line 110&lt;/a&gt;.&lt;/p&gt;</text:p>
          </table:table-cell>
        </table:table-row>
        <table:table-row table:style-name="ro2">
          <table:table-cell office:value-type="string" calcext:value-type="string">
            <text:p>史</text:p>
          </table:table-cell>
          <table:table-cell office:value-type="string" calcext:value-type="string">
            <text:p>&lt;b&gt;Shih&lt;/b&gt; see &lt;a href="https://en.wikisource.org/wiki/San_Tzu_Ching/San_Tzu_Ching#line176" title="San Tzu Ching/San Tzu Ching"&gt;line 176&lt;/a&gt;.&lt;/p&gt;</text:p>
          </table:table-cell>
        </table:table-row>
        <table:table-row table:style-name="ro2">
          <table:table-cell office:value-type="string" calcext:value-type="string">
            <text:p>书</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1">
          <table:table-cell office:value-type="string" calcext:value-type="string">
            <text:p>考</text:p>
          </table:table-cell>
          <table:table-cell office:value-type="string" calcext:value-type="string">
            <text:p>&lt;b&gt;K'ao&lt;/b&gt; is composed of 老 &lt;i&gt;lao&lt;/i&gt; old in its contracted form as radical, and 丂 &lt;i&gt;ch'iao&lt;/i&gt; an obsolete word meaning vapour struggling to escape. Its original meaning was old (= &lt;i&gt;lao&lt;/i&gt;), and, in addition to its common signification, it has also that of a deceased father.&lt;/p&gt;</text:p>
          </table:table-cell>
        </table:table-row>
        <table:table-row table:style-name="ro1">
          <table:table-cell office:value-type="string" calcext:value-type="string">
            <text:p>实</text:p>
          </table:table-cell>
          <table:table-cell office:value-type="string" calcext:value-type="string">
            <text:p>&lt;b&gt;Shih&lt;/b&gt; is composed of 宀 &lt;i&gt;mien&lt;/i&gt; a roof with 貫 &lt;i&gt;kuan&lt;/i&gt; strings of money, valuables, beneath it, and originally meant wealthy; hence it came to mean full, solid, fruit, etc.&lt;/p&gt;</text:p>
          </table:table-cell>
        </table:table-row>
        <table:table-row table:style-name="ro1">
          <table:table-cell office:value-type="string" calcext:value-type="string">
            <text:p>录</text:p>
          </table:table-cell>
          <table:table-cell office:value-type="string" calcext:value-type="string">
            <text:p>&lt;b&gt;Lu&lt;/b&gt; is composed of 金 &lt;i&gt;chin&lt;/i&gt; metal as radical, and a common phonetic. It is defined as the colour of metal or gold, and comes to mean to copy out. [The &lt;i&gt;shih lu&lt;/i&gt; are the official annals of each monarch, which he is not allowed to see and which are published only after the close of the dynasty. Orders are occasionally given for the life of some eminent statesman to be included in these annals. Eitel translates these two lines by "&lt;i&gt;Reading historical&lt;/i&gt; works or rather &lt;i&gt;that-which-constitutes-it&lt;/i&gt;, consists in &lt;i&gt;searching out&lt;/i&gt; the &lt;i&gt;essential&lt;/i&gt; points of &lt;i&gt;records&lt;/i&gt;."! Zottoli is weak with "Studens historiis scrutare veridica scripta," as he gives no note to say what "veridica scripta" are intended.]&lt;/p&gt;</text:p>
          </table:table-cell>
        </table:table-row>
        <table:table-row table:style-name="ro2">
          <table:table-cell office:value-type="string" calcext:value-type="string">
            <text:p>通</text:p>
          </table:table-cell>
          <table:table-cell office:value-type="string" calcext:value-type="string">
            <text:p>&lt;b&gt;T'ung&lt;/b&gt; see &lt;a href="https://en.wikisource.org/wiki/San_Tzu_Ching/San_Tzu_Ching#line131" title="San Tzu Ching/San Tzu Ching"&gt;line 131&lt;/a&gt;.&lt;/p&gt;</text:p>
          </table:table-cell>
        </table:table-row>
        <table:table-row table:style-name="ro1">
          <table:table-cell office:value-type="string" calcext:value-type="string">
            <text:p>古</text:p>
          </table:table-cell>
          <table:table-cell office:value-type="string" calcext:value-type="string">
            <text:p>&lt;b&gt;Ku&lt;/b&gt; is composed of 十 &lt;i&gt;shih&lt;/i&gt; ten and 口 &lt;i&gt;k'ou&lt;/i&gt; mouth as radical, &lt;i&gt;q.d&lt;/i&gt;. that which is handed down through ten generations.&lt;/p&gt;</text:p>
          </table:table-cell>
        </table:table-row>
        <table:table-row table:style-name="ro1">
          <table:table-cell office:value-type="string" calcext:value-type="string">
            <text:p>今</text:p>
          </table:table-cell>
          <table:table-cell office:value-type="string" calcext:value-type="string">
            <text:p>&lt;b&gt;Chin&lt;/b&gt; is composed of three lines in triangular form, meaning to bring together, united, over a contraction of 及 &lt;i&gt;chi&lt;/i&gt; to reach. It is now classed under radical 人 &lt;i&gt;jen&lt;/i&gt; man.&lt;/p&gt;</text:p>
          </table:table-cell>
        </table:table-row>
        <table:table-row table:style-name="ro1">
          <table:table-cell office:value-type="string" calcext:value-type="string">
            <text:p>若</text:p>
          </table:table-cell>
          <table:table-cell office:value-type="string" calcext:value-type="string">
            <text:p>&lt;b&gt;Jo&lt;/b&gt; is composed of 艸 &lt;i&gt;ts'ao&lt;/i&gt; vegetation over 右 &lt;i&gt;yu&lt;/i&gt; the right hand, and originally meant to choose vegetables. It now means to conform to, as though, you, etc. See &lt;a href="https://en.wikisource.org/wiki/San_Tzu_Ching/San_Tzu_Ching#line299" title="San Tzu Ching/San Tzu Ching"&gt;line 299&lt;/a&gt;.&lt;/p&gt;</text:p>
          </table:table-cell>
        </table:table-row>
        <table:table-row table:style-name="ro2">
          <table:table-cell office:value-type="string" calcext:value-type="string">
            <text:p>亲</text:p>
          </table:table-cell>
          <table:table-cell office:value-type="string" calcext:value-type="string">
            <text:p>&lt;b&gt;Ch'in&lt;/b&gt; see &lt;a href="https://en.wikisource.org/wiki/San_Tzu_Ching/San_Tzu_Ching#line31" title="San Tzu Ching/San Tzu Ching"&gt;line 31&lt;/a&gt;.&lt;/p&gt;</text:p>
          </table:table-cell>
        </table:table-row>
        <table:table-row table:style-name="ro2">
          <table:table-cell office:value-type="string" calcext:value-type="string">
            <text:p>目</text:p>
          </table:table-cell>
          <table:table-cell office:value-type="string" calcext:value-type="string">
            <text:p>&lt;b&gt;Mu&lt;/b&gt; is said to be the picture of an eye with two pupils, turned up on end.&lt;/p&gt;</text:p>
          </table:table-cell>
        </table:table-row>
        <table:table-row table:style-name="ro2">
          <table:table-cell office:value-type="string" calcext:value-type="string">
            <text:p>口</text:p>
          </table:table-cell>
          <table:table-cell office:value-type="string" calcext:value-type="string">
            <text:p>&lt;b&gt;K'ou&lt;/b&gt; is obviously the picture of a mouth.&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诵</text:p>
          </table:table-cell>
          <table:table-cell office:value-type="string" calcext:value-type="string">
            <text:p>&lt;b&gt;Sung&lt;/b&gt; is composed of 言 &lt;i&gt;yen&lt;/i&gt; words and an important phonetic (&lt;a href="https://en.wikisource.org/wiki/San_Tzu_Ching/San_Tzu_Ching#line131" title="San Tzu Ching/San Tzu Ching"&gt;line 131&lt;/a&gt;). It is practically identical with &lt;i&gt;yung&lt;/i&gt; in &lt;a href="https://en.wikisource.org/wiki/San_Tzu_Ching/San_Tzu_Ching#line158" title="San Tzu Ching/San Tzu Ching"&gt;line 158&lt;/a&gt;. &lt;/p&gt;&lt;table style="margin:auto; text-align:center;"&gt;&lt;tbody&gt;&lt;tr&gt;&lt;td style="width:1em"&gt;&lt;b&gt;264.&lt;/b&gt;&lt;/td&gt;&lt;td style="padding-bottom:1em;"&gt;&lt;span id="line264"&gt;&lt;/span&gt;</text:p>
          </table:table-cell>
        </table:table-row>
        <table:table-row table:style-name="ro2">
          <table:table-cell office:value-type="string" calcext:value-type="string">
            <text:p>心</text:p>
          </table:table-cell>
          <table:table-cell office:value-type="string" calcext:value-type="string">
            <text:p>&lt;b&gt;Hsin&lt;/b&gt; was originally a picture of the heart. It is regarded as the seat not only of the emotional but also of the intellectual faculties.&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惟</text:p>
          </table:table-cell>
          <table:table-cell office:value-type="string" calcext:value-type="string">
            <text:p>&lt;b&gt;Wei&lt;/b&gt; is composed of 心 &lt;i&gt;hsin&lt;/i&gt; heart as seen in combination, and 隹 &lt;i&gt;chui&lt;/i&gt; birds as phonetic. From its old signification have been developed such meanings as only, but, however, etc.&lt;/p&gt;</text:p>
          </table:table-cell>
        </table:table-row>
        <table:table-row table:style-name="ro2">
          <table:table-cell office:value-type="string" calcext:value-type="string">
            <text:p>朝</text:p>
          </table:table-cell>
          <table:table-cell office:value-type="string" calcext:value-type="string">
            <text:p>&lt;b&gt;Chao&lt;/b&gt; see &lt;a href="https://en.wikisource.org/wiki/San_Tzu_Ching/San_Tzu_Ching#line229" title="San Tzu Ching/San Tzu Ching"&gt;line 229&lt;/a&gt;.&lt;/p&gt;</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1">
          <table:table-cell office:value-type="string" calcext:value-type="string">
            <text:p>斯</text:p>
          </table:table-cell>
          <table:table-cell office:value-type="string" calcext:value-type="string">
            <text:p>&lt;b&gt;Ssŭ&lt;/b&gt; is composed of 斤 &lt;i&gt;chin&lt;/i&gt; axe as radical, and 其 &lt;i&gt;ch'i&lt;/i&gt; (&lt;a href="https://en.wikisource.org/wiki/San_Tzu_Ching/San_Tzu_Ching#line169" title="San Tzu Ching/San Tzu Ching"&gt;line 169&lt;/a&gt;) as phonetic. It originally meant to cut, to lop, and then came to be used as a demonstrative.&lt;/p&gt;</text:p>
          </table:table-cell>
        </table:table-row>
        <table:table-row table:style-name="ro2">
          <table:table-cell office:value-type="string" calcext:value-type="string">
            <text:p>夕</text:p>
          </table:table-cell>
          <table:table-cell office:value-type="string" calcext:value-type="string">
            <text:p>&lt;b&gt;Hsi&lt;/b&gt; is a picture of the moon half visible, and originally meant vanished like the sun hidden by trees.&lt;/p&gt;</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2">
          <table:table-cell office:value-type="string" calcext:value-type="string">
            <text:p>斯</text:p>
          </table:table-cell>
          <table:table-cell office:value-type="string" calcext:value-type="string">
            <text:p>&lt;b&gt;Ssŭ&lt;/b&gt; see &lt;a href="https://en.wikisource.org/wiki/San_Tzu_Ching/San_Tzu_Ching#line265" title="San Tzu Ching/San Tzu Ching"&gt;line 265&lt;/a&gt;. [Horace's "Nocturna versate manu, versate diurna."]&lt;/p&gt;</text:p>
          </table:table-cell>
        </table:table-row>
        <table:table-row table:style-name="ro2">
          <table:table-cell office:value-type="string" calcext:value-type="string">
            <text:p>昔</text:p>
          </table:table-cell>
          <table:table-cell office:value-type="string" calcext:value-type="string">
            <text:p>&lt;b&gt;Hsi&lt;/b&gt; see &lt;a href="https://en.wikisource.org/wiki/San_Tzu_Ching/San_Tzu_Ching#line9" title="San Tzu Ching/San Tzu Ching"&gt;line 9&lt;/a&gt;.&lt;/p&gt;</text:p>
          </table:table-cell>
        </table:table-row>
        <table:table-row table:style-name="ro1">
          <table:table-cell office:value-type="string" calcext:value-type="string">
            <text:p>仲</text:p>
          </table:table-cell>
          <table:table-cell office:value-type="string" calcext:value-type="string">
            <text:p>&lt;b&gt;Chung&lt;/b&gt; is composed of 人 &lt;i&gt;jen&lt;/i&gt; man as radical and 中 &lt;i&gt;chung&lt;/i&gt; middle (&lt;a href="https://en.wikisource.org/wiki/San_Tzu_Ching/San_Tzu_Ching#line64" title="San Tzu Ching/San Tzu Ching"&gt;line 64&lt;/a&gt;). It means the second in order of birth, but is here joined with ni as the style or literary name of Confucius.&lt;/p&gt;</text:p>
          </table:table-cell>
        </table:table-row>
        <table:table-row table:style-name="ro1">
          <table:table-cell office:value-type="string" calcext:value-type="string">
            <text:p>尼</text:p>
          </table:table-cell>
          <table:table-cell office:value-type="string" calcext:value-type="string">
            <text:p>&lt;b&gt;Ni&lt;/b&gt; is composed of 尸 &lt;i&gt;shih&lt;/i&gt; corpse as radical, and 匕 &lt;i&gt;pi&lt;/i&gt;&lt;sup&gt;&lt;small&gt;3&lt;/small&gt;&lt;/sup&gt; an obsolete word meaning spoon, as phonetic. It was the name of a hill at which the mother of Confucius prayed before her son was born.&lt;/p&gt;</text:p>
          </table:table-cell>
        </table:table-row>
        <table:table-row table:style-name="ro2">
          <table:table-cell office:value-type="string" calcext:value-type="string">
            <text:p>师</text:p>
          </table:table-cell>
          <table:table-cell office:value-type="string" calcext:value-type="string">
            <text:p>&lt;b&gt;Shih&lt;/b&gt; see &lt;a href="https://en.wikisource.org/wiki/San_Tzu_Ching/San_Tzu_Ching#line20" title="San Tzu Ching/San Tzu Ching"&gt;line 20&lt;/a&gt;.&lt;/p&gt;</text:p>
          </table:table-cell>
        </table:table-row>
        <table:table-row table:style-name="ro1">
          <table:table-cell office:value-type="string" calcext:value-type="string">
            <text:p>项</text:p>
          </table:table-cell>
          <table:table-cell office:value-type="string" calcext:value-type="string">
            <text:p>&lt;b&gt;Hsiang&lt;/b&gt; is composed of 頁 &lt;i&gt;yeh&lt;/i&gt; head as radical, and 工 &lt;i&gt;kung&lt;/i&gt; labour as phonetic. It means the back of the head, sort, kind, a sum of money, but is here the surname of a precocious lad who is said to have been qualified at the age of seven to be the instructor of Confucius.&lt;/p&gt;</text:p>
          </table:table-cell>
        </table:table-row>
        <table:table-row table:style-name="ro1">
          <table:table-cell office:value-type="string" calcext:value-type="string">
            <text:p>橐</text:p>
          </table:table-cell>
          <table:table-cell office:value-type="string" calcext:value-type="string">
            <text:p>&lt;b&gt;T'o&lt;/b&gt; means a sack, but is here the personal name of Hsiang as above. It is commonly written 槖. [Eitel has "took for his &lt;i&gt;model&lt;/i&gt; a young scholar called &lt;i&gt;Hiang T'o&lt;/i&gt;," and even Père Zottoli has "imitabatur Hiang t'ouo," though in his note he has "septenuis jam docebat Confucium."]&lt;/p&gt;</text:p>
          </table:table-cell>
        </table:table-row>
        <table:table-row table:style-name="ro2">
          <table:table-cell office:value-type="string" calcext:value-type="string">
            <text:p>古</text:p>
          </table:table-cell>
          <table:table-cell office:value-type="string" calcext:value-type="string">
            <text:p>&lt;b&gt;Ku&lt;/b&gt; see &lt;a href="https://en.wikisource.org/wiki/San_Tzu_Ching/San_Tzu_Ching#line261" title="San Tzu Ching/San Tzu Ching"&gt;line 261&lt;/a&gt;.&lt;/p&gt;</text:p>
          </table:table-cell>
        </table:table-row>
        <table:table-row table:style-name="ro2">
          <table:table-cell office:value-type="string" calcext:value-type="string">
            <text:p>圣</text:p>
          </table:table-cell>
          <table:table-cell office:value-type="string" calcext:value-type="string">
            <text:p>&lt;b&gt;Shêng&lt;/b&gt; see &lt;a href="https://en.wikisource.org/wiki/San_Tzu_Ching/San_Tzu_Ching#line153" title="San Tzu Ching/San Tzu Ching"&gt;line 153&lt;/a&gt;.&lt;/p&gt;</text:p>
          </table:table-cell>
        </table:table-row>
        <table:table-row table:style-name="ro1">
          <table:table-cell office:value-type="string" calcext:value-type="string">
            <text:p>贤</text:p>
          </table:table-cell>
          <table:table-cell office:value-type="string" calcext:value-type="string">
            <text:p>&lt;b&gt;Hsien&lt;/b&gt; is composed of 貝 &lt;i&gt;pei&lt;/i&gt; pearl-oyster as radical, and an obsolete word as phonetic. It means much talent, and is applied to sages on a lower level than the &lt;i&gt;shêng&lt;/i&gt;, that is, to men who are wise but not actually inspired. Thus the 經 &lt;i&gt;ching&lt;/i&gt; (see title) canonical books are regarded as the work of &lt;i&gt;shêng&lt;/i&gt; holy men, whereas the 傳 &lt;i&gt;chuan&lt;/i&gt; (&lt;a href="https://en.wikisource.org/wiki/San_Tzu_Ching/San_Tzu_Ching#line163" title="San Tzu Ching/San Tzu Ching"&gt;line 163&lt;/a&gt;) were the work of &lt;i&gt;hsien&lt;/i&gt; wise men. &lt;/p&gt;&lt;table style="margin:auto; text-align:center;"&gt;&lt;tbody&gt;&lt;tr&gt;&lt;td style="width:1em"&gt;&lt;b&gt;270.&lt;/b&gt;&lt;/td&gt;&lt;td style="padding-bottom:1em;"&gt;&lt;span id="line270"&gt;&lt;/span&gt;</text:p>
          </table:table-cell>
        </table:table-row>
        <table:table-row table:style-name="ro1">
          <table:table-cell office:value-type="string" calcext:value-type="string">
            <text:p>尚</text:p>
          </table:table-cell>
          <table:table-cell office:value-type="string" calcext:value-type="string">
            <text:p>&lt;b&gt;Shang&lt;/b&gt; is composed of 八 &lt;i&gt;pa&lt;/i&gt; (see &lt;a href="https://en.wikisource.org/wiki/San_Tzu_Ching/San_Tzu_Ching#line88" title="San Tzu Ching/San Tzu Ching"&gt;line 88&lt;/a&gt;) and 向 &lt;i&gt;hsiang&lt;/i&gt; towards, as phonetic, and means to add, to esteem, to some extent, still, etc. It is now classed under radical 小 &lt;i&gt;hsiao&lt;/i&gt; small.&lt;/p&gt;</text:p>
          </table:table-cell>
        </table:table-row>
        <table:table-row table:style-name="ro1">
          <table:table-cell office:value-type="string" calcext:value-type="string">
            <text:p>勤</text:p>
          </table:table-cell>
          <table:table-cell office:value-type="string" calcext:value-type="string">
            <text:p>&lt;b&gt;Ch'in&lt;/b&gt; is composed of 力 &lt;i&gt;li&lt;/i&gt; strength and a common phonetic.&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The idea to be conveyed is that if even the wisest men of old studied to improve themselves, much more should young people strive to do so.]&lt;/p&gt;</text:p>
          </table:table-cell>
        </table:table-row>
        <table:table-row table:style-name="ro1">
          <table:table-cell office:value-type="string" calcext:value-type="string">
            <text:p>赵</text:p>
          </table:table-cell>
          <table:table-cell office:value-type="string" calcext:value-type="string">
            <text:p>&lt;b&gt;Chao&lt;/b&gt; is composed of 走 &lt;i&gt;tsou&lt;/i&gt; to walk as radical, with 肖 &lt;i&gt;hsiao&lt;/i&gt; like as phonetic. It means to hasten towards, but is here a surname standing for 趙普 Chao P'u, A.D. 916—992, a famous statesman who aided in founding the Sung dynasty (&lt;a href="https://en.wikisource.org/wiki/San_Tzu_Ching/San_Tzu_Ching#line251" title="San Tzu Ching/San Tzu Ching"&gt;line 251&lt;/a&gt;).&lt;/p&gt;</text:p>
          </table:table-cell>
        </table:table-row>
        <table:table-row table:style-name="ro2">
          <table:table-cell office:value-type="string" calcext:value-type="string">
            <text:p>中</text:p>
          </table:table-cell>
          <table:table-cell office:value-type="string" calcext:value-type="string">
            <text:p>&lt;b&gt;Chung&lt;/b&gt; see &lt;a href="https://en.wikisource.org/wiki/San_Tzu_Ching/San_Tzu_Ching#line64" title="San Tzu Ching/San Tzu Ching"&gt;line 64&lt;/a&gt;. Here part of a title.&lt;/p&gt;</text:p>
          </table:table-cell>
        </table:table-row>
        <table:table-row table:style-name="ro1">
          <table:table-cell office:value-type="string" calcext:value-type="string">
            <text:p>令</text:p>
          </table:table-cell>
          <table:table-cell office:value-type="string" calcext:value-type="string">
            <text:p>&lt;b&gt;Ling&lt;/b&gt; is composed of an old word meaning to bring together (&lt;a href="https://en.wikisource.org/wiki/San_Tzu_Ching/San_Tzu_Ching#line261" title="San Tzu Ching/San Tzu Ching"&gt;line 261&lt;/a&gt;), and 卩 (obsolete) meaning an officer's seal or tally, one half of which was kept by the sovereign for purposes of verification. It now means a command, honourable, etc., and is classed under radical 人 &lt;i&gt;jen&lt;/i&gt; man. See also &lt;a href="https://en.wikisource.org/wiki/San_Tzu_Ching/San_Tzu_Ching#line145" title="San Tzu Ching/San Tzu Ching"&gt;line 145&lt;/a&gt;.&lt;/p&gt;</text:p>
          </table:table-cell>
        </table:table-row>
        <table:table-row table:style-name="ro2">
          <table:table-cell office:value-type="string" calcext:value-type="string">
            <text:p>读</text:p>
          </table:table-cell>
          <table:table-cell office:value-type="string" calcext:value-type="string">
            <text:p>&lt;b&gt;Tu&lt;/b&gt; see &lt;a href="https://en.wikisource.org/wiki/San_Tzu_Ching/San_Tzu_Ching#line110" title="San Tzu Ching/San Tzu Ching"&gt;line 110&lt;/a&gt;.&lt;/p&gt;</text:p>
          </table:table-cell>
        </table:table-row>
        <table:table-row table:style-name="ro1">
          <table:table-cell office:value-type="string" calcext:value-type="string">
            <text:p>鲁</text:p>
          </table:table-cell>
          <table:table-cell office:value-type="string" calcext:value-type="string">
            <text:p>&lt;b&gt;Lu&lt;/b&gt; was originally composed of a contraction of 自 (&lt;a href="https://en.wikisource.org/wiki/San_Tzu_Ching/San_Tzu_Ching#line93" title="San Tzu Ching/San Tzu Ching"&gt;line 93&lt;/a&gt;) as radical, with a contraction of an obsolete character meaning <text:s/>pickled fish as phonetic, and meant stupid talk, dull, obtuse. It was the name of the State in which Confucius was born, and so came to be used in the exactly opposite sense of intellectual cultivation. It is not however in that sense, as Eitel and Zottoli wrongly suppose ("kept &lt;i&gt;reading&lt;/i&gt; the Lu State's &lt;i&gt;Discourses&lt;/i&gt;" and "studebat regni Lou sententiis"), that the word is here applied to &lt;i&gt;Lun&lt;/i&gt;. By it is meant that particular copy of the &lt;i&gt;Lun Yü&lt;/i&gt; (&lt;a href="https://en.wikisource.org/wiki/San_Tzu_Ching/San_Tzu_Ching#line115" title="San Tzu Ching/San Tzu Ching"&gt;line 115&lt;/a&gt;) which was recovered under the Han dynasty from the Lu State and became finally the standard text, as distinguished from the 齊 Ch'i copy, recovered from the State of that name.&lt;/p&gt;</text:p>
          </table:table-cell>
        </table:table-row>
        <table:table-row table:style-name="ro2">
          <table:table-cell office:value-type="string" calcext:value-type="string">
            <text:p>论</text:p>
          </table:table-cell>
          <table:table-cell office:value-type="string" calcext:value-type="string">
            <text:p>&lt;b&gt;Lun&lt;/b&gt; see &lt;a href="https://en.wikisource.org/wiki/San_Tzu_Ching/San_Tzu_Ching#line115" title="San Tzu Ching/San Tzu Ching"&gt;line 115&lt;/a&gt;. Here elliptical.&lt;/p&gt;</text:p>
          </table:table-cell>
        </table:table-row>
        <table:table-row table:style-name="ro1">
          <table:table-cell office:value-type="string" calcext:value-type="string">
            <text:p>彼</text:p>
          </table:table-cell>
          <table:table-cell office:value-type="string" calcext:value-type="string">
            <text:p>&lt;b&gt;Pi&lt;/b&gt; is composed of 彳 a step with the left foot (&lt;a href="https://en.wikisource.org/wiki/San_Tzu_Ching/San_Tzu_Ching#line67" title="San Tzu Ching/San Tzu Ching"&gt;line 67&lt;/a&gt;) as radical, and 皮 &lt;i&gt;p'i&lt;/i&gt; skin as phonetic. It means that, objective, as opposed to 此 &lt;i&gt;tz'ǔ&lt;/i&gt; this, subjective.&lt;/p&gt;</text:p>
          </table:table-cell>
        </table:table-row>
        <table:table-row table:style-name="ro2">
          <table:table-cell office:value-type="string" calcext:value-type="string">
            <text:p>既</text:p>
          </table:table-cell>
          <table:table-cell office:value-type="string" calcext:value-type="string">
            <text:p>&lt;b&gt;Chi&lt;/b&gt; see &lt;a href="https://en.wikisource.org/wiki/San_Tzu_Ching/San_Tzu_Ching#line159" title="San Tzu Ching/San Tzu Ching"&gt;line 159&lt;/a&gt;.&lt;/p&gt;</text:p>
          </table:table-cell>
        </table:table-row>
        <table:table-row table:style-name="ro1">
          <table:table-cell office:value-type="string" calcext:value-type="string">
            <text:p>仕</text:p>
          </table:table-cell>
          <table:table-cell office:value-type="string" calcext:value-type="string">
            <text:p>&lt;b&gt;Shih&lt;/b&gt; is composed of 人 &lt;i&gt;jen&lt;/i&gt; man as radical, and 士 &lt;i&gt;shih&lt;/i&gt; (which originally meant affairs, because all affairs begin with 一 &lt;i&gt;i&lt;/i&gt; one and end with 十 &lt;i&gt;shih&lt;/i&gt; ten) soldier, scholar, as phonetic. It is used in the sense of to hold office.&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1">
          <table:table-cell office:value-type="string" calcext:value-type="string">
            <text:p>且</text:p>
          </table:table-cell>
          <table:table-cell office:value-type="string" calcext:value-type="string">
            <text:p>&lt;b&gt;Ch'ieh&lt;/b&gt; is composed of 几 &lt;i&gt;chi&lt;/i&gt; a stool standing upon 一 &lt;i&gt;i&lt;/i&gt; one, which here does duty for the ground, with two horizontal lines. It originally meant to set forth as a sacrifice.&lt;/p&gt;</text:p>
          </table:table-cell>
        </table:table-row>
        <table:table-row table:style-name="ro2">
          <table:table-cell office:value-type="string" calcext:value-type="string">
            <text:p>勤</text:p>
          </table:table-cell>
          <table:table-cell office:value-type="string" calcext:value-type="string">
            <text:p>&lt;b&gt;Ch'in&lt;/b&gt; see &lt;a href="https://en.wikisource.org/wiki/San_Tzu_Ching/San_Tzu_Ching#line270" title="San Tzu Ching/San Tzu Ching"&gt;line 270&lt;/a&gt;. &lt;/p&gt;&lt;table style="margin:auto; text-align:center;"&gt;&lt;tbody&gt;&lt;tr&gt;&lt;td style="width:1em"&gt;&lt;b&gt;275.&lt;/b&gt;&lt;/td&gt;&lt;td style="padding-bottom:1em;"&gt;&lt;span id="line275"&gt;&lt;/span&gt;</text:p>
          </table:table-cell>
        </table:table-row>
        <table:table-row table:style-name="ro1">
          <table:table-cell office:value-type="string" calcext:value-type="string">
            <text:p>披</text:p>
          </table:table-cell>
          <table:table-cell office:value-type="string" calcext:value-type="string">
            <text:p>&lt;b&gt;P'i&lt;/b&gt; is composed of 手 &lt;i&gt;shou&lt;/i&gt; hand as radical, with 皮 &lt;i&gt;p'i&lt;/i&gt; skin as phonetic (&lt;a href="https://en.wikisource.org/wiki/San_Tzu_Ching/San_Tzu_Ching#line273" title="San Tzu Ching/San Tzu Ching"&gt;line 273&lt;/a&gt;), and originally meant to grasp from the side. It now means to spread out, etc.&lt;/p&gt;</text:p>
          </table:table-cell>
        </table:table-row>
        <table:table-row table:style-name="ro1">
          <table:table-cell office:value-type="string" calcext:value-type="string">
            <text:p>蒲</text:p>
          </table:table-cell>
          <table:table-cell office:value-type="string" calcext:value-type="string">
            <text:p>&lt;b&gt;P'u&lt;/b&gt; is composed of 艸 &lt;i&gt;ts'ao&lt;/i&gt; vegetation as radical, and 浦 &lt;i&gt;p'u&lt;/i&gt; a reach of a river as phonetic.&lt;/p&gt;</text:p>
          </table:table-cell>
        </table:table-row>
        <table:table-row table:style-name="ro1">
          <table:table-cell office:value-type="string" calcext:value-type="string">
            <text:p>编</text:p>
          </table:table-cell>
          <table:table-cell office:value-type="string" calcext:value-type="string">
            <text:p>&lt;b&gt;Pien&lt;/b&gt; is composed of 糸 &lt;i&gt;ssǔ&lt;/i&gt; silk as radical and 扁 &lt;i&gt;pien&lt;/i&gt; (&lt;a href="https://en.wikisource.org/wiki/San_Tzu_Ching/San_Tzu_Ching#line116" title="San Tzu Ching/San Tzu Ching"&gt;line 116&lt;/a&gt;) as phonetic. It means to arrange in order, to compile, etc. [This line refers to 路温舒 Lu Wên-shu, a shepherd under the Han dynasty (&lt;a href="https://en.wikisource.org/wiki/San_Tzu_Ching/San_Tzu_Ching#line214" title="San Tzu Ching/San Tzu Ching"&gt;line 214&lt;/a&gt;), who copied out on a sheet of plaited reeds, being too poor to buy the costly books of the period, portions of the Book of History.]&lt;/p&gt;</text:p>
          </table:table-cell>
        </table:table-row>
        <table:table-row table:style-name="ro1">
          <table:table-cell office:value-type="string" calcext:value-type="string">
            <text:p>削</text:p>
          </table:table-cell>
          <table:table-cell office:value-type="string" calcext:value-type="string">
            <text:p>&lt;b&gt;Hsiao&lt;/b&gt; is composed of 刀 &lt;i&gt;tao&lt;/i&gt; knife as radical, with a common phonetic (&lt;a href="https://en.wikisource.org/wiki/San_Tzu_Ching/San_Tzu_Ching#line271" title="San Tzu Ching/San Tzu Ching"&gt;line 271&lt;/a&gt;).&lt;/p&gt;</text:p>
          </table:table-cell>
        </table:table-row>
        <table:table-row table:style-name="ro2">
          <table:table-cell office:value-type="string" calcext:value-type="string">
            <text:p>竹</text:p>
          </table:table-cell>
          <table:table-cell office:value-type="string" calcext:value-type="string">
            <text:p>&lt;b&gt;Chu&lt;/b&gt; see &lt;a href="https://en.wikisource.org/wiki/San_Tzu_Ching/San_Tzu_Ching#line87" title="San Tzu Ching/San Tzu Ching"&gt;line 87&lt;/a&gt;.&lt;/p&gt;</text:p>
          </table:table-cell>
        </table:table-row>
        <table:table-row table:style-name="ro1">
          <table:table-cell office:value-type="string" calcext:value-type="string">
            <text:p>简</text:p>
          </table:table-cell>
          <table:table-cell office:value-type="string" calcext:value-type="string">
            <text:p>&lt;b&gt;Chien&lt;/b&gt; is composed of 竹 &lt;i&gt;chu&lt;/i&gt; bamboo as radical, with 間 &lt;i&gt;chien&lt;/i&gt; a space as phonetic. It also means to abridge, terse, to choose, negligent, etc. [This line refers to 公孫弘 Kung-sun Hung, died B.C. 121, a swineherd who at the age of fifty borrowed the &lt;i&gt;Spring and Autumn Annals&lt;/i&gt; and copied it out on bamboo tablets, subsequently rising to high office. Eitel entirely misses the meaning of these two lines. He translates, "Men like Lu Wên-shu &lt;i&gt;split reeds&lt;/i&gt; and bamboo &lt;i&gt;slips&lt;/i&gt;, or &lt;i&gt;polished bamboo tablets&lt;/i&gt; to write on."] &lt;/p&gt;&lt;table style="margin:auto; text-align:center;"&gt;&lt;tbody&gt;&lt;tr&gt;&lt;td style="width:1em"&gt;&lt;b&gt;277.&lt;/b&gt;&lt;/td&gt;&lt;td style="padding-bottom:1em;"&gt;&lt;span id="line277"&gt;&lt;/span&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1">
          <table:table-cell office:value-type="string" calcext:value-type="string">
            <text:p>无</text:p>
          </table:table-cell>
          <table:table-cell office:value-type="string" calcext:value-type="string">
            <text:p>&lt;b&gt;Wu&lt;/b&gt; was originally composed of 亡 &lt;i&gt;wang&lt;/i&gt; to perish as radical, with 橆 &lt;i&gt;wu&lt;/i&gt; abundant (now a synonym of 無) as phonetic. It is the negation of 有 &lt;i&gt;yu&lt;/i&gt; (&lt;a href="https://en.wikisource.org/wiki/San_Tzu_Ching/San_Tzu_Ching#line14" title="San Tzu Ching/San Tzu Ching"&gt;line 14&lt;/a&gt;), and is classed under radical 火 &lt;i&gt;huo&lt;/i&gt; fire, as seen in combination at the bottom of a character.&lt;/p&gt;</text:p>
          </table:table-cell>
        </table:table-row>
        <table:table-row table:style-name="ro2">
          <table:table-cell office:value-type="string" calcext:value-type="string">
            <text:p>书</text:p>
          </table:table-cell>
          <table:table-cell office:value-type="string" calcext:value-type="string">
            <text:p>&lt;b&gt;Shu&lt;/b&gt; see &lt;a href="https://en.wikisource.org/wiki/San_Tzu_Ching/San_Tzu_Ching#line114" title="San Tzu Ching/San Tzu Ching"&gt;line 114&lt;/a&gt;.&lt;/p&gt;</text:p>
          </table:table-cell>
        </table:table-row>
        <table:table-row table:style-name="ro2">
          <table:table-cell office:value-type="string" calcext:value-type="string">
            <text:p>且</text:p>
          </table:table-cell>
          <table:table-cell office:value-type="string" calcext:value-type="string">
            <text:p>&lt;b&gt;Ch'ieh&lt;/b&gt; see &lt;a href="https://en.wikisource.org/wiki/San_Tzu_Ching/San_Tzu_Ching#line274" title="San Tzu Ching/San Tzu Ching"&gt;line 274&lt;/a&gt;.&lt;/p&gt;</text:p>
          </table:table-cell>
        </table:table-row>
        <table:table-row table:style-name="ro2">
          <table:table-cell office:value-type="string" calcext:value-type="string">
            <text:p>知</text:p>
          </table:table-cell>
          <table:table-cell office:value-type="string" calcext:value-type="string">
            <text:p>&lt;b&gt;Chih&lt;/b&gt; see &lt;a href="https://en.wikisource.org/wiki/San_Tzu_Ching/San_Tzu_Ching#line28" title="San Tzu Ching/San Tzu Ching"&gt;line 28&lt;/a&gt;.&lt;/p&gt;</text:p>
          </table:table-cell>
        </table:table-row>
        <table:table-row table:style-name="ro1">
          <table:table-cell office:value-type="string" calcext:value-type="string">
            <text:p>勉</text:p>
          </table:table-cell>
          <table:table-cell office:value-type="string" calcext:value-type="string">
            <text:p>&lt;b&gt;Mien&lt;/b&gt; is composed of 力 &lt;i&gt;li&lt;/i&gt; strength as radical, and 免 &lt;i&gt;mien&lt;/i&gt; to avoid as phonetic. It originally meant strong, stiff, hard, etc.&lt;/p&gt;</text:p>
          </table:table-cell>
        </table:table-row>
        <table:table-row table:style-name="ro1">
          <table:table-cell office:value-type="string" calcext:value-type="string">
            <text:p>头</text:p>
          </table:table-cell>
          <table:table-cell office:value-type="string" calcext:value-type="string">
            <text:p>&lt;b&gt;T'ou&lt;/b&gt; is composed of 頁 &lt;i&gt;yeh&lt;/i&gt; head, leaf, as radical, and 豆 &lt;i&gt;tou&lt;/i&gt; a sacrificial vessel, beans, as phonetic.&lt;/p&gt;</text:p>
          </table:table-cell>
        </table:table-row>
        <table:table-row table:style-name="ro1">
          <table:table-cell office:value-type="string" calcext:value-type="string">
            <text:p>悬</text:p>
          </table:table-cell>
          <table:table-cell office:value-type="string" calcext:value-type="string">
            <text:p>&lt;b&gt;Hsüan&lt;/b&gt; is composed of 心 &lt;i&gt;hsin&lt;/i&gt; heart as radical, and 縣 &lt;i&gt;hsien&lt;/i&gt;, which was the original form of this character but is now reserved for the sense of magistracy, magistrate, as phonetic, the radical heart being a late addition, to prevent confusion.&lt;/p&gt;</text:p>
          </table:table-cell>
        </table:table-row>
        <table:table-row table:style-name="ro1">
          <table:table-cell office:value-type="string" calcext:value-type="string">
            <text:p>梁</text:p>
          </table:table-cell>
          <table:table-cell office:value-type="string" calcext:value-type="string">
            <text:p>&lt;b&gt;Liang&lt;/b&gt; see &lt;a href="https://en.wikisource.org/wiki/San_Tzu_Ching/San_Tzu_Ching#line228" title="San Tzu Ching/San Tzu Ching"&gt;line 228&lt;/a&gt;. [This line refers to 孫敬 Sun Ching, a scholar of the 2nd cent. A.D. He thus prevented himself from nodding over his books.] &lt;/p&gt;&lt;table style="margin:auto; text-align:center;"&gt;&lt;tbody&gt;&lt;tr&gt;&lt;td style="width:1em"&gt;&lt;b&gt;280.&lt;/b&gt;&lt;/td&gt;&lt;td style="padding-bottom:1em;"&gt;&lt;span id="line280"&gt;&lt;/span&gt;</text:p>
          </table:table-cell>
        </table:table-row>
        <table:table-row table:style-name="ro1">
          <table:table-cell office:value-type="string" calcext:value-type="string">
            <text:p>锥</text:p>
          </table:table-cell>
          <table:table-cell office:value-type="string" calcext:value-type="string">
            <text:p>&lt;b&gt;Chui&lt;/b&gt; is composed of 金 &lt;i&gt;chin&lt;/i&gt; metal as radical, and 隹 &lt;i&gt;chui&lt;/i&gt; birds as phonetic.&lt;/p&gt;</text:p>
          </table:table-cell>
        </table:table-row>
        <table:table-row table:style-name="ro1">
          <table:table-cell office:value-type="string" calcext:value-type="string">
            <text:p>刺</text:p>
          </table:table-cell>
          <table:table-cell office:value-type="string" calcext:value-type="string">
            <text:p>&lt;b&gt;Tz'ŭ&lt;/b&gt; is composed of 刀 &lt;i&gt;tao&lt;/i&gt; knife as radical, and 朿 &lt;i&gt;tz'ŭ&lt;/i&gt; a thorn (not 束 &lt;i&gt;shu&lt;/i&gt; to bind as in &lt;a href="https://en.wikisource.org/wiki/San_Tzu_Ching/San_Tzu_Ching#line283" title="San Tzu Ching/San Tzu Ching"&gt;line 283&lt;/a&gt;) as phonetic. It has various extended meanings, such as to blame, to criticise.&lt;/p&gt;</text:p>
          </table:table-cell>
        </table:table-row>
        <table:table-row table:style-name="ro1">
          <table:table-cell office:value-type="string" calcext:value-type="string">
            <text:p>股</text:p>
          </table:table-cell>
          <table:table-cell office:value-type="string" calcext:value-type="string">
            <text:p>&lt;b&gt;Ku&lt;/b&gt; is composed of 肉 &lt;i&gt;jou&lt;/i&gt; flesh as radical and 殳 &lt;i&gt;shu&lt;/i&gt; an obsolete word as phonetic. [This line refers to a famous statesman named 蘇秦 Su Ch'in, who died B.C. 317. It was thus that in his youth he kept himself awake for study.]&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 [This line well illustrates the absurdity of attempting to deduce fixed rules of grammar from Chinese texts,—an attempt by the way which the Chinese themselves have never been guilty of making. To a European eye, the line can only mean "they did not teach," but to a Chinaman these three characters present three root ideas, the connected sense of which is determined by the logic of the occasion. &lt;i&gt;Cf&lt;/i&gt;. lines &lt;a href="https://en.wikisource.org/wiki/San_Tzu_Ching/San_Tzu_Ching#line5" title="San Tzu Ching/San Tzu Ching"&gt;5&lt;/a&gt;, &lt;a href="https://en.wikisource.org/wiki/San_Tzu_Ching/San_Tzu_Ching#line17" title="San Tzu Ching/San Tzu Ching"&gt;17&lt;/a&gt;. Similar instances abound; &lt;i&gt;e.g&lt;/i&gt;. 父母不孝 &lt;i&gt;fu mu pu hsiao&lt;/i&gt;, which taken grammatically can only mean "If a man's father and mother are not filial," but which really means "If a man is not filial towards his father and mother," as proved by the context "what will worship of the gods avail?"] &lt;/p&gt;&lt;table style="margin:auto; text-align:center;"&gt;&lt;tbody&gt;&lt;tr&gt;&lt;td style="width:1em"&gt;&lt;b&gt;282.&lt;/b&gt;&lt;/td&gt;&lt;td style="padding-bottom:1em;"&gt;&lt;span id="line282"&gt;&lt;/span&gt;</text:p>
          </table:table-cell>
        </table:table-row>
        <table:table-row table:style-name="ro2">
          <table:table-cell office:value-type="string" calcext:value-type="string">
            <text:p>自</text:p>
          </table:table-cell>
          <table:table-cell office:value-type="string" calcext:value-type="string">
            <text:p>&lt;b&gt;Tzŭ&lt;/b&gt; see &lt;a href="https://en.wikisource.org/wiki/San_Tzu_Ching/San_Tzu_Ching#line93" title="San Tzu Ching/San Tzu Ching"&gt;line 93&lt;/a&gt;.&lt;/p&gt;</text:p>
          </table:table-cell>
        </table:table-row>
        <table:table-row table:style-name="ro2">
          <table:table-cell office:value-type="string" calcext:value-type="string">
            <text:p>勤</text:p>
          </table:table-cell>
          <table:table-cell office:value-type="string" calcext:value-type="string">
            <text:p>&lt;b&gt;Ch'in&lt;/b&gt; see &lt;a href="https://en.wikisource.org/wiki/San_Tzu_Ching/San_Tzu_Ching#line270" title="San Tzu Ching/San Tzu Ching"&gt;line 270&lt;/a&gt;.&lt;/p&gt;</text:p>
          </table:table-cell>
        </table:table-row>
        <table:table-row table:style-name="ro1">
          <table:table-cell office:value-type="string" calcext:value-type="string">
            <text:p>苦</text:p>
          </table:table-cell>
          <table:table-cell office:value-type="string" calcext:value-type="string">
            <text:p>&lt;b&gt;K'u&lt;/b&gt; is composed of 艸 &lt;i&gt;ts'ao&lt;/i&gt; vegetation as radical, with 古 &lt;i&gt;ku&lt;/i&gt; ancient (&lt;a href="https://en.wikisource.org/wiki/San_Tzu_Ching/San_Tzu_Ching#line261" title="San Tzu Ching/San Tzu Ching"&gt;line 261&lt;/a&gt;), and is said to have originally meant the liquorice plant. Its modern sense is bitter and by extension toilsome, poverty-stricken; hence the imported word coolie has been written in Chinese 苦力 &lt;i&gt;k'u li&lt;/i&gt;, poverty and strength.&lt;/p&gt;</text:p>
          </table:table-cell>
        </table:table-row>
        <table:table-row table:style-name="ro2">
          <table:table-cell office:value-type="string" calcext:value-type="string">
            <text:p>如</text:p>
          </table:table-cell>
          <table:table-cell office:value-type="string" calcext:value-type="string">
            <text:p>&lt;b&gt;Ju&lt;/b&gt; see &lt;a href="https://en.wikisource.org/wiki/San_Tzu_Ching/San_Tzu_Ching#line133" title="San Tzu Ching/San Tzu Ching"&gt;line 133&lt;/a&gt;. [Eitel again strangely translates by "perchance." Zottoli is also wrong with "sicut." His "quoad" under &lt;a href="https://en.wikisource.org/wiki/San_Tzu_Ching/San_Tzu_Ching#line133" title="San Tzu Ching/San Tzu Ching"&gt;line 133&lt;/a&gt; was much more to the point. The word is here used in an introductory sense.]&lt;/p&gt;</text:p>
          </table:table-cell>
        </table:table-row>
        <table:table-row table:style-name="ro1">
          <table:table-cell office:value-type="string" calcext:value-type="string">
            <text:p>囊</text:p>
          </table:table-cell>
          <table:table-cell office:value-type="string" calcext:value-type="string">
            <text:p>&lt;b&gt;Nang&lt;/b&gt; has a portion of 束 &lt;i&gt;shu&lt;/i&gt; to bind (lines &lt;a href="https://en.wikisource.org/wiki/San_Tzu_Ching/San_Tzu_Ching#line280" title="San Tzu Ching/San Tzu Ching"&gt;280&lt;/a&gt;, &lt;a href="https://en.wikisource.org/wiki/San_Tzu_Ching/San_Tzu_Ching#line268" title="San Tzu Ching/San Tzu Ching"&gt;268&lt;/a&gt;) appearing as part of the old radical, and also a portion of 襄 &lt;i&gt;hsiang&lt;/i&gt; (&lt;a href="https://en.wikisource.org/wiki/San_Tzu_Ching/San_Tzu_Ching#line38" title="San Tzu Ching/San Tzu Ching"&gt;line 38&lt;/a&gt;) as phonetic. It is now classed under radical 口 &lt;i&gt;k'ou&lt;/i&gt; mouth.&lt;/p&gt;</text:p>
          </table:table-cell>
        </table:table-row>
        <table:table-row table:style-name="ro1">
          <table:table-cell office:value-type="string" calcext:value-type="string">
            <text:p>萤</text:p>
          </table:table-cell>
          <table:table-cell office:value-type="string" calcext:value-type="string">
            <text:p>&lt;b&gt;Ying&lt;/b&gt; is composed of 虫 &lt;i&gt;ch'ung&lt;/i&gt; insect as radical, with a common phonetic. [The reference is to 車引 Ch'ê Yin of the 4th cent. A.D., who was too poor to pay for a candle and adopted the above expedient. Eitel wrongly reads Kü Yin, being always &lt;i&gt;ch'ê&lt;/i&gt; as a surname. Zottoli has 允 &lt;i&gt;yün&lt;/i&gt; instead of 引 &lt;i&gt;yin&lt;/i&gt;. Both occur, but the latter seems to be correct.]&lt;/p&gt;</text:p>
          </table:table-cell>
        </table:table-row>
        <table:table-row table:style-name="ro2">
          <table:table-cell office:value-type="string" calcext:value-type="string">
            <text:p>如</text:p>
          </table:table-cell>
          <table:table-cell office:value-type="string" calcext:value-type="string">
            <text:p>&lt;b&gt;Ju&lt;/b&gt; see &lt;a href="https://en.wikisource.org/wiki/San_Tzu_Ching/San_Tzu_Ching#line133" title="San Tzu Ching/San Tzu Ching"&gt;line 133&lt;/a&gt;.</text:p>
          </table:table-cell>
        </table:table-row>
        <table:table-row table:style-name="ro1">
          <table:table-cell office:value-type="string" calcext:value-type="string">
            <text:p>映</text:p>
          </table:table-cell>
          <table:table-cell office:value-type="string" calcext:value-type="string">
            <text:p>&lt;b&gt;Ying&lt;/b&gt; is composed of 日 &lt;i&gt;jih&lt;/i&gt; sun as radical, with 央 &lt;i&gt;yang&lt;/i&gt; middle as phonetic.&lt;/p&gt;</text:p>
          </table:table-cell>
        </table:table-row>
        <table:table-row table:style-name="ro1">
          <table:table-cell office:value-type="string" calcext:value-type="string">
            <text:p>雪</text:p>
          </table:table-cell>
          <table:table-cell office:value-type="string" calcext:value-type="string">
            <text:p>&lt;b&gt;Hsüeh&lt;/b&gt; is composed of 雨 &lt;i&gt;yü&lt;/i&gt; rain as radical, and a contraction of 彗 &lt;i&gt;hui&lt;/i&gt; a broom as phonetic. [The reference is to 孫康 Sun K'ang of the 4th cent. A.D., who used to study in winter by the light reflected from snow.]&lt;/p&gt;</text:p>
          </table:table-cell>
        </table:table-row>
        <table:table-row table:style-name="ro2">
          <table:table-cell office:value-type="string" calcext:value-type="string">
            <text:p>家</text:p>
          </table:table-cell>
          <table:table-cell office:value-type="string" calcext:value-type="string">
            <text:p>&lt;b&gt;Chia&lt;/b&gt; see &lt;a href="https://en.wikisource.org/wiki/San_Tzu_Ching/San_Tzu_Ching#line192" title="San Tzu Ching/San Tzu Ching"&gt;line 192&lt;/a&gt;.&lt;/p&gt;</text:p>
          </table:table-cell>
        </table:table-row>
        <table:table-row table:style-name="ro1">
          <table:table-cell office:value-type="string" calcext:value-type="string">
            <text:p>虽</text:p>
          </table:table-cell>
          <table:table-cell office:value-type="string" calcext:value-type="string">
            <text:p>&lt;b&gt;Sui&lt;/b&gt; is composed of 虫 &lt;i&gt;ch'ung&lt;/i&gt; insect, its old radical, with 唯 &lt;i&gt;wei&lt;/i&gt; to utter a cry as phonetic. Its original meaning was a creature like a chameleon, but larger. Now classed under radical 隹 &lt;i&gt;chui&lt;/i&gt; birds.&lt;/p&gt;</text:p>
          </table:table-cell>
        </table:table-row>
        <table:table-row table:style-name="ro1">
          <table:table-cell office:value-type="string" calcext:value-type="string">
            <text:p>贫</text:p>
          </table:table-cell>
          <table:table-cell office:value-type="string" calcext:value-type="string">
            <text:p>&lt;b&gt;P'in&lt;/b&gt; is composed of 貝 &lt;i&gt;pei&lt;/i&gt; pearl-oyster, wealth, as radical, with 分 &lt;i&gt;fên&lt;/i&gt; to divide, diminish, as phonetic. [Eitel has "For their &lt;i&gt;families&lt;/i&gt; were &lt;i&gt;indeed poor&lt;/i&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缀</text:p>
          </table:table-cell>
          <table:table-cell office:value-type="string" calcext:value-type="string">
            <text:p>&lt;b&gt;Cho&lt;/b&gt; is composed of 車 &lt;i&gt;ch'ê&lt;/i&gt; cart as radical, and a common phonetic. It originally meant a petty repair to a cart; hence, to mend. Its modern and usual signification is to stop.&lt;/p&gt;</text:p>
          </table:table-cell>
        </table:table-row>
        <table:table-row table:style-name="ro2">
          <table:table-cell office:value-type="string" calcext:value-type="string">
            <text:p>如</text:p>
          </table:table-cell>
          <table:table-cell office:value-type="string" calcext:value-type="string">
            <text:p>&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calcext:value-type="string">
            <text:p>负</text:p>
          </table:table-cell>
          <table:table-cell office:value-type="string" calcext:value-type="string">
            <text:p>&lt;b&gt;Fu&lt;/b&gt; is composed of 人 &lt;i&gt;jen&lt;/i&gt; man (not 刀 &lt;i&gt;tao&lt;/i&gt; knife, see &lt;a href="https://en.wikisource.org/wiki/San_Tzu_Ching/San_Tzu_Ching#line1" title="San Tzu Ching/San Tzu Ching"&gt;line 1&lt;/a&gt;) written somewhat like its archaic form, over 貝 &lt;i&gt;pei&lt;/i&gt; pearl-oyster, wealth, as radical; &lt;i&gt;q.d&lt;/i&gt;. that which man relies upon, hence to rely upon, and later to bear on the back, to turn the back, to be ungrateful.&lt;/p&gt;</text:p>
          </table:table-cell>
        </table:table-row>
        <table:table-row table:style-name="ro1">
          <table:table-cell office:value-type="string" calcext:value-type="string">
            <text:p>薪</text:p>
          </table:table-cell>
          <table:table-cell office:value-type="string" calcext:value-type="string">
            <text:p>&lt;b&gt;Hsin&lt;/b&gt; is composed of 艸 &lt;i&gt;ts'ao&lt;/i&gt; vegetation as radical, with 新 &lt;i&gt;hsin&lt;/i&gt; new as phonetic. It means firewood. [The reference is to 朱買臣 Chu Mai-ch'ên who died B.C. 116. He carried on his studies while engaged in work as a woodcutter.]&lt;/p&gt;</text:p>
          </table:table-cell>
        </table:table-row>
        <table:table-row table:style-name="ro2">
          <table:table-cell office:value-type="string" calcext:value-type="string">
            <text:p>如</text:p>
          </table:table-cell>
          <table:table-cell office:value-type="string" calcext:value-type="string">
            <text:p>&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calcext:value-type="string">
            <text:p>挂</text:p>
          </table:table-cell>
          <table:table-cell office:value-type="string" calcext:value-type="string">
            <text:p>&lt;b&gt;Kua&lt;/b&gt; is composed of 手 &lt;i&gt;shou&lt;/i&gt; hand as radical, with 卦 &lt;i&gt;kua&lt;/i&gt; diagram (&lt;a href="https://en.wikisource.org/wiki/San_Tzu_Ching/San_Tzu_Ching#line135" title="San Tzu Ching/San Tzu Ching"&gt;line 135&lt;/a&gt;) as phonetic. Its original form was 挂, and it was said to mean to draw, a picture.&lt;/p&gt;</text:p>
          </table:table-cell>
        </table:table-row>
        <table:table-row table:style-name="ro1">
          <table:table-cell office:value-type="string" calcext:value-type="string">
            <text:p>角</text:p>
          </table:table-cell>
          <table:table-cell office:value-type="string" calcext:value-type="string">
            <text:p>&lt;b&gt;Chio&lt;/b&gt; is supposed to be a picture of an animal's horn. It further means angle, corner, and is also read &lt;i&gt;chüeh&lt;/i&gt;&lt;sup&gt;&lt;small&gt;2&lt;/small&gt;&lt;/sup&gt; and &lt;i&gt;chiao&lt;/i&gt;&lt;sup&gt;&lt;small&gt;3&lt;/small&gt;&lt;/sup&gt;. [The reference is to 李密 Li Mi of the 3rd cent. A.D., who when riding his buffalo afield, read from one book and hung the others on the buffalo's horns.]&lt;/p&gt;</text:p>
          </table:table-cell>
        </table:table-row>
        <table:table-row table:style-name="ro2">
          <table:table-cell office:value-type="string" calcext:value-type="string">
            <text:p>身</text:p>
          </table:table-cell>
          <table:table-cell office:value-type="string" calcext:value-type="string">
            <text:p>&lt;b&gt;Shên&lt;/b&gt; see &lt;a href="https://en.wikisource.org/wiki/San_Tzu_Ching/San_Tzu_Ching#line90" title="San Tzu Ching/San Tzu Ching"&gt;line 90&lt;/a&gt;.&lt;/p&gt;</text:p>
          </table:table-cell>
        </table:table-row>
        <table:table-row table:style-name="ro2">
          <table:table-cell office:value-type="string" calcext:value-type="string">
            <text:p>虽</text:p>
          </table:table-cell>
          <table:table-cell office:value-type="string" calcext:value-type="string">
            <text:p>&lt;b&gt;Sui&lt;/b&gt; see &lt;a href="https://en.wikisource.org/wiki/San_Tzu_Ching/San_Tzu_Ching#line285" title="San Tzu Ching/San Tzu Ching"&gt;line 285&lt;/a&gt;. Again Eitel has "indeed."&lt;/p&gt;</text:p>
          </table:table-cell>
        </table:table-row>
        <table:table-row table:style-name="ro1">
          <table:table-cell office:value-type="string" calcext:value-type="string">
            <text:p>劳</text:p>
          </table:table-cell>
          <table:table-cell office:value-type="string" calcext:value-type="string">
            <text:p>&lt;b&gt;Lao&lt;/b&gt; is composed of 力 &lt;i&gt;li&lt;/i&gt; strength as radical, and a contraction of 熒 &lt;i&gt;jung&lt;/i&gt; or &lt;i&gt;ying&lt;/i&gt; blazing as phonetic (&lt;a href="https://en.wikisource.org/wiki/San_Tzu_Ching/San_Tzu_Ching#line283" title="San Tzu Ching/San Tzu Ching"&gt;line 283&lt;/a&gt;). It is explained as using strength to put out a fire, toilsome, laborious. <text:s/>&lt;/p&gt;&lt;table style="margin:auto; text-align:center;"&gt;&lt;tbody&gt;&lt;tr&gt;&lt;td style="width:1em"&gt;&lt;b&gt;290.&lt;/b&gt;&lt;/td&gt;&lt;td style="padding-bottom:1em;"&gt;&lt;span id="line290"&gt;&lt;/span&gt;</text:p>
          </table:table-cell>
        </table:table-row>
        <table:table-row table:style-name="ro1">
          <table:table-cell office:value-type="string" calcext:value-type="string">
            <text:p>犹</text:p>
          </table:table-cell>
          <table:table-cell office:value-type="string" calcext:value-type="string">
            <text:p>&lt;b&gt;Yu&lt;/b&gt; is composed of 犬 &lt;i&gt;ch'üan&lt;/i&gt; dog as radical, with 酋 &lt;i&gt;chiu&lt;/i&gt; chief as phonetic. It originally meant a gorilla, and now has a host of meanings, such as yet, even, as, like, equal to, etc.&lt;/p&gt;</text:p>
          </table:table-cell>
        </table:table-row>
        <table:table-row table:style-name="ro2">
          <table:table-cell office:value-type="string" calcext:value-type="string">
            <text:p>苦</text:p>
          </table:table-cell>
          <table:table-cell office:value-type="string" calcext:value-type="string">
            <text:p>&lt;b&gt;K'u&lt;/b&gt; see &lt;a href="https://en.wikisource.org/wiki/San_Tzu_Ching/San_Tzu_Ching#line282" title="San Tzu Ching/San Tzu Ching"&gt;line 282&lt;/a&gt;.&lt;/p&gt;</text:p>
          </table:table-cell>
        </table:table-row>
        <table:table-row table:style-name="ro1">
          <table:table-cell office:value-type="string" calcext:value-type="string">
            <text:p>卓</text:p>
          </table:table-cell>
          <table:table-cell office:value-type="string" calcext:value-type="string">
            <text:p>&lt;b&gt;Cho&lt;/b&gt; is composed of 匕 &lt;i&gt;pi&lt;/i&gt; spoon and 早 &lt;i&gt;tsao&lt;/i&gt; early, but is now classed under radical 十 &lt;i&gt;shih&lt;/i&gt; ten. [Eitel translates "They &lt;i&gt;moreover&lt;/i&gt; took &lt;i&gt;pains&lt;/i&gt; in &lt;i&gt;studying&lt;/i&gt; at the same time," evidently reading 學 &lt;i&gt;hsüeh&lt;/i&gt; for &lt;i&gt;cho&lt;/i&gt; as above, a variant which does not occur in any good edition.]&lt;/p&gt;</text:p>
          </table:table-cell>
        </table:table-row>
        <table:table-row table:style-name="ro1">
          <table:table-cell office:value-type="string" calcext:value-type="string">
            <text:p>苏</text:p>
          </table:table-cell>
          <table:table-cell office:value-type="string" calcext:value-type="string">
            <text:p>&lt;b&gt;Su&lt;/b&gt; is composed of 艸 &lt;i&gt;ts'ao&lt;/i&gt; vegetation as radical, with 穌 &lt;i&gt;su&lt;/i&gt; to gather as phonetic. It means a species of thyme, to revive, to come to life again, etc., but is here the surname of a scholar of the 11th cent. A.D. whose personal name was 洵 Hsün. Lao-ch'üan was his fancy name.&lt;/p&gt;</text:p>
          </table:table-cell>
        </table:table-row>
        <table:table-row table:style-name="ro2">
          <table:table-cell office:value-type="string" calcext:value-type="string">
            <text:p>老</text:p>
          </table:table-cell>
          <table:table-cell office:value-type="string" calcext:value-type="string">
            <text:p>&lt;b&gt;Lao&lt;/b&gt; see &lt;a href="https://en.wikisource.org/wiki/San_Tzu_Ching/San_Tzu_Ching#line24" title="San Tzu Ching/San Tzu Ching"&gt;line 24&lt;/a&gt;.&lt;/p&gt;</text:p>
          </table:table-cell>
        </table:table-row>
        <table:table-row table:style-name="ro1">
          <table:table-cell office:value-type="string" calcext:value-type="string">
            <text:p>泉</text:p>
          </table:table-cell>
          <table:table-cell office:value-type="string" calcext:value-type="string">
            <text:p>&lt;b&gt;Ch'üan&lt;/b&gt; was originally a picture of water issuing forth and becoming a stream. It was itself a radical, and not, as now, resolvable into 白 &lt;i&gt;pai&lt;/i&gt; white, with 水 &lt;i&gt;shui&lt;/i&gt; water as radical.&lt;/p&gt;</text:p>
          </table:table-cell>
        </table:table-row>
        <table:table-row table:style-name="ro2">
          <table:table-cell office:value-type="string" calcext:value-type="string">
            <text:p>二</text:p>
          </table:table-cell>
          <table:table-cell office:value-type="string" calcext:value-type="string">
            <text:p>&lt;b&gt;Erh&lt;/b&gt; see &lt;a href="https://en.wikisource.org/wiki/San_Tzu_Ching/San_Tzu_Ching#line0" title="San Tzu Ching/San Tzu Ching"&gt;title&lt;/a&gt;.&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2">
          <table:table-cell office:value-type="string" calcext:value-type="string">
            <text:p>七</text:p>
          </table:table-cell>
          <table:table-cell office:value-type="string" calcext:value-type="string">
            <text:p>&lt;b&gt;Ch'i&lt;/b&gt; see &lt;a href="https://en.wikisource.org/wiki/San_Tzu_Ching/San_Tzu_Ching#line84" title="San Tzu Ching/San Tzu Ching"&gt;line 84&lt;/a&gt;. &lt;/p&gt;&lt;table style="margin:auto; text-align:center;"&gt;&lt;tbody&gt;&lt;tr&gt;&lt;td style="width:1em"&gt;&lt;b&gt;293.&lt;/b&gt;&lt;/td&gt;&lt;td style="padding-bottom:1em;"&gt;&lt;span id="line293"&gt;&lt;/span&gt;</text:p>
          </table:table-cell>
        </table:table-row>
        <table:table-row table:style-name="ro2">
          <table:table-cell office:value-type="string" calcext:value-type="string">
            <text:p>始</text:p>
          </table:table-cell>
          <table:table-cell office:value-type="string" calcext:value-type="string">
            <text:p>&lt;b&gt;Shih&lt;/b&gt; see &lt;a href="https://en.wikisource.org/wiki/San_Tzu_Ching/San_Tzu_Ching#line134" title="San Tzu Ching/San Tzu Ching"&gt;line 134&lt;/a&gt;. The use of &lt;i&gt;shih&lt;/i&gt; implies that there was a delay.&lt;/p&gt;</text:p>
          </table:table-cell>
        </table:table-row>
        <table:table-row table:style-name="ro1">
          <table:table-cell office:value-type="string" calcext:value-type="string">
            <text:p>发</text:p>
          </table:table-cell>
          <table:table-cell office:value-type="string" calcext:value-type="string">
            <text:p>&lt;b&gt;Fa&lt;/b&gt; is composed of 弓 &lt;i&gt;kung&lt;/i&gt; bow, its old radical, and an obsolete phonetic. It is now classed under radical 癶 &lt;i&gt;po&lt;/i&gt; back to back.&lt;/p&gt;</text:p>
          </table:table-cell>
        </table:table-row>
        <table:table-row table:style-name="ro1">
          <table:table-cell office:value-type="string" calcext:value-type="string">
            <text:p>愤</text:p>
          </table:table-cell>
          <table:table-cell office:value-type="string" calcext:value-type="string">
            <text:p>&lt;b&gt;Fên&lt;/b&gt; is composed of 心 &lt;i&gt;hsin&lt;/i&gt; heart as radical, and what is now a common phonetic for words read &lt;i&gt;fên&lt;/i&gt; or &lt;i&gt;p'ên&lt;/i&gt;. The latter however was originally read &lt;i&gt;pi&lt;/i&gt; and meant ornamentation. It was composed of 貝 &lt;i&gt;pei&lt;/i&gt; pearl-oyster as radical, with 卉 &lt;i&gt;hui&lt;/i&gt; vegetation as phonetic.&lt;/p&gt;</text:p>
          </table:table-cell>
        </table:table-row>
        <table:table-row table:style-name="ro2">
          <table:table-cell office:value-type="string" calcext:value-type="string">
            <text:p>读</text:p>
          </table:table-cell>
          <table:table-cell office:value-type="string" calcext:value-type="string">
            <text:p>&lt;b&gt;Tu&lt;/b&gt; see &lt;a href="https://en.wikisource.org/wiki/San_Tzu_Ching/San_Tzu_Ching#line110" title="San Tzu Ching/San Tzu Ching"&gt;line 110&lt;/a&gt;.&lt;/p&gt;</text:p>
          </table:table-cell>
        </table:table-row>
        <table:table-row table:style-name="ro2">
          <table:table-cell office:value-type="string" calcext:value-type="string">
            <text:p>书</text:p>
          </table:table-cell>
          <table:table-cell office:value-type="string" calcext:value-type="string">
            <text:p>&lt;b&gt;Shu&lt;/b&gt; see &lt;a href="https://en.wikisource.org/wiki/San_Tzu_Ching/San_Tzu_Ching#line114" title="San Tzu Ching/San Tzu Ching"&gt;line 114&lt;/a&gt;.&lt;/p&gt;</text:p>
          </table:table-cell>
        </table:table-row>
        <table:table-row table:style-name="ro1">
          <table:table-cell office:value-type="string" calcext:value-type="string">
            <text:p>籍</text:p>
          </table:table-cell>
          <table:table-cell office:value-type="string" calcext:value-type="string">
            <text:p>&lt;b&gt;Chi&lt;/b&gt; is composed of 竹 &lt;i&gt;chu&lt;/i&gt; bamboo as radical, and a phonetic said to be a corruption of 借 &lt;i&gt;chieh&lt;/i&gt; to borrow; &lt;i&gt;q.d&lt;/i&gt;. borrowing bamboo in the sense of tablets to write upon, and so documents, records, register of the people, census, one's native place, etc.&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2">
          <table:table-cell office:value-type="string" calcext:value-type="string">
            <text:p>既</text:p>
          </table:table-cell>
          <table:table-cell office:value-type="string" calcext:value-type="string">
            <text:p>&lt;b&gt;Chi&lt;/b&gt; see &lt;a href="https://en.wikisource.org/wiki/San_Tzu_Ching/San_Tzu_Ching#line159" title="San Tzu Ching/San Tzu Ching"&gt;line 159&lt;/a&gt;.&lt;/p&gt;</text:p>
          </table:table-cell>
        </table:table-row>
        <table:table-row table:style-name="ro2">
          <table:table-cell office:value-type="string" calcext:value-type="string">
            <text:p>老</text:p>
          </table:table-cell>
          <table:table-cell office:value-type="string" calcext:value-type="string">
            <text:p>&lt;b&gt;Lao&lt;/b&gt; see &lt;a href="https://en.wikisource.org/wiki/San_Tzu_Ching/San_Tzu_Ching#line24" title="San Tzu Ching/San Tzu Ching"&gt;line 24&lt;/a&gt;.&lt;/p&gt;</text:p>
          </table:table-cell>
        </table:table-row>
        <table:table-row table:style-name="ro2">
          <table:table-cell office:value-type="string" calcext:value-type="string">
            <text:p>犹</text:p>
          </table:table-cell>
          <table:table-cell office:value-type="string" calcext:value-type="string">
            <text:p>&lt;b&gt;Yu&lt;/b&gt; see &lt;a href="https://en.wikisource.org/wiki/San_Tzu_Ching/San_Tzu_Ching#line290" title="San Tzu Ching/San Tzu Ching"&gt;line 290&lt;/a&gt;.</text:p>
          </table:table-cell>
        </table:table-row>
        <table:table-row table:style-name="ro1">
          <table:table-cell office:value-type="string" calcext:value-type="string">
            <text:p>悔</text:p>
          </table:table-cell>
          <table:table-cell office:value-type="string" calcext:value-type="string">
            <text:p>&lt;b&gt;Hui&lt;/b&gt; is composed of 心 &lt;i&gt;hsin&lt;/i&gt; heart as radical, and 每 &lt;i&gt;mei&lt;/i&gt; each, every, as phonetic.&lt;/p&gt;</text:p>
          </table:table-cell>
        </table:table-row>
        <table:table-row table:style-name="ro1">
          <table:table-cell office:value-type="string" calcext:value-type="string">
            <text:p>迟</text:p>
          </table:table-cell>
          <table:table-cell office:value-type="string" calcext:value-type="string">
            <text:p>&lt;b&gt;Ch'ih&lt;/b&gt; is composed of the walking radical and 犀 &lt;i&gt;hsi&lt;/i&gt; a rhinoceros as phonetic, and means to walk slowly, like a rhinoceros. Hence it has come to mean late in arriving. [Eitel and Père Zottoli both miss the point here. The former has "And &lt;i&gt;that&lt;/i&gt; man, being &lt;i&gt;already old, Yet repented&lt;/i&gt; of his &lt;i&gt;dilatoriness&lt;/i&gt;." But the word &lt;i&gt;lao&lt;/i&gt; here means late in life only as compared with the usual age for beginning, and &lt;i&gt;yet&lt;/i&gt; fails to make sense, implying as it does surprise that being old he should still repent. The latter has "illum jam senescentem adhuc pænituit tarditatis." But even the Chinese who age early, do not begin to grow old at twenty-seven, and &lt;i&gt;adhuc&lt;/i&gt; is as inaccurate as "yet." The only difficulty is with &lt;i&gt;yu&lt;/i&gt;, which here means especially, as in the Book of History; see Legge's &lt;i&gt;Chinese Classics&lt;/i&gt;, vol. III, Pt. I, p. 222, note 3.]&lt;/p&gt;</text:p>
          </table:table-cell>
        </table:table-row>
        <table:table-row table:style-name="ro1">
          <table:table-cell office:value-type="string" calcext:value-type="string">
            <text:p>尔</text:p>
          </table:table-cell>
          <table:table-cell office:value-type="string" calcext:value-type="string">
            <text:p>&lt;b&gt;Erh&lt;/b&gt; was originally composed of 爻 &lt;i&gt;yao&lt;/i&gt; crosswise, its modern radical, duplicated and read &lt;i&gt;li&lt;/i&gt;, its old radical, with 冂 &lt;i&gt;chiung&lt;/i&gt; border lands, and 尒 &lt;i&gt;êrh&lt;/i&gt; a particle as phonetic. Its modern sense is as given, and it is also used for 而 (&lt;a href="https://en.wikisource.org/wiki/San_Tzu_Ching/San_Tzu_Ching#line45" title="San Tzu Ching/San Tzu Ching"&gt;line 45&lt;/a&gt;).&lt;/p&gt;</text:p>
          </table:table-cell>
        </table:table-row>
        <table:table-row table:style-name="ro2">
          <table:table-cell office:value-type="string" calcext:value-type="string">
            <text:p>小</text:p>
          </table:table-cell>
          <table:table-cell office:value-type="string" calcext:value-type="string">
            <text:p>&lt;b&gt;Hsiao&lt;/b&gt; see &lt;a href="https://en.wikisource.org/wiki/San_Tzu_Ching/San_Tzu_Ching#line113" title="San Tzu Ching/San Tzu Ching"&gt;line 113&lt;/a&gt;.&lt;/p&gt;</text:p>
          </table:table-cell>
        </table:table-row>
        <table:table-row table:style-name="ro2">
          <table:table-cell office:value-type="string" calcext:value-type="string">
            <text:p>生</text:p>
          </table:table-cell>
          <table:table-cell office:value-type="string" calcext:value-type="string">
            <text:p>&lt;b&gt;Shêng&lt;/b&gt; was supposed under its old form to be a picture of vegetation springing from the earth. Presenting the root idea of birth, production, it means equally well to be born and to give birth to.&lt;/p&gt;</text:p>
          </table:table-cell>
        </table:table-row>
        <table:table-row table:style-name="ro2">
          <table:table-cell office:value-type="string" calcext:value-type="string">
            <text:p>宜</text:p>
          </table:table-cell>
          <table:table-cell office:value-type="string" calcext:value-type="string">
            <text:p>&lt;b&gt;I&lt;/b&gt; see &lt;a href="https://en.wikisource.org/wiki/San_Tzu_Ching/San_Tzu_Ching#line22" title="San Tzu Ching/San Tzu Ching"&gt;line 22&lt;/a&gt;.</text:p>
          </table:table-cell>
        </table:table-row>
        <table:table-row table:style-name="ro1">
          <table:table-cell office:value-type="string" calcext:value-type="string">
            <text:p>早</text:p>
          </table:table-cell>
          <table:table-cell office:value-type="string" calcext:value-type="string">
            <text:p>&lt;b&gt;Tsao&lt;/b&gt; is composed of 日 &lt;i&gt;jih&lt;/i&gt; sun as radical, over a contraction of 甲 &lt;i&gt;chia&lt;/i&gt; one of the cyclical characters, which refers to sprouting vegetation; hence the beginning of day, early.&lt;/p&gt;</text:p>
          </table:table-cell>
        </table:table-row>
        <table:table-row table:style-name="ro2">
          <table:table-cell office:value-type="string" calcext:value-type="string">
            <text:p>思</text:p>
          </table:table-cell>
          <table:table-cell office:value-type="string" calcext:value-type="string">
            <text:p>&lt;b&gt;Ssŭ&lt;/b&gt; see &lt;a href="https://en.wikisource.org/wiki/San_Tzu_Ching/San_Tzu_Ching#line124" title="San Tzu Ching/San Tzu Ching"&gt;line 124&lt;/a&gt;.&lt;/p&gt;</text:p>
          </table:table-cell>
        </table:table-row>
        <table:table-row table:style-name="ro1">
          <table:table-cell office:value-type="string" calcext:value-type="string">
            <text:p>若</text:p>
          </table:table-cell>
          <table:table-cell office:value-type="string" calcext:value-type="string">
            <text:p>&lt;b&gt;Jo&lt;/b&gt; see &lt;a href="https://en.wikisource.org/wiki/San_Tzu_Ching/San_Tzu_Ching#line262" title="San Tzu Ching/San Tzu Ching"&gt;line 262&lt;/a&gt;. It has here the same value as 如 &lt;i&gt;ju&lt;/i&gt; in &lt;a href="https://en.wikisource.org/wiki/San_Tzu_Ching/San_Tzu_Ching#line283" title="San Tzu Ching/San Tzu Ching"&gt;line 283&lt;/a&gt;. [Père Zottoli is right this time with &lt;i&gt;quoad&lt;/i&gt;, but Eitel is wrong again with "&lt;i&gt;If&lt;/i&gt; a man like &lt;i&gt;Liang Hao&lt;/i&gt;" and an apodosis which begins at &lt;a href="https://en.wikisource.org/wiki/San_Tzu_Ching/San_Tzu_Ching#line305" title="San Tzu Ching/San Tzu Ching"&gt;line 305&lt;/a&gt;!]&lt;/p&gt;</text:p>
          </table:table-cell>
        </table:table-row>
        <table:table-row table:style-name="ro2">
          <table:table-cell office:value-type="string" calcext:value-type="string">
            <text:p>梁</text:p>
          </table:table-cell>
          <table:table-cell office:value-type="string" calcext:value-type="string">
            <text:p>&lt;b&gt;Liang&lt;/b&gt; see &lt;a href="https://en.wikisource.org/wiki/San_Tzu_Ching/San_Tzu_Ching#line228" title="San Tzu Ching/San Tzu Ching"&gt;line 228&lt;/a&gt;. Here a surname.&lt;/p&gt;</text:p>
          </table:table-cell>
        </table:table-row>
        <table:table-row table:style-name="ro1">
          <table:table-cell office:value-type="string" calcext:value-type="string">
            <text:p>灏</text:p>
          </table:table-cell>
          <table:table-cell office:value-type="string" calcext:value-type="string">
            <text:p>&lt;b&gt;Hao&lt;/b&gt; is composed of 水 water as radical, often omitted, with 頁 &lt;i&gt;yeh&lt;/i&gt; head and 景 &lt;i&gt;ching&lt;/i&gt; bright, white. It is here the personal name of a scholar who was born A.D. 913 but only succeeded in gaining the highest degree in 985 when already seventy-two, after which he lived for twenty years. The author of the &lt;i&gt;San Tzŭ Ching&lt;/i&gt; has added the extra ten years.&lt;/p&gt;</text:p>
          </table:table-cell>
        </table:table-row>
        <table:table-row table:style-name="ro2">
          <table:table-cell office:value-type="string" calcext:value-type="string">
            <text:p>八</text:p>
          </table:table-cell>
          <table:table-cell office:value-type="string" calcext:value-type="string">
            <text:p>&lt;b&gt;Pa&lt;/b&gt; see &lt;a href="https://en.wikisource.org/wiki/San_Tzu_Ching/San_Tzu_Ching#line88" title="San Tzu Ching/San Tzu Ching"&gt;line 88&lt;/a&gt;.&lt;/p&gt;</text:p>
          </table:table-cell>
        </table:table-row>
        <table:table-row table:style-name="ro2">
          <table:table-cell office:value-type="string" calcext:value-type="string">
            <text:p>十</text:p>
          </table:table-cell>
          <table:table-cell office:value-type="string" calcext:value-type="string">
            <text:p>&lt;b&gt;Shih&lt;/b&gt; see &lt;a href="https://en.wikisource.org/wiki/San_Tzu_Ching/San_Tzu_Ching#line45" title="San Tzu Ching/San Tzu Ching"&gt;line 45&lt;/a&gt;.&lt;/p&gt;</text:p>
          </table:table-cell>
        </table:table-row>
        <table:table-row table:style-name="ro2">
          <table:table-cell office:value-type="string" calcext:value-type="string">
            <text:p>二</text:p>
          </table:table-cell>
          <table:table-cell office:value-type="string" calcext:value-type="string">
            <text:p>&lt;b&gt;Erh&lt;/b&gt; see &lt;a href="https://en.wikisource.org/wiki/San_Tzu_Ching/San_Tzu_Ching#line0" title="San Tzu Ching/San Tzu Ching"&gt;title&lt;/a&gt;.&lt;/p&gt;</text:p>
          </table:table-cell>
        </table:table-row>
        <table:table-row table:style-name="ro1">
          <table:table-cell office:value-type="string" calcext:value-type="string">
            <text:p>对</text:p>
          </table:table-cell>
          <table:table-cell office:value-type="string" calcext:value-type="string">
            <text:p>&lt;b&gt;Tui&lt;/b&gt; was originally composed of 寸 &lt;i&gt;ts'un&lt;/i&gt; inch, and an obsolete word meaning luxuriant, the old radical, over 口 &lt;i&gt;k'ou&lt;/i&gt; a mouth. <text:s/>It meant to answer questions, a test first applied to candidates for the highest degree by the fourth Emperor of the Han dynasty, B.C. 179—156. His Majesty however objected to the appearance of "mouth" in the character, on the ground that replies should not be too long-winded, and he accordingly substituted 士 &lt;i&gt;shih&lt;/i&gt; scholar, with which the word has been written ever since. [Père Zottoli makes a grave mistake in translating the line "coram augusta aula." He has apparently been misled by the later senses of &lt;i&gt;tui&lt;/i&gt;, namely opposite to, in the presence of.]&lt;/p&gt;</text:p>
          </table:table-cell>
        </table:table-row>
        <table:table-row table:style-name="ro2">
          <table:table-cell office:value-type="string" calcext:value-type="string">
            <text:p>大</text:p>
          </table:table-cell>
          <table:table-cell office:value-type="string" calcext:value-type="string">
            <text:p>&lt;b&gt;Ta&lt;/b&gt; see &lt;a href="https://en.wikisource.org/wiki/San_Tzu_Ching/San_Tzu_Ching#line127" title="San Tzu Ching/San Tzu Ching"&gt;line 127&lt;/a&gt;.&lt;/p&gt;</text:p>
          </table:table-cell>
        </table:table-row>
        <table:table-row table:style-name="ro2">
          <table:table-cell office:value-type="string" calcext:value-type="string">
            <text:p>廷</text:p>
          </table:table-cell>
          <table:table-cell office:value-type="string" calcext:value-type="string">
            <text:p>&lt;b&gt;T'ing&lt;/b&gt; is the audience-chamber, the Court, the hall in which the final examination was held.&lt;/p&gt;</text:p>
          </table:table-cell>
        </table:table-row>
        <table:table-row table:style-name="ro1">
          <table:table-cell office:value-type="string" calcext:value-type="string">
            <text:p>魁</text:p>
          </table:table-cell>
          <table:table-cell office:value-type="string" calcext:value-type="string">
            <text:p>&lt;b&gt;K'uei&lt;/b&gt; is composed of 斗 &lt;i&gt;tou&lt;/i&gt; a ladle or dipper as radical, with 鬼 &lt;i&gt;kuei&lt;/i&gt; disembodied spirits as phonetic. It originally meant a soup-ladle. How it came to mean chief, eminent, etc., is difficult to say,&lt;/p&gt;</text:p>
          </table:table-cell>
        </table:table-row>
        <table:table-row table:style-name="ro1">
          <table:table-cell office:value-type="string" calcext:value-type="string">
            <text:p>多</text:p>
          </table:table-cell>
          <table:table-cell office:value-type="string" calcext:value-type="string">
            <text:p>&lt;b&gt;To&lt;/b&gt; is composed of 夕 &lt;i&gt;hsi&lt;/i&gt; evening duplicated, and means reiterated, one upon another. Evening is said to have been chosen because evenings come one after another in succession; hence many.&lt;/p&gt;</text:p>
          </table:table-cell>
        </table:table-row>
        <table:table-row table:style-name="ro2">
          <table:table-cell office:value-type="string" calcext:value-type="string">
            <text:p>士</text:p>
          </table:table-cell>
          <table:table-cell office:value-type="string" calcext:value-type="string">
            <text:p>&lt;b&gt;Shih&lt;/b&gt; see &lt;a href="https://en.wikisource.org/wiki/San_Tzu_Ching/San_Tzu_Ching#line273" title="San Tzu Ching/San Tzu Ching"&gt;line 273&lt;/a&gt;.&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1">
          <table:table-cell office:value-type="string" calcext:value-type="string">
            <text:p>既</text:p>
          </table:table-cell>
          <table:table-cell office:value-type="string" calcext:value-type="string">
            <text:p>&lt;b&gt;Wan&lt;/b&gt; is composed of 日 (&lt;a href="https://en.wikisource.org/wiki/San_Tzu_Ching/San_Tzu_Ching#line52" title="San Tzu Ching/San Tzu Ching"&gt;line 52&lt;/a&gt;) as radical, with 免 (&lt;a href="https://en.wikisource.org/wiki/San_Tzu_Ching/San_Tzu_Ching#line278" title="San Tzu Ching/San Tzu Ching"&gt;line 278&lt;/a&gt;) as phonetic, 既 (&lt;a href="https://en.wikisource.org/wiki/San_Tzu_Ching/San_Tzu_Ching#line159" title="San Tzu Ching/San Tzu Ching"&gt;line 159&lt;/a&gt;) is another reading.&lt;/p&gt;</text:p>
          </table:table-cell>
        </table:table-row>
        <table:table-row table:style-name="ro2">
          <table:table-cell office:value-type="string" calcext:value-type="string">
            <text:p>成</text:p>
          </table:table-cell>
          <table:table-cell office:value-type="string" calcext:value-type="string">
            <text:p>&lt;b&gt;Ch'êng&lt;/b&gt; see &lt;a href="https://en.wikisource.org/wiki/San_Tzu_Ching/San_Tzu_Ching#line26" title="San Tzu Ching/San Tzu Ching"&gt;line 26&lt;/a&gt;. <text:s/>&lt;/p&gt;&lt;table style="margin:auto; text-align:center;"&gt;&lt;tbody&gt;&lt;tr&gt;&lt;td style="width:1em"&gt;&lt;b&gt;304.&lt;/b&gt;&lt;/td&gt;&lt;td style="padding-bottom:1em;"&gt;&lt;span id="line304"&gt;&lt;/span&gt;</text:p>
          </table:table-cell>
        </table:table-row>
        <table:table-row table:style-name="ro1">
          <table:table-cell office:value-type="string" calcext:value-type="string">
            <text:p>众</text:p>
          </table:table-cell>
          <table:table-cell office:value-type="string" calcext:value-type="string">
            <text:p>&lt;b&gt;Chung&lt;/b&gt; is composed of three 人 &lt;i&gt;jen&lt;/i&gt; men, three persons constituting a crowd according to Chinese law, with 目 &lt;i&gt;mu&lt;/i&gt; eye on its side as radical.&lt;/p&gt;</text:p>
          </table:table-cell>
        </table:table-row>
        <table:table-row table:style-name="ro2">
          <table:table-cell office:value-type="string" calcext:value-type="string">
            <text:p>称</text:p>
          </table:table-cell>
          <table:table-cell office:value-type="string" calcext:value-type="string">
            <text:p>&lt;b&gt;Ch'êng&lt;/b&gt; see &lt;a href="https://en.wikisource.org/wiki/San_Tzu_Ching/San_Tzu_Ching#line186" title="San Tzu Ching/San Tzu Ching"&gt;line 186&lt;/a&gt;.&lt;/p&gt;</text:p>
          </table:table-cell>
        </table:table-row>
        <table:table-row table:style-name="ro1">
          <table:table-cell office:value-type="string" calcext:value-type="string">
            <text:p>异</text:p>
          </table:table-cell>
          <table:table-cell office:value-type="string" calcext:value-type="string">
            <text:p>&lt;b&gt;I&lt;/b&gt; is composed of 畀 &lt;i&gt;pi&lt;/i&gt; to give, combined with 廾 &lt;i&gt;kung&lt;/i&gt; the hands folded. It originally meant to divide, and is now classed under radical 田 &lt;i&gt;t'ien&lt;/i&gt; fields.&lt;/p&gt;</text:p>
          </table:table-cell>
        </table:table-row>
        <table:table-row table:style-name="ro2">
          <table:table-cell office:value-type="string" calcext:value-type="string">
            <text:p>尔</text:p>
          </table:table-cell>
          <table:table-cell office:value-type="string" calcext:value-type="string">
            <text:p>&lt;b&gt;Erh&lt;/b&gt; see &lt;a href="https://en.wikisource.org/wiki/San_Tzu_Ching/San_Tzu_Ching#line297" title="San Tzu Ching/San Tzu Ching"&gt;line 297&lt;/a&gt;.&lt;/p&gt;</text:p>
          </table:table-cell>
        </table:table-row>
        <table:table-row table:style-name="ro2">
          <table:table-cell office:value-type="string" calcext:value-type="string">
            <text:p>小</text:p>
          </table:table-cell>
          <table:table-cell office:value-type="string" calcext:value-type="string">
            <text:p>&lt;b&gt;Hsiao&lt;/b&gt; see &lt;a href="https://en.wikisource.org/wiki/San_Tzu_Ching/San_Tzu_Ching#line113" title="San Tzu Ching/San Tzu Ching"&gt;line 113&lt;/a&gt;.&lt;/p&gt;</text:p>
          </table:table-cell>
        </table:table-row>
        <table:table-row table:style-name="ro2">
          <table:table-cell office:value-type="string" calcext:value-type="string">
            <text:p>生</text:p>
          </table:table-cell>
          <table:table-cell office:value-type="string" calcext:value-type="string">
            <text:p>&lt;b&gt;Shêng&lt;/b&gt; see &lt;a href="https://en.wikisource.org/wiki/San_Tzu_Ching/San_Tzu_Ching#line297" title="San Tzu Ching/San Tzu Ching"&gt;line 297&lt;/a&gt;.&lt;/p&gt;</text:p>
          </table:table-cell>
        </table:table-row>
        <table:table-row table:style-name="ro2">
          <table:table-cell office:value-type="string" calcext:value-type="string">
            <text:p>宜</text:p>
          </table:table-cell>
          <table:table-cell office:value-type="string" calcext:value-type="string">
            <text:p>&lt;b&gt;I&lt;/b&gt; see &lt;a href="https://en.wikisource.org/wiki/San_Tzu_Ching/San_Tzu_Ching#line22" title="San Tzu Ching/San Tzu Ching"&gt;line 22&lt;/a&gt;.&lt;/p&gt;</text:p>
          </table:table-cell>
        </table:table-row>
        <table:table-row table:style-name="ro1">
          <table:table-cell office:value-type="string" calcext:value-type="string">
            <text:p>立</text:p>
          </table:table-cell>
          <table:table-cell office:value-type="string" calcext:value-type="string">
            <text:p>&lt;b&gt;Li&lt;/b&gt; is composed of 大 &lt;i&gt;ta&lt;/i&gt; great and 一 &lt;i&gt;i&lt;/i&gt; a line representing the ground, &lt;i&gt;q.d&lt;/i&gt;. a great man taking up his stand. It originally meant to stand, and so to make to stand, to raise.&lt;/p&gt;</text:p>
          </table:table-cell>
        </table:table-row>
        <table:table-row table:style-name="ro1">
          <table:table-cell office:value-type="string" calcext:value-type="string">
            <text:p>志</text:p>
          </table:table-cell>
          <table:table-cell office:value-type="string" calcext:value-type="string">
            <text:p>&lt;b&gt;Chih&lt;/b&gt; was originally composed of 心 &lt;i&gt;hsin&lt;/i&gt; heart as radical, with 之 &lt;i&gt;chih&lt;/i&gt; to reach as phonetic, and was explained as that which the heart (= mind) reaches, will, purpose, determination, etc. The words "to work," necessary to make the translation intelligible, are sufficiently implied by &lt;i&gt;chih&lt;/i&gt;. <text:s/>&lt;/p&gt;&lt;table style="margin:auto; text-align:center;"&gt;&lt;tbody&gt;&lt;tr&gt;&lt;td style="width:1em"&gt;&lt;b&gt;307.&lt;/b&gt;&lt;/td&gt;&lt;td style="padding-bottom:1em;"&gt;&lt;span id="line307"&gt;&lt;/span&gt;</text:p>
          </table:table-cell>
        </table:table-row>
        <table:table-row table:style-name="ro1">
          <table:table-cell office:value-type="string" calcext:value-type="string">
            <text:p>莹</text:p>
          </table:table-cell>
          <table:table-cell office:value-type="string" calcext:value-type="string">
            <text:p>&lt;b&gt;Jung&lt;/b&gt; is composed of 玉 &lt;i&gt;yu&lt;/i&gt; jade as radical, with a common phonetic (lines &lt;a href="https://en.wikisource.org/wiki/San_Tzu_Ching/San_Tzu_Ching#line283" title="San Tzu Ching/San Tzu Ching"&gt;283&lt;/a&gt;, &lt;a href="https://en.wikisource.org/wiki/San_Tzu_Ching/San_Tzu_Ching#line289" title="San Tzu Ching/San Tzu Ching"&gt;289&lt;/a&gt;), and means bright, lustrous. It was the personal name of 祖瑩 Tsu Jung, 6th cent. A.D., a precocious youth who at the age of eight 能通詩書 &lt;i&gt;nêng t'ung shih shu&lt;/i&gt; had mastered not only the &lt;i&gt;Odes&lt;/i&gt; but also the &lt;i&gt;Book of History&lt;/i&gt; (&lt;a href="https://en.wikisource.org/wiki/San_Tzu_Ching/San_Tzu_Ching#line135" title="San Tzu Ching/San Tzu Ching"&gt;line 135&lt;/a&gt;). Also read &lt;i&gt;ying&lt;/i&gt;&lt;sup&gt;&lt;small&gt;2&lt;/small&gt;&lt;/sup&gt;.&lt;/p&gt;</text:p>
          </table:table-cell>
        </table:table-row>
        <table:table-row table:style-name="ro2">
          <table:table-cell office:value-type="string" calcext:value-type="string">
            <text:p>八</text:p>
          </table:table-cell>
          <table:table-cell office:value-type="string" calcext:value-type="string">
            <text:p>&lt;b&gt;Pa&lt;/b&gt; see &lt;a href="https://en.wikisource.org/wiki/San_Tzu_Ching/San_Tzu_Ching#line88" title="San Tzu Ching/San Tzu Ching"&gt;line 88&lt;/a&gt;.&lt;/p&gt;</text:p>
          </table:table-cell>
        </table:table-row>
        <table:table-row table:style-name="ro2">
          <table:table-cell office:value-type="string" calcext:value-type="string">
            <text:p>岁</text:p>
          </table:table-cell>
          <table:table-cell office:value-type="string" calcext:value-type="string">
            <text:p>&lt;b&gt;Sui&lt;/b&gt; see &lt;a href="https://en.wikisource.org/wiki/San_Tzu_Ching/San_Tzu_Ching#line37" title="San Tzu Ching/San Tzu Ching"&gt;line 37&lt;/a&gt;.&lt;/p&gt;</text:p>
          </table:table-cell>
        </table:table-row>
        <table:table-row table:style-name="ro2">
          <table:table-cell office:value-type="string" calcext:value-type="string">
            <text:p>能</text:p>
          </table:table-cell>
          <table:table-cell office:value-type="string" calcext:value-type="string">
            <text:p>&lt;b&gt;Nêng&lt;/b&gt; see &lt;a href="https://en.wikisource.org/wiki/San_Tzu_Ching/San_Tzu_Ching#line34" title="San Tzu Ching/San Tzu Ching"&gt;line 34&lt;/a&gt;.&lt;/p&gt;</text:p>
          </table:table-cell>
        </table:table-row>
        <table:table-row table:style-name="ro1">
          <table:table-cell office:value-type="string" calcext:value-type="string">
            <text:p>咏</text:p>
          </table:table-cell>
          <table:table-cell office:value-type="string" calcext:value-type="string">
            <text:p>&lt;b&gt;Yung&lt;/b&gt; is another form of 詠 in &lt;a href="https://en.wikisource.org/wiki/San_Tzu_Ching/San_Tzu_Ching#line158" title="San Tzu Ching/San Tzu Ching"&gt;line 158&lt;/a&gt;.&lt;/p&gt;</text:p>
          </table:table-cell>
        </table:table-row>
        <table:table-row table:style-name="ro2">
          <table:table-cell office:value-type="string" calcext:value-type="string">
            <text:p>诗</text:p>
          </table:table-cell>
          <table:table-cell office:value-type="string" calcext:value-type="string">
            <text:p>&lt;b&gt;Shih&lt;/b&gt; see &lt;a href="https://en.wikisource.org/wiki/San_Tzu_Ching/San_Tzu_Ching#line135" title="San Tzu Ching/San Tzu Ching"&gt;line 135&lt;/a&gt;. [It is very tempting to render this line by "could recite &lt;i&gt;Odes&lt;/i&gt;" as has been done by Bridgman and others; but &lt;i&gt;yung shih&lt;/i&gt; is specially used as translated above, and this meaning is adopted in the commentary of Ho Hsing-ssŭ. The "humming over" of lines of verse is moreover common to all poets in China. Eitel has "Was &lt;i&gt;able&lt;/i&gt; to make &lt;i&gt;rhymes&lt;/i&gt; and recite &lt;i&gt;poetry&lt;/i&gt;" which cannot under any circumstances be right.]&lt;/p&gt;</text:p>
          </table:table-cell>
        </table:table-row>
        <table:table-row table:style-name="ro1">
          <table:table-cell office:value-type="string" calcext:value-type="string">
            <text:p>泌</text:p>
          </table:table-cell>
          <table:table-cell office:value-type="string" calcext:value-type="string">
            <text:p>&lt;b&gt;Pi&lt;/b&gt; is composed of 水 &lt;i&gt;shui&lt;/i&gt; water as radical, with 必 &lt;i&gt;pi&lt;/i&gt; must (&lt;i&gt;not&lt;/i&gt; 心 &lt;i&gt;hsin&lt;/i&gt; heart with a dash across it, but 八 &lt;i&gt;pa&lt;/i&gt; to divide and 弋 &lt;i&gt;i&lt;/i&gt; a stake) as phonetic. It is here the personal name of 李泌 Li Pi, A.D. 722—789, a famous scholar and bibliophile.&lt;/p&gt;</text:p>
          </table:table-cell>
        </table:table-row>
        <table:table-row table:style-name="ro2">
          <table:table-cell office:value-type="string" calcext:value-type="string">
            <text:p>七</text:p>
          </table:table-cell>
          <table:table-cell office:value-type="string" calcext:value-type="string">
            <text:p>&lt;b&gt;Ch'i&lt;/b&gt; see &lt;a href="https://en.wikisource.org/wiki/San_Tzu_Ching/San_Tzu_Ching#line84" title="San Tzu Ching/San Tzu Ching"&gt;line 84&lt;/a&gt;.&lt;/p&gt;</text:p>
          </table:table-cell>
        </table:table-row>
        <table:table-row table:style-name="ro2">
          <table:table-cell office:value-type="string" calcext:value-type="string">
            <text:p>岁</text:p>
          </table:table-cell>
          <table:table-cell office:value-type="string" calcext:value-type="string">
            <text:p>&lt;b&gt;Sui&lt;/b&gt; see &lt;a href="https://en.wikisource.org/wiki/San_Tzu_Ching/San_Tzu_Ching#line37" title="San Tzu Ching/San Tzu Ching"&gt;line 37&lt;/a&gt;.&lt;/p&gt;</text:p>
          </table:table-cell>
        </table:table-row>
        <table:table-row table:style-name="ro2">
          <table:table-cell office:value-type="string" calcext:value-type="string">
            <text:p>能</text:p>
          </table:table-cell>
          <table:table-cell office:value-type="string" calcext:value-type="string">
            <text:p>&lt;b&gt;Nêng&lt;/b&gt; see &lt;a href="https://en.wikisource.org/wiki/San_Tzu_Ching/San_Tzu_Ching#line34" title="San Tzu Ching/San Tzu Ching"&gt;line 34&lt;/a&gt;.&lt;/p&gt;</text:p>
          </table:table-cell>
        </table:table-row>
        <table:table-row table:style-name="ro1">
          <table:table-cell office:value-type="string" calcext:value-type="string">
            <text:p>赋</text:p>
          </table:table-cell>
          <table:table-cell office:value-type="string" calcext:value-type="string">
            <text:p>&lt;b&gt;Fu&lt;/b&gt; is composed of 貝 &lt;i&gt;pei&lt;/i&gt; pearl-oyster as radical, with 武 &lt;i&gt;wu&lt;/i&gt; martial (&lt;a href="https://en.wikisource.org/wiki/San_Tzu_Ching/San_Tzu_Ching#line189" title="San Tzu Ching/San Tzu Ching"&gt;line 189&lt;/a&gt;) as phonetic. It originally meant to collect, and then came to mean to spread out, and is also the name of an irregular kind of metrical composition. It here refers to a short epigram composed impromptu, at the command of the Emperor, on the characteristics of the game of 圍碁 &lt;i&gt;wei-ch'i&lt;/i&gt; in which his Majesty was indulging.&lt;/p&gt;</text:p>
          </table:table-cell>
        </table:table-row>
        <table:table-row table:style-name="ro1">
          <table:table-cell office:value-type="string" calcext:value-type="string">
            <text:p>棋</text:p>
          </table:table-cell>
          <table:table-cell office:value-type="string" calcext:value-type="string">
            <text:p>&lt;b&gt;Ch'i&lt;/b&gt; is composed of 石 &lt;i&gt;shih&lt;/i&gt; stone as radical, with 其 &lt;i&gt;ch'i&lt;/i&gt; that (&lt;a href="https://en.wikisource.org/wiki/San_Tzu_Ching/San_Tzu_Ching#line169" title="San Tzu Ching/San Tzu Ching"&gt;line 169&lt;/a&gt;) as phonetic, and stands for &lt;i&gt;wei ch'i&lt;/i&gt; or the game of war. [Père Zottoli renders &lt;i&gt;fu&lt;/i&gt; by "explanare," which would be unsatisfactory but for his accompanying note. Eitel has "Was &lt;i&gt;able&lt;/i&gt; to &lt;i&gt;present&lt;/i&gt; an essay written on the spot when beholding a game of &lt;i&gt;chess&lt;/i&gt;." What he presented was a four-line epigram, based upon the squareness of the board, the roundness of the pips with which the game is played, their movements when alive, their quiescence when dead.]&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1">
          <table:table-cell office:value-type="string" calcext:value-type="string">
            <text:p>颖</text:p>
          </table:table-cell>
          <table:table-cell office:value-type="string" calcext:value-type="string">
            <text:p>&lt;b&gt;Ying&lt;/b&gt; is composed of 禾 &lt;i&gt;ho&lt;/i&gt; grain as radical, with 頃 &lt;i&gt;ch'ing&lt;/i&gt; the head awry, a land measure of about 15 acres, just now, etc., as phonetic. It originally meant the sharp tip of an ear of grain. It is often written 頴 and is classed under radical 頁 &lt;i&gt;yeh&lt;/i&gt; head.&lt;/p&gt;</text:p>
          </table:table-cell>
        </table:table-row>
        <table:table-row table:style-name="ro1">
          <table:table-cell office:value-type="string" calcext:value-type="string">
            <text:p>悟</text:p>
          </table:table-cell>
          <table:table-cell office:value-type="string" calcext:value-type="string">
            <text:p>&lt;b&gt;Wu&lt;/b&gt; is composed of 心 &lt;i&gt;hsin&lt;/i&gt; heart as radical, with 吾 &lt;i&gt;wu&lt;/i&gt; I as phonetic (&lt;a href="https://en.wikisource.org/wiki/San_Tzu_Ching/San_Tzu_Ching#line115" title="San Tzu Ching/San Tzu Ching"&gt;line 115&lt;/a&gt;).&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称</text:p>
          </table:table-cell>
          <table:table-cell office:value-type="string" calcext:value-type="string">
            <text:p>&lt;b&gt;Ch'êng&lt;/b&gt; see &lt;a href="https://en.wikisource.org/wiki/San_Tzu_Ching/San_Tzu_Ching#line186" title="San Tzu Ching/San Tzu Ching"&gt;line 186&lt;/a&gt;.&lt;/p&gt;</text:p>
          </table:table-cell>
        </table:table-row>
        <table:table-row table:style-name="ro1">
          <table:table-cell office:value-type="string" calcext:value-type="string">
            <text:p>奇</text:p>
          </table:table-cell>
          <table:table-cell office:value-type="string" calcext:value-type="string">
            <text:p>&lt;b&gt;Ch'i&lt;/b&gt; is composed of 大 &lt;i&gt;ta&lt;/i&gt; great as radical, and &lt;i&gt;k'o&lt;/i&gt; can, and has been explained as that which has no match. It is often wrongly written 竒.&lt;/p&gt;</text:p>
          </table:table-cell>
        </table:table-row>
        <table:table-row table:style-name="ro2">
          <table:table-cell office:value-type="string" calcext:value-type="string">
            <text:p>尔</text:p>
          </table:table-cell>
          <table:table-cell office:value-type="string" calcext:value-type="string">
            <text:p>&lt;b&gt;Erh&lt;/b&gt; see &lt;a href="https://en.wikisource.org/wiki/San_Tzu_Ching/San_Tzu_Ching#line297" title="San Tzu Ching/San Tzu Ching"&gt;line 297&lt;/a&gt;.&lt;/p&gt;</text:p>
          </table:table-cell>
        </table:table-row>
        <table:table-row table:style-name="ro2">
          <table:table-cell office:value-type="string" calcext:value-type="string">
            <text:p>幼</text:p>
          </table:table-cell>
          <table:table-cell office:value-type="string" calcext:value-type="string">
            <text:p>&lt;b&gt;Yu&lt;/b&gt; see &lt;a href="https://en.wikisource.org/wiki/San_Tzu_Ching/San_Tzu_Ching#line23" title="San Tzu Ching/San Tzu Ching"&gt;line 23&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当</text:p>
          </table:table-cell>
          <table:table-cell office:value-type="string" calcext:value-type="string">
            <text:p>&lt;b&gt;Tang&lt;/b&gt; see &lt;a href="https://en.wikisource.org/wiki/San_Tzu_Ching/San_Tzu_Ching#line36" title="San Tzu Ching/San Tzu Ching"&gt;line 36&lt;/a&gt;.&lt;/p&gt;</text:p>
          </table:table-cell>
        </table:table-row>
        <table:table-row table:style-name="ro1">
          <table:table-cell office:value-type="string" calcext:value-type="string">
            <text:p>效</text:p>
          </table:table-cell>
          <table:table-cell office:value-type="string" calcext:value-type="string">
            <text:p>&lt;b&gt;Hsiao&lt;/b&gt; is composed of 攴 &lt;i&gt;p'u&lt;/i&gt; to tap as radical, with 交 &lt;i&gt;chiao&lt;/i&gt; to blend, to hand over, as phonetic. It originally meant to be like, to resemble.&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lt;/p&gt;</text:p>
          </table:table-cell>
        </table:table-row>
        <table:table-row table:style-name="ro1">
          <table:table-cell office:value-type="string" calcext:value-type="string">
            <text:p>蔡</text:p>
          </table:table-cell>
          <table:table-cell office:value-type="string" calcext:value-type="string">
            <text:p>&lt;b&gt;Ts'ai&lt;/b&gt; is composed of 艸 &lt;i&gt;ts'ao&lt;/i&gt; vegetation as radical, and 祭 &lt;i&gt;chi&lt;/i&gt;&lt;sup&gt;&lt;small&gt;4&lt;/small&gt;&lt;/sup&gt; to sacrifice. It is a common surname.</text:p>
          </table:table-cell>
        </table:table-row>
        <table:table-row table:style-name="ro2">
          <table:table-cell office:value-type="string" calcext:value-type="string">
            <text:p>文</text:p>
          </table:table-cell>
          <table:table-cell office:value-type="string" calcext:value-type="string">
            <text:p>&lt;b&gt;Wên&lt;/b&gt; see &lt;a href="https://en.wikisource.org/wiki/San_Tzu_Ching/San_Tzu_Ching#line44" title="San Tzu Ching/San Tzu Ching"&gt;line 44&lt;/a&gt;.&lt;/p&gt;</text:p>
          </table:table-cell>
        </table:table-row>
        <table:table-row table:style-name="ro1">
          <table:table-cell office:value-type="string" calcext:value-type="string">
            <text:p>姬</text:p>
          </table:table-cell>
          <table:table-cell office:value-type="string" calcext:value-type="string">
            <text:p>&lt;b&gt;Chi&lt;/b&gt; is composed of 女 &lt;i&gt;nü&lt;/i&gt; woman as radical and an obsolete character which must not be confounded with 臣 &lt;i&gt;ch'ên&lt;/i&gt; (&lt;a href="https://en.wikisource.org/wiki/San_Tzu_Ching/San_Tzu_Ching#line54" title="San Tzu Ching/San Tzu Ching"&gt;line 54&lt;/a&gt;). It was the name of a river where the Yellow Emperor (&lt;a href="https://en.wikisource.org/wiki/San_Tzu_Ching/San_Tzu_Ching#line180" title="San Tzu Ching/San Tzu Ching"&gt;line 180&lt;/a&gt;) was born, and was adopted by him as his surname. [Wên-chi is the personal name of 蔡琰 Ts'ai Yen, daughter of a famous statesman, 2nd and 3rd cent. A.D.]&lt;/p&gt;</text:p>
          </table:table-cell>
        </table:table-row>
        <table:table-row table:style-name="ro2">
          <table:table-cell office:value-type="string" calcext:value-type="string">
            <text:p>能</text:p>
          </table:table-cell>
          <table:table-cell office:value-type="string" calcext:value-type="string">
            <text:p>&lt;b&gt;Nêng&lt;/b&gt; see &lt;a href="https://en.wikisource.org/wiki/San_Tzu_Ching/San_Tzu_Ching#line34" title="San Tzu Ching/San Tzu Ching"&gt;line 34&lt;/a&gt;.&lt;/p&gt;</text:p>
          </table:table-cell>
        </table:table-row>
        <table:table-row table:style-name="ro1">
          <table:table-cell office:value-type="string" calcext:value-type="string">
            <text:p>辨</text:p>
          </table:table-cell>
          <table:table-cell office:value-type="string" calcext:value-type="string">
            <text:p>&lt;b&gt;Pien&lt;/b&gt; is composed of two 辛 &lt;i&gt;hsin&lt;/i&gt; acrid, which formed an old radical read &lt;i&gt;pien&lt;/i&gt;, meaning two guilty persons incriminating one another, with a dot and a line between, and originally meant to decide, hence to discriminate.&lt;/p&gt;</text:p>
          </table:table-cell>
        </table:table-row>
        <table:table-row table:style-name="ro1">
          <table:table-cell office:value-type="string" calcext:value-type="string">
            <text:p>琴</text:p>
          </table:table-cell>
          <table:table-cell office:value-type="string" calcext:value-type="string">
            <text:p>&lt;b&gt;Ch'in&lt;/b&gt; is composed of two 玉 &lt;i&gt;yü&lt;/i&gt; jade, with the dots left out, as radical, and 今 &lt;i&gt;chin&lt;/i&gt; present, now, as phonetic. At first the &lt;i&gt;ch'in&lt;/i&gt; had only five strings, afterwards seven. [This young lady, who was a skilled musician, was listening to her father playing, when a cat in the room caught a mouse. Instantly she detected a timbre of slaughter in the tones of the instrument, and foretold disaster to her father, which shortly came to pass. Eitel misses the point with "Who was &lt;i&gt;able&lt;/i&gt; to &lt;i&gt;distinguish&lt;/i&gt; the tone of each string on the &lt;i&gt;lute&lt;/i&gt;."]&lt;/p&gt;</text:p>
          </table:table-cell>
        </table:table-row>
        <table:table-row table:style-name="ro1">
          <table:table-cell office:value-type="string" calcext:value-type="string">
            <text:p>谢</text:p>
          </table:table-cell>
          <table:table-cell office:value-type="string" calcext:value-type="string">
            <text:p>&lt;b&gt;Hsieh&lt;/b&gt; is composed of 言 &lt;i&gt;yen&lt;/i&gt; words as radical and 射 &lt;i&gt;shê&lt;/i&gt; to shoot with a bow as phonetic. It means to thank, etc., but is here a surname.</text:p>
          </table:table-cell>
        </table:table-row>
        <table:table-row table:style-name="ro2">
          <table:table-cell office:value-type="string" calcext:value-type="string">
            <text:p>道</text:p>
          </table:table-cell>
          <table:table-cell office:value-type="string" calcext:value-type="string">
            <text:p>&lt;b&gt;Tao&lt;/b&gt; see &lt;a href="https://en.wikisource.org/wiki/San_Tzu_Ching/San_Tzu_Ching#line7" title="San Tzu Ching/San Tzu Ching"&gt;line 7&lt;/a&gt;.&lt;/p&gt;</text:p>
          </table:table-cell>
        </table:table-row>
        <table:table-row table:style-name="ro1">
          <table:table-cell office:value-type="string" calcext:value-type="string">
            <text:p>韫</text:p>
          </table:table-cell>
          <table:table-cell office:value-type="string" calcext:value-type="string">
            <text:p>&lt;b&gt;Yün&lt;/b&gt; is composed of 韋 &lt;i&gt;wei&lt;/i&gt; hides, leather, as radical, and a common phonetic of &lt;i&gt;yün&lt;/i&gt; or &lt;i&gt;wên&lt;/i&gt; value. [Hsieh Tao-yün was the niece of a famous statesman of the 4th cent. A.D., and a clever poetess.]&lt;/p&gt;</text:p>
          </table:table-cell>
        </table:table-row>
        <table:table-row table:style-name="ro2">
          <table:table-cell office:value-type="string" calcext:value-type="string">
            <text:p>能</text:p>
          </table:table-cell>
          <table:table-cell office:value-type="string" calcext:value-type="string">
            <text:p>&lt;b&gt;Nêng&lt;/b&gt; see &lt;a href="https://en.wikisource.org/wiki/San_Tzu_Ching/San_Tzu_Ching#line34" title="San Tzu Ching/San Tzu Ching"&gt;line 34&lt;/a&gt;.&lt;/p&gt;</text:p>
          </table:table-cell>
        </table:table-row>
        <table:table-row table:style-name="ro2">
          <table:table-cell office:value-type="string" calcext:value-type="string">
            <text:p>咏</text:p>
          </table:table-cell>
          <table:table-cell office:value-type="string" calcext:value-type="string">
            <text:p>&lt;b&gt;Yung&lt;/b&gt; see &lt;a href="https://en.wikisource.org/wiki/San_Tzu_Ching/San_Tzu_Ching#line308" title="San Tzu Ching/San Tzu Ching"&gt;line 308&lt;/a&gt;.&lt;/p&gt;</text:p>
          </table:table-cell>
        </table:table-row>
        <table:table-row table:style-name="ro1">
          <table:table-cell office:value-type="string" calcext:value-type="string">
            <text:p>吟</text:p>
          </table:table-cell>
          <table:table-cell office:value-type="string" calcext:value-type="string">
            <text:p>&lt;b&gt;Yin&lt;/b&gt; is composed of 口 &lt;i&gt;k'ou&lt;/i&gt; mouth as radical and 今 &lt;i&gt;chin&lt;/i&gt; present, now, as phonetic. [&lt;i&gt;Yung yin&lt;/i&gt;, like &lt;i&gt;yung shih&lt;/i&gt; in &lt;a href="https://en.wikisource.org/wiki/San_Tzu_Ching/San_Tzu_Ching#line308" title="San Tzu Ching/San Tzu Ching"&gt;line 308&lt;/a&gt;, comes to mean "compose poetry" from the habit which Chinese students have of humming over their efforts at verse in a sing-song voice during the process of composition. Eitel is again in error with "Was &lt;i&gt;able&lt;/i&gt; to &lt;i&gt;recite&lt;/i&gt; poetry and make &lt;i&gt;rhymes&lt;/i&gt;," which differs from his rendering of &lt;a href="https://en.wikisource.org/wiki/San_Tzu_Ching/San_Tzu_Ching#line308" title="San Tzu Ching/San Tzu Ching"&gt;line 308&lt;/a&gt; only in the transposition of words.]&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2">
          <table:table-cell office:value-type="string" calcext:value-type="string">
            <text:p>女</text:p>
          </table:table-cell>
          <table:table-cell office:value-type="string" calcext:value-type="string">
            <text:p>&lt;b&gt;Nü&lt;/b&gt; under its old form was supposed to be the picture of a woman.&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Eitel translates "Now &lt;i&gt;these&lt;/i&gt;, though &lt;i&gt;females&lt;/i&gt; and &lt;i&gt;children&lt;/i&gt;" which gives quite a false idea of the syntax of the line. See &lt;a href="https://en.wikisource.org/wiki/San_Tzu_Ching/San_Tzu_Ching#line321" title="San Tzu Ching/San Tzu Ching"&gt;line 321&lt;/a&gt;.]&lt;/p&gt;</text:p>
          </table:table-cell>
        </table:table-row>
        <table:table-row table:style-name="ro2">
          <table:table-cell office:value-type="string" calcext:value-type="string">
            <text:p>且</text:p>
          </table:table-cell>
          <table:table-cell office:value-type="string" calcext:value-type="string">
            <text:p>&lt;b&gt;Ch'ieh&lt;/b&gt; see &lt;a href="https://en.wikisource.org/wiki/San_Tzu_Ching/San_Tzu_Ching#line274" title="San Tzu Ching/San Tzu Ching"&gt;line 274&lt;/a&gt;.&lt;/p&gt;</text:p>
          </table:table-cell>
        </table:table-row>
        <table:table-row table:style-name="ro1">
          <table:table-cell office:value-type="string" calcext:value-type="string">
            <text:p>聪</text:p>
          </table:table-cell>
          <table:table-cell office:value-type="string" calcext:value-type="string">
            <text:p>&lt;b&gt;Ts'ung&lt;/b&gt; is composed of 耳 &lt;i&gt;êrh&lt;/i&gt; ear as radical, and a common phonetic composed of 心 &lt;i&gt;hsin&lt;/i&gt; heart or mind below a picture of a window and signifying fluttered, hurried.&lt;/p&gt;</text:p>
          </table:table-cell>
        </table:table-row>
        <table:table-row table:style-name="ro1">
          <table:table-cell office:value-type="string" calcext:value-type="string">
            <text:p>敏</text:p>
          </table:table-cell>
          <table:table-cell office:value-type="string" calcext:value-type="string">
            <text:p>&lt;b&gt;Min&lt;/b&gt; is composed of 攴 &lt;i&gt;p'u&lt;/i&gt; to tap as radical and 每 &lt;i&gt;mei&lt;/i&gt; which originally meant luxuriant vegetation and now means each, every.&lt;/p&gt;</text:p>
          </table:table-cell>
        </table:table-row>
        <table:table-row table:style-name="ro2">
          <table:table-cell office:value-type="string" calcext:value-type="string">
            <text:p>尔</text:p>
          </table:table-cell>
          <table:table-cell office:value-type="string" calcext:value-type="string">
            <text:p>&lt;b&gt;Erh&lt;/b&gt; see &lt;a href="https://en.wikisource.org/wiki/San_Tzu_Ching/San_Tzu_Ching#line297" title="San Tzu Ching/San Tzu Ching"&gt;line 297&lt;/a&gt;.&lt;/p&gt;</text:p>
          </table:table-cell>
        </table:table-row>
        <table:table-row table:style-name="ro1">
          <table:table-cell office:value-type="string" calcext:value-type="string">
            <text:p>男</text:p>
          </table:table-cell>
          <table:table-cell office:value-type="string" calcext:value-type="string">
            <text:p>&lt;b&gt;Nan&lt;/b&gt; is composed of 田 &lt;i&gt;t'ien&lt;/i&gt; fields as radical and &lt;i&gt;li&lt;/i&gt; strength; &lt;i&gt;q.d&lt;/i&gt;. he who uses strength in the fields, a man.&lt;/p&gt;</text:p>
          </table:table-cell>
        </table:table-row>
        <table:table-row table:style-name="ro1">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This line has obvious reference to &lt;a href="https://en.wikisource.org/wiki/San_Tzu_Ching/San_Tzu_Ching#line319" title="San Tzu Ching/San Tzu Ching"&gt;line 319&lt;/a&gt;, and the 子 &lt;i&gt;tzŭ&lt;/i&gt; has the same value in each.]&lt;/p&gt;</text:p>
          </table:table-cell>
        </table:table-row>
        <table:table-row table:style-name="ro2">
          <table:table-cell office:value-type="string" calcext:value-type="string">
            <text:p>当</text:p>
          </table:table-cell>
          <table:table-cell office:value-type="string" calcext:value-type="string">
            <text:p>&lt;b&gt;Tang&lt;/b&gt; see &lt;a href="https://en.wikisource.org/wiki/San_Tzu_Ching/San_Tzu_Ching#line36" title="San Tzu Ching/San Tzu Ching"&gt;line 36&lt;/a&gt;.&lt;/p&gt;</text:p>
          </table:table-cell>
        </table:table-row>
        <table:table-row table:style-name="ro2">
          <table:table-cell office:value-type="string" calcext:value-type="string">
            <text:p>自</text:p>
          </table:table-cell>
          <table:table-cell office:value-type="string" calcext:value-type="string">
            <text:p>&lt;b&gt;Tzŭ&lt;/b&gt; see &lt;a href="https://en.wikisource.org/wiki/San_Tzu_Ching/San_Tzu_Ching#line93" title="San Tzu Ching/San Tzu Ching"&gt;line 93&lt;/a&gt;.&lt;/p&gt;</text:p>
          </table:table-cell>
        </table:table-row>
        <table:table-row table:style-name="ro1">
          <table:table-cell office:value-type="string" calcext:value-type="string">
            <text:p>警</text:p>
          </table:table-cell>
          <table:table-cell office:value-type="string" calcext:value-type="string">
            <text:p>&lt;b&gt;Ching&lt;/b&gt; is composed of 言 &lt;i&gt;yen&lt;/i&gt; words as radical, with 敬 &lt;i&gt;ching&lt;/i&gt; to respect as phonetic. It is also written 儆. [Eitel translates these lines by "How much more then &lt;i&gt;ye, male children, ought&lt;/i&gt; ye, whilst &lt;i&gt;young&lt;/i&gt;, to &lt;i&gt;accomplish&lt;/i&gt;." No such words as "young" or "accomplish" are found in any good edition.]&lt;/p&gt;</text:p>
          </table:table-cell>
        </table:table-row>
        <table:table-row table:style-name="ro2">
          <table:table-cell office:value-type="string" calcext:value-type="string">
            <text:p>唐</text:p>
          </table:table-cell>
          <table:table-cell office:value-type="string" calcext:value-type="string">
            <text:p>&lt;b&gt;T'ang&lt;/b&gt; see &lt;a href="https://en.wikisource.org/wiki/San_Tzu_Ching/San_Tzu_Ching#line183" title="San Tzu Ching/San Tzu Ching"&gt;line 183&lt;/a&gt;.&lt;/p&gt;</text:p>
          </table:table-cell>
        </table:table-row>
        <table:table-row table:style-name="ro1">
          <table:table-cell office:value-type="string" calcext:value-type="string">
            <text:p>刘</text:p>
          </table:table-cell>
          <table:table-cell office:value-type="string" calcext:value-type="string">
            <text:p>&lt;b&gt;Liu&lt;/b&gt; means to slay, but is here a surname. It does not occur in the &lt;i&gt;&lt;a href="https://en.wikipedia.org/wiki/Shuowen_Jiezi" class="extiw" title="w:Shuowen Jiezi"&gt;Shuo Wên&lt;/a&gt;&lt;/i&gt;, though another form of it has been suspected under radical 金 &lt;i&gt;chin&lt;/i&gt; metal. It is now classed under radical 刀 &lt;i&gt;tao&lt;/i&gt; knife. <text:s/>&lt;b&gt;Yen&lt;/b&gt; is composed of 日 &lt;i&gt;jih&lt;/i&gt; sun as raidical and 安 &lt;i&gt;an&lt;/i&gt; peace as phonetic. It means a bright sky, late, but is here the personal name of a famous statesman. [Eitel wrongly reads it "Ngan."]&lt;/p&gt;</text:p>
          </table:table-cell>
        </table:table-row>
        <table:table-row table:style-name="ro1">
          <table:table-cell office:value-type="string" calcext:value-type="string">
            <text:p>晏</text:p>
          </table:table-cell>
          <table:table-cell office:value-type="string" calcext:value-type="string">
            <text:p>&lt;b&gt;Yen&lt;/b&gt; is composed of 日 &lt;i&gt;jih&lt;/i&gt; sun as raidical and 安 &lt;i&gt;an&lt;/i&gt; peace as phonetic. It means a bright sky, late, but is here the personal name of a famous statesman. [Eitel wrongly reads it "Ngan."]&lt;/p&gt;</text:p>
          </table:table-cell>
        </table:table-row>
        <table:table-row table:style-name="ro2">
          <table:table-cell office:value-type="string" calcext:value-type="string">
            <text:p>方</text:p>
          </table:table-cell>
          <table:table-cell office:value-type="string" calcext:value-type="string">
            <text:p>&lt;b&gt;Fang&lt;/b&gt; see &lt;a href="https://en.wikisource.org/wiki/San_Tzu_Ching/San_Tzu_Ching#line14" title="San Tzu Ching/San Tzu Ching"&gt;line 14&lt;/a&gt;.&lt;/p&gt;</text:p>
          </table:table-cell>
        </table:table-row>
        <table:table-row table:style-name="ro2">
          <table:table-cell office:value-type="string" calcext:value-type="string">
            <text:p>七</text:p>
          </table:table-cell>
          <table:table-cell office:value-type="string" calcext:value-type="string">
            <text:p>&lt;b&gt;Ch'i&lt;/b&gt; see &lt;a href="https://en.wikisource.org/wiki/San_Tzu_Ching/San_Tzu_Ching#line84" title="San Tzu Ching/San Tzu Ching"&gt;line 84&lt;/a&gt;.&lt;/p&gt;</text:p>
          </table:table-cell>
        </table:table-row>
        <table:table-row table:style-name="ro2">
          <table:table-cell office:value-type="string" calcext:value-type="string">
            <text:p>岁</text:p>
          </table:table-cell>
          <table:table-cell office:value-type="string" calcext:value-type="string">
            <text:p>&lt;b&gt;Sui&lt;/b&gt; see &lt;a href="https://en.wikisource.org/wiki/San_Tzu_Ching/San_Tzu_Ching#line37" title="San Tzu Ching/San Tzu Ching"&gt;line 37&lt;/a&gt;. [Liu Yen was a famous scholar and statesman who died A.D. 780. He attracted the notice of the Emperor Ming Huang of the T'ang dynasty, and is said to have been actually advanced as below.]&lt;/p&gt;</text:p>
          </table:table-cell>
        </table:table-row>
        <table:table-row table:style-name="ro1">
          <table:table-cell office:value-type="string" calcext:value-type="string">
            <text:p>举</text:p>
          </table:table-cell>
          <table:table-cell office:value-type="string" calcext:value-type="string">
            <text:p>&lt;b&gt;Chü&lt;/b&gt; is composed of 與 &lt;i&gt;yü&lt;/i&gt; (&lt;a href="https://en.wikisource.org/wiki/San_Tzu_Ching/San_Tzu_Ching#line87" title="San Tzu Ching/San Tzu Ching"&gt;line 87&lt;/a&gt;) and 丰 &lt;i&gt;fêng&lt;/i&gt; elegant. It is now usually written as above, and is classed under radical 臼 &lt;i&gt;chiu&lt;/i&gt; a mortar.&lt;/p&gt;</text:p>
          </table:table-cell>
        </table:table-row>
        <table:table-row table:style-name="ro1">
          <table:table-cell office:value-type="string" calcext:value-type="string">
            <text:p>神</text:p>
          </table:table-cell>
          <table:table-cell office:value-type="string" calcext:value-type="string">
            <text:p>&lt;b&gt;Shên&lt;/b&gt; is composed of 示 &lt;i&gt;shih&lt;/i&gt; divine manifestation as radical, with 申 &lt;i&gt;shên&lt;/i&gt; to extend, to state, as phonetic. It has been adopted by certain denominations of Protestant missionaries in China an equivalent for "God," in opposition to the term 上帝 &lt;i&gt;Shang Ti&lt;/i&gt; (&lt;a href="https://en.wikisource.org/wiki/San_Tzu_Ching/San_Tzu_Ching#line180" title="San Tzu Ching/San Tzu Ching"&gt;line 180&lt;/a&gt;) of other Protestants, and to 天主 &lt;i&gt;T'ien Chu&lt;/i&gt; Heaven's Ruler (&lt;a href="https://en.wikisource.org/wiki/San_Tzu_Ching/San_Tzu_Ching#line152" title="San Tzu Ching/San Tzu Ching"&gt;line 152&lt;/a&gt;) of the Roman Catholics.&lt;/p&gt;</text:p>
          </table:table-cell>
        </table:table-row>
        <table:table-row table:style-name="ro1">
          <table:table-cell office:value-type="string" calcext:value-type="string">
            <text:p>童</text:p>
          </table:table-cell>
          <table:table-cell office:value-type="string" calcext:value-type="string">
            <text:p>&lt;b&gt;T'ung&lt;/b&gt; is composed of what is apparently 立 &lt;i&gt;li&lt;/i&gt; to stand as radical, but is really a corruption of an obsolete word meaning guilt with a corruption of 重 &lt;i&gt;chung&lt;/i&gt; heavy (not 里 &lt;i&gt;li&lt;/i&gt; a village) phonetic. It originally meant a male slave. <text:s/>&lt;/p&gt;&lt;table style="margin:auto; text-align:center;"&gt;&lt;tbody&gt;&lt;tr&gt;&lt;td style="width:1em"&gt;&lt;b&gt;326.&lt;/b&gt;&lt;/td&gt;&lt;td style="padding-bottom:1em;"&gt;&lt;span id="line326"&gt;&lt;/span&gt;</text:p>
          </table:table-cell>
        </table:table-row>
        <table:table-row table:style-name="ro2">
          <table:table-cell office:value-type="string" calcext:value-type="string">
            <text:p>作</text:p>
          </table:table-cell>
          <table:table-cell office:value-type="string" calcext:value-type="string">
            <text:p>&lt;b&gt;Tso&lt;/b&gt; see &lt;a href="https://en.wikisource.org/wiki/San_Tzu_Ching/San_Tzu_Ching#line123" title="San Tzu Ching/San Tzu Ching"&gt;line 123&lt;/a&gt;. It here means to do the duties of, to act as.&lt;/p&gt;</text:p>
          </table:table-cell>
        </table:table-row>
        <table:table-row table:style-name="ro1">
          <table:table-cell office:value-type="string" calcext:value-type="string">
            <text:p>正</text:p>
          </table:table-cell>
          <table:table-cell office:value-type="string" calcext:value-type="string">
            <text:p>&lt;b&gt;Chêng&lt;/b&gt; is composed of 止 &lt;i&gt;chih&lt;/i&gt; to stop as radical, and 一 &lt;i&gt;i&lt;/i&gt; one. It is explained as stopping at the boundary; hence right, proper, not awry, etc.&lt;/p&gt;</text:p>
          </table:table-cell>
        </table:table-row>
        <table:table-row table:style-name="ro2">
          <table:table-cell office:value-type="string" calcext:value-type="string">
            <text:p>字</text:p>
          </table:table-cell>
          <table:table-cell office:value-type="string" calcext:value-type="string">
            <text:p>&lt;b&gt;Tzŭ&lt;/b&gt; see title. [Corrector of Texts was an office in the Han-lin College or National Academy of leading scholars.]&lt;/p&gt;</text:p>
          </table:table-cell>
        </table:table-row>
        <table:table-row table:style-name="ro2">
          <table:table-cell office:value-type="string" calcext:value-type="string">
            <text:p>彼</text:p>
          </table:table-cell>
          <table:table-cell office:value-type="string" calcext:value-type="string">
            <text:p>&lt;b&gt;Pi&lt;/b&gt; see &lt;a href="https://en.wikisource.org/wiki/San_Tzu_Ching/San_Tzu_Ching#line273" title="San Tzu Ching/San Tzu Ching"&gt;line 273&lt;/a&gt;.&lt;/p&gt;</text:p>
          </table:table-cell>
        </table:table-row>
        <table:table-row table:style-name="ro2">
          <table:table-cell office:value-type="string" calcext:value-type="string">
            <text:p>虽</text:p>
          </table:table-cell>
          <table:table-cell office:value-type="string" calcext:value-type="string">
            <text:p>&lt;b&gt;Sui&lt;/b&gt; see &lt;a href="https://en.wikisource.org/wiki/San_Tzu_Ching/San_Tzu_Ching#line285" title="San Tzu Ching/San Tzu Ching"&gt;line 285&lt;/a&gt;. Also read &lt;i&gt;sui&lt;/i&gt;&lt;sup&gt;&lt;small&gt;1&lt;/small&gt;&lt;/sup&gt;.&lt;/p&gt;</text:p>
          </table:table-cell>
        </table:table-row>
        <table:table-row table:style-name="ro2">
          <table:table-cell office:value-type="string" calcext:value-type="string">
            <text:p>幼</text:p>
          </table:table-cell>
          <table:table-cell office:value-type="string" calcext:value-type="string">
            <text:p>&lt;b&gt;Yu&lt;/b&gt; see &lt;a href="https://en.wikisource.org/wiki/San_Tzu_Ching/San_Tzu_Ching#line23" title="San Tzu Ching/San Tzu Ching"&gt;line 23&lt;/a&gt;.&lt;/p&gt;</text:p>
          </table:table-cell>
        </table:table-row>
        <table:table-row table:style-name="ro2">
          <table:table-cell office:value-type="string" calcext:value-type="string">
            <text:p>身</text:p>
          </table:table-cell>
          <table:table-cell office:value-type="string" calcext:value-type="string">
            <text:p>&lt;b&gt;Shên&lt;/b&gt; see &lt;a href="https://en.wikisource.org/wiki/San_Tzu_Ching/San_Tzu_Ching#line90" title="San Tzu Ching/San Tzu Ching"&gt;line 90&lt;/a&gt;.&lt;/p&gt;</text:p>
          </table:table-cell>
        </table:table-row>
        <table:table-row table:style-name="ro1">
          <table:table-cell office:value-type="string" calcext:value-type="string">
            <text:p>己</text:p>
          </table:table-cell>
          <table:table-cell office:value-type="string" calcext:value-type="string">
            <text:p>&lt;b&gt;I&lt;/b&gt; is classed under radical 己 &lt;i&gt;chi&lt;/i&gt; self, from which it differs almost imperceptibly, and means to cease, done, finished, very, excessively, etc. The &lt;i&gt;&lt;a href="https://en.wikipedia.org/wiki/Shuowen_Jiezi" class="extiw" title="w:Shuowen Jiezi"&gt;Shuo Wên&lt;/a&gt;&lt;/i&gt; has no record of its development.&lt;/p&gt;</text:p>
          </table:table-cell>
        </table:table-row>
        <table:table-row table:style-name="ro2">
          <table:table-cell office:value-type="string" calcext:value-type="string">
            <text:p>仕</text:p>
          </table:table-cell>
          <table:table-cell office:value-type="string" calcext:value-type="string">
            <text:p>&lt;b&gt;Shih&lt;/b&gt; see &lt;a href="https://en.wikisource.org/wiki/San_Tzu_Ching/San_Tzu_Ching#line273" title="San Tzu Ching/San Tzu Ching"&gt;line 273&lt;/a&gt;.&lt;/p&gt;</text:p>
          </table:table-cell>
        </table:table-row>
        <table:table-row table:style-name="ro2">
          <table:table-cell office:value-type="string" calcext:value-type="string">
            <text:p>尔</text:p>
          </table:table-cell>
          <table:table-cell office:value-type="string" calcext:value-type="string">
            <text:p>&lt;b&gt;Erh&lt;/b&gt; see &lt;a href="https://en.wikisource.org/wiki/San_Tzu_Ching/San_Tzu_Ching#line297" title="San Tzu Ching/San Tzu Ching"&gt;line 297&lt;/a&gt;.&lt;/p&gt;</text:p>
          </table:table-cell>
        </table:table-row>
        <table:table-row table:style-name="ro2">
          <table:table-cell office:value-type="string" calcext:value-type="string">
            <text:p>幼</text:p>
          </table:table-cell>
          <table:table-cell office:value-type="string" calcext:value-type="string">
            <text:p>&lt;b&gt;Yu&lt;/b&gt; see &lt;a href="https://en.wikisource.org/wiki/San_Tzu_Ching/San_Tzu_Ching#line23" title="San Tzu Ching/San Tzu Ching"&gt;line 23&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text:s/>&lt;/p&gt;&lt;table style="margin:auto; text-align:center;"&gt;&lt;tbody&gt;&lt;tr&gt;&lt;td style="width:1em"&gt;&lt;b&gt;330.&lt;/b&gt;&lt;/td&gt;&lt;td style="padding-bottom:1em;"&gt;&lt;span id="line330"&gt;&lt;/span&gt;</text:p>
          </table:table-cell>
        </table:table-row>
        <table:table-row table:style-name="ro2">
          <table:table-cell office:value-type="string" calcext:value-type="string">
            <text:p>勉</text:p>
          </table:table-cell>
          <table:table-cell office:value-type="string" calcext:value-type="string">
            <text:p>&lt;b&gt;Mien&lt;/b&gt; see &lt;a href="https://en.wikisource.org/wiki/San_Tzu_Ching/San_Tzu_Ching#line278" title="San Tzu Ching/San Tzu Ching"&gt;line 278&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1">
          <table:table-cell office:value-type="string" calcext:value-type="string">
            <text:p>致</text:p>
          </table:table-cell>
          <table:table-cell office:value-type="string" calcext:value-type="string">
            <text:p>&lt;b&gt;Chih&lt;/b&gt; is composed of 至 &lt;i&gt;chih&lt;/i&gt; (&lt;a href="https://en.wikisource.org/wiki/San_Tzu_Ching/San_Tzu_Ching#line94" title="San Tzu Ching/San Tzu Ching"&gt;line 94&lt;/a&gt;) as radical and phonetic, and 攴 &lt;i&gt;p'u&lt;/i&gt; to tap (obsolete). It means to cause to go to, to send, etc.&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2">
          <table:table-cell office:value-type="string" calcext:value-type="string">
            <text:p>者</text:p>
          </table:table-cell>
          <table:table-cell office:value-type="string" calcext:value-type="string">
            <text:p>&lt;b&gt;Chê&lt;/b&gt; see &lt;a href="https://en.wikisource.org/wiki/San_Tzu_Ching/San_Tzu_Ching#line49" title="San Tzu Ching/San Tzu Ching"&gt;line 49&lt;/a&gt;.&lt;/p&gt;</text:p>
          </table:table-cell>
        </table:table-row>
        <table:table-row table:style-name="ro2">
          <table:table-cell office:value-type="string" calcext:value-type="string">
            <text:p>亦</text:p>
          </table:table-cell>
          <table:table-cell office:value-type="string" calcext:value-type="string">
            <text:p>&lt;b&gt;I&lt;/b&gt; is supposed to have been a picture of a man's arms and armpits and meant to gather up as though putting under the arms. It thus came to mean also, even, however, then, etc.&lt;/p&gt;</text:p>
          </table:table-cell>
        </table:table-row>
        <table:table-row table:style-name="ro2">
          <table:table-cell office:value-type="string" calcext:value-type="string">
            <text:p>若</text:p>
          </table:table-cell>
          <table:table-cell office:value-type="string" calcext:value-type="string">
            <text:p>&lt;b&gt;Jo&lt;/b&gt; see &lt;a href="https://en.wikisource.org/wiki/San_Tzu_Ching/San_Tzu_Ching#line262" title="San Tzu Ching/San Tzu Ching"&gt;line 262&lt;/a&gt;.&lt;/p&gt;</text:p>
          </table:table-cell>
        </table:table-row>
        <table:table-row table:style-name="ro1">
          <table:table-cell office:value-type="string" calcext:value-type="string">
            <text:p>是</text:p>
          </table:table-cell>
          <table:table-cell office:value-type="string" calcext:value-type="string">
            <text:p>&lt;b&gt;Shih&lt;/b&gt; is composed of 日 &lt;i&gt;jih&lt;/i&gt; the sun as radical and phonetic, and a corruption of 正 &lt;i&gt;chêng&lt;/i&gt; (&lt;a href="https://en.wikisource.org/wiki/San_Tzu_Ching/San_Tzu_Ching#line326" title="San Tzu Ching/San Tzu Ching"&gt;line 326&lt;/a&gt;). It denotes formal existence, subjective, positive, absolute, that which is right, etc. [Eitel renders these lines "For being &lt;i&gt;possessed&lt;/i&gt; of &lt;i&gt;activity&lt;/i&gt;, or rather &lt;i&gt;that which constitutes&lt;/i&gt; it, Is &lt;i&gt;also&lt;/i&gt; sure to produce results &lt;i&gt;like these&lt;/i&gt;."]&lt;/p&gt;</text:p>
          </table:table-cell>
        </table:table-row>
        <table:table-row table:style-name="ro2">
          <table:table-cell office:value-type="string" calcext:value-type="string">
            <text:p>犬</text:p>
          </table:table-cell>
          <table:table-cell office:value-type="string" calcext:value-type="string">
            <text:p>&lt;b&gt;Ch'üan&lt;/b&gt; see &lt;a href="https://en.wikisource.org/wiki/San_Tzu_Ching/San_Tzu_Ching#line78" title="San Tzu Ching/San Tzu Ching"&gt;line 78&lt;/a&gt;.</text:p>
          </table:table-cell>
        </table:table-row>
        <table:table-row table:style-name="ro1">
          <table:table-cell office:value-type="string" calcext:value-type="string">
            <text:p>守</text:p>
          </table:table-cell>
          <table:table-cell office:value-type="string" calcext:value-type="string">
            <text:p>&lt;b&gt;Shou&lt;/b&gt; is composed of 宀 &lt;i&gt;mien&lt;/i&gt; shelter as radical, with 寸 &lt;i&gt;ts'un&lt;/i&gt; an inch, below it. The latter is said to have meant rule, regulation; but it is not clear how this helps to the common sense.&lt;/p&gt;</text:p>
          </table:table-cell>
        </table:table-row>
        <table:table-row table:style-name="ro1">
          <table:table-cell office:value-type="string" calcext:value-type="string">
            <text:p>夜</text:p>
          </table:table-cell>
          <table:table-cell office:value-type="string" calcext:value-type="string">
            <text:p>&lt;b&gt;Yeh&lt;/b&gt; is composed of 夕 &lt;i&gt;hsi&lt;/i&gt; evening as radical, with 亦 &lt;i&gt;i&lt;/i&gt; also (&lt;a href="https://en.wikisource.org/wiki/San_Tzu_Ching/San_Tzu_Ching#line332" title="San Tzu Ching/San Tzu Ching"&gt;line 332&lt;/a&gt;) as phonetic. It originally meant to relax, and the time when all the world relaxes is night, the &lt;i&gt;νυχτοζ αμολγω&lt;/i&gt; of Homer.&lt;/p&gt;</text:p>
          </table:table-cell>
        </table:table-row>
        <table:table-row table:style-name="ro2">
          <table:table-cell office:value-type="string" calcext:value-type="string">
            <text:p>鸡</text:p>
          </table:table-cell>
          <table:table-cell office:value-type="string" calcext:value-type="string">
            <text:p>&lt;b&gt;Chi&lt;/b&gt; see &lt;a href="https://en.wikisource.org/wiki/San_Tzu_Ching/San_Tzu_Ching#line78" title="San Tzu Ching/San Tzu Ching"&gt;line 78&lt;/a&gt;.&lt;/p&gt;</text:p>
          </table:table-cell>
        </table:table-row>
        <table:table-row table:style-name="ro1">
          <table:table-cell office:value-type="string" calcext:value-type="string">
            <text:p>司</text:p>
          </table:table-cell>
          <table:table-cell office:value-type="string" calcext:value-type="string">
            <text:p>&lt;b&gt;Ssŭ&lt;/b&gt; is said to be 后 &lt;i&gt;hou&lt;/i&gt; a ruler, a prince, turned to face the other way, and is explained as conduct of affairs beyond the precincts of the Court. Hence it has come to mean administration, official, etc.&lt;/p&gt;</text:p>
          </table:table-cell>
        </table:table-row>
        <table:table-row table:style-name="ro1">
          <table:table-cell office:value-type="string" calcext:value-type="string">
            <text:p>晨</text:p>
          </table:table-cell>
          <table:table-cell office:value-type="string" calcext:value-type="string">
            <text:p>&lt;b&gt;Ch'ên&lt;/b&gt; is composed of 日 &lt;i&gt;jih&lt;/i&gt; sun as radical, with 辰 &lt;i&gt;ch'ên&lt;/i&gt; heavenly bodies, etc., as phonetic. It is also read &lt;i&gt;shên&lt;/i&gt;&lt;sup&gt;&lt;small&gt;2&lt;/small&gt;&lt;/sup&gt;.&lt;/p&gt;</text:p>
          </table:table-cell>
        </table:table-row>
        <table:table-row table:style-name="ro2">
          <table:table-cell office:value-type="string" calcext:value-type="string">
            <text:p>苟</text:p>
          </table:table-cell>
          <table:table-cell office:value-type="string" calcext:value-type="string">
            <text:p>&lt;b&gt;Kou&lt;/b&gt; see &lt;a href="https://en.wikisource.org/wiki/San_Tzu_Ching/San_Tzu_Ching#line5" title="San Tzu Ching/San Tzu Ching"&gt;line 5&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1">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The mistake alluded to in &lt;a href="https://en.wikisource.org/wiki/San_Tzu_Ching/San_Tzu_Ching#line5" title="San Tzu Ching/San Tzu Ching"&gt;line 5&lt;/a&gt; is repeated here by all translators. Eitel has "But you, &lt;i&gt;if&lt;/i&gt; you will &lt;i&gt;not study&lt;/i&gt;," and Père Zottoli has "Tu si non addiscis," thus omitting altogether the peculiar force of &lt;i&gt;kou&lt;/i&gt;. Once more the commentary clenches the point with 若是苟且度日而 etc. &lt;i&gt;jo shih kou ch'eh tu jih êrh&lt;/i&gt;, etc., if you foolishly pass your time and etc.] <text:s/>&lt;/p&gt;&lt;table style="margin:auto; text-align:center;"&gt;&lt;tbody&gt;&lt;tr&gt;&lt;td style="width:1em"&gt;&lt;b&gt;336.&lt;/b&gt;&lt;/td&gt;&lt;td style="padding-bottom:1em;"&gt;&lt;span id="line336"&gt;&lt;/span&gt;</text:p>
          </table:table-cell>
        </table:table-row>
        <table:table-row table:style-name="ro1">
          <table:table-cell office:value-type="string" calcext:value-type="string">
            <text:p>曷</text:p>
          </table:table-cell>
          <table:table-cell office:value-type="string" calcext:value-type="string">
            <text:p>&lt;b&gt;Ho&lt;/b&gt; is composed of 曰 &lt;i&gt;yüeh&lt;/i&gt; to speak and an obsolete phonetic meaning vapour.&lt;/p&gt;</text:p>
          </table:table-cell>
        </table:table-row>
        <table:table-row table:style-name="ro2">
          <table:table-cell office:value-type="string" calcext:value-type="string">
            <text:p>为</text:p>
          </table:table-cell>
          <table:table-cell office:value-type="string" calcext:value-type="string">
            <text:p>&lt;b&gt;Wei&lt;/b&gt; see &lt;a href="https://en.wikisource.org/wiki/San_Tzu_Ching/San_Tzu_Ching#line24" title="San Tzu Ching/San Tzu Ching"&gt;line 24&lt;/a&gt;.&lt;/p&gt;</text:p>
          </table:table-cell>
        </table:table-row>
        <table:table-row table:style-name="ro1">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 [Père Zottoli has for this line "qui diceris homo," as though he had mistaken 爲 for 謂.]&lt;/p&gt;</text:p>
          </table:table-cell>
        </table:table-row>
        <table:table-row table:style-name="ro1">
          <table:table-cell office:value-type="string" calcext:value-type="string">
            <text:p>蚕</text:p>
          </table:table-cell>
          <table:table-cell office:value-type="string" calcext:value-type="string">
            <text:p>&lt;b&gt;Ts'an&lt;/b&gt; is composed of 虫 &lt;i&gt;ch'ung&lt;/i&gt; insect, doubled, with a common phonetic.&lt;/p&gt;</text:p>
          </table:table-cell>
        </table:table-row>
        <table:table-row table:style-name="ro1">
          <table:table-cell office:value-type="string" calcext:value-type="string">
            <text:p>吐</text:p>
          </table:table-cell>
          <table:table-cell office:value-type="string" calcext:value-type="string">
            <text:p>&lt;b&gt;T'u&lt;/b&gt; is composed of 口 &lt;i&gt;k'ou&lt;/i&gt; mouth, with 土 &lt;i&gt;t'u&lt;/i&gt; earth as phonetic.&lt;/p&gt;</text:p>
          </table:table-cell>
        </table:table-row>
        <table:table-row table:style-name="ro2">
          <table:table-cell office:value-type="string" calcext:value-type="string">
            <text:p>丝</text:p>
          </table:table-cell>
          <table:table-cell office:value-type="string" calcext:value-type="string">
            <text:p>&lt;b&gt;Ssŭ&lt;/b&gt; see &lt;a href="https://en.wikisource.org/wiki/San_Tzu_Ching/San_Tzu_Ching#line87" title="San Tzu Ching/San Tzu Ching"&gt;line 87&lt;/a&gt;.&lt;/p&gt;</text:p>
          </table:table-cell>
        </table:table-row>
        <table:table-row table:style-name="ro1">
          <table:table-cell office:value-type="string" calcext:value-type="string">
            <text:p>蜂</text:p>
          </table:table-cell>
          <table:table-cell office:value-type="string" calcext:value-type="string">
            <text:p>&lt;b&gt;Fêng&lt;/b&gt; is composed of 虫 &lt;i&gt;ch'ung&lt;/i&gt; insect as radical, with a common phonetic (&lt;a href="https://en.wikisource.org/wiki/San_Tzu_Ching/San_Tzu_Ching#line325" title="San Tzu Ching/San Tzu Ching"&gt;line 325&lt;/a&gt;). It is a generic term for wasps, bees, hornet etc. [The colloquial term for a bee is 蜜蜂 &lt;i&gt;mi fêng&lt;/i&gt;; 蜂蜜 &lt;i&gt;fêng mi&lt;/i&gt; is honey.]&lt;/p&gt;</text:p>
          </table:table-cell>
        </table:table-row>
        <table:table-row table:style-name="ro1">
          <table:table-cell office:value-type="string" calcext:value-type="string">
            <text:p>酿</text:p>
          </table:table-cell>
          <table:table-cell office:value-type="string" calcext:value-type="string">
            <text:p>&lt;b&gt;Niang&lt;/b&gt; is composed of 酉 &lt;i&gt;yu&lt;/i&gt; which originally meant to make spirit or wine in the 8th moon when the millet is ripe, and is oftenused as radical in characters connected with wine, with a commonphonetic (&lt;a href="https://en.wikisource.org/wiki/San_Tzu_Ching/San_Tzu_Ching#line38" title="San Tzu Ching/San Tzu Ching"&gt;line 38&lt;/a&gt;).&lt;/p&gt;</text:p>
          </table:table-cell>
        </table:table-row>
        <table:table-row table:style-name="ro1">
          <table:table-cell office:value-type="string" calcext:value-type="string">
            <text:p>蜜</text:p>
          </table:table-cell>
          <table:table-cell office:value-type="string" calcext:value-type="string">
            <text:p>&lt;b&gt;Mi&lt;/b&gt; is composed of 虫 &lt;i&gt;ch'ung&lt;/i&gt; insect as radical, with a common phonetic (&lt;a href="https://en.wikisource.org/wiki/San_Tzu_Ching/San_Tzu_Ching#line309" title="San Tzu Ching/San Tzu Ching"&gt;line 309&lt;/a&gt;). <text:s/>&lt;/p&gt;&lt;table style="margin:auto; text-align:center;"&gt;&lt;tbody&gt;&lt;tr&gt;&lt;td style="width:1em"&gt;&lt;b&gt;339.&lt;/b&gt;&lt;/td&gt;&lt;td style="padding-bottom:1em;"&gt;&lt;span id="line339"&gt;&lt;/span&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lt;/p&gt;</text:p>
          </table:table-cell>
        </table:table-row>
        <table:table-row table:style-name="ro2">
          <table:table-cell office:value-type="string" calcext:value-type="string">
            <text:p>不</text:p>
          </table:table-cell>
          <table:table-cell office:value-type="string" calcext:value-type="string">
            <text:p>&lt;b&gt;Pu&lt;/b&gt; see &lt;a href="https://en.wikisource.org/wiki/San_Tzu_Ching/San_Tzu_Ching#line5" title="San Tzu Ching/San Tzu Ching"&gt;line 5&lt;/a&gt;.&lt;/p&gt;</text:p>
          </table:table-cell>
        </table:table-row>
        <table:table-row table:style-name="ro2">
          <table:table-cell office:value-type="string" calcext:value-type="string">
            <text:p>如</text:p>
          </table:table-cell>
          <table:table-cell office:value-type="string" calcext:value-type="string">
            <text:p>&lt;b&gt;Ju&lt;/b&gt; see &lt;a href="https://en.wikisource.org/wiki/San_Tzu_Ching/San_Tzu_Ching#line133" title="San Tzu Ching/San Tzu Ching"&gt;line 133&lt;/a&gt;.&lt;/p&gt;</text:p>
          </table:table-cell>
        </table:table-row>
        <table:table-row table:style-name="ro1">
          <table:table-cell office:value-type="string" calcext:value-type="string">
            <text:p>物</text:p>
          </table:table-cell>
          <table:table-cell office:value-type="string" calcext:value-type="string">
            <text:p>&lt;b&gt;Wu&lt;/b&gt; is composed of 牛 &lt;i&gt;niu&lt;/i&gt; an ox (&lt;a href="https://en.wikisource.org/wiki/San_Tzu_Ching/San_Tzu_Ching#line77" title="San Tzu Ching/San Tzu Ching"&gt;line 77&lt;/a&gt;) as radical, and 勿 &lt;i&gt;wu&lt;/i&gt; not (&lt;a href="https://en.wikisource.org/wiki/San_Tzu_Ching/San_Tzu_Ching#line126" title="San Tzu Ching/San Tzu Ching"&gt;line 126&lt;/a&gt;), as phonetic. It means anything alive or dead other than man. [The &lt;i&gt;&lt;a href="https://en.wikipedia.org/wiki/Shuowen_Jiezi" class="extiw" title="w:Shuowen Jiezi"&gt;Shuo Wên&lt;/a&gt;&lt;/i&gt; says that ox appears in the composition of thing because the ox is a very big thing; but the association is obviously that of ox with chattel in English. It is worth noting that ox also appears in 件 &lt;i&gt;chien&lt;/i&gt; the numerative of things. This is explained by the &lt;i&gt;&lt;a href="https://en.wikipedia.org/wiki/Shuowen_Jiezi" class="extiw" title="w:Shuowen Jiezi"&gt;Shuo Wên&lt;/a&gt;&lt;/i&gt; as to divide, because an ox is a big thing which can be divided (precisely the same analysis being given of 半 &lt;i&gt;pan&lt;/i&gt; half), by the aid of which we can faintly discern the sense of distribution, distributive, etc.]&lt;/p&gt;</text:p>
          </table:table-cell>
        </table:table-row>
        <table:table-row table:style-name="ro2">
          <table:table-cell office:value-type="string" calcext:value-type="string">
            <text:p>幼</text:p>
          </table:table-cell>
          <table:table-cell office:value-type="string" calcext:value-type="string">
            <text:p>&lt;b&gt;Yu&lt;/b&gt; see &lt;a href="https://en.wikisource.org/wiki/San_Tzu_Ching/San_Tzu_Ching#line23" title="San Tzu Ching/San Tzu Ching"&gt;line 23&lt;/a&gt;.&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2">
          <table:table-cell office:value-type="string" calcext:value-type="string">
            <text:p>学</text:p>
          </table:table-cell>
          <table:table-cell office:value-type="string" calcext:value-type="string">
            <text:p>&lt;b&gt;Hsüeh&lt;/b&gt; see &lt;a href="https://en.wikisource.org/wiki/San_Tzu_Ching/San_Tzu_Ching#line11" title="San Tzu Ching/San Tzu Ching"&gt;line 11&lt;/a&gt;. <text:s/>&lt;/p&gt;&lt;table style="margin:auto; text-align:center;"&gt;&lt;tbody&gt;&lt;tr&gt;&lt;td style="width:1em"&gt;&lt;b&gt;342.&lt;/b&gt;&lt;/td&gt;&lt;td style="padding-bottom:1em;"&gt;&lt;span id="line342"&gt;&lt;/span&gt;</text:p>
          </table:table-cell>
        </table:table-row>
        <table:table-row table:style-name="ro1">
          <table:table-cell office:value-type="string" calcext:value-type="string">
            <text:p>壮</text:p>
          </table:table-cell>
          <table:table-cell office:value-type="string" calcext:value-type="string">
            <text:p>&lt;b&gt;Chuang&lt;/b&gt; is composed of 士 &lt;i&gt;shih&lt;/i&gt; scholar (&lt;a href="https://en.wikisource.org/wiki/San_Tzu_Ching/San_Tzu_Ching#line302" title="San Tzu Ching/San Tzu Ching"&gt;line 302&lt;/a&gt;) as radical, with 爿, which is really a contraction of 牀 &lt;i&gt;ch'uang&lt;/i&gt; a bedstead, as phonetic.&lt;/p&gt;</text:p>
          </table:table-cell>
        </table:table-row>
        <table:table-row table:style-name="ro2">
          <table:table-cell office:value-type="string" calcext:value-type="string">
            <text:p>而</text:p>
          </table:table-cell>
          <table:table-cell office:value-type="string" calcext:value-type="string">
            <text:p>&lt;b&gt;Erh&lt;/b&gt; see &lt;a href="https://en.wikisource.org/wiki/San_Tzu_Ching/San_Tzu_Ching#line45" title="San Tzu Ching/San Tzu Ching"&gt;line 45&lt;/a&gt;.&lt;/p&gt;</text:p>
          </table:table-cell>
        </table:table-row>
        <table:table-row table:style-name="ro2">
          <table:table-cell office:value-type="string" calcext:value-type="string">
            <text:p>行</text:p>
          </table:table-cell>
          <table:table-cell office:value-type="string" calcext:value-type="string">
            <text:p>&lt;b&gt;Hsing&lt;/b&gt; see &lt;a href="https://en.wikisource.org/wiki/San_Tzu_Ching/San_Tzu_Ching#line67" title="San Tzu Ching/San Tzu Ching"&gt;line 67&lt;/a&gt;. [This very obvious sense is entirely missed by Eitel who translates, "One, &lt;i&gt;youthful and studious&lt;/i&gt; as well, Will become &lt;i&gt;grown-up and active&lt;/i&gt; as well."]&lt;/p&gt;</text:p>
          </table:table-cell>
        </table:table-row>
        <table:table-row table:style-name="ro2">
          <table:table-cell office:value-type="string" calcext:value-type="string">
            <text:p>上</text:p>
          </table:table-cell>
          <table:table-cell office:value-type="string" calcext:value-type="string">
            <text:p>&lt;b&gt;Shang&lt;/b&gt; see &lt;a href="https://en.wikisource.org/wiki/San_Tzu_Ching/San_Tzu_Ching#line182" title="San Tzu Ching/San Tzu Ching"&gt;line 182&lt;/a&gt;.&lt;/p&gt;</text:p>
          </table:table-cell>
        </table:table-row>
        <table:table-row table:style-name="ro2">
          <table:table-cell office:value-type="string" calcext:value-type="string">
            <text:p>致</text:p>
          </table:table-cell>
          <table:table-cell office:value-type="string" calcext:value-type="string">
            <text:p>&lt;b&gt;Chih&lt;/b&gt; see &lt;a href="https://en.wikisource.org/wiki/San_Tzu_Ching/San_Tzu_Ching#line330" title="San Tzu Ching/San Tzu Ching"&gt;line 330&lt;/a&gt;.&lt;/p&gt;</text:p>
          </table:table-cell>
        </table:table-row>
        <table:table-row table:style-name="ro2">
          <table:table-cell office:value-type="string" calcext:value-type="string">
            <text:p>君</text:p>
          </table:table-cell>
          <table:table-cell office:value-type="string" calcext:value-type="string">
            <text:p>&lt;b&gt;Chün&lt;/b&gt; see &lt;a href="https://en.wikisource.org/wiki/San_Tzu_Ching/San_Tzu_Ching#line54" title="San Tzu Ching/San Tzu Ching"&gt;line 54&lt;/a&gt;.&lt;/p&gt;</text:p>
          </table:table-cell>
        </table:table-row>
        <table:table-row table:style-name="ro2">
          <table:table-cell office:value-type="string" calcext:value-type="string">
            <text:p>下</text:p>
          </table:table-cell>
          <table:table-cell office:value-type="string" calcext:value-type="string">
            <text:p>&lt;b&gt;Hsia&lt;/b&gt; see &lt;a href="https://en.wikisource.org/wiki/San_Tzu_Ching/San_Tzu_Ching#line192" title="San Tzu Ching/San Tzu Ching"&gt;line 192&lt;/a&gt;.&lt;/p&gt;</text:p>
          </table:table-cell>
        </table:table-row>
        <table:table-row table:style-name="ro1">
          <table:table-cell office:value-type="string" calcext:value-type="string">
            <text:p>泽</text:p>
          </table:table-cell>
          <table:table-cell office:value-type="string" calcext:value-type="string">
            <text:p>&lt;b&gt;Tsê&lt;/b&gt; is composed of 水 &lt;i&gt;shui&lt;/i&gt; water as radical, with a phonetic read &lt;i&gt;i&lt;/i&gt; which appears however in a small group of characters read &lt;i&gt;tsê&lt;/i&gt; (&lt;a href="https://en.wikisource.org/wiki/San_Tzu_Ching/San_Tzu_Ching#line10" title="San Tzu Ching/San Tzu Ching"&gt;line 10&lt;/a&gt;). It means moist, a marsh, fat, to enrich, etc.&lt;/p&gt;</text:p>
          </table:table-cell>
        </table:table-row>
        <table:table-row table:style-name="ro1">
          <table:table-cell office:value-type="string" calcext:value-type="string">
            <text:p>民</text:p>
          </table:table-cell>
          <table:table-cell office:value-type="string" calcext:value-type="string">
            <text:p>&lt;b&gt;Min&lt;/b&gt; is supposed to have been a picture, under its old form, of a crowd. It is now classed under radical 氏 &lt;i&gt;shih&lt;/i&gt; (&lt;a href="https://en.wikisource.org/wiki/San_Tzu_Ching/San_Tzu_Ching#line165" title="San Tzu Ching/San Tzu Ching"&gt;line 165&lt;/a&gt;).&lt;/p&gt;</text:p>
          </table:table-cell>
        </table:table-row>
        <table:table-row table:style-name="ro2">
          <table:table-cell office:value-type="string" calcext:value-type="string">
            <text:p>扬</text:p>
          </table:table-cell>
          <table:table-cell office:value-type="string" calcext:value-type="string">
            <text:p>&lt;b&gt;Yang&lt;/b&gt; see lines &lt;a href="https://en.wikisource.org/wiki/San_Tzu_Ching/San_Tzu_Ching#line16" title="San Tzu Ching/San Tzu Ching"&gt;16&lt;/a&gt;, &lt;a href="https://en.wikisource.org/wiki/San_Tzu_Ching/San_Tzu_Ching#line172" title="San Tzu Ching/San Tzu Ching"&gt;172&lt;/a&gt;.&lt;/p&gt;</text:p>
          </table:table-cell>
        </table:table-row>
        <table:table-row table:style-name="ro2">
          <table:table-cell office:value-type="string" calcext:value-type="string">
            <text:p>名</text:p>
          </table:table-cell>
          <table:table-cell office:value-type="string" calcext:value-type="string">
            <text:p>&lt;b&gt;Ming&lt;/b&gt; see &lt;a href="https://en.wikisource.org/wiki/San_Tzu_Ching/San_Tzu_Ching#line16" title="San Tzu Ching/San Tzu Ching"&gt;line 16&lt;/a&gt;.</text:p>
          </table:table-cell>
        </table:table-row>
        <table:table-row table:style-name="ro1">
          <table:table-cell office:value-type="string" calcext:value-type="string">
            <text:p>声</text:p>
          </table:table-cell>
          <table:table-cell office:value-type="string" calcext:value-type="string">
            <text:p>&lt;b&gt;Shêng&lt;/b&gt; is composed of 耳 &lt;i&gt;êrh&lt;/i&gt; ear as radical, with what was the original character for &lt;i&gt;shêng&lt;/i&gt; as phonetic, still used, minus the 殳, as a shorthand form. It means regulated sound as opposed to noise, music, accent, tone, etc., and is here part of a combination which means fame.&lt;/p&gt;</text:p>
          </table:table-cell>
        </table:table-row>
        <table:table-row table:style-name="ro1">
          <table:table-cell office:value-type="string" calcext:value-type="string">
            <text:p>显</text:p>
          </table:table-cell>
          <table:table-cell office:value-type="string" calcext:value-type="string">
            <text:p>&lt;b&gt;Hsien&lt;/b&gt; is composed of 頁 &lt;i&gt;yeh&lt;/i&gt; head as radical, with what was the original character for &lt;i&gt;hsien&lt;/i&gt; as phonetic, the latter explained as looking at silk in the sun. It is defined as the head brightly ornamented; hence to bring into notice, to make illustrious, to appear, etc.&lt;/p&gt;</text:p>
          </table:table-cell>
        </table:table-row>
        <table:table-row table:style-name="ro2">
          <table:table-cell office:value-type="string" calcext:value-type="string">
            <text:p>父</text:p>
          </table:table-cell>
          <table:table-cell office:value-type="string" calcext:value-type="string">
            <text:p>&lt;b&gt;Fu&lt;/b&gt; see &lt;a href="https://en.wikisource.org/wiki/San_Tzu_Ching/San_Tzu_Ching#line18" title="San Tzu Ching/San Tzu Ching"&gt;line 18&lt;/a&gt;.&lt;/p&gt;</text:p>
          </table:table-cell>
        </table:table-row>
        <table:table-row table:style-name="ro2">
          <table:table-cell office:value-type="string" calcext:value-type="string">
            <text:p>母</text:p>
          </table:table-cell>
          <table:table-cell office:value-type="string" calcext:value-type="string">
            <text:p>&lt;b&gt;Mu&lt;/b&gt; see &lt;a href="https://en.wikisource.org/wiki/San_Tzu_Ching/San_Tzu_Ching#line9" title="San Tzu Ching/San Tzu Ching"&gt;line 9&lt;/a&gt;.&lt;/p&gt;</text:p>
          </table:table-cell>
        </table:table-row>
        <table:table-row table:style-name="ro2">
          <table:table-cell office:value-type="string" calcext:value-type="string">
            <text:p>光</text:p>
          </table:table-cell>
          <table:table-cell office:value-type="string" calcext:value-type="string">
            <text:p>&lt;b&gt;Kuang&lt;/b&gt; see &lt;a href="https://en.wikisource.org/wiki/San_Tzu_Ching/San_Tzu_Ching#line51" title="San Tzu Ching/San Tzu Ching"&gt;line 51&lt;/a&gt;.&lt;/p&gt;</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1">
          <table:table-cell office:value-type="string" calcext:value-type="string">
            <text:p>前</text:p>
          </table:table-cell>
          <table:table-cell office:value-type="string" calcext:value-type="string">
            <text:p>&lt;b&gt;Ch'ien&lt;/b&gt; is composed of 刀 &lt;i&gt;tao&lt;/i&gt; knife as radical, with a contraction or corruption of the old form of this character, which was 止 &lt;i&gt;chih&lt;/i&gt; (&lt;a href="https://en.wikisource.org/wiki/San_Tzu_Ching/San_Tzu_Ching#line120" title="San Tzu Ching/San Tzu Ching"&gt;line 120&lt;/a&gt;) to stop, over 舟 &lt;i&gt;chou&lt;/i&gt; a boat. It means before, either of time or place.&lt;/p&gt;</text:p>
          </table:table-cell>
        </table:table-row>
        <table:table-row table:style-name="ro1">
          <table:table-cell office:value-type="string" calcext:value-type="string">
            <text:p>裕</text:p>
          </table:table-cell>
          <table:table-cell office:value-type="string" calcext:value-type="string">
            <text:p>&lt;b&gt;Yü&lt;/b&gt; is composed of 衣 &lt;i&gt;i&lt;/i&gt; clothes as radical, with 谷 &lt;i&gt;ku&lt;/i&gt; a valley as phonetic. It is explained as clothes and chattels in plenty.</text:p>
          </table:table-cell>
        </table:table-row>
        <table:table-row table:style-name="ro2">
          <table:table-cell office:value-type="string" calcext:value-type="string">
            <text:p>于</text:p>
          </table:table-cell>
          <table:table-cell office:value-type="string" calcext:value-type="string">
            <text:p>&lt;b&gt;Yü&lt;/b&gt; see &lt;a href="https://en.wikisource.org/wiki/San_Tzu_Ching/San_Tzu_Ching#line35" title="San Tzu Ching/San Tzu Ching"&gt;line 35&lt;/a&gt;.&lt;/p&gt;</text:p>
          </table:table-cell>
        </table:table-row>
        <table:table-row table:style-name="ro1">
          <table:table-cell office:value-type="string" calcext:value-type="string">
            <text:p>后</text:p>
          </table:table-cell>
          <table:table-cell office:value-type="string" calcext:value-type="string">
            <text:p>&lt;b&gt;Hou&lt;/b&gt; is composed of 彳 to step with the left foot (&lt;a href="https://en.wikisource.org/wiki/San_Tzu_Ching/San_Tzu_Ching#line67" title="San Tzu Ching/San Tzu Ching"&gt;line 67&lt;/a&gt;), and combination of two obsolete radicals which is supposed to yield the sense of tied on behind. It is used either of time or place.&lt;/p&gt;</text:p>
          </table:table-cell>
        </table:table-row>
        <table:table-row table:style-name="ro2">
          <table:table-cell office:value-type="string" calcext:value-type="string">
            <text:p>人</text:p>
          </table:table-cell>
          <table:table-cell office:value-type="string" calcext:value-type="string">
            <text:p>&lt;b&gt;Jen&lt;/b&gt; see &lt;a href="https://en.wikisource.org/wiki/San_Tzu_Ching/San_Tzu_Ching#line1" title="San Tzu Ching/San Tzu Ching"&gt;line 1&lt;/a&gt;.&lt;/p&gt;</text:p>
          </table:table-cell>
        </table:table-row>
        <table:table-row table:style-name="ro1">
          <table:table-cell office:value-type="string" calcext:value-type="string">
            <text:p>遗</text:p>
          </table:table-cell>
          <table:table-cell office:value-type="string" calcext:value-type="string">
            <text:p>&lt;b&gt;I&lt;/b&gt; is composed of the walking radical and 貴 &lt;i&gt;kuei&lt;/i&gt; (&lt;a href="https://en.wikisource.org/wiki/San_Tzu_Ching/San_Tzu_Ching#line8" title="San Tzu Ching/San Tzu Ching"&gt;line 8&lt;/a&gt;) as phonetic. It means to lose, to leave behind, etc.&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Eitel translates, "Whilst &lt;i&gt;men leave&lt;/i&gt; behind them their &lt;i&gt;sons&lt;/i&gt;"! Of course &lt;i&gt;tzŭ&lt;/i&gt; is a dative, and &lt;i&gt;ying&lt;/i&gt; in the next line is the accusative after &lt;i&gt;i&lt;/i&gt;.]&lt;/p&gt;</text:p>
          </table:table-cell>
        </table:table-row>
        <table:table-row table:style-name="ro2">
          <table:table-cell office:value-type="string" calcext:value-type="string">
            <text:p>金</text:p>
          </table:table-cell>
          <table:table-cell office:value-type="string" calcext:value-type="string">
            <text:p>&lt;b&gt;Chin&lt;/b&gt; see &lt;a href="https://en.wikisource.org/wiki/San_Tzu_Ching/San_Tzu_Ching#line66" title="San Tzu Ching/San Tzu Ching"&gt;line 66&lt;/a&gt;.&lt;/p&gt;</text:p>
          </table:table-cell>
        </table:table-row>
        <table:table-row table:style-name="ro1">
          <table:table-cell office:value-type="string" calcext:value-type="string">
            <text:p>满</text:p>
          </table:table-cell>
          <table:table-cell office:value-type="string" calcext:value-type="string">
            <text:p>&lt;b&gt;Man&lt;/b&gt; is composed of 水 &lt;i&gt;shui&lt;/i&gt; water as radical, with a phonetic.&lt;/p&gt;</text:p>
          </table:table-cell>
        </table:table-row>
        <table:table-row table:style-name="ro1">
          <table:table-cell office:value-type="string" calcext:value-type="string">
            <text:p>嬴</text:p>
          </table:table-cell>
          <table:table-cell office:value-type="string" calcext:value-type="string">
            <text:p>&lt;b&gt;Ying&lt;/b&gt; is composed of 竹 &lt;i&gt;chu&lt;/i&gt; bamboo, with a phonetic which appears coupled with various radicals according to the sense; here with 貝 &lt;i&gt;pei&lt;/i&gt; pearl-oyster, and in &lt;a href="https://en.wikisource.org/wiki/San_Tzu_Ching/San_Tzu_Ching#line211" title="San Tzu Ching/San Tzu Ching"&gt;line 211&lt;/a&gt; with 女 &lt;i&gt;nü&lt;/i&gt; woman.&lt;/p&gt;</text:p>
          </table:table-cell>
        </table:table-row>
        <table:table-row table:style-name="ro2">
          <table:table-cell office:value-type="string" calcext:value-type="string">
            <text:p>我</text:p>
          </table:table-cell>
          <table:table-cell office:value-type="string" calcext:value-type="string">
            <text:p>&lt;b&gt;Wo&lt;/b&gt; see &lt;a href="https://en.wikisource.org/wiki/San_Tzu_Ching/San_Tzu_Ching#line147" title="San Tzu Ching/San Tzu Ching"&gt;line 147&lt;/a&gt;.&lt;/p&gt;</text:p>
          </table:table-cell>
        </table:table-row>
        <table:table-row table:style-name="ro2">
          <table:table-cell office:value-type="string" calcext:value-type="string">
            <text:p>教</text:p>
          </table:table-cell>
          <table:table-cell office:value-type="string" calcext:value-type="string">
            <text:p>&lt;b&gt;Chiao&lt;/b&gt; see &lt;a href="https://en.wikisource.org/wiki/San_Tzu_Ching/San_Tzu_Ching#line5" title="San Tzu Ching/San Tzu Ching"&gt;line 5&lt;/a&gt;.&lt;/p&gt;</text:p>
          </table:table-cell>
        </table:table-row>
        <table:table-row table:style-name="ro2">
          <table:table-cell office:value-type="string" calcext:value-type="string">
            <text:p>子</text:p>
          </table:table-cell>
          <table:table-cell office:value-type="string" calcext:value-type="string">
            <text:p>&lt;b&gt;Tzŭ&lt;/b&gt; see &lt;a href="https://en.wikisource.org/wiki/San_Tzu_Ching/San_Tzu_Ching#line11" title="San Tzu Ching/San Tzu Ching"&gt;line 11&lt;/a&gt;. <text:s/>&lt;/p&gt;&lt;table style="margin:auto; text-align:center;"&gt;&lt;tbody&gt;&lt;tr&gt;&lt;td style="width:1em"&gt;&lt;b&gt;352.&lt;/b&gt;&lt;/td&gt;&lt;td style="padding-bottom:1em;"&gt;&lt;span id="line352"&gt;&lt;/span&gt;</text:p>
          </table:table-cell>
        </table:table-row>
        <table:table-row table:style-name="ro2">
          <table:table-cell office:value-type="string" calcext:value-type="string">
            <text:p>惟</text:p>
          </table:table-cell>
          <table:table-cell office:value-type="string" calcext:value-type="string">
            <text:p>&lt;b&gt;Wei&lt;/b&gt; see &lt;a href="https://en.wikisource.org/wiki/San_Tzu_Ching/San_Tzu_Ching#line264" title="San Tzu Ching/San Tzu Ching"&gt;line 264&lt;/a&gt;.&lt;/p&gt;</text:p>
          </table:table-cell>
        </table:table-row>
        <table:table-row table:style-name="ro2">
          <table:table-cell office:value-type="string" calcext:value-type="string">
            <text:p>一</text:p>
          </table:table-cell>
          <table:table-cell office:value-type="string" calcext:value-type="string">
            <text:p>&lt;b&gt;I&lt;/b&gt; see &lt;a href="https://en.wikisource.org/wiki/San_Tzu_Ching/San_Tzu_Ching#line45" title="San Tzu Ching/San Tzu Ching"&gt;line 45&lt;/a&gt;.&lt;/p&gt;</text:p>
          </table:table-cell>
        </table:table-row>
        <table:table-row table:style-name="ro1">
          <table:table-cell office:value-type="string" calcext:value-type="string">
            <text:p>经</text:p>
          </table:table-cell>
          <table:table-cell office:value-type="string" calcext:value-type="string">
            <text:p>&lt;b&gt;Ching&lt;/b&gt; see title. [Lines &lt;a href="https://en.wikisource.org/wiki/San_Tzu_Ching/San_Tzu_Ching#line349" title="San Tzu Ching/San Tzu Ching"&gt;349&lt;/a&gt;—&lt;a href="https://en.wikisource.org/wiki/San_Tzu_Ching/San_Tzu_Ching#line352" title="San Tzu Ching/San Tzu Ching"&gt;352&lt;/a&gt; are formed upon an old proverb which is given in the biography of 韋賢 Wei Hsien, a statesman and scholar of the 1st cent. B.C. Hence the use of the word &lt;i&gt;ching&lt;/i&gt;, which would otherwise seem presumptuous.]&lt;/p&gt;</text:p>
          </table:table-cell>
        </table:table-row>
        <table:table-row table:style-name="ro2">
          <table:table-cell office:value-type="string" calcext:value-type="string">
            <text:p>勤</text:p>
          </table:table-cell>
          <table:table-cell office:value-type="string" calcext:value-type="string">
            <text:p>&lt;b&gt;Ch'in&lt;/b&gt; see &lt;a href="https://en.wikisource.org/wiki/San_Tzu_Ching/San_Tzu_Ching#line270" title="San Tzu Ching/San Tzu Ching"&gt;line 270&lt;/a&gt;.&lt;/p&gt;</text:p>
          </table:table-cell>
        </table:table-row>
        <table:table-row table:style-name="ro2">
          <table:table-cell office:value-type="string" calcext:value-type="string">
            <text:p>有</text:p>
          </table:table-cell>
          <table:table-cell office:value-type="string" calcext:value-type="string">
            <text:p>&lt;b&gt;Yu&lt;/b&gt; see &lt;a href="https://en.wikisource.org/wiki/San_Tzu_Ching/San_Tzu_Ching#line14" title="San Tzu Ching/San Tzu Ching"&gt;line 14&lt;/a&gt;.&lt;/p&gt;</text:p>
          </table:table-cell>
        </table:table-row>
        <table:table-row table:style-name="ro1">
          <table:table-cell office:value-type="string" calcext:value-type="string">
            <text:p>功</text:p>
          </table:table-cell>
          <table:table-cell office:value-type="string" calcext:value-type="string">
            <text:p>&lt;b&gt;Kung&lt;/b&gt; is composed of 力 &lt;i&gt;li&lt;/i&gt; strength as radical, with 工 &lt;i&gt;kung&lt;/i&gt; labour as phonetic and part contributor to the sense, which was originally effort for the benefit of a State.&lt;/p&gt;</text:p>
          </table:table-cell>
        </table:table-row>
        <table:table-row table:style-name="ro1">
          <table:table-cell office:value-type="string" calcext:value-type="string">
            <text:p>戏</text:p>
          </table:table-cell>
          <table:table-cell office:value-type="string" calcext:value-type="string">
            <text:p>&lt;b&gt;Hsi&lt;/b&gt; is composed of 戈 &lt;i&gt;ko&lt;/i&gt; a spear as radical, with a phonetic meaning an earthen sacrificial vessel. The original sense of the word is doubtful. It now means play of a trifling kind, and is also applied to stage-plays.&lt;/p&gt;</text:p>
          </table:table-cell>
        </table:table-row>
        <table:table-row table:style-name="ro2">
          <table:table-cell office:value-type="string" calcext:value-type="string">
            <text:p>无</text:p>
          </table:table-cell>
          <table:table-cell office:value-type="string" calcext:value-type="string">
            <text:p>&lt;b&gt;Wu&lt;/b&gt; see &lt;a href="https://en.wikisource.org/wiki/San_Tzu_Ching/San_Tzu_Ching#line277" title="San Tzu Ching/San Tzu Ching"&gt;line 277&lt;/a&gt;.&lt;/p&gt;</text:p>
          </table:table-cell>
        </table:table-row>
        <table:table-row table:style-name="ro1">
          <table:table-cell office:value-type="string" calcext:value-type="string">
            <text:p>益</text:p>
          </table:table-cell>
          <table:table-cell office:value-type="string" calcext:value-type="string">
            <text:p>&lt;b&gt;I&lt;/b&gt; is composed of 皿 &lt;i&gt;min&lt;/i&gt; dishes as radical, and a corruption of 水 &lt;i&gt;shui&lt;/i&gt; water, which taken together are supposed to yield the idea of fullness, abundance, the original sense of this character. <text:s/>&lt;/p&gt;&lt;table style="margin:auto; text-align:center;"&gt;&lt;tbody&gt;&lt;tr&gt;&lt;td style="width:1em"&gt;&lt;b&gt;355.&lt;/b&gt;&lt;/td&gt;&lt;td style="padding-bottom:1em;"&gt;&lt;span id="line355"&gt;&lt;/span&gt;</text:p>
          </table:table-cell>
        </table:table-row>
        <table:table-row table:style-name="ro1">
          <table:table-cell office:value-type="string" calcext:value-type="string">
            <text:p>戒</text:p>
          </table:table-cell>
          <table:table-cell office:value-type="string" calcext:value-type="string">
            <text:p>&lt;b&gt;Chieh&lt;/b&gt; is composed of 廾 &lt;i&gt;kung&lt;/i&gt; two hands grasping 戈 &lt;i&gt;ko&lt;/i&gt; a spear, as if in readiness to meet an attack. The former was its old radical, but it was classed by the editors of &lt;a href="https://en.wikipedia.org/wiki/Kangxi_Dictionary" class="extiw" title="w:Kangxi Dictionary"&gt;K'ang Hsi's standard dictionary&lt;/a&gt; under &lt;i&gt;ko&lt;/i&gt;.&lt;/p&gt;</text:p>
          </table:table-cell>
        </table:table-row>
        <table:table-row table:style-name="ro2">
          <table:table-cell office:value-type="string" calcext:value-type="string">
            <text:p>之</text:p>
          </table:table-cell>
          <table:table-cell office:value-type="string" calcext:value-type="string">
            <text:p>&lt;b&gt;Chih&lt;/b&gt; see &lt;a href="https://en.wikisource.org/wiki/San_Tzu_Ching/San_Tzu_Ching#line1" title="San Tzu Ching/San Tzu Ching"&gt;line 1&lt;/a&gt;.&lt;/p&gt;</text:p>
          </table:table-cell>
        </table:table-row>
        <table:table-row table:style-name="ro1">
          <table:table-cell office:value-type="string" calcext:value-type="string">
            <text:p>哉</text:p>
          </table:table-cell>
          <table:table-cell office:value-type="string" calcext:value-type="string">
            <text:p>&lt;b&gt;Tsai&lt;/b&gt; is composed of 口 &lt;i&gt;k'ou&lt;/i&gt; mouth as radical, with a common phonetic (&lt;a href="https://en.wikisource.org/wiki/San_Tzu_Ching/San_Tzu_Ching#line151" title="San Tzu Ching/San Tzu Ching"&gt;line 151&lt;/a&gt;). It is a particle of exclamatory value, sometimes interrogative.&lt;/p&gt;</text:p>
          </table:table-cell>
        </table:table-row>
        <table:table-row table:style-name="ro2">
          <table:table-cell office:value-type="string" calcext:value-type="string">
            <text:p>宜</text:p>
          </table:table-cell>
          <table:table-cell office:value-type="string" calcext:value-type="string">
            <text:p>&lt;b&gt;I&lt;/b&gt; see &lt;a href="https://en.wikisource.org/wiki/San_Tzu_Ching/San_Tzu_Ching#line22" title="San Tzu Ching/San Tzu Ching"&gt;line 22&lt;/a&gt;.&lt;/p&gt;</text:p>
          </table:table-cell>
        </table:table-row>
        <table:table-row table:style-name="ro3">
          <table:table-cell office:value-type="string" calcext:value-type="string">
            <text:p>勉</text:p>
          </table:table-cell>
          <table:table-cell office:value-type="string" calcext:value-type="string">
            <text:p>&lt;b&gt;Mien&lt;/b&gt; see &lt;a href="https://en.wikisource.org/wiki/San_Tzu_Ching/San_Tzu_Ching#line278" title="San Tzu Ching/San Tzu Ching"&gt;line 278&lt;/a&gt;.&lt;/p&gt;</text:p>
          </table:table-cell>
        </table:table-row>
        <table:table-row table:style-name="ro3">
          <table:table-cell office:value-type="string" calcext:value-type="string">
            <text:p>力</text:p>
          </table:table-cell>
          <table:table-cell office:value-type="string" calcext:value-type="string">
            <text:p>&lt;b&gt;Li&lt;/b&gt; is supposed to be the picture of a muscle.&lt;/p&gt;</text:p>
          </table:table-cell>
        </table:table-row>
        <table:table-row table:style-name="ro2" table:number-rows-repeated="1047354">
          <table:table-cell table:number-columns-repeated="2"/>
        </table:table-row>
        <table:table-row table:style-name="ro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3">00/00/0000</text:date>, <text:time style:data-style-name="N2" text:time-value="11:55:33.6557312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jagpul </meta:initial-creator>
    <meta:creation-date>2014-04-30T15:20:36</meta:creation-date>
    <dc:date>2015-01-23T11:56:13.300132320</dc:date>
    <dc:creator>Imjagpul </dc:creator>
    <meta:editing-duration>PT5H14M5S</meta:editing-duration>
    <meta:editing-cycles>23</meta:editing-cycles>
    <meta:generator>LibreOffice/4.2.7.2$Linux_X86_64 LibreOffice_project/420m0$Build-2</meta:generator>
    <meta:document-statistic meta:table-count="1" meta:cell-count="2329" meta:object-count="0"/>
  </office:meta>
</office:document-meta>
</file>